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2pt"/>
    </style:style>
    <style:style style:name="co8" style:family="table-column">
      <style:table-column-properties fo:break-before="auto" style:column-width="9.75pt"/>
    </style:style>
    <style:style style:name="co9" style:family="table-column">
      <style:table-column-properties fo:break-before="auto" style:column-width="37.19pt"/>
    </style:style>
    <style:style style:name="co10" style:family="table-column">
      <style:table-column-properties fo:break-before="auto" style:column-width="41.1pt"/>
    </style:style>
    <style:style style:name="co11" style:family="table-column">
      <style:table-column-properties fo:break-before="auto" style:column-width="10.8pt"/>
    </style:style>
    <style:style style:name="co12" style:family="table-column">
      <style:table-column-properties fo:break-before="auto" style:column-width="20.15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8pt"/>
    </style:style>
    <style:style style:name="co15" style:family="table-column">
      <style:table-column-properties fo:break-before="auto" style:column-width="26.5pt"/>
    </style:style>
    <style:style style:name="co16" style:family="table-column">
      <style:table-column-properties fo:break-before="auto" style:column-width="34.36pt"/>
    </style:style>
    <style:style style:name="co17" style:family="table-column">
      <style:table-column-properties fo:break-before="auto" style:column-width="55.45pt"/>
    </style:style>
    <style:style style:name="co18" style:family="table-column">
      <style:table-column-properties fo:break-before="auto" style:column-width="33.31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7.8pt"/>
    </style:style>
    <style:style style:name="co21" style:family="table-column">
      <style:table-column-properties fo:break-before="auto" style:column-width="18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fo:border="none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99"/>
      <style:text-properties fo:color="#000000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ffcc00"/>
      <style:text-properties fo:color="#000000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33a3a3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7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ackground-color="#33a3a3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order-bottom="none" fo:background-color="#cccc00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fo:background-color="#eb613d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fo:background-color="#cccc00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7" style:family="table-cell" style:parent-style-name="Default">
      <style:table-cell-properties fo:background-color="#ff808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33a3a3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#aecf00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5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ackground-color="#23b8dc" style:text-align-source="fix" style:repeat-content="false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>
      <style:table-cell-properties fo:border-bottom="0.06pt solid #000000" fo:background-color="#ff8080" style:text-align-source="fix" style:repeat-content="false" fo:border-left="none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23b8dc"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73" style:family="table-cell" style:parent-style-name="Default">
      <style:text-properties fo:color="#000000"/>
    </style:style>
    <style:style style:name="ce74" style:family="table-cell" style:parent-style-name="Default">
      <style:table-cell-properties fo:background-color="#0093d9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0" style:family="table-cell" style:parent-style-name="Default">
      <style:table-cell-properties fo:background-color="#9999ff"/>
      <style:text-properties fo:color="#000000"/>
    </style:style>
    <style:style style:name="ce81" style:family="table-cell" style:parent-style-name="Default">
      <style:table-cell-properties fo:border="none"/>
      <style:text-properties fo:color="#000000"/>
    </style:style>
    <style:style style:name="ce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8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6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87" style:family="table-cell" style:parent-style-name="Default">
      <style:table-cell-properties fo:background-color="#9999ff"/>
    </style:style>
    <style:style style:name="ce88" style:family="table-cell" style:parent-style-name="Default">
      <style:table-cell-properties fo:border-bottom="0.06pt solid #000000" fo:background-color="#9999ff" fo:border-left="none" fo:border-right="none" fo:border-top="none"/>
      <style:text-properties fo:color="#000000"/>
    </style:style>
    <style:style style:name="ce89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0" style:family="table-cell" style:parent-style-name="Default">
      <style:table-cell-properties fo:border-bottom="none" fo:background-color="#9999ff" fo:border-left="0.06pt solid #000000" fo:border-right="none" fo:border-top="none"/>
      <style:text-properties fo:color="#00000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9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7" style:family="table-cell" style:parent-style-name="Default">
      <style:table-cell-properties fo:border-bottom="none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0" style:family="table-cell" style:parent-style-name="Default">
      <style:table-cell-properties fo:background-color="#dc2300"/>
    </style:style>
    <style:style style:name="ce101" style:family="table-cell" style:parent-style-name="Default">
      <style:table-cell-properties fo:background-color="#94bd5e"/>
    </style:style>
    <style:style style:name="ce102" style:family="table-cell" style:parent-style-name="Default">
      <style:table-cell-properties fo:background-color="#23b8dc"/>
    </style:style>
    <style:style style:name="ce103" style:family="table-cell" style:parent-style-name="Default">
      <style:table-cell-properties fo:background-color="#e6e64c"/>
    </style:style>
    <style:style style:name="ce104" style:family="table-cell" style:parent-style-name="Default">
      <style:table-cell-properties fo:background-color="#83caff"/>
    </style:style>
    <style:style style:name="ce105" style:family="table-cell" style:parent-style-name="Default">
      <style:table-cell-properties fo:background-color="#ff6633"/>
    </style:style>
    <style:style style:name="ce106" style:family="table-cell" style:parent-style-name="Default">
      <style:table-cell-properties fo:background-color="#ff00ff"/>
    </style:style>
    <style:style style:name="ce107" style:family="table-cell" style:parent-style-name="Default">
      <style:table-cell-properties fo:background-color="#355e00"/>
    </style:style>
    <style:style style:name="ce108" style:family="table-cell" style:parent-style-name="Default">
      <style:table-cell-properties fo:background-color="#ffd320"/>
    </style:style>
    <style:style style:name="ce109" style:family="table-cell" style:parent-style-name="Default">
      <style:table-cell-properties fo:background-color="#33cc66"/>
    </style:style>
    <style:style style:name="ce110" style:family="table-cell" style:parent-style-name="Default">
      <style:table-cell-properties fo:background-color="#c0c0c0"/>
    </style:style>
    <style:style style:name="ce111" style:family="table-cell" style:parent-style-name="Default">
      <style:table-cell-properties fo:background-color="#004586"/>
      <style:text-properties fo:color="#ffffff"/>
    </style:style>
    <style:style style:name="ce112" style:family="table-cell" style:parent-style-name="Default">
      <style:table-cell-properties fo:background-color="#33a3a3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</style:style>
    <style:style style:name="ce114" style:family="table-cell" style:parent-style-name="Default">
      <style:table-cell-properties fo:background-color="#e6e6e6"/>
    </style:style>
    <style:style style:name="ce1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06pt solid #000000" fo:border-top="none"/>
    </style:style>
    <style:style style:name="ce1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2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table:style-name="ce1" table:number-columns-repeated="16"/>
          <table:table-cell table:style-name="ce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"/>
          <table:table-cell table:style-name="ce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"/>
          <table:table-cell table:number-columns-repeated="2"/>
          <table:table-cell table:style-name="ce15" office:value-type="float" office:value="256" calcext:value-type="float" table:number-columns-spanned="8" table:number-rows-spanned="1">
            <text:p>256</text:p>
          </table:table-cell>
          <table:covered-table-cell table:number-columns-repeated="7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number-columns-repeated="2"/>
          <table:table-cell table:style-name="ce15" office:value-type="float" office:value="128" calcext:value-type="float" table:number-columns-spanned="4" table:number-rows-spanned="1">
            <text:p>128</text:p>
          </table:table-cell>
          <table:covered-table-cell table:number-columns-repeated="3" table:style-name="ce17"/>
          <table:table-cell table:style-name="ce15" office:value-type="float" office:value="128" calcext:value-type="float" table:number-columns-spanned="4" table:number-rows-spanned="1">
            <text:p>128</text:p>
          </table:table-cell>
          <table:covered-table-cell table:number-columns-repeated="3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number-columns-repeated="2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number-columns-repeated="16" table:style-name="ce6" office:value-type="float" office:value="16" calcext:value-type="float">
            <text:p>16</text:p>
          </table:table-cell>
          <table:table-cell table:number-columns-repeated="2"/>
          <table:table-cell table:number-columns-repeated="8" table:style-name="ce16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1" table:number-columns-repeated="16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7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6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5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4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3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2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1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a0</text:p>
          </table:table-cell>
          <table:covered-table-cell table:style-name="ce11"/>
          <table:table-cell/>
          <table:table-cell table:style-name="ce12" office:value-type="string" calcext:value-type="string">
            <text:p>s1 </text:p>
          </table:table-cell>
          <table:table-cell table:style-name="ce12" office:value-type="string" calcext:value-type="string">
            <text:p><text:s/>(c7 </text:p>
          </table:table-cell>
          <table:table-cell table:style-name="ce12" office:value-type="string" calcext:value-type="string">
            <text:p><text:s/>c6 </text:p>
          </table:table-cell>
          <table:table-cell table:style-name="ce12" office:value-type="string" calcext:value-type="string">
            <text:p><text:s/>c5 </text:p>
          </table:table-cell>
          <table:table-cell table:style-name="ce12" office:value-type="string" calcext:value-type="string">
            <text:p><text:s/>c4 </text:p>
          </table:table-cell>
          <table:table-cell table:style-name="ce12" office:value-type="string" calcext:value-type="string">
            <text:p><text:s/>c3 </text:p>
          </table:table-cell>
          <table:table-cell table:style-name="ce12" office:value-type="string" calcext:value-type="string">
            <text:p><text:s/>c2 </text:p>
          </table:table-cell>
          <table:table-cell table:style-name="ce12" office:value-type="string" calcext:value-type="string">
            <text:p><text:s/>c1 </text:p>
          </table:table-cell>
          <table:table-cell table:style-name="ce12" office:value-type="string" calcext:value-type="string">
            <text:p><text:s/>c0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b7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6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5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4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3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2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1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0</text:p>
          </table:table-cell>
          <table:covered-table-cell table:style-name="ce9"/>
          <table:table-cell/>
          <table:table-cell table:style-name="ce12" office:value-type="string" calcext:value-type="string">
            <text:p>s2 </text:p>
          </table:table-cell>
          <table:table-cell table:style-name="ce12" office:value-type="string" calcext:value-type="string">
            <text:p><text:s/>(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 office:value-type="string" calcext:value-type="string">
            <text:p><text:s/>c11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/>
          <table:table-cell table:style-name="ce9"/>
          <table:table-cell table:style-name="ce10"/>
          <table:table-cell table:style-name="ce9"/>
          <table:table-cell/>
          <table:table-cell table:style-name="ce12" office:value-type="string" calcext:value-type="string">
            <text:p>s3 </text:p>
          </table:table-cell>
          <table:table-cell table:style-name="ce12" office:value-type="string" calcext:value-type="string">
            <text:p><text:s/>(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 office:value-type="string" calcext:value-type="string" table:number-columns-spanned="2" table:number-rows-spanned="1">
            <text:p>a0b0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0b0L</text:p>
          </table:table-cell>
          <table:covered-table-cell table:style-name="ce9"/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s4 </text:p>
          </table:table-cell>
          <table:table-cell table:style-name="ce12" office:value-type="string" calcext:value-type="string">
            <text:p><text:s/>(c15 </text:p>
          </table:table-cell>
          <table:table-cell table:style-name="ce12" office:value-type="string" calcext:value-type="string">
            <text:p><text:s/>c14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string" calcext:value-type="string">
            <text:p><text:s/>c8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6"/>
          <table:table-cell table:style-name="ce2" office:value-type="string" calcext:value-type="string" table:number-columns-spanned="2" table:number-rows-spanned="1">
            <text:p>a1b0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1b0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 calcext:value-type="string">
            <text:p>s5 </text:p>
          </table:table-cell>
          <table:table-cell table:style-name="ce12" office:value-type="string" calcext:value-type="string">
            <text:p><text:s/>(c8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1 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4"/>
          <table:table-cell table:style-name="ce2" office:value-type="string" calcext:value-type="string" table:number-columns-spanned="2" table:number-rows-spanned="1">
            <text:p>a2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0L</text:p>
          </table:table-cell>
          <table:covered-table-cell table:style-name="ce1"/>
          <table:table-cell table:style-name="ce4" table:number-columns-repeated="2"/>
          <table:table-cell table:style-name="ce2" office:value-type="string" calcext:value-type="string" table:number-columns-spanned="2" table:number-rows-spanned="1">
            <text:p>a7b0H</text:p>
          </table:table-cell>
          <table:covered-table-cell table:style-name="ce4"/>
          <table:table-cell table:style-name="ce13" office:value-type="string" calcext:value-type="string" table:number-columns-spanned="1" table:number-rows-spanned="15">
            <text:p>c8</text:p>
          </table:table-cell>
          <table:table-cell table:style-name="ce12" office:value-type="string" calcext:value-type="string">
            <text:p>s6 </text:p>
          </table:table-cell>
          <table:table-cell table:style-name="ce12" office:value-type="string" calcext:value-type="string">
            <text:p><text:s/>(c10 </text:p>
          </table:table-cell>
          <table:table-cell table:style-name="ce12" office:value-type="string" calcext:value-type="string">
            <text:p><text:s/>c8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 office:value-type="string" calcext:value-type="string">
            <text:p><text:s/>c11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2"/>
          <table:table-cell table:style-name="ce2" office:value-type="string" calcext:value-type="string" table:number-columns-spanned="2" table:number-rows-spanned="1">
            <text:p>a3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0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2" office:value-type="string" calcext:value-type="string" table:number-columns-spanned="2" table:number-rows-spanned="1">
            <text:p>a6b1H</text:p>
          </table:table-cell>
          <table:covered-table-cell table:style-name="ce4"/>
          <table:covered-table-cell/>
          <table:table-cell table:style-name="ce12" office:value-type="string" calcext:value-type="string">
            <text:p>s7 </text:p>
          </table:table-cell>
          <table:table-cell table:style-name="ce12" office:value-type="string" calcext:value-type="string">
            <text:p><text:s/>(c11 </text:p>
          </table:table-cell>
          <table:table-cell table:style-name="ce12" office:value-type="string" calcext:value-type="string">
            <text:p><text:s/>c9 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calcext:value-type="string" table:number-columns-spanned="2" table:number-rows-spanned="1">
            <text:p>a4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0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2" office:value-type="string" calcext:value-type="string" table:number-columns-spanned="2" table:number-rows-spanned="1">
            <text:p>a7b1L</text:p>
          </table:table-cell>
          <table:covered-table-cell table:style-name="ce1"/>
          <table:covered-table-cell/>
          <table:table-cell table:style-name="ce12" office:value-type="string" calcext:value-type="string">
            <text:p>s8 </text:p>
          </table:table-cell>
          <table:table-cell table:style-name="ce12" office:value-type="string" calcext:value-type="string">
            <text:p><text:s/>(c12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string" calcext:value-type="string">
            <text:p><text:s/>c8 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5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1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1b1L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a5b2H</text:p>
          </table:table-cell>
          <table:covered-table-cell table:style-name="ce4"/>
          <table:covered-table-cell/>
          <table:table-cell table:style-name="ce12" office:value-type="string" calcext:value-type="string">
            <text:p>s9 </text:p>
          </table:table-cell>
          <table:table-cell table:style-name="ce12" office:value-type="string" calcext:value-type="string">
            <text:p><text:s/>(c13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1 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6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1L</text:p>
          </table:table-cell>
          <table:covered-table-cell table:style-name="ce1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6b2L</text:p>
          </table:table-cell>
          <table:covered-table-cell table:style-name="ce1"/>
          <table:covered-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7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1L</text:p>
          </table:table-cell>
          <table:covered-table-cell table:style-name="ce1"/>
          <table:table-cell table:style-name="ce4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3H</text:p>
          </table:table-cell>
          <table:covered-table-cell table:style-name="ce4"/>
          <table:covered-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calcext:value-type="string" table:number-columns-spanned="2" table:number-rows-spanned="1">
            <text:p>a3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1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5b3L</text:p>
          </table:table-cell>
          <table:covered-table-cell table:style-name="ce1"/>
          <table:covered-table-cell/>
          <table:table-cell table:style-name="ce14" office:value-type="string" calcext:value-type="string" table:number-columns-spanned="9" table:number-rows-spanned="1">
            <text:p>s1 + 2s2 + 2s3 + s4 + s5 − s6 − s7 − s8 − s9</text:p>
          </table:table-cell>
          <table:covered-table-cell table:number-columns-repeated="8" table:style-name="ce12"/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4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1L</text:p>
          </table:table-cell>
          <table:covered-table-cell table:style-name="ce1"/>
          <table:table-cell table:style-name="ce1" table:number-columns-repeated="6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3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5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2L</text:p>
          </table:table-cell>
          <table:covered-table-cell table:style-name="ce1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6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2L</text:p>
          </table:table-cell>
          <table:covered-table-cell table:style-name="ce1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2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7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2L</text:p>
          </table:table-cell>
          <table:covered-table-cell table:style-name="ce1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3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3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2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1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4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2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2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5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3L</text:p>
          </table:table-cell>
          <table:covered-table-cell table:style-name="ce1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0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6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3L</text:p>
          </table:table-cell>
          <table:covered-table-cell table:style-name="ce1"/>
          <table:table-cell table:style-name="ce1" table:number-columns-repeated="4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1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7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3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3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3L</text:p>
          </table:table-cell>
          <table:covered-table-cell table:style-name="ce1"/>
          <table:table-cell table:style-name="ce1" table:number-columns-repeated="8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7b1H</text:p>
          </table:table-cell>
          <table:covered-table-cell table:style-name="ce4"/>
          <table:table-cell table:style-name="ce13" office:value-type="string" calcext:value-type="string" table:number-columns-spanned="1" table:number-rows-spanned="13">
            <text:p>c9</text:p>
          </table:table-cell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4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3L</text:p>
          </table:table-cell>
          <table:covered-table-cell table:style-name="ce1"/>
          <table:table-cell table:style-name="ce1" table:number-columns-repeated="10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6b2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5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4L</text:p>
          </table:table-cell>
          <table:covered-table-cell table:style-name="ce1"/>
          <table:table-cell table:style-name="ce1" table:number-columns-repeated="4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7b2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6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4L</text:p>
          </table:table-cell>
          <table:covered-table-cell table:style-name="ce1"/>
          <table:table-cell table:style-name="ce1" table:number-columns-repeated="6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5b3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7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4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6b3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3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4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4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4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5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5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3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6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7b4H</text:p>
          </table:table-cell>
          <table:covered-table-cell/>
          <table:table-cell table:style-name="ce2" office:value-type="string" calcext:value-type="string" table:number-columns-spanned="2" table:number-rows-spanned="1">
            <text:p>a7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5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2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3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5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3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4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5L</text:p>
          </table:table-cell>
          <table:covered-table-cell table:style-name="ce1"/>
          <table:table-cell table:style-name="ce1" table:number-columns-repeated="10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1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calcext:value-type="string" table:number-columns-spanned="2" table:number-rows-spanned="1">
            <text:p>a5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5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6L</text:p>
          </table:table-cell>
          <table:covered-table-cell table:style-name="ce1"/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2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6b5H</text:p>
          </table:table-cell>
          <table:covered-table-cell/>
          <table:table-cell table:style-name="ce2" office:value-type="string" calcext:value-type="string" table:number-columns-spanned="2" table:number-rows-spanned="1">
            <text:p>a6b5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6L</text:p>
          </table:table-cell>
          <table:covered-table-cell table:style-name="ce1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7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5L</text:p>
          </table:table-cell>
          <table:covered-table-cell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6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7b3H</text:p>
          </table:table-cell>
          <table:covered-table-cell table:style-name="ce4"/>
          <table:table-cell table:style-name="ce13" office:value-type="string" calcext:value-type="string" table:number-columns-spanned="1" table:number-rows-spanned="9">
            <text:p>c11</text:p>
          </table:table-cell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3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6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6b4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calcext:value-type="string" table:number-columns-spanned="2" table:number-rows-spanned="1">
            <text:p>a4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6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7b4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5b6H</text:p>
          </table:table-cell>
          <table:covered-table-cell/>
          <table:table-cell table:style-name="ce2" office:value-type="string" calcext:value-type="string" table:number-columns-spanned="2" table:number-rows-spanned="1">
            <text:p>a5b6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7L</text:p>
          </table:table-cell>
          <table:covered-table-cell table:style-name="ce1"/>
          <table:table-cell table:style-name="ce1" table:number-columns-repeated="10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5b5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6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6L</text:p>
          </table:table-cell>
          <table:covered-table-cell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7L</text:p>
          </table:table-cell>
          <table:covered-table-cell table:style-name="ce1"/>
          <table:table-cell table:style-name="ce1" table:number-columns-repeated="1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6b5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7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6L</text:p>
          </table:table-cell>
          <table:covered-table-cell table:style-name="ce1"/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2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7L</text:p>
          </table:table-cell>
          <table:covered-table-cell table:style-name="ce1"/>
          <table:table-cell table:style-name="ce4" table:number-columns-repeated="2"/>
          <table:table-cell table:style-name="ce1" table:number-columns-repeated="8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6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number-columns-repeated="2"/>
          <table:table-cell table:style-name="ce2" office:value-type="string" calcext:value-type="string" table:number-columns-spanned="2" table:number-rows-spanned="1">
            <text:p>a3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7L</text:p>
          </table:table-cell>
          <table:covered-table-cell table:style-name="ce1"/>
          <table:table-cell table:style-name="ce1" table:number-columns-repeated="12"/>
          <table:table-cell table:number-columns-repeated="2"/>
          <table:table-cell table:style-name="ce1" table:number-columns-repeated="2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5b6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4b7H</text:p>
          </table:table-cell>
          <table:covered-table-cell/>
          <table:table-cell table:style-name="ce2" office:value-type="string" calcext:value-type="string" table:number-columns-spanned="2" table:number-rows-spanned="1">
            <text:p>a4b7L</text:p>
          </table:table-cell>
          <table:covered-table-cell table:style-name="ce1"/>
          <table:table-cell table:style-name="ce1" table:number-columns-repeated="18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3b7H</text:p>
          </table:table-cell>
          <table:covered-table-cell table:style-name="ce4"/>
          <table:covered-table-cell/>
          <table:table-cell table:number-columns-repeated="26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5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7L</text:p>
          </table:table-cell>
          <table:covered-table-cell/>
          <table:table-cell table:style-name="ce1" table:number-columns-repeated="20"/>
          <table:table-cell table:style-name="ce9" table:number-columns-repeated="2"/>
          <table:table-cell table:style-name="ce2" office:value-type="string" calcext:value-type="string" table:number-columns-spanned="2" table:number-rows-spanned="1">
            <text:p>a4b7L</text:p>
          </table:table-cell>
          <table:covered-table-cell table:style-name="ce1"/>
          <table:covered-table-cell/>
          <table:table-cell table:number-columns-repeated="26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6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7L</text:p>
          </table:table-cell>
          <table:covered-table-cell table:style-name="ce1"/>
          <table:table-cell table:style-name="ce1" table:number-columns-repeated="10"/>
          <table:table-cell table:number-columns-repeated="43"/>
        </table:table-row>
        <table:table-row table:style-name="ro1">
          <table:table-cell table:style-name="ce2" office:value-type="string" calcext:value-type="string" table:number-columns-spanned="2" table:number-rows-spanned="1">
            <text:p>a7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7L</text:p>
          </table:table-cell>
          <table:covered-table-cell table:style-name="ce1"/>
          <table:table-cell table:style-name="ce1" table:number-columns-repeated="20"/>
          <table:table-cell table:number-columns-repeated="2"/>
          <table:table-cell table:style-name="ce1"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1" table:number-columns-repeated="28"/>
          <table:table-cell table:style-name="ce9" table:number-columns-repeated="2"/>
          <table:table-cell table:number-columns-repeated="29"/>
        </table:table-row>
        <table:table-row table:style-name="ro1">
          <table:table-cell table:number-columns-repeated="59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4H</text:p>
          </table:table-cell>
          <table:covered-table-cell table:style-name="ce4"/>
          <table:table-cell table:style-name="ce13" office:value-type="string" calcext:value-type="string" table:number-columns-spanned="1" table:number-rows-spanned="7">
            <text:p>c12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6b5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5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5b6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6b6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4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5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1" table:number-columns-repeated="2"/>
          <table:table-cell table:number-columns-repeated="27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5H</text:p>
          </table:table-cell>
          <table:covered-table-cell table:style-name="ce4"/>
          <table:table-cell table:style-name="ce13" office:value-type="string" calcext:value-type="string" table:number-columns-spanned="1" table:number-rows-spanned="5">
            <text:p>c13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6b6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6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5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6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6H</text:p>
          </table:table-cell>
          <table:covered-table-cell table:style-name="ce4"/>
          <table:table-cell table:style-name="ce13" office:value-type="string" calcext:value-type="string" table:number-columns-spanned="1" table:number-rows-spanned="3">
            <text:p>c14</text:p>
          </table:table-cell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6b7H</text:p>
          </table:table-cell>
          <table:covered-table-cell table:style-name="ce4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2" office:value-type="string" calcext:value-type="string" table:number-columns-spanned="2" table:number-rows-spanned="1">
            <text:p>a7b7L</text:p>
          </table:table-cell>
          <table:covered-table-cell table:style-name="ce1"/>
          <table:covered-table-cell/>
          <table:table-cell table:number-columns-repeated="26"/>
        </table:table-row>
        <table:table-row table:style-name="ro2">
          <table:table-cell table:number-columns-repeated="30"/>
          <table:table-cell table:style-name="ce1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 table:number-columns-spanned="2" table:number-rows-spanned="1">
            <text:p>c15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4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3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2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1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0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9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8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7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6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5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4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3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2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0</text:p>
          </table:table-cell>
          <table:covered-table-cell table:style-name="ce6"/>
          <table:table-cell table:number-columns-repeated="27"/>
        </table:table-row>
        <table:table-row table:style-name="ro2" table:number-rows-repeated="1048501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Sheet2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table:style-name="ce1" table:number-columns-repeated="16"/>
          <table:table-cell table:style-name="ce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"/>
          <table:table-cell table:style-name="ce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"/>
          <table:table-cell table:number-columns-repeated="2"/>
          <table:table-cell table:style-name="ce15" office:value-type="float" office:value="256" calcext:value-type="float" table:number-columns-spanned="8" table:number-rows-spanned="1">
            <text:p>256</text:p>
          </table:table-cell>
          <table:covered-table-cell table:number-columns-repeated="7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style-name="ce7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ce5"/>
          <table:table-cell table:number-columns-repeated="2"/>
          <table:table-cell table:style-name="ce15" office:value-type="float" office:value="128" calcext:value-type="float" table:number-columns-spanned="4" table:number-rows-spanned="1">
            <text:p>128</text:p>
          </table:table-cell>
          <table:covered-table-cell table:number-columns-repeated="3" table:style-name="ce17"/>
          <table:table-cell table:style-name="ce15" office:value-type="float" office:value="128" calcext:value-type="float" table:number-columns-spanned="4" table:number-rows-spanned="1">
            <text:p>128</text:p>
          </table:table-cell>
          <table:covered-table-cell table:number-columns-repeated="3"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style-name="ce7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number-columns-repeated="2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 table:style-name="ce17"/>
          <table:table-cell table:number-columns-repeated="17"/>
        </table:table-row>
        <table:table-row table:style-name="ro1">
          <table:table-cell table:style-name="ce1" table:number-columns-repeated="16"/>
          <table:table-cell table:number-columns-repeated="16" table:style-name="ce6" office:value-type="float" office:value="16" calcext:value-type="float">
            <text:p>16</text:p>
          </table:table-cell>
          <table:table-cell table:number-columns-repeated="2"/>
          <table:table-cell table:number-columns-repeated="8" table:style-name="ce16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1" table:number-columns-repeated="16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7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6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5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4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3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2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1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a0</text:p>
          </table:table-cell>
          <table:covered-table-cell table:style-name="ce11"/>
          <table:table-cell/>
          <table:table-cell table:style-name="ce12" office:value-type="string" calcext:value-type="string">
            <text:p>s1 </text:p>
          </table:table-cell>
          <table:table-cell table:style-name="ce12" office:value-type="string" calcext:value-type="string">
            <text:p><text:s/>(c7 </text:p>
          </table:table-cell>
          <table:table-cell table:style-name="ce12" office:value-type="string" calcext:value-type="string">
            <text:p><text:s/>c6 </text:p>
          </table:table-cell>
          <table:table-cell table:style-name="ce12" office:value-type="string" calcext:value-type="string">
            <text:p><text:s/>c5 </text:p>
          </table:table-cell>
          <table:table-cell table:style-name="ce12" office:value-type="string" calcext:value-type="string">
            <text:p><text:s/>c4 </text:p>
          </table:table-cell>
          <table:table-cell table:style-name="ce12" office:value-type="string" calcext:value-type="string">
            <text:p><text:s/>c3 </text:p>
          </table:table-cell>
          <table:table-cell table:style-name="ce12" office:value-type="string" calcext:value-type="string">
            <text:p><text:s/>c2 </text:p>
          </table:table-cell>
          <table:table-cell table:style-name="ce12" office:value-type="string" calcext:value-type="string">
            <text:p><text:s/>c1 </text:p>
          </table:table-cell>
          <table:table-cell table:style-name="ce12" office:value-type="string" calcext:value-type="string">
            <text:p><text:s/>c0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b7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6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5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4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3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2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1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0</text:p>
          </table:table-cell>
          <table:covered-table-cell table:style-name="ce9"/>
          <table:table-cell/>
          <table:table-cell table:style-name="ce12" office:value-type="string" calcext:value-type="string">
            <text:p>s2 </text:p>
          </table:table-cell>
          <table:table-cell table:style-name="ce12" office:value-type="string" calcext:value-type="string">
            <text:p><text:s/>(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 office:value-type="string" calcext:value-type="string">
            <text:p><text:s/>c11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/>
          <table:table-cell table:style-name="ce9"/>
          <table:table-cell table:style-name="ce10"/>
          <table:table-cell table:style-name="ce9"/>
          <table:table-cell/>
          <table:table-cell table:style-name="ce12" office:value-type="string" calcext:value-type="string">
            <text:p>s3 </text:p>
          </table:table-cell>
          <table:table-cell table:style-name="ce12" office:value-type="string" calcext:value-type="string">
            <text:p><text:s/>(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8"/>
          <table:table-cell table:style-name="ce4" office:value-type="string" calcext:value-type="string" table:number-columns-spanned="2" table:number-rows-spanned="1">
            <text:p>a0b0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0b0L</text:p>
          </table:table-cell>
          <table:covered-table-cell table:style-name="ce9"/>
          <table:table-cell/>
          <table:table-cell table:style-name="ce12" office:value-type="string" calcext:value-type="string">
            <text:p>s4 </text:p>
          </table:table-cell>
          <table:table-cell table:style-name="ce12" office:value-type="string" calcext:value-type="string">
            <text:p><text:s/>(c15 </text:p>
          </table:table-cell>
          <table:table-cell table:style-name="ce12" office:value-type="string" calcext:value-type="string">
            <text:p><text:s/>c14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string" calcext:value-type="string">
            <text:p><text:s/>c8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6"/>
          <table:table-cell table:style-name="ce2" office:value-type="string" calcext:value-type="string" table:number-columns-spanned="2" table:number-rows-spanned="1">
            <text:p>a1b0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1b0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 calcext:value-type="string">
            <text:p>s5 </text:p>
          </table:table-cell>
          <table:table-cell table:style-name="ce12" office:value-type="string" calcext:value-type="string">
            <text:p><text:s/>(c8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1 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4"/>
          <table:table-cell table:style-name="ce2" office:value-type="string" calcext:value-type="string" table:number-columns-spanned="2" table:number-rows-spanned="1">
            <text:p>a2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0L</text:p>
          </table:table-cell>
          <table:covered-table-cell table:style-name="ce1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 calcext:value-type="string">
            <text:p>s6 </text:p>
          </table:table-cell>
          <table:table-cell table:style-name="ce12" office:value-type="string" calcext:value-type="string">
            <text:p><text:s/>(c10 </text:p>
          </table:table-cell>
          <table:table-cell table:style-name="ce12" office:value-type="string" calcext:value-type="string">
            <text:p><text:s/>c8 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 office:value-type="string" calcext:value-type="string">
            <text:p><text:s/>c11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2"/>
          <table:table-cell table:style-name="ce2" office:value-type="string" calcext:value-type="string" table:number-columns-spanned="2" table:number-rows-spanned="1">
            <text:p>a3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0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 calcext:value-type="string">
            <text:p>s7 </text:p>
          </table:table-cell>
          <table:table-cell table:style-name="ce12" office:value-type="string" calcext:value-type="string">
            <text:p><text:s/>(c11 </text:p>
          </table:table-cell>
          <table:table-cell table:style-name="ce12" office:value-type="string" calcext:value-type="string">
            <text:p><text:s/>c9 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calcext:value-type="string" table:number-columns-spanned="2" table:number-rows-spanned="1">
            <text:p>a4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0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9" table:number-columns-repeated="2"/>
          <table:table-cell/>
          <table:table-cell table:style-name="ce12" office:value-type="string" calcext:value-type="string">
            <text:p>s8 </text:p>
          </table:table-cell>
          <table:table-cell table:style-name="ce12" office:value-type="string" calcext:value-type="string">
            <text:p><text:s/>(c12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string" calcext:value-type="string">
            <text:p><text:s/>c8 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5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1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0b1L</text:p>
          </table:table-cell>
          <table:covered-table-cell table:style-name="ce9"/>
          <table:table-cell table:style-name="ce9" table:number-columns-repeated="2"/>
          <table:table-cell/>
          <table:table-cell table:style-name="ce12" office:value-type="string" calcext:value-type="string">
            <text:p>s9 </text:p>
          </table:table-cell>
          <table:table-cell table:style-name="ce12" office:value-type="string" calcext:value-type="string">
            <text:p><text:s/>(c13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1 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.</text:p>
          </table:table-cell>
          <table:table-cell table:number-columns-repeated="16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6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1L</text:p>
          </table:table-cell>
          <table:covered-table-cell table:style-name="ce1"/>
          <table:table-cell table:style-name="ce9" table:number-columns-repeated="4"/>
          <table: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7b0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0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1L</text:p>
          </table:table-cell>
          <table:covered-table-cell table:style-name="ce1"/>
          <table:table-cell table:style-name="ce4" table:number-columns-repeated="2"/>
          <table:table-cell table:style-name="ce9" table:number-columns-repeated="4"/>
          <table:table-cell/>
          <table:table-cell table:style-name="ce12" table:number-columns-repeated="10"/>
          <table:table-cell table:number-columns-repeated="16"/>
        </table:table-row>
        <table:table-row table:style-name="ro1">
          <table:table-cell table:style-name="ce1" table:number-columns-repeated="20"/>
          <table:table-cell table:style-name="ce2" office:value-type="string" calcext:value-type="string" table:number-columns-spanned="2" table:number-rows-spanned="1">
            <text:p>a3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1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9" table:number-columns-repeated="4"/>
          <table:table-cell/>
          <table:table-cell table:style-name="ce14" office:value-type="string" calcext:value-type="string" table:number-columns-spanned="9" table:number-rows-spanned="1">
            <text:p>s1 + 2s2 + 2s3 + s4 + s5 − s6 − s7 − s8 − s9</text:p>
          </table:table-cell>
          <table:covered-table-cell table:number-columns-repeated="8" table:style-name="ce12"/>
          <table:table-cell table:style-name="ce12"/>
          <table:table-cell table:number-columns-repeated="16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4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1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5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2L</text:p>
          </table:table-cell>
          <table:covered-table-cell table:style-name="ce1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6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2L</text:p>
          </table:table-cell>
          <table:covered-table-cell table:style-name="ce1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7b1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1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2L</text:p>
          </table:table-cell>
          <table:covered-table-cell table:style-name="ce1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8"/>
          <table:table-cell table:style-name="ce2" office:value-type="string" calcext:value-type="string" table:number-columns-spanned="2" table:number-rows-spanned="1">
            <text:p>a3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2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4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2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5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3L</text:p>
          </table:table-cell>
          <table:covered-table-cell table:style-name="ce1"/>
          <table:table-cell table:style-name="ce1" table:number-columns-repeated="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6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3L</text:p>
          </table:table-cell>
          <table:covered-table-cell table:style-name="ce1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7b2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2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3L</text:p>
          </table:table-cell>
          <table:covered-table-cell table:style-name="ce1"/>
          <table:table-cell table:style-name="ce4" table:number-columns-repeated="2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6"/>
          <table:table-cell table:style-name="ce2" office:value-type="string" calcext:value-type="string" table:number-columns-spanned="2" table:number-rows-spanned="1">
            <text:p>a3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3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4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3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5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4L</text:p>
          </table:table-cell>
          <table:covered-table-cell table:style-name="ce1"/>
          <table:table-cell table:style-name="ce1" table:number-columns-repeated="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6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4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7b3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3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4L</text:p>
          </table:table-cell>
          <table:covered-table-cell table:style-name="ce1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4"/>
          <table:table-cell table:style-name="ce2" office:value-type="string" calcext:value-type="string" table:number-columns-spanned="2" table:number-rows-spanned="1">
            <text:p>a3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4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4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4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5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6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5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7b4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4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5L</text:p>
          </table:table-cell>
          <table:covered-table-cell table:style-name="ce1"/>
          <table:table-cell table:style-name="ce4" table:number-columns-repeated="2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2"/>
          <table:table-cell table:style-name="ce2" office:value-type="string" calcext:value-type="string" table:number-columns-spanned="2" table:number-rows-spanned="1">
            <text:p>a3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5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4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5L</text:p>
          </table:table-cell>
          <table:covered-table-cell table:style-name="ce1"/>
          <table:table-cell table:style-name="ce1" table:number-columns-repeated="1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5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5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6L</text:p>
          </table:table-cell>
          <table:covered-table-cell table:style-name="ce1"/>
          <table:table-cell table:style-name="ce1" table:number-columns-repeated="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6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5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6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7b5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5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6L</text:p>
          </table:table-cell>
          <table:covered-table-cell table:style-name="ce1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10"/>
          <table:table-cell table:style-name="ce2" office:value-type="string" calcext:value-type="string" table:number-columns-spanned="2" table:number-rows-spanned="1">
            <text:p>a3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6L</text:p>
          </table:table-cell>
          <table:covered-table-cell table:style-name="ce1"/>
          <table:table-cell table:style-name="ce1" table:number-columns-repeated="2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4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6L</text:p>
          </table:table-cell>
          <table:covered-table-cell table:style-name="ce1"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5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6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0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0b7L</text:p>
          </table:table-cell>
          <table:covered-table-cell table:style-name="ce1"/>
          <table:table-cell table:style-name="ce1" table:number-columns-repeated="1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6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6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1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1b7L</text:p>
          </table:table-cell>
          <table:covered-table-cell table:style-name="ce1"/>
          <table:table-cell table:style-name="ce1" table:number-columns-repeated="1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7b6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6L</text:p>
          </table:table-cell>
          <table:covered-table-cell table:style-name="ce1"/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2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2b7L</text:p>
          </table:table-cell>
          <table:covered-table-cell table:style-name="ce1"/>
          <table:table-cell table:style-name="ce4" table:number-columns-repeated="2"/>
          <table:table-cell table:style-name="ce1" table:number-columns-repeated="1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8"/>
          <table:table-cell table:style-name="ce2" office:value-type="string" calcext:value-type="string" table:number-columns-spanned="2" table:number-rows-spanned="1">
            <text:p>a3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3b7L</text:p>
          </table:table-cell>
          <table:covered-table-cell table:style-name="ce1"/>
          <table:table-cell table:style-name="ce1" table:number-columns-repeated="16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6"/>
          <table:table-cell table:style-name="ce2" office:value-type="string" calcext:value-type="string" table:number-columns-spanned="2" table:number-rows-spanned="1">
            <text:p>a4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4b7L</text:p>
          </table:table-cell>
          <table:covered-table-cell table:style-name="ce1"/>
          <table:table-cell table:style-name="ce1" table:number-columns-repeated="1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2" table:number-rows-spanned="1">
            <text:p>a5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5b7L</text:p>
          </table:table-cell>
          <table:covered-table-cell table:style-name="ce1"/>
          <table:table-cell table:style-name="ce1" table:number-columns-repeated="20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a6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6b7L</text:p>
          </table:table-cell>
          <table:covered-table-cell table:style-name="ce1"/>
          <table:table-cell table:style-name="ce1" table:number-columns-repeated="22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2" table:number-rows-spanned="1">
            <text:p>a7b7H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a7b7L</text:p>
          </table:table-cell>
          <table:covered-table-cell table:style-name="ce1"/>
          <table:table-cell table:style-name="ce1" table:number-columns-repeated="24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1" table:number-columns-repeated="28"/>
          <table:table-cell table:style-name="ce9" table:number-columns-repeated="4"/>
          <table:table-cell table:number-columns-repeated="27"/>
        </table:table-row>
        <table:table-row table:style-name="ro1">
          <table:table-cell table:style-name="ce3" office:value-type="string" calcext:value-type="string" table:number-columns-spanned="2" table:number-rows-spanned="1">
            <text:p>c15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4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3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2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1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0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9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8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c7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6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5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4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3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2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c0</text:p>
          </table:table-cell>
          <table:covered-table-cell table:style-name="ce6"/>
          <table:table-cell table:number-columns-repeated="27"/>
        </table:table-row>
        <table:table-row table:style-name="ro2" table:number-rows-repeated="1048520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7" table:number-columns-repeated="2" table:default-cell-style-name="Default"/>
        <table:table-column table:style-name="co8" table:default-cell-style-name="ce12"/>
        <table:table-column table:style-name="co7" table:number-columns-repeated="4" table:default-cell-style-name="ce12"/>
        <table:table-column table:style-name="co9" table:default-cell-style-name="Default"/>
        <table:table-column table:style-name="co10" table:default-cell-style-name="Default"/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14" office:value-type="string" calcext:value-type="string" table:number-columns-spanned="10" table:number-rows-spanned="1">
            <text:p>s1 + 2s2 + 2s3 + s4 + s5 − s6 − s7 − s8 − s9</text:p>
          </table:table-cell>
          <table:covered-table-cell table:number-columns-repeated="2"/>
          <table:covered-table-cell table:number-columns-repeated="5" table:style-name="Default"/>
          <table:covered-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s1 </text:p>
          </table:table-cell>
          <table:table-cell office:value-type="string" calcext:value-type="string">
            <text:p>c7 </text:p>
          </table:table-cell>
          <table:table-cell office:value-type="string" calcext:value-type="string">
            <text:p><text:s/>c6 </text:p>
          </table:table-cell>
          <table:table-cell table:style-name="ce12" office:value-type="string" calcext:value-type="string">
            <text:p><text:s/>c5 </text:p>
          </table:table-cell>
          <table:table-cell table:style-name="ce12" office:value-type="string" calcext:value-type="string">
            <text:p><text:s/>c4 </text:p>
          </table:table-cell>
          <table:table-cell/>
          <table:table-cell office:value-type="string" calcext:value-type="string">
            <text:p><text:s/>c3 </text:p>
          </table:table-cell>
          <table:table-cell office:value-type="string" calcext:value-type="string">
            <text:p><text:s/>c2 </text:p>
          </table:table-cell>
          <table:table-cell office:value-type="string" calcext:value-type="string">
            <text:p><text:s/>c1 </text:p>
          </table:table-cell>
          <table:table-cell office:value-type="string" calcext:value-type="string">
            <text:p><text:s/>c0 </text:p>
          </table:table-cell>
          <table:table-cell/>
          <table:table-cell office:value-type="string" calcext:value-type="string">
            <text:p>K+0</text:p>
          </table:table-cell>
        </table:table-row>
        <table:table-row table:style-name="ro2">
          <table:table-cell/>
          <table:table-cell office:value-type="string" calcext:value-type="string">
            <text:p>s2 </text:p>
          </table:table-cell>
          <table:table-cell office:value-type="string" calcext:value-type="string">
            <text:p>c15 </text:p>
          </table:table-cell>
          <table:table-cell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/>
          <table:table-cell office:value-type="string" calcext:value-type="string">
            <text:p><text:s/>c11 </text:p>
          </table:table-cell>
          <table:table-cell office:value-type="string" calcext:value-type="string">
            <text:p><text:s/>c10 </text:p>
          </table:table-cell>
          <table:table-cell office:value-type="string" calcext:value-type="string">
            <text:p><text:s/>c9 </text:p>
          </table:table-cell>
          <table:table-cell office:value-type="string" calcext:value-type="string">
            <text:p><text:s/>c8 </text:p>
          </table:table-cell>
          <table:table-cell/>
          <table:table-cell office:value-type="string" calcext:value-type="string">
            <text:p>K+1</text:p>
          </table:table-cell>
        </table:table-row>
        <table:table-row table:style-name="ro2">
          <table:table-cell/>
          <table:table-cell office:value-type="string" calcext:value-type="string">
            <text:p>s3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/>
          <table:table-cell table:number-columns-repeated="2" office:value-type="string" calcext:value-type="string">
            <text:p><text:s/>c11 </text:p>
          </table:table-cell>
          <table:table-cell office:value-type="string" calcext:value-type="string">
            <text:p><text:s/>c10 </text:p>
          </table:table-cell>
          <table:table-cell office:value-type="string" calcext:value-type="string">
            <text:p><text:s/>c9 </text:p>
          </table:table-cell>
          <table:table-cell/>
          <table:table-cell office:value-type="string" calcext:value-type="string">
            <text:p>K+2</text:p>
          </table:table-cell>
        </table:table-row>
        <table:table-row table:style-name="ro2">
          <table:table-cell/>
          <table:table-cell office:value-type="string" calcext:value-type="string">
            <text:p>s2 </text:p>
          </table:table-cell>
          <table:table-cell office:value-type="string" calcext:value-type="string">
            <text:p>c15 </text:p>
          </table:table-cell>
          <table:table-cell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 table:style-name="ce12" office:value-type="string" calcext:value-type="string">
            <text:p><text:s/>c12 </text:p>
          </table:table-cell>
          <table:table-cell/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K+3</text:p>
          </table:table-cell>
        </table:table-row>
        <table:table-row table:style-name="ro2">
          <table:table-cell/>
          <table:table-cell office:value-type="string" calcext:value-type="string">
            <text:p>s3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 table:style-name="ce12" office:value-type="string" calcext:value-type="string">
            <text:p><text:s/>c13 </text:p>
          </table:table-cell>
          <table:table-cell/>
          <table:table-cell office:value-type="string" calcext:value-type="string">
            <text:p><text:s/>c12 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K+4</text:p>
          </table:table-cell>
        </table:table-row>
        <table:table-row table:style-name="ro2">
          <table:table-cell/>
          <table:table-cell office:value-type="string" calcext:value-type="string">
            <text:p>s4 </text:p>
          </table:table-cell>
          <table:table-cell office:value-type="string" calcext:value-type="string">
            <text:p>c15 </text:p>
          </table:table-cell>
          <table:table-cell office:value-type="string" calcext:value-type="string">
            <text:p><text:s/>c14 </text:p>
          </table:table-cell>
          <table:table-cell table:style-name="ce12" office:value-type="string" calcext:value-type="string">
            <text:p><text:s/>c15 </text:p>
          </table:table-cell>
          <table:table-cell table:style-name="ce12" office:value-type="string" calcext:value-type="string">
            <text:p><text:s/>c14 </text:p>
          </table:table-cell>
          <table:table-cell/>
          <table:table-cell office:value-type="string" calcext:value-type="string">
            <text:p><text:s/>c12 </text:p>
          </table:table-cell>
          <table:table-cell table:style-name="Default" table:number-columns-repeated="3"/>
          <table:table-cell/>
          <table:table-cell office:value-type="string" calcext:value-type="string">
            <text:p>K+5</text:p>
          </table:table-cell>
        </table:table-row>
        <table:table-row table:style-name="ro2">
          <table:table-cell/>
          <table:table-cell office:value-type="string" calcext:value-type="string">
            <text:p>s5 </text:p>
          </table:table-cell>
          <table:table-cell table:style-name="Default"/>
          <table:table-cell office:value-type="string" calcext:value-type="string">
            <text:p><text:s/>c13 </text:p>
          </table:table-cell>
          <table:table-cell table:number-columns-repeated="3"/>
          <table:table-cell office:value-type="string" calcext:value-type="string">
            <text:p><text:s/>c13 </text:p>
          </table:table-cell>
          <table:table-cell table:style-name="Default" table:number-columns-repeated="3"/>
          <table:table-cell/>
          <table:table-cell office:value-type="string" calcext:value-type="string">
            <text:p>K+6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c8 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office:value-type="string" calcext:value-type="string">
            <text:p><text:s/>c8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12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-7</text:p>
          </table:table-cell>
        </table:table-row>
        <table:table-row table:style-name="ro2">
          <table:table-cell/>
          <table:table-cell office:value-type="string" calcext:value-type="string">
            <text:p>s6 </text:p>
          </table:table-cell>
          <table:table-cell office:value-type="string" calcext:value-type="string">
            <text:p><text:s/>(c10 </text:p>
          </table:table-cell>
          <table:table-cell office:value-type="string" calcext:value-type="string">
            <text:p><text:s/>c8 </text:p>
          </table:table-cell>
          <table:table-cell table:style-name="ce12" office:value-type="string" calcext:value-type="string">
            <text:p><text:s/>c10 </text:p>
          </table:table-cell>
          <table:table-cell table:style-name="ce12" office:value-type="string" calcext:value-type="string">
            <text:p><text:s/>c9 </text:p>
          </table:table-cell>
          <table:table-cell/>
          <table:table-cell office:value-type="string" calcext:value-type="string">
            <text:p><text:s/>c9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c11 </text:p>
          </table:table-cell>
          <table:table-cell/>
          <table:table-cell office:value-type="string" calcext:value-type="string">
            <text:p>k-8</text:p>
          </table:table-cell>
        </table:table-row>
        <table:table-row table:style-name="ro2">
          <table:table-cell/>
          <table:table-cell office:value-type="string" calcext:value-type="string">
            <text:p>s7 </text:p>
          </table:table-cell>
          <table:table-cell office:value-type="string" calcext:value-type="string">
            <text:p><text:s/>(c11 </text:p>
          </table:table-cell>
          <table:table-cell office:value-type="string" calcext:value-type="string">
            <text:p><text:s/>c9 </text:p>
          </table:table-cell>
          <table:table-cell table:style-name="ce12" office:value-type="string" calcext:value-type="string">
            <text:p><text:s/>c11 </text:p>
          </table:table-cell>
          <table:table-cell table:style-name="ce12" office:value-type="string" calcext:value-type="string">
            <text:p><text:s/>c10 </text:p>
          </table:table-cell>
          <table:table-cell/>
          <table:table-cell office:value-type="string" calcext:value-type="string">
            <text:p><text:s/>c15 </text:p>
          </table:table-cell>
          <table:table-cell office:value-type="string" calcext:value-type="string">
            <text:p><text:s/>c14 </text:p>
          </table:table-cell>
          <table:table-cell office:value-type="string" calcext:value-type="string">
            <text:p><text:s/>c13 </text:p>
          </table:table-cell>
          <table:table-cell office:value-type="string" calcext:value-type="string">
            <text:p><text:s/>c12 </text:p>
          </table:table-cell>
          <table:table-cell/>
          <table:table-cell office:value-type="string" calcext:value-type="string">
            <text:p>k-9</text:p>
          </table:table-cell>
        </table:table-row>
        <table:table-row table:style-name="ro2">
          <table:table-cell/>
          <table:table-cell office:value-type="string" calcext:value-type="string">
            <text:p>s8 </text:p>
          </table:table-cell>
          <table:table-cell office:value-type="string" calcext:value-type="string">
            <text:p><text:s/>(c12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<text:s/>c15 </text:p>
          </table:table-cell>
          <table:table-cell office:value-type="string" calcext:value-type="string">
            <text:p><text:s/>c14 </text:p>
          </table:table-cell>
          <table:table-cell office:value-type="string" calcext:value-type="string">
            <text:p><text:s/>c13 </text:p>
          </table:table-cell>
          <table:table-cell/>
          <table:table-cell office:value-type="string" calcext:value-type="string">
            <text:p>k-10</text:p>
          </table:table-cell>
        </table:table-row>
        <table:table-row table:style-name="ro2">
          <table:table-cell/>
          <table:table-cell office:value-type="string" calcext:value-type="string">
            <text:p>s9 </text:p>
          </table:table-cell>
          <table:table-cell office:value-type="string" calcext:value-type="string">
            <text:p><text:s/>(c13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<text:s/>c13 </text:p>
          </table:table-cell>
          <table:table-cell office:value-type="string" calcext:value-type="string">
            <text:p><text:s/>c15 </text:p>
          </table:table-cell>
          <table:table-cell office:value-type="string" calcext:value-type="string">
            <text:p><text:s/>c14 </text:p>
          </table:table-cell>
          <table:table-cell/>
          <table:table-cell office:value-type="string" calcext:value-type="string">
            <text:p>k-1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multiplicacion" table:style-name="ta1">
        <table:table-column table:style-name="co11" table:number-columns-repeated="72" table:default-cell-style-name="Default"/>
        <table:table-column table:style-name="co1" table:number-columns-repeated="952" table:default-cell-style-name="Default"/>
        <table:table-row table:style-name="ro1">
          <table:table-cell table:number-columns-repeated="15"/>
          <table:table-cell table:style-name="ce20"/>
          <table:table-cell table:number-columns-repeated="7"/>
          <table:table-cell table:style-name="ce31" office:value-type="string" calcext:value-type="string" table:number-columns-spanned="12" table:number-rows-spanned="2">
            <text:p>Multiplication NIST P384</text:p>
          </table:table-cell>
          <table:covered-table-cell table:number-columns-repeated="11"/>
          <table:table-cell table:number-columns-repeated="989"/>
        </table:table-row>
        <table:table-row table:style-name="ro1">
          <table:table-cell table:number-columns-repeated="15"/>
          <table:table-cell table:style-name="ce20"/>
          <table:table-cell table:number-columns-repeated="7"/>
          <table:covered-table-cell table:number-columns-repeated="1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1">
            <text:p>b13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6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b12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5</text:p>
          </table:table-cell>
          <table:covered-table-cell table:style-name="ce25"/>
          <table:covered-table-cell table:style-name="ce29"/>
          <table:covered-table-cell table:style-name="ce25"/>
          <table:table-cell/>
          <table:table-cell table:style-name="ce21" office:value-type="string" calcext:value-type="string" table:number-columns-spanned="4" table:number-rows-spanned="1">
            <text:p>b11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4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b10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3</text:p>
          </table:table-cell>
          <table:covered-table-cell table:style-name="ce25"/>
          <table:covered-table-cell table:style-name="ce29"/>
          <table:covered-table-cell table:style-name="ce25"/>
          <table:table-cell table:style-name="ce25"/>
          <table:table-cell table:style-name="ce21" office:value-type="string" calcext:value-type="string" table:number-columns-spanned="4" table:number-rows-spanned="1">
            <text:p>b9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b2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b8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1</text:p>
          </table:table-cell>
          <table:covered-table-cell table:number-columns-repeated="3" table:style-name="ce25"/>
          <table:table-cell table:style-name="ce25"/>
          <table:table-cell table:style-name="ce21" office:value-type="string" calcext:value-type="string" table:number-columns-spanned="4" table:number-rows-spanned="1">
            <text:p>b7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b0</text:p>
          </table:table-cell>
          <table:covered-table-cell table:number-columns-repeated="3" table:style-name="ce25"/>
          <table:table-cell table:number-columns-repeated="958"/>
        </table:table-row>
        <table:table-row table:style-name="ro1">
          <table:table-cell table:number-columns-repeated="12"/>
          <table:table-cell table:style-name="ce20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13</text:p>
          </table:table-cell>
          <table:covered-table-cell/>
          <table:table-cell table:style-name="ce20"/>
          <table:table-cell table:style-name="ce22" table:formula="of:=CONCATENATE([.$BP6];[.BK$4])" office:value-type="string" office:string-value="a13b0" calcext:value-type="string" table:number-columns-spanned="4" table:number-rows-spanned="1">
            <text:p>a13b0</text:p>
          </table:table-cell>
          <table:covered-table-cell table:number-columns-repeated="3" table:style-name="ce23"/>
          <table:table-cell table:style-name="ce22" table:formula="of:=CONCATENATE([.$BP6];[.BG$4])" office:value-type="string" office:string-value="a13b7" calcext:value-type="string" table:number-columns-spanned="4" table:number-rows-spanned="1">
            <text:p>a13b7</text:p>
          </table:table-cell>
          <table:covered-table-cell table:style-name="ce22" table:formula="of:=CONCATENATE([.G6];[.AP11])">
            <text:p/>
          </table:covered-table-cell>
          <table:covered-table-cell table:style-name="ce22" table:formula="of:=CONCATENATE([.H6];[.AQ11])">
            <text:p/>
          </table:covered-table-cell>
          <table:covered-table-cell table:style-name="ce22" table:formula="of:=CONCATENATE([.BO6];[.AR11])">
            <text:p/>
          </table:covered-table-cell>
          <table:table-cell/>
          <table:table-cell table:style-name="ce27" table:formula="of:=CONCATENATE([.$BP6];[.E$4])" office:value-type="string" office:string-value="a13b13" calcext:value-type="string" table:number-columns-spanned="4" table:number-rows-spanned="1">
            <text:p>a13b13</text:p>
          </table:table-cell>
          <table:covered-table-cell table:style-name="ce27" table:formula="of:=CONCATENATE([.T6];[.AY11])">
            <text:p/>
          </table:covered-table-cell>
          <table:covered-table-cell table:style-name="ce27" table:formula="of:=CONCATENATE([.U6];[.AZ11])">
            <text:p/>
          </table:covered-table-cell>
          <table:covered-table-cell table:style-name="ce27" table:formula="of:=CONCATENATE([#REF!];[.BA11])" office:value-type="string" office:string-value="" calcext:value-type="error">
            <text:p>#REF!</text:p>
          </table:covered-table-cell>
          <table:table-cell table:style-name="ce27" table:formula="of:=CONCATENATE([.$BP6];[.I$4])" office:value-type="string" office:string-value="a13b6" calcext:value-type="string" table:number-columns-spanned="4" table:number-rows-spanned="1">
            <text:p>a13b6</text:p>
          </table:table-cell>
          <table:covered-table-cell table:number-columns-repeated="3" table:style-name="ce28"/>
          <table:table-cell/>
          <table:table-cell table:style-name="ce27" table:formula="of:=CONCATENATE([.$BP6];[.N$4])" office:value-type="string" office:string-value="a13b12" calcext:value-type="string" table:number-columns-spanned="4" table:number-rows-spanned="1">
            <text:p>a13b12</text:p>
          </table:table-cell>
          <table:covered-table-cell table:style-name="ce27" table:formula="of:=CONCATENATE([.AC6];[.BH11])">
            <text:p/>
          </table:covered-table-cell>
          <table:covered-table-cell table:style-name="ce27" table:formula="of:=CONCATENATE([.AD6];[.BI11])">
            <text:p/>
          </table:covered-table-cell>
          <table:covered-table-cell table:style-name="ce27" table:formula="of:=CONCATENATE([#REF!];[.BJ11])" office:value-type="string" office:string-value="" calcext:value-type="error">
            <text:p>#REF!</text:p>
          </table:covered-table-cell>
          <table:table-cell table:style-name="ce27" table:formula="of:=CONCATENATE([.$BP6];[.R$4])" office:value-type="string" office:string-value="a13b5" calcext:value-type="string" table:number-columns-spanned="4" table:number-rows-spanned="1">
            <text:p>a13b5</text:p>
          </table:table-cell>
          <table:covered-table-cell table:number-columns-repeated="3" table:style-name="ce28"/>
          <table:table-cell/>
          <table:table-cell table:style-name="ce27" table:formula="of:=CONCATENATE([.$BP6];[.W$4])" office:value-type="string" office:string-value="a13b11" calcext:value-type="string" table:number-columns-spanned="4" table:number-rows-spanned="1">
            <text:p>a13b11</text:p>
          </table:table-cell>
          <table:covered-table-cell table:style-name="ce27" table:formula="of:=CONCATENATE([.AL6];[.J11])">
            <text:p/>
          </table:covered-table-cell>
          <table:covered-table-cell table:style-name="ce27" table:formula="of:=CONCATENATE([.AM6];[.K11])">
            <text:p/>
          </table:covered-table-cell>
          <table:covered-table-cell table:style-name="ce27" table:formula="of:=CONCATENATE([#REF!];[.L11])" office:value-type="string" office:string-value="" calcext:value-type="error">
            <text:p>#REF!</text:p>
          </table:covered-table-cell>
          <table:table-cell table:style-name="ce27" table:formula="of:=CONCATENATE([.$BP6];[.AA$4])" office:value-type="string" office:string-value="a13b4" calcext:value-type="string" table:number-columns-spanned="4" table:number-rows-spanned="1">
            <text:p>a13b4</text:p>
          </table:table-cell>
          <table:covered-table-cell table:number-columns-repeated="3" table:style-name="ce28"/>
          <table:table-cell/>
          <table:table-cell table:style-name="ce27" table:formula="of:=CONCATENATE([.$BP6];[.AF$4])" office:value-type="string" office:string-value="a13b10" calcext:value-type="string" table:number-columns-spanned="4" table:number-rows-spanned="1">
            <text:p>a13b10</text:p>
          </table:table-cell>
          <table:covered-table-cell table:style-name="ce27" table:formula="of:=CONCATENATE([.AU6];[.O11])">
            <text:p/>
          </table:covered-table-cell>
          <table:covered-table-cell table:style-name="ce27" table:formula="of:=CONCATENATE([.AV6];[.P11])">
            <text:p/>
          </table:covered-table-cell>
          <table:covered-table-cell table:style-name="ce27" table:formula="of:=CONCATENATE([#REF!];[#REF!])" office:value-type="string" office:string-value="" calcext:value-type="error">
            <text:p>#REF!</text:p>
          </table:covered-table-cell>
          <table:table-cell table:style-name="ce27" table:formula="of:=CONCATENATE([.$BP6];[.AJ$4])" office:value-type="string" office:string-value="a13b3" calcext:value-type="string" table:number-columns-spanned="4" table:number-rows-spanned="1">
            <text:p>a13b3</text:p>
          </table:table-cell>
          <table:covered-table-cell table:number-columns-repeated="3" table:style-name="ce28"/>
          <table:table-cell/>
          <table:table-cell table:style-name="ce27" table:formula="of:=CONCATENATE([.$BP6];[.AO$4])" office:value-type="string" office:string-value="a13b9" calcext:value-type="string" table:number-columns-spanned="4" table:number-rows-spanned="1">
            <text:p>a13b9</text:p>
          </table:table-cell>
          <table:covered-table-cell table:style-name="ce27" table:formula="of:=CONCATENATE([.BD6];[.X11])">
            <text:p/>
          </table:covered-table-cell>
          <table:covered-table-cell table:style-name="ce27" table:formula="of:=CONCATENATE([.BE6];[.Y11])">
            <text:p/>
          </table:covered-table-cell>
          <table:covered-table-cell table:style-name="ce27" table:formula="of:=CONCATENATE([#REF!];[.V11])" office:value-type="string" office:string-value="" calcext:value-type="error">
            <text:p>#REF!</text:p>
          </table:covered-table-cell>
          <table:table-cell table:style-name="ce27" table:formula="of:=CONCATENATE([.$BP6];[.AS$4])" office:value-type="string" office:string-value="a13b2" calcext:value-type="string" table:number-columns-spanned="4" table:number-rows-spanned="1">
            <text:p>a13b2</text:p>
          </table:table-cell>
          <table:covered-table-cell table:number-columns-repeated="3" table:style-name="ce28"/>
          <table:table-cell/>
          <table:table-cell table:style-name="ce27" table:formula="of:=CONCATENATE([.$BP6];[.AX$4])" office:value-type="string" office:string-value="a13b8" calcext:value-type="string" table:number-columns-spanned="4" table:number-rows-spanned="1">
            <text:p>a13b8</text:p>
          </table:table-cell>
          <table:covered-table-cell table:style-name="ce27" table:formula="of:=CONCATENATE([.BM6];[.AG11])">
            <text:p/>
          </table:covered-table-cell>
          <table:covered-table-cell table:style-name="ce27" table:formula="of:=CONCATENATE([.BN6];[.AH11])">
            <text:p/>
          </table:covered-table-cell>
          <table:covered-table-cell table:style-name="ce27" table:formula="of:=CONCATENATE([.D6];[.AI11])">
            <text:p/>
          </table:covered-table-cell>
          <table:table-cell table:style-name="ce27" table:formula="of:=CONCATENATE([.$BP6];[.BB$4])" office:value-type="string" office:string-value="a13b1" calcext:value-type="string" table:number-columns-spanned="4" table:number-rows-spanned="1">
            <text:p>a13b1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13</text:p>
          </table:table-cell>
          <table:covered-table-cell/>
          <table:table-cell table:number-columns-repeated="955"/>
        </table:table-row>
        <table:table-row table:style-name="ro1">
          <table:table-cell table:number-columns-repeated="3"/>
          <table:table-cell table:style-name="ce20"/>
          <table:table-cell table:style-name="ce23" table:number-columns-repeated="6"/>
          <table:table-cell table:style-name="ce20" table:number-columns-repeated="2"/>
          <table:table-cell/>
          <table:table-cell table:style-name="ce23" table:number-columns-repeated="2"/>
          <table:table-cell table:style-name="ce20" table:number-columns-repeated="2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20" table:number-columns-repeated="44"/>
          <table:table-cell table:number-columns-repeated="95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12</text:p>
          </table:table-cell>
          <table:covered-table-cell/>
          <table:table-cell table:style-name="ce20"/>
          <table:table-cell table:style-name="ce22" table:formula="of:=CONCATENATE([.$BP8];[.BB$4])" office:value-type="string" office:string-value="a12b1" calcext:value-type="string" table:number-columns-spanned="4" table:number-rows-spanned="1">
            <text:p>a12b1</text:p>
          </table:table-cell>
          <table:covered-table-cell table:number-columns-repeated="3" table:style-name="ce23"/>
          <table:table-cell table:style-name="ce22" table:formula="of:=CONCATENATE([.$BP8];[.AX$4])" office:value-type="string" office:string-value="a12b8" calcext:value-type="string" table:number-columns-spanned="4" table:number-rows-spanned="1">
            <text:p>a12b8</text:p>
          </table:table-cell>
          <table:covered-table-cell table:style-name="ce22" table:formula="of:=CONCATENATE([.G8];[.AG13])">
            <text:p/>
          </table:covered-table-cell>
          <table:covered-table-cell table:style-name="ce22" table:formula="of:=CONCATENATE([.H8];[.AH13])">
            <text:p/>
          </table:covered-table-cell>
          <table:covered-table-cell table:style-name="ce22" table:formula="of:=CONCATENATE([#REF!];[.AE13])" office:value-type="string" office:string-value="" calcext:value-type="error">
            <text:p>#REF!</text:p>
          </table:covered-table-cell>
          <table:table-cell/>
          <table:table-cell table:style-name="ce22" table:formula="of:=CONCATENATE([.$BP8];[.BK$4])" office:value-type="string" office:string-value="a12b0" calcext:value-type="string" table:number-columns-spanned="4" table:number-rows-spanned="1">
            <text:p>a12b0</text:p>
          </table:table-cell>
          <table:covered-table-cell table:number-columns-repeated="3" table:style-name="ce23"/>
          <table:table-cell table:style-name="ce22" table:formula="of:=CONCATENATE([.$BP8];[.BG$4])" office:value-type="string" office:string-value="a12b7" calcext:value-type="string" table:number-columns-spanned="4" table:number-rows-spanned="1">
            <text:p>a12b7</text:p>
          </table:table-cell>
          <table:covered-table-cell table:style-name="ce22" table:formula="of:=CONCATENATE([.P8];[.AP13])">
            <text:p/>
          </table:covered-table-cell>
          <table:covered-table-cell table:style-name="ce22" table:formula="of:=CONCATENATE([.Q8];[.AQ13])">
            <text:p/>
          </table:covered-table-cell>
          <table:covered-table-cell table:style-name="ce22" table:formula="of:=CONCATENATE([.BO8];[.AR13])">
            <text:p/>
          </table:covered-table-cell>
          <table:table-cell/>
          <table:table-cell table:style-name="ce27" table:formula="of:=CONCATENATE([.$BP8];[.E$4])" office:value-type="string" office:string-value="a12b13" calcext:value-type="string" table:number-columns-spanned="4" table:number-rows-spanned="1">
            <text:p>a12b13</text:p>
          </table:table-cell>
          <table:covered-table-cell table:style-name="ce27" table:formula="of:=CONCATENATE([.AC8];[.AY13])">
            <text:p/>
          </table:covered-table-cell>
          <table:covered-table-cell table:style-name="ce27" table:formula="of:=CONCATENATE([.AD8];[.AZ13])">
            <text:p/>
          </table:covered-table-cell>
          <table:covered-table-cell table:style-name="ce27" table:formula="of:=CONCATENATE([#REF!];[.BA13])" office:value-type="string" office:string-value="" calcext:value-type="error">
            <text:p>#REF!</text:p>
          </table:covered-table-cell>
          <table:table-cell table:style-name="ce27" table:formula="of:=CONCATENATE([.$BP8];[.I$4])" office:value-type="string" office:string-value="a12b6" calcext:value-type="string" table:number-columns-spanned="4" table:number-rows-spanned="1">
            <text:p>a12b6</text:p>
          </table:table-cell>
          <table:covered-table-cell table:number-columns-repeated="3" table:style-name="ce28"/>
          <table:table-cell/>
          <table:table-cell table:style-name="ce27" table:formula="of:=CONCATENATE([.$BP8];[.N$4])" office:value-type="string" office:string-value="a12b12" calcext:value-type="string" table:number-columns-spanned="4" table:number-rows-spanned="1">
            <text:p>a12b12</text:p>
          </table:table-cell>
          <table:covered-table-cell table:style-name="ce27" table:formula="of:=CONCATENATE([.AL8];[.BH13])">
            <text:p/>
          </table:covered-table-cell>
          <table:covered-table-cell table:style-name="ce27" table:formula="of:=CONCATENATE([.AM8];[.BI13])">
            <text:p/>
          </table:covered-table-cell>
          <table:covered-table-cell table:style-name="ce27" table:formula="of:=CONCATENATE([#REF!];[.BJ13])" office:value-type="string" office:string-value="" calcext:value-type="error">
            <text:p>#REF!</text:p>
          </table:covered-table-cell>
          <table:table-cell table:style-name="ce27" table:formula="of:=CONCATENATE([.$BP8];[.R$4])" office:value-type="string" office:string-value="a12b5" calcext:value-type="string" table:number-columns-spanned="4" table:number-rows-spanned="1">
            <text:p>a12b5</text:p>
          </table:table-cell>
          <table:covered-table-cell table:number-columns-repeated="3" table:style-name="ce28"/>
          <table:table-cell/>
          <table:table-cell table:style-name="ce27" table:formula="of:=CONCATENATE([.$BP8];[.W$4])" office:value-type="string" office:string-value="a12b11" calcext:value-type="string" table:number-columns-spanned="4" table:number-rows-spanned="1">
            <text:p>a12b11</text:p>
          </table:table-cell>
          <table:covered-table-cell table:style-name="ce27" table:formula="of:=CONCATENATE([.AU8];[.J13])">
            <text:p/>
          </table:covered-table-cell>
          <table:covered-table-cell table:style-name="ce27" table:formula="of:=CONCATENATE([.AV8];[.K13])">
            <text:p/>
          </table:covered-table-cell>
          <table:covered-table-cell table:style-name="ce27" table:formula="of:=CONCATENATE([#REF!];[.L13])" office:value-type="string" office:string-value="" calcext:value-type="error">
            <text:p>#REF!</text:p>
          </table:covered-table-cell>
          <table:table-cell table:style-name="ce27" table:formula="of:=CONCATENATE([.$BP8];[.AA$4])" office:value-type="string" office:string-value="a12b4" calcext:value-type="string" table:number-columns-spanned="4" table:number-rows-spanned="1">
            <text:p>a12b4</text:p>
          </table:table-cell>
          <table:covered-table-cell table:number-columns-repeated="3" table:style-name="ce28"/>
          <table:table-cell/>
          <table:table-cell table:style-name="ce27" table:formula="of:=CONCATENATE([.$BP8];[.AF$4])" office:value-type="string" office:string-value="a12b10" calcext:value-type="string" table:number-columns-spanned="4" table:number-rows-spanned="1">
            <text:p>a12b10</text:p>
          </table:table-cell>
          <table:covered-table-cell table:style-name="ce27" table:formula="of:=CONCATENATE([.BD8];[.O13])">
            <text:p/>
          </table:covered-table-cell>
          <table:covered-table-cell table:style-name="ce27" table:formula="of:=CONCATENATE([.BE8];[.P13])">
            <text:p/>
          </table:covered-table-cell>
          <table:covered-table-cell table:style-name="ce27" table:formula="of:=CONCATENATE([#REF!];[#REF!])" office:value-type="string" office:string-value="" calcext:value-type="error">
            <text:p>#REF!</text:p>
          </table:covered-table-cell>
          <table:table-cell table:style-name="ce27" table:formula="of:=CONCATENATE([.$BP8];[.AJ$4])" office:value-type="string" office:string-value="a12b3" calcext:value-type="string" table:number-columns-spanned="4" table:number-rows-spanned="1">
            <text:p>a12b3</text:p>
          </table:table-cell>
          <table:covered-table-cell table:number-columns-repeated="3" table:style-name="ce28"/>
          <table:table-cell/>
          <table:table-cell table:style-name="ce27" table:formula="of:=CONCATENATE([.$BP8];[.AO$4])" office:value-type="string" office:string-value="a12b9" calcext:value-type="string" table:number-columns-spanned="4" table:number-rows-spanned="1">
            <text:p>a12b9</text:p>
          </table:table-cell>
          <table:covered-table-cell table:style-name="ce27" table:formula="of:=CONCATENATE([.BM8];[.X13])">
            <text:p/>
          </table:covered-table-cell>
          <table:covered-table-cell table:style-name="ce27" table:formula="of:=CONCATENATE([.BN8];[.Y13])">
            <text:p/>
          </table:covered-table-cell>
          <table:covered-table-cell table:style-name="ce27" table:formula="of:=CONCATENATE([.D8];[.V13])">
            <text:p/>
          </table:covered-table-cell>
          <table:table-cell table:style-name="ce27" table:formula="of:=CONCATENATE([.$BP8];[.AS$4])" office:value-type="string" office:string-value="a12b2" calcext:value-type="string" table:number-columns-spanned="4" table:number-rows-spanned="1">
            <text:p>a12b2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12</text:p>
          </table:table-cell>
          <table:covered-table-cell/>
          <table:table-cell table:number-columns-repeated="955"/>
        </table:table-row>
        <table:table-row table:style-name="ro1">
          <table:table-cell table:number-columns-repeated="3"/>
          <table:table-cell table:style-name="ce20"/>
          <table:table-cell table:style-name="ce23" table:number-columns-repeated="6"/>
          <table:table-cell table:style-name="ce20" table:number-columns-repeated="2"/>
          <table:table-cell/>
          <table:table-cell table:style-name="ce23" table:number-columns-repeated="2"/>
          <table:table-cell table:style-name="ce20"/>
          <table:table-cell table:number-columns-repeated="6"/>
          <table:table-cell table:style-name="ce23" table:number-columns-repeated="2"/>
          <table:table-cell table:style-name="ce30"/>
          <table:table-cell table:style-name="ce23" table:number-columns-repeated="5"/>
          <table:table-cell table:style-name="ce20" table:number-columns-repeated="36"/>
          <table:table-cell table:number-columns-repeated="95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11</text:p>
          </table:table-cell>
          <table:covered-table-cell/>
          <table:table-cell table:style-name="ce20"/>
          <table:table-cell table:style-name="ce22" table:formula="of:=CONCATENATE([.$BP10];[.AS$4])" office:value-type="string" office:string-value="a11b2" calcext:value-type="string" table:number-columns-spanned="4" table:number-rows-spanned="1">
            <text:p>a11b2</text:p>
          </table:table-cell>
          <table:covered-table-cell table:number-columns-repeated="3" table:style-name="ce23"/>
          <table:table-cell table:style-name="ce22" table:formula="of:=CONCATENATE([.$BP10];[.AO$4])" office:value-type="string" office:string-value="a11b9" calcext:value-type="string" table:number-columns-spanned="4" table:number-rows-spanned="1">
            <text:p>a11b9</text:p>
          </table:table-cell>
          <table:covered-table-cell table:style-name="ce22" table:formula="of:=CONCATENATE([.G10];[.AG15])">
            <text:p/>
          </table:covered-table-cell>
          <table:covered-table-cell table:style-name="ce22" table:formula="of:=CONCATENATE([.H10];[.AH15])">
            <text:p/>
          </table:covered-table-cell>
          <table:covered-table-cell table:style-name="ce22" table:formula="of:=CONCATENATE([#REF!];[.AE15])" office:value-type="string" office:string-value="" calcext:value-type="error">
            <text:p>#REF!</text:p>
          </table:covered-table-cell>
          <table:table-cell/>
          <table:table-cell table:style-name="ce22" table:formula="of:=CONCATENATE([.$BP10];[.BB$4])" office:value-type="string" office:string-value="a11b1" calcext:value-type="string" table:number-columns-spanned="4" table:number-rows-spanned="1">
            <text:p>a11b1</text:p>
          </table:table-cell>
          <table:covered-table-cell table:number-columns-repeated="3" table:style-name="ce23"/>
          <table:table-cell table:style-name="ce22" table:formula="of:=CONCATENATE([.$BP10];[.AX$4])" office:value-type="string" office:string-value="a11b8" calcext:value-type="string" table:number-columns-spanned="4" table:number-rows-spanned="1">
            <text:p>a11b8</text:p>
          </table:table-cell>
          <table:covered-table-cell table:style-name="ce22" table:formula="of:=CONCATENATE([.P10];[.AP15])">
            <text:p/>
          </table:covered-table-cell>
          <table:covered-table-cell table:style-name="ce22" table:formula="of:=CONCATENATE([.Q10];[.AQ15])">
            <text:p/>
          </table:covered-table-cell>
          <table:covered-table-cell table:style-name="ce22" table:formula="of:=CONCATENATE([.V11];[.AN15])">
            <text:p/>
          </table:covered-table-cell>
          <table:table-cell table:style-name="ce23"/>
          <table:table-cell table:style-name="ce22" table:formula="of:=CONCATENATE([.$BP10];[.BK$4])" office:value-type="string" office:string-value="a11b0" calcext:value-type="string" table:number-columns-spanned="4" table:number-rows-spanned="1">
            <text:p>a11b0</text:p>
          </table:table-cell>
          <table:covered-table-cell table:number-columns-repeated="3" table:style-name="ce23"/>
          <table:table-cell table:style-name="ce22" table:formula="of:=CONCATENATE([.$BP10];[.BG$4])" office:value-type="string" office:string-value="a11b7" calcext:value-type="string" table:number-columns-spanned="4" table:number-rows-spanned="1">
            <text:p>a11b7</text:p>
          </table:table-cell>
          <table:covered-table-cell table:style-name="ce22" table:formula="of:=CONCATENATE([.Y10];[.AY16])">
            <text:p/>
          </table:covered-table-cell>
          <table:covered-table-cell table:style-name="ce22" table:formula="of:=CONCATENATE([.Z10];[.AZ16])">
            <text:p/>
          </table:covered-table-cell>
          <table:covered-table-cell table:style-name="ce22" table:formula="of:=CONCATENATE([.BO10];[.BA16])">
            <text:p/>
          </table:covered-table-cell>
          <table:table-cell/>
          <table:table-cell table:style-name="ce27" table:formula="of:=CONCATENATE([.$BP10];[.E$4])" office:value-type="string" office:string-value="a11b13" calcext:value-type="string" table:number-columns-spanned="4" table:number-rows-spanned="1">
            <text:p>a11b13</text:p>
          </table:table-cell>
          <table:covered-table-cell table:style-name="ce27" table:formula="of:=CONCATENATE([.AL10];[.BH15])">
            <text:p/>
          </table:covered-table-cell>
          <table:covered-table-cell table:style-name="ce27" table:formula="of:=CONCATENATE([.AM10];[.BI15])">
            <text:p/>
          </table:covered-table-cell>
          <table:covered-table-cell table:style-name="ce27" table:formula="of:=CONCATENATE([#REF!];[.BJ15])" office:value-type="string" office:string-value="" calcext:value-type="error">
            <text:p>#REF!</text:p>
          </table:covered-table-cell>
          <table:table-cell table:style-name="ce27" table:formula="of:=CONCATENATE([.$BP10];[.I$4])" office:value-type="string" office:string-value="a11b6" calcext:value-type="string" table:number-columns-spanned="4" table:number-rows-spanned="1">
            <text:p>a11b6</text:p>
          </table:table-cell>
          <table:covered-table-cell table:number-columns-repeated="3" table:style-name="ce28"/>
          <table:table-cell/>
          <table:table-cell table:style-name="ce27" table:formula="of:=CONCATENATE([.$BP10];[.N$4])" office:value-type="string" office:string-value="a11b12" calcext:value-type="string" table:number-columns-spanned="4" table:number-rows-spanned="1">
            <text:p>a11b12</text:p>
          </table:table-cell>
          <table:covered-table-cell table:style-name="ce27" table:formula="of:=CONCATENATE([.AU10];[.J15])">
            <text:p/>
          </table:covered-table-cell>
          <table:covered-table-cell table:style-name="ce27" table:formula="of:=CONCATENATE([.AV10];[.K15])">
            <text:p/>
          </table:covered-table-cell>
          <table:covered-table-cell table:style-name="ce27" table:formula="of:=CONCATENATE([#REF!];[.L15])" office:value-type="string" office:string-value="" calcext:value-type="error">
            <text:p>#REF!</text:p>
          </table:covered-table-cell>
          <table:table-cell table:style-name="ce27" table:formula="of:=CONCATENATE([.$BP10];[.R$4])" office:value-type="string" office:string-value="a11b5" calcext:value-type="string" table:number-columns-spanned="4" table:number-rows-spanned="1">
            <text:p>a11b5</text:p>
          </table:table-cell>
          <table:covered-table-cell table:number-columns-repeated="3" table:style-name="ce28"/>
          <table:table-cell/>
          <table:table-cell table:style-name="ce27" table:formula="of:=CONCATENATE([.$BP10];[.W$4])" office:value-type="string" office:string-value="a11b11" calcext:value-type="string" table:number-columns-spanned="4" table:number-rows-spanned="1">
            <text:p>a11b11</text:p>
          </table:table-cell>
          <table:covered-table-cell table:style-name="ce27" table:formula="of:=CONCATENATE([.BD10];[.O15])">
            <text:p/>
          </table:covered-table-cell>
          <table:covered-table-cell table:style-name="ce27" table:formula="of:=CONCATENATE([.BE10];[.P15])">
            <text:p/>
          </table:covered-table-cell>
          <table:covered-table-cell table:style-name="ce27" table:formula="of:=CONCATENATE([#REF!];[.P2])" office:value-type="string" office:string-value="" calcext:value-type="error">
            <text:p>#REF!</text:p>
          </table:covered-table-cell>
          <table:table-cell table:style-name="ce27" table:formula="of:=CONCATENATE([.$BP10];[.AA$4])" office:value-type="string" office:string-value="a11b4" calcext:value-type="string" table:number-columns-spanned="4" table:number-rows-spanned="1">
            <text:p>a11b4</text:p>
          </table:table-cell>
          <table:covered-table-cell table:number-columns-repeated="3" table:style-name="ce28"/>
          <table:table-cell/>
          <table:table-cell table:style-name="ce27" table:formula="of:=CONCATENATE([.$BP10];[.AF$4])" office:value-type="string" office:string-value="a11b10" calcext:value-type="string" table:number-columns-spanned="4" table:number-rows-spanned="1">
            <text:p>a11b10</text:p>
          </table:table-cell>
          <table:covered-table-cell table:style-name="ce27" table:formula="of:=CONCATENATE([.BM10];[.X15])">
            <text:p/>
          </table:covered-table-cell>
          <table:covered-table-cell table:style-name="ce27" table:formula="of:=CONCATENATE([.BN10];[.Y15])">
            <text:p/>
          </table:covered-table-cell>
          <table:covered-table-cell table:style-name="ce27" table:formula="of:=CONCATENATE([.D10];[.V15])">
            <text:p/>
          </table:covered-table-cell>
          <table:table-cell table:style-name="ce27" table:formula="of:=CONCATENATE([.$BP10];[.AJ$4])" office:value-type="string" office:string-value="a11b3" calcext:value-type="string" table:number-columns-spanned="4" table:number-rows-spanned="1">
            <text:p>a11b3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11</text:p>
          </table:table-cell>
          <table:covered-table-cell/>
          <table:table-cell table:number-columns-repeated="955"/>
        </table:table-row>
        <table:table-row table:style-name="ro1">
          <table:table-cell table:number-columns-repeated="3"/>
          <table:table-cell table:style-name="ce20"/>
          <table:table-cell table:style-name="ce23" table:number-columns-repeated="6"/>
          <table:table-cell table:style-name="ce20" table:number-columns-repeated="2"/>
          <table:table-cell/>
          <table:table-cell table:style-name="ce23" table:number-columns-repeated="2"/>
          <table:table-cell table:style-name="ce20"/>
          <table:table-cell table:number-columns-repeated="5"/>
          <table:table-cell table:style-name="ce23" table:number-columns-repeated="3"/>
          <table:table-cell table:style-name="ce30"/>
          <table:table-cell table:number-columns-repeated="6"/>
          <table:table-cell table:style-name="ce30"/>
          <table:table-cell table:style-name="ce23"/>
          <table:table-cell table:style-name="ce20" table:number-columns-repeated="2"/>
          <table:table-cell table:style-name="ce23" table:number-columns-repeated="2"/>
          <table:table-cell table:style-name="ce20" table:number-columns-repeated="29"/>
          <table:table-cell table:number-columns-repeated="95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10</text:p>
          </table:table-cell>
          <table:covered-table-cell/>
          <table:table-cell table:style-name="ce20"/>
          <table:table-cell table:style-name="ce22" table:formula="of:=CONCATENATE([.$BP12];[.AJ$4])" office:value-type="string" office:string-value="a10b3" calcext:value-type="string" table:number-columns-spanned="4" table:number-rows-spanned="1">
            <text:p>a10b3</text:p>
          </table:table-cell>
          <table:covered-table-cell table:number-columns-repeated="3" table:style-name="ce23"/>
          <table:table-cell table:style-name="ce22" table:formula="of:=CONCATENATE([.$BP12];[.AF$4])" office:value-type="string" office:string-value="a10b10" calcext:value-type="string" table:number-columns-spanned="4" table:number-rows-spanned="1">
            <text:p>a10b10</text:p>
          </table:table-cell>
          <table:covered-table-cell table:style-name="ce22" table:formula="of:=CONCATENATE([.G12];[.AG17])">
            <text:p/>
          </table:covered-table-cell>
          <table:covered-table-cell table:style-name="ce22" table:formula="of:=CONCATENATE([.H12];[.AH17])">
            <text:p/>
          </table:covered-table-cell>
          <table:covered-table-cell table:style-name="ce22" table:formula="of:=CONCATENATE([#REF!];[.AE17])" office:value-type="string" office:string-value="" calcext:value-type="error">
            <text:p>#REF!</text:p>
          </table:covered-table-cell>
          <table:table-cell/>
          <table:table-cell table:style-name="ce22" table:formula="of:=CONCATENATE([.$BP12];[.AS$4])" office:value-type="string" office:string-value="a10b2" calcext:value-type="string" table:number-columns-spanned="4" table:number-rows-spanned="1">
            <text:p>a10b2</text:p>
          </table:table-cell>
          <table:covered-table-cell table:number-columns-repeated="3" table:style-name="ce23"/>
          <table:table-cell table:style-name="ce22" table:formula="of:=CONCATENATE([.$BP12];[.AO$4])" office:value-type="string" office:string-value="a10b9" calcext:value-type="string" table:number-columns-spanned="4" table:number-rows-spanned="1">
            <text:p>a10b9</text:p>
          </table:table-cell>
          <table:covered-table-cell table:style-name="ce22" table:formula="of:=CONCATENATE([.P12];[.AP17])">
            <text:p/>
          </table:covered-table-cell>
          <table:covered-table-cell table:style-name="ce22" table:formula="of:=CONCATENATE([.Q12];[.AQ17])">
            <text:p/>
          </table:covered-table-cell>
          <table:covered-table-cell table:style-name="ce22" table:formula="of:=CONCATENATE([.V13];[.AN17])">
            <text:p/>
          </table:covered-table-cell>
          <table:table-cell table:style-name="ce23"/>
          <table:table-cell table:style-name="ce22" table:formula="of:=CONCATENATE([.$BP12];[.BB$4])" office:value-type="string" office:string-value="a10b1" calcext:value-type="string" table:number-columns-spanned="4" table:number-rows-spanned="1">
            <text:p>a10b1</text:p>
          </table:table-cell>
          <table:covered-table-cell table:number-columns-repeated="3" table:style-name="ce23"/>
          <table:table-cell table:style-name="ce22" table:formula="of:=CONCATENATE([.$BP12];[.AX$4])" office:value-type="string" office:string-value="a10b8" calcext:value-type="string" table:number-columns-spanned="4" table:number-rows-spanned="1">
            <text:p>a10b8</text:p>
          </table:table-cell>
          <table:covered-table-cell table:style-name="ce22" table:formula="of:=CONCATENATE([.Y12];[.AY17])">
            <text:p/>
          </table:covered-table-cell>
          <table:covered-table-cell table:style-name="ce22" table:formula="of:=CONCATENATE([.Z12];[.AZ17])">
            <text:p/>
          </table:covered-table-cell>
          <table:covered-table-cell table:style-name="ce22" table:formula="of:=CONCATENATE([.AE13];[.BA17])">
            <text:p/>
          </table:covered-table-cell>
          <table:table-cell table:style-name="ce23"/>
          <table:table-cell table:style-name="ce22" table:formula="of:=CONCATENATE([.$BP12];[.BK$4])" office:value-type="string" office:string-value="a10b0" calcext:value-type="string" table:number-columns-spanned="4" table:number-rows-spanned="1">
            <text:p>a10b0</text:p>
          </table:table-cell>
          <table:covered-table-cell table:number-columns-repeated="3" table:style-name="ce23"/>
          <table:table-cell table:style-name="ce22" table:formula="of:=CONCATENATE([.$BP12];[.BG$4])" office:value-type="string" office:string-value="a10b7" calcext:value-type="string" table:number-columns-spanned="4" table:number-rows-spanned="1">
            <text:p>a10b7</text:p>
          </table:table-cell>
          <table:covered-table-cell table:style-name="ce22" table:formula="of:=CONCATENATE([.AH12];[.BH17])">
            <text:p/>
          </table:covered-table-cell>
          <table:covered-table-cell table:style-name="ce22" table:formula="of:=CONCATENATE([.AI12];[.BI17])">
            <text:p/>
          </table:covered-table-cell>
          <table:covered-table-cell table:style-name="ce22" table:formula="of:=CONCATENATE([.BO12];[.BJ17])">
            <text:p/>
          </table:covered-table-cell>
          <table:table-cell/>
          <table:table-cell table:style-name="ce27" table:formula="of:=CONCATENATE([.$BP12];[.E$4])" office:value-type="string" office:string-value="a10b13" calcext:value-type="string" table:number-columns-spanned="4" table:number-rows-spanned="1">
            <text:p>a10b13</text:p>
          </table:table-cell>
          <table:covered-table-cell table:style-name="ce27" table:formula="of:=CONCATENATE([.AU12];[.F17])">
            <text:p/>
          </table:covered-table-cell>
          <table:covered-table-cell table:style-name="ce27" table:formula="of:=CONCATENATE([.AV12];[.G17])">
            <text:p/>
          </table:covered-table-cell>
          <table:covered-table-cell table:style-name="ce27" table:formula="of:=CONCATENATE([#REF!];[.H17])" office:value-type="string" office:string-value="" calcext:value-type="error">
            <text:p>#REF!</text:p>
          </table:covered-table-cell>
          <table:table-cell table:style-name="ce27" table:formula="of:=CONCATENATE([.$BP12];[.I$4])" office:value-type="string" office:string-value="a10b6" calcext:value-type="string" table:number-columns-spanned="4" table:number-rows-spanned="1">
            <text:p>a10b6</text:p>
          </table:table-cell>
          <table:covered-table-cell table:number-columns-repeated="3" table:style-name="ce28"/>
          <table:table-cell/>
          <table:table-cell table:style-name="ce27" table:formula="of:=CONCATENATE([.$BP12];[.N$4])" office:value-type="string" office:string-value="a10b12" calcext:value-type="string" table:number-columns-spanned="4" table:number-rows-spanned="1">
            <text:p>a10b12</text:p>
          </table:table-cell>
          <table:covered-table-cell table:style-name="ce27" table:formula="of:=CONCATENATE([.BD12];[.O17])">
            <text:p/>
          </table:covered-table-cell>
          <table:covered-table-cell table:style-name="ce27" table:formula="of:=CONCATENATE([.BE12];[.P17])">
            <text:p/>
          </table:covered-table-cell>
          <table:covered-table-cell table:style-name="ce27" table:formula="of:=CONCATENATE([#REF!];[.M5])" office:value-type="string" office:string-value="" calcext:value-type="error">
            <text:p>#REF!</text:p>
          </table:covered-table-cell>
          <table:table-cell table:style-name="ce27" table:formula="of:=CONCATENATE([.$BP12];[.R$4])" office:value-type="string" office:string-value="a10b5" calcext:value-type="string" table:number-columns-spanned="4" table:number-rows-spanned="1">
            <text:p>a10b5</text:p>
          </table:table-cell>
          <table:covered-table-cell table:number-columns-repeated="3" table:style-name="ce28"/>
          <table:table-cell/>
          <table:table-cell table:style-name="ce27" table:formula="of:=CONCATENATE([.$BP12];[.W$4])" office:value-type="string" office:string-value="a10b11" calcext:value-type="string" table:number-columns-spanned="4" table:number-rows-spanned="1">
            <text:p>a10b11</text:p>
          </table:table-cell>
          <table:covered-table-cell table:style-name="ce27" table:formula="of:=CONCATENATE([.BM12];[.X17])">
            <text:p/>
          </table:covered-table-cell>
          <table:covered-table-cell table:style-name="ce27" table:formula="of:=CONCATENATE([.BN12];[.Y17])">
            <text:p/>
          </table:covered-table-cell>
          <table:covered-table-cell table:style-name="ce27" table:formula="of:=CONCATENATE([.D12];[.V17])">
            <text:p/>
          </table:covered-table-cell>
          <table:table-cell table:style-name="ce27" table:formula="of:=CONCATENATE([.$BP12];[.AA$4])" office:value-type="string" office:string-value="a10b4" calcext:value-type="string" table:number-columns-spanned="4" table:number-rows-spanned="1">
            <text:p>a10b4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10</text:p>
          </table:table-cell>
          <table:covered-table-cell/>
          <table:table-cell table:number-columns-repeated="955"/>
        </table:table-row>
        <table:table-row table:style-name="ro1">
          <table:table-cell table:number-columns-repeated="3"/>
          <table:table-cell table:style-name="ce20"/>
          <table:table-cell table:style-name="ce23" table:number-columns-repeated="6"/>
          <table:table-cell table:style-name="ce20" table:number-columns-repeated="2"/>
          <table:table-cell/>
          <table:table-cell table:style-name="ce23" table:number-columns-repeated="2"/>
          <table:table-cell table:style-name="ce20"/>
          <table:table-cell table:number-columns-repeated="5"/>
          <table:table-cell table:style-name="ce23" table:number-columns-repeated="3"/>
          <table:table-cell table:style-name="ce30"/>
          <table:table-cell table:number-columns-repeated="5"/>
          <table:table-cell table:style-name="ce20"/>
          <table:table-cell table:style-name="ce30"/>
          <table:table-cell table:style-name="ce23"/>
          <table:table-cell table:style-name="ce20"/>
          <table:table-cell table:number-columns-repeated="6"/>
          <table:table-cell table:style-name="ce23" table:number-columns-repeated="4"/>
          <table:table-cell table:style-name="ce20" table:number-columns-repeated="3"/>
          <table:table-cell table:style-name="ce33"/>
          <table:table-cell/>
          <table:table-cell table:style-name="ce20" table:number-columns-repeated="17"/>
          <table:table-cell table:number-columns-repeated="95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9</text:p>
          </table:table-cell>
          <table:covered-table-cell table:style-name="ce19"/>
          <table:table-cell table:style-name="ce20"/>
          <table:table-cell table:style-name="ce22" table:formula="of:=CONCATENATE([.$BP14];[.AA$4])" office:value-type="string" office:string-value="a9b4" calcext:value-type="string" table:number-columns-spanned="4" table:number-rows-spanned="1">
            <text:p>a9b4</text:p>
          </table:table-cell>
          <table:covered-table-cell table:number-columns-repeated="3" table:style-name="ce23"/>
          <table:table-cell table:style-name="ce22" table:formula="of:=CONCATENATE([.$BP14];[.W$4])" office:value-type="string" office:string-value="a9b11" calcext:value-type="string" table:number-columns-spanned="4" table:number-rows-spanned="1">
            <text:p>a9b11</text:p>
          </table:table-cell>
          <table:covered-table-cell table:style-name="ce22" table:formula="of:=CONCATENATE([.G14];[.X19])">
            <text:p/>
          </table:covered-table-cell>
          <table:covered-table-cell table:style-name="ce22" table:formula="of:=CONCATENATE([.H14];[.Y19])">
            <text:p/>
          </table:covered-table-cell>
          <table:covered-table-cell table:style-name="ce22" table:formula="of:=CONCATENATE([.P2];[.V18])">
            <text:p/>
          </table:covered-table-cell>
          <table:table-cell/>
          <table:table-cell table:style-name="ce22" table:formula="of:=CONCATENATE([.$BP14];[.AJ$4])" office:value-type="string" office:string-value="a9b3" calcext:value-type="string" table:number-columns-spanned="4" table:number-rows-spanned="1">
            <text:p>a9b3</text:p>
          </table:table-cell>
          <table:covered-table-cell table:number-columns-repeated="3" table:style-name="ce23"/>
          <table:table-cell table:style-name="ce22" table:formula="of:=CONCATENATE([.$BP14];[.AF$4])" office:value-type="string" office:string-value="a9b10" calcext:value-type="string" table:number-columns-spanned="4" table:number-rows-spanned="1">
            <text:p>a9b10</text:p>
          </table:table-cell>
          <table:covered-table-cell table:style-name="ce22" table:formula="of:=CONCATENATE([.P14];[.AG19])">
            <text:p/>
          </table:covered-table-cell>
          <table:covered-table-cell table:style-name="ce22" table:formula="of:=CONCATENATE([.Q14];[.AH19])">
            <text:p/>
          </table:covered-table-cell>
          <table:covered-table-cell table:style-name="ce22" table:formula="of:=CONCATENATE([.V15];[.AE18])">
            <text:p/>
          </table:covered-table-cell>
          <table:table-cell table:style-name="ce23"/>
          <table:table-cell table:style-name="ce22" table:formula="of:=CONCATENATE([.$BP14];[.AS$4])" office:value-type="string" office:string-value="a9b2" calcext:value-type="string" table:number-columns-spanned="4" table:number-rows-spanned="1">
            <text:p>a9b2</text:p>
          </table:table-cell>
          <table:covered-table-cell table:number-columns-repeated="3" table:style-name="ce23"/>
          <table:table-cell table:style-name="ce22" table:formula="of:=CONCATENATE([.$BP14];[.AO$4])" office:value-type="string" office:string-value="a9b9" calcext:value-type="string" table:number-columns-spanned="4" table:number-rows-spanned="1">
            <text:p>a9b9</text:p>
          </table:table-cell>
          <table:covered-table-cell table:style-name="ce22" table:formula="of:=CONCATENATE([.Y14];[.AP19])">
            <text:p/>
          </table:covered-table-cell>
          <table:covered-table-cell table:style-name="ce22" table:formula="of:=CONCATENATE([.Z14];[.AQ19])">
            <text:p/>
          </table:covered-table-cell>
          <table:covered-table-cell table:style-name="ce22" table:formula="of:=CONCATENATE([.AE15];[.AN18])">
            <text:p/>
          </table:covered-table-cell>
          <table:table-cell table:style-name="ce23"/>
          <table:table-cell table:style-name="ce22" table:formula="of:=CONCATENATE([.$BP14];[.BB$4])" office:value-type="string" office:string-value="a9b1" calcext:value-type="string" table:number-columns-spanned="4" table:number-rows-spanned="1">
            <text:p>a9b1</text:p>
          </table:table-cell>
          <table:covered-table-cell table:number-columns-repeated="3" table:style-name="ce23"/>
          <table:table-cell table:style-name="ce22" table:formula="of:=CONCATENATE([.$BP14];[.AX$4])" office:value-type="string" office:string-value="a9b8" calcext:value-type="string" table:number-columns-spanned="4" table:number-rows-spanned="1">
            <text:p>a9b8</text:p>
          </table:table-cell>
          <table:covered-table-cell table:style-name="ce22" table:formula="of:=CONCATENATE([.AH14];[.AY19])">
            <text:p/>
          </table:covered-table-cell>
          <table:covered-table-cell table:style-name="ce22" table:formula="of:=CONCATENATE([.AI14];[.AZ19])">
            <text:p/>
          </table:covered-table-cell>
          <table:covered-table-cell table:style-name="ce22" table:formula="of:=CONCATENATE([.AR14];[.AW18])">
            <text:p/>
          </table:covered-table-cell>
          <table:table-cell table:style-name="ce23"/>
          <table:table-cell table:style-name="ce22" table:formula="of:=CONCATENATE([.$BP14];[.BK$4])" office:value-type="string" office:string-value="a9b0" calcext:value-type="string" table:number-columns-spanned="4" table:number-rows-spanned="1">
            <text:p>a9b0</text:p>
          </table:table-cell>
          <table:covered-table-cell table:number-columns-repeated="3" table:style-name="ce23"/>
          <table:table-cell table:style-name="ce22" table:formula="of:=CONCATENATE([.$BP14];[.BG$4])" office:value-type="string" office:string-value="a9b7" calcext:value-type="string" table:number-columns-spanned="4" table:number-rows-spanned="1">
            <text:p>a9b7</text:p>
          </table:table-cell>
          <table:covered-table-cell table:style-name="ce22" table:formula="of:=CONCATENATE([.AQ14];[.BH18])">
            <text:p/>
          </table:covered-table-cell>
          <table:covered-table-cell table:style-name="ce22" table:formula="of:=CONCATENATE([.AR14];[.BI18])">
            <text:p/>
          </table:covered-table-cell>
          <table:covered-table-cell table:style-name="ce22" table:formula="of:=CONCATENATE([.BO14];[.BJ18])">
            <text:p/>
          </table:covered-table-cell>
          <table:table-cell/>
          <table:table-cell table:style-name="ce27" table:formula="of:=CONCATENATE([.$BP14];[.E$4])" office:value-type="string" office:string-value="a9b13" calcext:value-type="string" table:number-columns-spanned="4" table:number-rows-spanned="1">
            <text:p>a9b13</text:p>
          </table:table-cell>
          <table:covered-table-cell table:style-name="ce27" table:formula="of:=CONCATENATE([.BD14];[.F19])">
            <text:p/>
          </table:covered-table-cell>
          <table:covered-table-cell table:style-name="ce27" table:formula="of:=CONCATENATE([.BE14];[.G19])">
            <text:p/>
          </table:covered-table-cell>
          <table:covered-table-cell table:style-name="ce27" table:formula="of:=CONCATENATE([#REF!];[.D18])" office:value-type="string" office:string-value="" calcext:value-type="error">
            <text:p>#REF!</text:p>
          </table:covered-table-cell>
          <table:table-cell table:style-name="ce27" table:formula="of:=CONCATENATE([.$BP14];[.I$4])" office:value-type="string" office:string-value="a9b6" calcext:value-type="string" table:number-columns-spanned="4" table:number-rows-spanned="1">
            <text:p>a9b6</text:p>
          </table:table-cell>
          <table:covered-table-cell table:number-columns-repeated="3" table:style-name="ce28"/>
          <table:table-cell/>
          <table:table-cell table:style-name="ce27" table:formula="of:=CONCATENATE([.$BP14];[.N$4])" office:value-type="string" office:string-value="a9b12" calcext:value-type="string" table:number-columns-spanned="4" table:number-rows-spanned="1">
            <text:p>a9b12</text:p>
          </table:table-cell>
          <table:covered-table-cell table:style-name="ce27" table:formula="of:=CONCATENATE([.BM14];[.O19])">
            <text:p/>
          </table:covered-table-cell>
          <table:covered-table-cell table:style-name="ce27" table:formula="of:=CONCATENATE([.BN14];[.P19])">
            <text:p/>
          </table:covered-table-cell>
          <table:covered-table-cell table:style-name="ce27" table:formula="of:=CONCATENATE([.D14];[.M18])">
            <text:p/>
          </table:covered-table-cell>
          <table:table-cell table:style-name="ce27" table:formula="of:=CONCATENATE([.$BP14];[.R$4])" office:value-type="string" office:string-value="a9b5" calcext:value-type="string" table:number-columns-spanned="4" table:number-rows-spanned="1">
            <text:p>a9b5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9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 table:style-name="ce20" table:number-columns-repeated="9"/>
          <table:table-cell/>
          <table:table-cell table:style-name="ce23" table:number-columns-repeated="2"/>
          <table:table-cell table:style-name="ce20"/>
          <table:table-cell table:number-columns-repeated="5"/>
          <table:table-cell table:style-name="ce20"/>
          <table:table-cell table:style-name="ce23" table:number-columns-repeated="2"/>
          <table:table-cell table:style-name="ce20"/>
          <table:table-cell table:number-columns-repeated="5"/>
          <table:table-cell table:style-name="ce23" table:number-columns-repeated="3"/>
          <table:table-cell table:style-name="ce30"/>
          <table:table-cell table:number-columns-repeated="5"/>
          <table:table-cell table:style-name="ce20"/>
          <table:table-cell table:style-name="ce30"/>
          <table:table-cell table:style-name="ce23"/>
          <table:table-cell table:style-name="ce20"/>
          <table:table-cell table:number-columns-repeated="11"/>
          <table:table-cell table:style-name="ce20" table:number-columns-repeated="2"/>
          <table:table-cell table:style-name="ce33"/>
          <table:table-cell/>
          <table:table-cell table:style-name="ce20" table:number-columns-repeated="8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8</text:p>
          </table:table-cell>
          <table:covered-table-cell table:style-name="ce19"/>
          <table:table-cell table:style-name="ce20"/>
          <table:table-cell table:style-name="ce22" table:formula="of:=CONCATENATE([.$BP16];[.R$4])" office:value-type="string" office:string-value="a8b5" calcext:value-type="string" table:number-columns-spanned="4" table:number-rows-spanned="1">
            <text:p>a8b5</text:p>
          </table:table-cell>
          <table:covered-table-cell table:number-columns-repeated="3" table:style-name="ce23"/>
          <table:table-cell table:style-name="ce22" table:formula="of:=CONCATENATE([.$BP16];[.N$4])" office:value-type="string" office:string-value="a8b12" calcext:value-type="string" table:number-columns-spanned="4" table:number-rows-spanned="1">
            <text:p>a8b12</text:p>
          </table:table-cell>
          <table:covered-table-cell table:style-name="ce22" table:formula="of:=CONCATENATE([.G16];[.O21])">
            <text:p/>
          </table:covered-table-cell>
          <table:covered-table-cell table:style-name="ce22" table:formula="of:=CONCATENATE([.H16];[.P21])">
            <text:p/>
          </table:covered-table-cell>
          <table:covered-table-cell table:style-name="ce22" table:formula="of:=CONCATENATE([.M5];[.Q21])">
            <text:p/>
          </table:covered-table-cell>
          <table:table-cell/>
          <table:table-cell table:style-name="ce22" table:formula="of:=CONCATENATE([.$BP16];[.AA$4])" office:value-type="string" office:string-value="a8b4" calcext:value-type="string" table:number-columns-spanned="4" table:number-rows-spanned="1">
            <text:p>a8b4</text:p>
          </table:table-cell>
          <table:covered-table-cell table:number-columns-repeated="3" table:style-name="ce23"/>
          <table:table-cell table:style-name="ce22" table:formula="of:=CONCATENATE([.$BP16];[.W$4])" office:value-type="string" office:string-value="a8b11" calcext:value-type="string" table:number-columns-spanned="4" table:number-rows-spanned="1">
            <text:p>a8b11</text:p>
          </table:table-cell>
          <table:covered-table-cell table:style-name="ce22" table:formula="of:=CONCATENATE([.P16];[.AA21])">
            <text:p/>
          </table:covered-table-cell>
          <table:covered-table-cell table:style-name="ce22" table:formula="of:=CONCATENATE([.Q16];[.AB21])">
            <text:p/>
          </table:covered-table-cell>
          <table:covered-table-cell table:style-name="ce22" table:formula="of:=CONCATENATE([.V17];[.AC21])">
            <text:p/>
          </table:covered-table-cell>
          <table:table-cell table:style-name="ce23"/>
          <table:table-cell table:style-name="ce22" table:formula="of:=CONCATENATE([.$BP16];[.AJ$4])" office:value-type="string" office:string-value="a8b3" calcext:value-type="string" table:number-columns-spanned="4" table:number-rows-spanned="1">
            <text:p>a8b3</text:p>
          </table:table-cell>
          <table:covered-table-cell table:number-columns-repeated="3" table:style-name="ce23"/>
          <table:table-cell table:style-name="ce22" table:formula="of:=CONCATENATE([.$BP16];[.AF$4])" office:value-type="string" office:string-value="a8b10" calcext:value-type="string" table:number-columns-spanned="4" table:number-rows-spanned="1">
            <text:p>a8b10</text:p>
          </table:table-cell>
          <table:covered-table-cell table:style-name="ce22" table:formula="of:=CONCATENATE([.Y16];[.AK21])">
            <text:p/>
          </table:covered-table-cell>
          <table:covered-table-cell table:style-name="ce22" table:formula="of:=CONCATENATE([.Z16];[.AL21])">
            <text:p/>
          </table:covered-table-cell>
          <table:covered-table-cell table:style-name="ce22" table:formula="of:=CONCATENATE([.AE17];[.AM21])">
            <text:p/>
          </table:covered-table-cell>
          <table:table-cell table:style-name="ce23"/>
          <table:table-cell table:style-name="ce22" table:formula="of:=CONCATENATE([.$BP16];[.AS$4])" office:value-type="string" office:string-value="a8b2" calcext:value-type="string" table:number-columns-spanned="4" table:number-rows-spanned="1">
            <text:p>a8b2</text:p>
          </table:table-cell>
          <table:covered-table-cell table:number-columns-repeated="3" table:style-name="ce23"/>
          <table:table-cell table:style-name="ce22" table:formula="of:=CONCATENATE([.$BP16];[.AO$4])" office:value-type="string" office:string-value="a8b9" calcext:value-type="string" table:number-columns-spanned="4" table:number-rows-spanned="1">
            <text:p>a8b9</text:p>
          </table:table-cell>
          <table:covered-table-cell table:style-name="ce22" table:formula="of:=CONCATENATE([.AH16];[.AT21])">
            <text:p/>
          </table:covered-table-cell>
          <table:covered-table-cell table:style-name="ce22" table:formula="of:=CONCATENATE([.AI16];[.AU21])">
            <text:p/>
          </table:covered-table-cell>
          <table:covered-table-cell table:style-name="ce22" table:formula="of:=CONCATENATE([.AR16];[.AV21])">
            <text:p/>
          </table:covered-table-cell>
          <table:table-cell table:style-name="ce23"/>
          <table:table-cell table:style-name="ce22" table:formula="of:=CONCATENATE([.$BP16];[.BB$4])" office:value-type="string" office:string-value="a8b1" calcext:value-type="string" table:number-columns-spanned="4" table:number-rows-spanned="1">
            <text:p>a8b1</text:p>
          </table:table-cell>
          <table:covered-table-cell table:number-columns-repeated="3" table:style-name="ce23"/>
          <table:table-cell table:style-name="ce22" table:formula="of:=CONCATENATE([.$BP16];[.AX$4])" office:value-type="string" office:string-value="a8b8" calcext:value-type="string" table:number-columns-spanned="4" table:number-rows-spanned="1">
            <text:p>a8b8</text:p>
          </table:table-cell>
          <table:covered-table-cell table:style-name="ce22" table:formula="of:=CONCATENATE([.AQ16];[.BC21])">
            <text:p/>
          </table:covered-table-cell>
          <table:covered-table-cell table:style-name="ce22" table:formula="of:=CONCATENATE([.AR16];[.BD21])">
            <text:p/>
          </table:covered-table-cell>
          <table:covered-table-cell table:style-name="ce22" table:formula="of:=CONCATENATE([.AW17];[.BE21])">
            <text:p/>
          </table:covered-table-cell>
          <table:table-cell/>
          <table:table-cell table:style-name="ce22" table:formula="of:=CONCATENATE([.$BP16];[.BK$4])" office:value-type="string" office:string-value="a8b0" calcext:value-type="string" table:number-columns-spanned="4" table:number-rows-spanned="1">
            <text:p>a8b0</text:p>
          </table:table-cell>
          <table:covered-table-cell table:number-columns-repeated="3" table:style-name="ce23"/>
          <table:table-cell table:style-name="ce22" table:formula="of:=CONCATENATE([.$BP16];[.BG$4])" office:value-type="string" office:string-value="a8b7" calcext:value-type="string" table:number-columns-spanned="4" table:number-rows-spanned="1">
            <text:p>a8b7</text:p>
          </table:table-cell>
          <table:covered-table-cell table:style-name="ce22" table:formula="of:=CONCATENATE([.AZ16];[.BL21])">
            <text:p/>
          </table:covered-table-cell>
          <table:covered-table-cell table:style-name="ce22" table:formula="of:=CONCATENATE([.BA16];[.BM21])">
            <text:p/>
          </table:covered-table-cell>
          <table:covered-table-cell table:style-name="ce22" table:formula="of:=CONCATENATE([.BO16];[.BN21])">
            <text:p/>
          </table:covered-table-cell>
          <table:table-cell/>
          <table:table-cell table:style-name="ce27" table:formula="of:=CONCATENATE([.$BP16];[.E$4])" office:value-type="string" office:string-value="a8b13" calcext:value-type="string" table:number-columns-spanned="4" table:number-rows-spanned="1">
            <text:p>a8b13</text:p>
          </table:table-cell>
          <table:covered-table-cell table:style-name="ce27" table:formula="of:=CONCATENATE([.BM16];[.F21])">
            <text:p/>
          </table:covered-table-cell>
          <table:covered-table-cell table:style-name="ce27" table:formula="of:=CONCATENATE([.BN16];[.G21])">
            <text:p/>
          </table:covered-table-cell>
          <table:covered-table-cell table:style-name="ce27" table:formula="of:=CONCATENATE([.D16];[.H21])">
            <text:p/>
          </table:covered-table-cell>
          <table:table-cell table:style-name="ce27" table:formula="of:=CONCATENATE([.$BP16];[.I$4])" office:value-type="string" office:string-value="a8b6" calcext:value-type="string" table:number-columns-spanned="4" table:number-rows-spanned="1">
            <text:p>a8b6</text:p>
          </table:table-cell>
          <table:covered-table-cell table:number-columns-repeated="3" table:style-name="ce28"/>
          <table:table-cell/>
          <table:table-cell table:style-name="ce18" office:value-type="string" calcext:value-type="string" table:number-columns-spanned="2" table:number-rows-spanned="1">
            <text:p>a8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2"/>
          <table:table-cell table:number-columns-repeated="5"/>
          <table:table-cell table:style-name="ce20"/>
          <table:table-cell table:style-name="ce23" table:number-columns-repeated="2"/>
          <table:table-cell table:style-name="ce20"/>
          <table:table-cell table:number-columns-repeated="5"/>
          <table:table-cell table:style-name="ce20"/>
          <table:table-cell table:style-name="ce23" table:number-columns-repeated="2"/>
          <table:table-cell table:style-name="ce20"/>
          <table:table-cell table:number-columns-repeated="5"/>
          <table:table-cell table:style-name="ce23" table:number-columns-repeated="3"/>
          <table:table-cell table:style-name="ce30"/>
          <table:table-cell table:number-columns-repeated="5"/>
          <table:table-cell table:style-name="ce20"/>
          <table:table-cell table:style-name="ce30"/>
          <table:table-cell table:style-name="ce23"/>
          <table:table-cell table:style-name="ce20" table:number-columns-repeated="2"/>
          <table:table-cell table:style-name="ce23" table:number-columns-repeated="2"/>
          <table:table-cell table:style-name="ce20" table:number-columns-repeated="3"/>
          <table:table-cell table:style-name="ce23" table:number-columns-repeated="4"/>
          <table:table-cell table:style-name="ce20" table:number-columns-repeated="3"/>
          <table:table-cell table:style-name="ce33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7</text:p>
          </table:table-cell>
          <table:covered-table-cell table:style-name="ce19"/>
          <table:table-cell table:style-name="ce20"/>
          <table:table-cell table:style-name="ce24" table:formula="of:=CONCATENATE([.$BP18];[.I$4])" office:value-type="string" office:string-value="a7b6" calcext:value-type="string" table:number-columns-spanned="4" table:number-rows-spanned="1">
            <text:p>a7b6</text:p>
          </table:table-cell>
          <table:covered-table-cell table:number-columns-repeated="3" table:style-name="ce26"/>
          <table:table-cell table:style-name="ce24" table:formula="of:=CONCATENATE([.$BP18];[.E$4])" office:value-type="string" office:string-value="a7b13" calcext:value-type="string" table:number-columns-spanned="4" table:number-rows-spanned="1">
            <text:p>a7b13</text:p>
          </table:table-cell>
          <table:covered-table-cell table:style-name="ce24" table:formula="of:=CONCATENATE([.G18];[.F23])">
            <text:p/>
          </table:covered-table-cell>
          <table:covered-table-cell table:style-name="ce24" table:formula="of:=CONCATENATE([.H18];[.G23])">
            <text:p/>
          </table:covered-table-cell>
          <table:covered-table-cell table:style-name="ce24" table:formula="of:=CONCATENATE([.M19];[.H23])">
            <text:p/>
          </table:covered-table-cell>
          <table:table-cell table:style-name="ce20"/>
          <table:table-cell table:style-name="ce24" table:formula="of:=CONCATENATE([.$BP18];[.R$4])" office:value-type="string" office:string-value="a7b5" calcext:value-type="string" table:number-columns-spanned="4" table:number-rows-spanned="1">
            <text:p>a7b5</text:p>
          </table:table-cell>
          <table:covered-table-cell table:number-columns-repeated="3" table:style-name="ce26"/>
          <table:table-cell table:style-name="ce24" table:formula="of:=CONCATENATE([.$BP18];[.N$4])" office:value-type="string" office:string-value="a7b12" calcext:value-type="string" table:number-columns-spanned="4" table:number-rows-spanned="1">
            <text:p>a7b12</text:p>
          </table:table-cell>
          <table:covered-table-cell table:style-name="ce24" table:formula="of:=CONCATENATE([.P18];[.O23])">
            <text:p/>
          </table:covered-table-cell>
          <table:covered-table-cell table:style-name="ce24" table:formula="of:=CONCATENATE([.Q18];[.P23])">
            <text:p/>
          </table:covered-table-cell>
          <table:covered-table-cell table:style-name="ce24" table:formula="of:=CONCATENATE([.V19];[.Q23])">
            <text:p/>
          </table:covered-table-cell>
          <table:table-cell table:style-name="ce20"/>
          <table:table-cell table:style-name="ce24" table:formula="of:=CONCATENATE([.$BP18];[.AA$4])" office:value-type="string" office:string-value="a7b4" calcext:value-type="string" table:number-columns-spanned="4" table:number-rows-spanned="1">
            <text:p>a7b4</text:p>
          </table:table-cell>
          <table:covered-table-cell table:number-columns-repeated="3" table:style-name="ce26"/>
          <table:table-cell table:style-name="ce24" table:formula="of:=CONCATENATE([.$BP18];[.W$4])" office:value-type="string" office:string-value="a7b11" calcext:value-type="string" table:number-columns-spanned="4" table:number-rows-spanned="1">
            <text:p>a7b11</text:p>
          </table:table-cell>
          <table:covered-table-cell table:style-name="ce24" table:formula="of:=CONCATENATE([.Y18];[.X23])">
            <text:p/>
          </table:covered-table-cell>
          <table:covered-table-cell table:style-name="ce24" table:formula="of:=CONCATENATE([.Z18];[.Y23])">
            <text:p/>
          </table:covered-table-cell>
          <table:covered-table-cell table:style-name="ce24" table:formula="of:=CONCATENATE([.AE19];[.Z23])">
            <text:p/>
          </table:covered-table-cell>
          <table:table-cell table:style-name="ce20"/>
          <table:table-cell table:style-name="ce24" table:formula="of:=CONCATENATE([.$BP18];[.AJ$4])" office:value-type="string" office:string-value="a7b3" calcext:value-type="string" table:number-columns-spanned="4" table:number-rows-spanned="1">
            <text:p>a7b3</text:p>
          </table:table-cell>
          <table:covered-table-cell table:number-columns-repeated="3" table:style-name="ce26"/>
          <table:table-cell table:style-name="ce24" table:formula="of:=CONCATENATE([.$BP18];[.AF$4])" office:value-type="string" office:string-value="a7b10" calcext:value-type="string" table:number-columns-spanned="4" table:number-rows-spanned="1">
            <text:p>a7b10</text:p>
          </table:table-cell>
          <table:covered-table-cell table:style-name="ce24" table:formula="of:=CONCATENATE([.AH18];[.AK23])">
            <text:p/>
          </table:covered-table-cell>
          <table:covered-table-cell table:style-name="ce24" table:formula="of:=CONCATENATE([.AI18];[.AL23])">
            <text:p/>
          </table:covered-table-cell>
          <table:covered-table-cell table:style-name="ce24" table:formula="of:=CONCATENATE([.AN19];[.AM23])">
            <text:p/>
          </table:covered-table-cell>
          <table:table-cell table:style-name="ce23"/>
          <table:table-cell table:style-name="ce24" table:formula="of:=CONCATENATE([.$BP18];[.AS$4])" office:value-type="string" office:string-value="a7b2" calcext:value-type="string" table:number-columns-spanned="4" table:number-rows-spanned="1">
            <text:p>a7b2</text:p>
          </table:table-cell>
          <table:covered-table-cell table:number-columns-repeated="3" table:style-name="ce26"/>
          <table:table-cell table:style-name="ce24" table:formula="of:=CONCATENATE([.$BP18];[.AO$4])" office:value-type="string" office:string-value="a7b9" calcext:value-type="string" table:number-columns-spanned="4" table:number-rows-spanned="1">
            <text:p>a7b9</text:p>
          </table:table-cell>
          <table:covered-table-cell table:style-name="ce24" table:formula="of:=CONCATENATE([.AQ18];[.AT23])">
            <text:p/>
          </table:covered-table-cell>
          <table:covered-table-cell table:style-name="ce24" table:formula="of:=CONCATENATE([.AR18];[.AU23])">
            <text:p/>
          </table:covered-table-cell>
          <table:covered-table-cell table:style-name="ce24" table:formula="of:=CONCATENATE([.AW19];[.AV23])">
            <text:p/>
          </table:covered-table-cell>
          <table:table-cell table:style-name="ce20"/>
          <table:table-cell table:style-name="ce24" table:formula="of:=CONCATENATE([.$BP18];[.BB$4])" office:value-type="string" office:string-value="a7b1" calcext:value-type="string" table:number-columns-spanned="4" table:number-rows-spanned="1">
            <text:p>a7b1</text:p>
          </table:table-cell>
          <table:covered-table-cell table:number-columns-repeated="3" table:style-name="ce26"/>
          <table:table-cell table:style-name="ce24" table:formula="of:=CONCATENATE([.$BP18];[.AX$4])" office:value-type="string" office:string-value="a7b8" calcext:value-type="string" table:number-columns-spanned="4" table:number-rows-spanned="1">
            <text:p>a7b8</text:p>
          </table:table-cell>
          <table:covered-table-cell table:style-name="ce24" table:formula="of:=CONCATENATE([.AZ18];[.BC23])">
            <text:p/>
          </table:covered-table-cell>
          <table:covered-table-cell table:style-name="ce24" table:formula="of:=CONCATENATE([.BA18];[.BD23])">
            <text:p/>
          </table:covered-table-cell>
          <table:covered-table-cell table:style-name="ce24" table:formula="of:=CONCATENATE([.BF19];[.BE23])">
            <text:p/>
          </table:covered-table-cell>
          <table:table-cell/>
          <table:table-cell table:style-name="ce24" table:formula="of:=CONCATENATE([.$BP18];[.BK$4])" office:value-type="string" office:string-value="a7b0" calcext:value-type="string" table:number-columns-spanned="4" table:number-rows-spanned="1">
            <text:p>a7b0</text:p>
          </table:table-cell>
          <table:covered-table-cell table:number-columns-repeated="3" table:style-name="ce26"/>
          <table:table-cell table:style-name="ce24" table:formula="of:=CONCATENATE([.$BP18];[.BG$4])" office:value-type="string" office:string-value="a7b7" calcext:value-type="string" table:number-columns-spanned="4" table:number-rows-spanned="1">
            <text:p>a7b7</text:p>
          </table:table-cell>
          <table:covered-table-cell table:style-name="ce24" table:formula="of:=CONCATENATE([.BI18];[.BL23])">
            <text:p/>
          </table:covered-table-cell>
          <table:covered-table-cell table:style-name="ce24" table:formula="of:=CONCATENATE([.BJ18];[.BM23])">
            <text:p/>
          </table:covered-table-cell>
          <table:covered-table-cell table:style-name="ce24" table:formula="of:=CONCATENATE([.BO18];[.BN23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7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3"/>
          <table:table-cell table:number-columns-repeated="5"/>
          <table:table-cell table:style-name="ce20" table:number-columns-repeated="4"/>
          <table:table-cell table:number-columns-repeated="5"/>
          <table:table-cell table:style-name="ce20"/>
          <table:table-cell table:style-name="ce23" table:number-columns-repeated="2"/>
          <table:table-cell table:style-name="ce20"/>
          <table:table-cell table:number-columns-repeated="5"/>
          <table:table-cell table:style-name="ce20"/>
          <table:table-cell table:style-name="ce23" table:number-columns-repeated="2"/>
          <table:table-cell table:style-name="ce20"/>
          <table:table-cell table:number-columns-repeated="5"/>
          <table:table-cell table:style-name="ce20"/>
          <table:table-cell table:style-name="ce23" table:number-columns-repeated="2"/>
          <table:table-cell table:style-name="ce30"/>
          <table:table-cell table:number-columns-repeated="5"/>
          <table:table-cell table:style-name="ce20"/>
          <table:table-cell table:style-name="ce30"/>
          <table:table-cell table:style-name="ce23"/>
          <table:table-cell table:style-name="ce20"/>
          <table:table-cell table:number-columns-repeated="5"/>
          <table:table-cell table:style-name="ce20"/>
          <table:table-cell table:number-columns-repeated="4"/>
          <table:table-cell table:style-name="ce20" table:number-columns-repeated="3"/>
          <table:table-cell table:style-name="ce33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6</text:p>
          </table:table-cell>
          <table:covered-table-cell table:style-name="ce19"/>
          <table:table-cell table:style-name="ce20"/>
          <table:table-cell table:style-name="ce22" table:formula="of:=CONCATENATE([.$BP20];[.BG$4])" office:value-type="string" office:string-value="a6b7" calcext:value-type="string" table:number-columns-spanned="4" table:number-rows-spanned="1">
            <text:p>a6b7</text:p>
          </table:table-cell>
          <table:covered-table-cell table:style-name="ce22" table:formula="of:=CONCATENATE([.K20];[.BL25])">
            <text:p/>
          </table:covered-table-cell>
          <table:covered-table-cell table:style-name="ce22" table:formula="of:=CONCATENATE([.L20];[.BM25])">
            <text:p/>
          </table:covered-table-cell>
          <table:covered-table-cell table:style-name="ce22" table:formula="of:=CONCATENATE([.BO20];[.BN25])">
            <text:p/>
          </table:covered-table-cell>
          <table:table-cell table:style-name="ce22" table:formula="of:=CONCATENATE([.$BP20];[.BK$4])" office:value-type="string" office:string-value="a6b0" calcext:value-type="string" table:number-columns-spanned="4" table:number-rows-spanned="1">
            <text:p>a6b0</text:p>
          </table:table-cell>
          <table:covered-table-cell table:number-columns-repeated="3" table:style-name="ce23"/>
          <table:table-cell/>
          <table:table-cell table:style-name="ce24" table:formula="of:=CONCATENATE([.$BP20];[.I$4])" office:value-type="string" office:string-value="a6b6" calcext:value-type="string" table:number-columns-spanned="4" table:number-rows-spanned="1">
            <text:p>a6b6</text:p>
          </table:table-cell>
          <table:covered-table-cell table:number-columns-repeated="3" table:style-name="ce26"/>
          <table:table-cell table:style-name="ce24" table:formula="of:=CONCATENATE([.$BP20];[.E$4])" office:value-type="string" office:string-value="a6b13" calcext:value-type="string" table:number-columns-spanned="4" table:number-rows-spanned="1">
            <text:p>a6b13</text:p>
          </table:table-cell>
          <table:covered-table-cell table:style-name="ce24" table:formula="of:=CONCATENATE([.P20];[.F25])">
            <text:p/>
          </table:covered-table-cell>
          <table:covered-table-cell table:style-name="ce24" table:formula="of:=CONCATENATE([.Q20];[.G25])">
            <text:p/>
          </table:covered-table-cell>
          <table:covered-table-cell table:style-name="ce24" table:formula="of:=CONCATENATE([#REF!];[.H25])" office:value-type="string" office:string-value="" calcext:value-type="error">
            <text:p>#REF!</text:p>
          </table:covered-table-cell>
          <table:table-cell/>
          <table:table-cell table:style-name="ce24" table:formula="of:=CONCATENATE([.$BP20];[.R$4])" office:value-type="string" office:string-value="a6b5" calcext:value-type="string" table:number-columns-spanned="4" table:number-rows-spanned="1">
            <text:p>a6b5</text:p>
          </table:table-cell>
          <table:covered-table-cell table:number-columns-repeated="3" table:style-name="ce26"/>
          <table:table-cell table:style-name="ce24" table:formula="of:=CONCATENATE([.$BP20];[.N$4])" office:value-type="string" office:string-value="a6b12" calcext:value-type="string" table:number-columns-spanned="4" table:number-rows-spanned="1">
            <text:p>a6b12</text:p>
          </table:table-cell>
          <table:covered-table-cell table:style-name="ce24" table:formula="of:=CONCATENATE([.Y20];[.O25])">
            <text:p/>
          </table:covered-table-cell>
          <table:covered-table-cell table:style-name="ce24" table:formula="of:=CONCATENATE([.Z20];[.P25])">
            <text:p/>
          </table:covered-table-cell>
          <table:covered-table-cell table:style-name="ce24" table:formula="of:=CONCATENATE([#REF!];[.Q25])" office:value-type="string" office:string-value="" calcext:value-type="error">
            <text:p>#REF!</text:p>
          </table:covered-table-cell>
          <table:table-cell/>
          <table:table-cell table:style-name="ce24" table:formula="of:=CONCATENATE([.$BP20];[.AA$4])" office:value-type="string" office:string-value="a6b4" calcext:value-type="string" table:number-columns-spanned="4" table:number-rows-spanned="1">
            <text:p>a6b4</text:p>
          </table:table-cell>
          <table:covered-table-cell table:number-columns-repeated="3" table:style-name="ce26"/>
          <table:table-cell table:style-name="ce24" table:formula="of:=CONCATENATE([.$BP20];[.W$4])" office:value-type="string" office:string-value="a6b11" calcext:value-type="string" table:number-columns-spanned="4" table:number-rows-spanned="1">
            <text:p>a6b11</text:p>
          </table:table-cell>
          <table:covered-table-cell table:style-name="ce24" table:formula="of:=CONCATENATE([.AH20];[.X25])">
            <text:p/>
          </table:covered-table-cell>
          <table:covered-table-cell table:style-name="ce24" table:formula="of:=CONCATENATE([.AI20];[.Y25])">
            <text:p/>
          </table:covered-table-cell>
          <table:covered-table-cell table:style-name="ce24" table:formula="of:=CONCATENATE([#REF!];[.Z25])" office:value-type="string" office:string-value="" calcext:value-type="error">
            <text:p>#REF!</text:p>
          </table:covered-table-cell>
          <table:table-cell/>
          <table:table-cell table:style-name="ce24" table:formula="of:=CONCATENATE([.$BP20];[.AJ$4])" office:value-type="string" office:string-value="a6b3" calcext:value-type="string" table:number-columns-spanned="4" table:number-rows-spanned="1">
            <text:p>a6b3</text:p>
          </table:table-cell>
          <table:covered-table-cell table:number-columns-repeated="3" table:style-name="ce26"/>
          <table:table-cell table:style-name="ce24" table:formula="of:=CONCATENATE([.$BP20];[.AF$4])" office:value-type="string" office:string-value="a6b10" calcext:value-type="string" table:number-columns-spanned="4" table:number-rows-spanned="1">
            <text:p>a6b10</text:p>
          </table:table-cell>
          <table:covered-table-cell table:style-name="ce24" table:formula="of:=CONCATENATE([.AQ20];[.AG25])">
            <text:p/>
          </table:covered-table-cell>
          <table:covered-table-cell table:style-name="ce24" table:formula="of:=CONCATENATE([.AR20];[.AH25])">
            <text:p/>
          </table:covered-table-cell>
          <table:covered-table-cell table:style-name="ce24" table:formula="of:=CONCATENATE([#REF!];[.AI25])" office:value-type="string" office:string-value="" calcext:value-type="error">
            <text:p>#REF!</text:p>
          </table:covered-table-cell>
          <table:table-cell/>
          <table:table-cell table:style-name="ce24" table:formula="of:=CONCATENATE([.$BP20];[.AS$4])" office:value-type="string" office:string-value="a6b2" calcext:value-type="string" table:number-columns-spanned="4" table:number-rows-spanned="1">
            <text:p>a6b2</text:p>
          </table:table-cell>
          <table:covered-table-cell table:number-columns-repeated="3" table:style-name="ce26"/>
          <table:table-cell table:style-name="ce24" table:formula="of:=CONCATENATE([.$BP20];[.AO$4])" office:value-type="string" office:string-value="a6b9" calcext:value-type="string" table:number-columns-spanned="4" table:number-rows-spanned="1">
            <text:p>a6b9</text:p>
          </table:table-cell>
          <table:covered-table-cell table:style-name="ce24" table:formula="of:=CONCATENATE([.AZ20];[.AT25])">
            <text:p/>
          </table:covered-table-cell>
          <table:covered-table-cell table:style-name="ce24" table:formula="of:=CONCATENATE([.BA20];[.AU25])">
            <text:p/>
          </table:covered-table-cell>
          <table:covered-table-cell table:style-name="ce24" table:formula="of:=CONCATENATE([#REF!];[.AV25])" office:value-type="string" office:string-value="" calcext:value-type="error">
            <text:p>#REF!</text:p>
          </table:covered-table-cell>
          <table:table-cell/>
          <table:table-cell table:style-name="ce24" table:formula="of:=CONCATENATE([.$BP20];[.BB$4])" office:value-type="string" office:string-value="a6b1" calcext:value-type="string" table:number-columns-spanned="4" table:number-rows-spanned="1">
            <text:p>a6b1</text:p>
          </table:table-cell>
          <table:covered-table-cell table:number-columns-repeated="3" table:style-name="ce26"/>
          <table:table-cell table:style-name="ce24" table:formula="of:=CONCATENATE([.$BP20];[.AX$4])" office:value-type="string" office:string-value="a6b8" calcext:value-type="string" table:number-columns-spanned="4" table:number-rows-spanned="1">
            <text:p>a6b8</text:p>
          </table:table-cell>
          <table:covered-table-cell table:style-name="ce24" table:formula="of:=CONCATENATE([.BI20];[.BC25])">
            <text:p/>
          </table:covered-table-cell>
          <table:covered-table-cell table:style-name="ce24" table:formula="of:=CONCATENATE([.BJ20];[.BD25])">
            <text:p/>
          </table:covered-table-cell>
          <table:covered-table-cell table:style-name="ce24" table:formula="of:=CONCATENATE([.D20];[.BE25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6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3"/>
          <table:table-cell table:number-columns-repeated="4"/>
          <table:table-cell table:style-name="ce20" table:number-columns-repeated="18"/>
          <table:table-cell table:style-name="ce23"/>
          <table:table-cell table:style-name="ce20" table:number-columns-repeated="26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5</text:p>
          </table:table-cell>
          <table:covered-table-cell table:style-name="ce19"/>
          <table:table-cell table:style-name="ce20"/>
          <table:table-cell table:style-name="ce22" table:formula="of:=CONCATENATE([.$BP22];[.AX$4])" office:value-type="string" office:string-value="a5b8" calcext:value-type="string" table:number-columns-spanned="4" table:number-rows-spanned="1">
            <text:p>a5b8</text:p>
          </table:table-cell>
          <table:covered-table-cell table:style-name="ce22" table:formula="of:=CONCATENATE([.K22];[.BC27])">
            <text:p/>
          </table:covered-table-cell>
          <table:covered-table-cell table:style-name="ce22" table:formula="of:=CONCATENATE([.L22];[.BD27])">
            <text:p/>
          </table:covered-table-cell>
          <table:covered-table-cell table:style-name="ce22" table:formula="of:=CONCATENATE([.M22];[.BE27])">
            <text:p/>
          </table:covered-table-cell>
          <table:table-cell table:style-name="ce22" table:formula="of:=CONCATENATE([.$BP22];[.BB$4])" office:value-type="string" office:string-value="a5b1" calcext:value-type="string" table:number-columns-spanned="4" table:number-rows-spanned="1">
            <text:p>a5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22];[.BG$4])" office:value-type="string" office:string-value="a5b7" calcext:value-type="string" table:number-columns-spanned="4" table:number-rows-spanned="1">
            <text:p>a5b7</text:p>
          </table:table-cell>
          <table:covered-table-cell table:style-name="ce22" table:formula="of:=CONCATENATE([.T22];[.BL27])">
            <text:p/>
          </table:covered-table-cell>
          <table:covered-table-cell table:style-name="ce22" table:formula="of:=CONCATENATE([.U22];[.BM27])">
            <text:p/>
          </table:covered-table-cell>
          <table:covered-table-cell table:style-name="ce22" table:formula="of:=CONCATENATE([.BO22];[.BN27])">
            <text:p/>
          </table:covered-table-cell>
          <table:table-cell table:style-name="ce22" table:formula="of:=CONCATENATE([.$BP22];[.BK$4])" office:value-type="string" office:string-value="a5b0" calcext:value-type="string" table:number-columns-spanned="4" table:number-rows-spanned="1">
            <text:p>a5b0</text:p>
          </table:table-cell>
          <table:covered-table-cell table:number-columns-repeated="3" table:style-name="ce23"/>
          <table:table-cell/>
          <table:table-cell table:style-name="ce24" table:formula="of:=CONCATENATE([.$BP22];[.I$4])" office:value-type="string" office:string-value="a5b6" calcext:value-type="string" table:number-columns-spanned="4" table:number-rows-spanned="1">
            <text:p>a5b6</text:p>
          </table:table-cell>
          <table:covered-table-cell table:number-columns-repeated="3" table:style-name="ce26"/>
          <table:table-cell table:style-name="ce24" table:formula="of:=CONCATENATE([.$BP22];[.E$4])" office:value-type="string" office:string-value="a5b13" calcext:value-type="string" table:number-columns-spanned="4" table:number-rows-spanned="1">
            <text:p>a5b13</text:p>
          </table:table-cell>
          <table:covered-table-cell table:style-name="ce24" table:formula="of:=CONCATENATE([.Y22];[.F27])">
            <text:p/>
          </table:covered-table-cell>
          <table:covered-table-cell table:style-name="ce24" table:formula="of:=CONCATENATE([.Z22];[.G27])">
            <text:p/>
          </table:covered-table-cell>
          <table:covered-table-cell table:style-name="ce24" table:formula="of:=CONCATENATE([#REF!];[.H27])" office:value-type="string" office:string-value="" calcext:value-type="error">
            <text:p>#REF!</text:p>
          </table:covered-table-cell>
          <table:table-cell/>
          <table:table-cell table:style-name="ce24" table:formula="of:=CONCATENATE([.$BP22];[.R$4])" office:value-type="string" office:string-value="a5b5" calcext:value-type="string" table:number-columns-spanned="4" table:number-rows-spanned="1">
            <text:p>a5b5</text:p>
          </table:table-cell>
          <table:covered-table-cell table:number-columns-repeated="3" table:style-name="ce26"/>
          <table:table-cell table:style-name="ce24" table:formula="of:=CONCATENATE([.$BP22];[.N$4])" office:value-type="string" office:string-value="a5b12" calcext:value-type="string" table:number-columns-spanned="4" table:number-rows-spanned="1">
            <text:p>a5b12</text:p>
          </table:table-cell>
          <table:covered-table-cell table:style-name="ce24" table:formula="of:=CONCATENATE([.AH22];[.O27])">
            <text:p/>
          </table:covered-table-cell>
          <table:covered-table-cell table:style-name="ce24" table:formula="of:=CONCATENATE([.AI22];[.P27])">
            <text:p/>
          </table:covered-table-cell>
          <table:covered-table-cell table:style-name="ce24" table:formula="of:=CONCATENATE([#REF!];[.Q27])" office:value-type="string" office:string-value="" calcext:value-type="error">
            <text:p>#REF!</text:p>
          </table:covered-table-cell>
          <table:table-cell/>
          <table:table-cell table:style-name="ce24" table:formula="of:=CONCATENATE([.$BP22];[.AA$4])" office:value-type="string" office:string-value="a5b4" calcext:value-type="string" table:number-columns-spanned="4" table:number-rows-spanned="1">
            <text:p>a5b4</text:p>
          </table:table-cell>
          <table:covered-table-cell table:number-columns-repeated="3" table:style-name="ce26"/>
          <table:table-cell table:style-name="ce24" table:formula="of:=CONCATENATE([.$BP22];[.W$4])" office:value-type="string" office:string-value="a5b11" calcext:value-type="string" table:number-columns-spanned="4" table:number-rows-spanned="1">
            <text:p>a5b11</text:p>
          </table:table-cell>
          <table:covered-table-cell table:style-name="ce24" table:formula="of:=CONCATENATE([.AQ22];[.X27])">
            <text:p/>
          </table:covered-table-cell>
          <table:covered-table-cell table:style-name="ce24" table:formula="of:=CONCATENATE([.AR22];[.Y27])">
            <text:p/>
          </table:covered-table-cell>
          <table:covered-table-cell table:style-name="ce24" table:formula="of:=CONCATENATE([#REF!];[.Z27])" office:value-type="string" office:string-value="" calcext:value-type="error">
            <text:p>#REF!</text:p>
          </table:covered-table-cell>
          <table:table-cell/>
          <table:table-cell table:style-name="ce24" table:formula="of:=CONCATENATE([.$BP22];[.AJ$4])" office:value-type="string" office:string-value="a5b3" calcext:value-type="string" table:number-columns-spanned="4" table:number-rows-spanned="1">
            <text:p>a5b3</text:p>
          </table:table-cell>
          <table:covered-table-cell table:number-columns-repeated="3" table:style-name="ce26"/>
          <table:table-cell table:style-name="ce24" table:formula="of:=CONCATENATE([.$BP22];[.AF$4])" office:value-type="string" office:string-value="a5b10" calcext:value-type="string" table:number-columns-spanned="4" table:number-rows-spanned="1">
            <text:p>a5b10</text:p>
          </table:table-cell>
          <table:covered-table-cell table:style-name="ce24" table:formula="of:=CONCATENATE([.AZ22];[.AG27])">
            <text:p/>
          </table:covered-table-cell>
          <table:covered-table-cell table:style-name="ce24" table:formula="of:=CONCATENATE([.BA22];[.AH27])">
            <text:p/>
          </table:covered-table-cell>
          <table:covered-table-cell table:style-name="ce24" table:formula="of:=CONCATENATE([#REF!];[.AI27])" office:value-type="string" office:string-value="" calcext:value-type="error">
            <text:p>#REF!</text:p>
          </table:covered-table-cell>
          <table:table-cell/>
          <table:table-cell table:style-name="ce24" table:formula="of:=CONCATENATE([.$BP22];[.AS$4])" office:value-type="string" office:string-value="a5b2" calcext:value-type="string" table:number-columns-spanned="4" table:number-rows-spanned="1">
            <text:p>a5b2</text:p>
          </table:table-cell>
          <table:covered-table-cell table:number-columns-repeated="3" table:style-name="ce26"/>
          <table:table-cell table:style-name="ce24" table:formula="of:=CONCATENATE([.$BP22];[.AO$4])" office:value-type="string" office:string-value="a5b9" calcext:value-type="string" table:number-columns-spanned="4" table:number-rows-spanned="1">
            <text:p>a5b9</text:p>
          </table:table-cell>
          <table:covered-table-cell table:style-name="ce24" table:formula="of:=CONCATENATE([.BI22];[.AP27])">
            <text:p/>
          </table:covered-table-cell>
          <table:covered-table-cell table:style-name="ce24" table:formula="of:=CONCATENATE([.BJ22];[.AQ27])">
            <text:p/>
          </table:covered-table-cell>
          <table:covered-table-cell table:style-name="ce24" table:formula="of:=CONCATENATE([.D22];[.AR27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5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8"/>
          <table:table-cell table:style-name="ce23" table:number-columns-repeated="2"/>
          <table:table-cell table:style-name="ce20" table:number-columns-repeated="2"/>
          <table:table-cell table:style-name="ce23" table:number-columns-repeated="4"/>
          <table:table-cell table:style-name="ce20" table:number-columns-repeated="9"/>
          <table:table-cell table:style-name="ce23"/>
          <table:table-cell table:style-name="ce20" table:number-columns-repeated="26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4</text:p>
          </table:table-cell>
          <table:covered-table-cell table:style-name="ce19"/>
          <table:table-cell table:style-name="ce20"/>
          <table:table-cell table:style-name="ce22" table:formula="of:=CONCATENATE([.$BP24];[.AO$4])" office:value-type="string" office:string-value="a4b9" calcext:value-type="string" table:number-columns-spanned="4" table:number-rows-spanned="1">
            <text:p>a4b9</text:p>
          </table:table-cell>
          <table:covered-table-cell table:style-name="ce22" table:formula="of:=CONCATENATE([.K24];[.AP29])">
            <text:p/>
          </table:covered-table-cell>
          <table:covered-table-cell table:style-name="ce22" table:formula="of:=CONCATENATE([.L24];[.AQ29])">
            <text:p/>
          </table:covered-table-cell>
          <table:covered-table-cell table:style-name="ce22" table:formula="of:=CONCATENATE([.M24];[.AR29])">
            <text:p/>
          </table:covered-table-cell>
          <table:table-cell table:style-name="ce22" table:formula="of:=CONCATENATE([.$BP24];[.AS$4])" office:value-type="string" office:string-value="a4b2" calcext:value-type="string" table:number-columns-spanned="4" table:number-rows-spanned="1">
            <text:p>a4b2</text:p>
          </table:table-cell>
          <table:covered-table-cell table:number-columns-repeated="3" table:style-name="ce23"/>
          <table:table-cell table:style-name="ce20"/>
          <table:table-cell table:style-name="ce22" table:formula="of:=CONCATENATE([.$BP24];[.AX$4])" office:value-type="string" office:string-value="a4b8" calcext:value-type="string" table:number-columns-spanned="4" table:number-rows-spanned="1">
            <text:p>a4b8</text:p>
          </table:table-cell>
          <table:covered-table-cell table:style-name="ce22" table:formula="of:=CONCATENATE([.T24];[.AY29])">
            <text:p/>
          </table:covered-table-cell>
          <table:covered-table-cell table:style-name="ce22" table:formula="of:=CONCATENATE([.U24];[.AZ29])">
            <text:p/>
          </table:covered-table-cell>
          <table:covered-table-cell table:style-name="ce22" table:formula="of:=CONCATENATE([.V24];[.BA29])">
            <text:p/>
          </table:covered-table-cell>
          <table:table-cell table:style-name="ce22" table:formula="of:=CONCATENATE([.$BP24];[.BB$4])" office:value-type="string" office:string-value="a4b1" calcext:value-type="string" table:number-columns-spanned="4" table:number-rows-spanned="1">
            <text:p>a4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24];[.BG$4])" office:value-type="string" office:string-value="a4b7" calcext:value-type="string" table:number-columns-spanned="4" table:number-rows-spanned="1">
            <text:p>a4b7</text:p>
          </table:table-cell>
          <table:covered-table-cell table:style-name="ce22" table:formula="of:=CONCATENATE([.AC24];[.BL29])">
            <text:p/>
          </table:covered-table-cell>
          <table:covered-table-cell table:style-name="ce22" table:formula="of:=CONCATENATE([.AD24];[.BM29])">
            <text:p/>
          </table:covered-table-cell>
          <table:covered-table-cell table:style-name="ce22" table:formula="of:=CONCATENATE([.BO24];[.BN29])">
            <text:p/>
          </table:covered-table-cell>
          <table:table-cell table:style-name="ce22" table:formula="of:=CONCATENATE([.$BP24];[.BK$4])" office:value-type="string" office:string-value="a4b0" calcext:value-type="string" table:number-columns-spanned="4" table:number-rows-spanned="1">
            <text:p>a4b0</text:p>
          </table:table-cell>
          <table:covered-table-cell table:number-columns-repeated="3" table:style-name="ce23"/>
          <table:table-cell/>
          <table:table-cell table:style-name="ce24" table:formula="of:=CONCATENATE([.$BP24];[.I$4])" office:value-type="string" office:string-value="a4b6" calcext:value-type="string" table:number-columns-spanned="4" table:number-rows-spanned="1">
            <text:p>a4b6</text:p>
          </table:table-cell>
          <table:covered-table-cell table:number-columns-repeated="3" table:style-name="ce26"/>
          <table:table-cell table:style-name="ce24" table:formula="of:=CONCATENATE([.$BP24];[.E$4])" office:value-type="string" office:string-value="a4b13" calcext:value-type="string" table:number-columns-spanned="4" table:number-rows-spanned="1">
            <text:p>a4b13</text:p>
          </table:table-cell>
          <table:covered-table-cell table:style-name="ce24" table:formula="of:=CONCATENATE([.AH24];[.F29])">
            <text:p/>
          </table:covered-table-cell>
          <table:covered-table-cell table:style-name="ce24" table:formula="of:=CONCATENATE([.AI24];[.G29])">
            <text:p/>
          </table:covered-table-cell>
          <table:covered-table-cell table:style-name="ce24" table:formula="of:=CONCATENATE([#REF!];[.H29])" office:value-type="string" office:string-value="" calcext:value-type="error">
            <text:p>#REF!</text:p>
          </table:covered-table-cell>
          <table:table-cell/>
          <table:table-cell table:style-name="ce24" table:formula="of:=CONCATENATE([.$BP24];[.R$4])" office:value-type="string" office:string-value="a4b5" calcext:value-type="string" table:number-columns-spanned="4" table:number-rows-spanned="1">
            <text:p>a4b5</text:p>
          </table:table-cell>
          <table:covered-table-cell table:number-columns-repeated="3" table:style-name="ce26"/>
          <table:table-cell table:style-name="ce24" table:formula="of:=CONCATENATE([.$BP24];[.N$4])" office:value-type="string" office:string-value="a4b12" calcext:value-type="string" table:number-columns-spanned="4" table:number-rows-spanned="1">
            <text:p>a4b12</text:p>
          </table:table-cell>
          <table:covered-table-cell table:style-name="ce24" table:formula="of:=CONCATENATE([.AQ24];[.O29])">
            <text:p/>
          </table:covered-table-cell>
          <table:covered-table-cell table:style-name="ce24" table:formula="of:=CONCATENATE([.AR24];[.P29])">
            <text:p/>
          </table:covered-table-cell>
          <table:covered-table-cell table:style-name="ce24" table:formula="of:=CONCATENATE([#REF!];[.Q29])" office:value-type="string" office:string-value="" calcext:value-type="error">
            <text:p>#REF!</text:p>
          </table:covered-table-cell>
          <table:table-cell/>
          <table:table-cell table:style-name="ce24" table:formula="of:=CONCATENATE([.$BP24];[.AA$4])" office:value-type="string" office:string-value="a4b4" calcext:value-type="string" table:number-columns-spanned="4" table:number-rows-spanned="1">
            <text:p>a4b4</text:p>
          </table:table-cell>
          <table:covered-table-cell table:number-columns-repeated="3" table:style-name="ce26"/>
          <table:table-cell table:style-name="ce24" table:formula="of:=CONCATENATE([.$BP24];[.W$4])" office:value-type="string" office:string-value="a4b11" calcext:value-type="string" table:number-columns-spanned="4" table:number-rows-spanned="1">
            <text:p>a4b11</text:p>
          </table:table-cell>
          <table:covered-table-cell table:style-name="ce24" table:formula="of:=CONCATENATE([.AZ24];[.X29])">
            <text:p/>
          </table:covered-table-cell>
          <table:covered-table-cell table:style-name="ce24" table:formula="of:=CONCATENATE([.BA24];[.Y29])">
            <text:p/>
          </table:covered-table-cell>
          <table:covered-table-cell table:style-name="ce24" table:formula="of:=CONCATENATE([#REF!];[.Z29])" office:value-type="string" office:string-value="" calcext:value-type="error">
            <text:p>#REF!</text:p>
          </table:covered-table-cell>
          <table:table-cell/>
          <table:table-cell table:style-name="ce24" table:formula="of:=CONCATENATE([.$BP24];[.AJ$4])" office:value-type="string" office:string-value="a4b3" calcext:value-type="string" table:number-columns-spanned="4" table:number-rows-spanned="1">
            <text:p>a4b3</text:p>
          </table:table-cell>
          <table:covered-table-cell table:number-columns-repeated="3" table:style-name="ce26"/>
          <table:table-cell table:style-name="ce24" table:formula="of:=CONCATENATE([.$BP24];[.AF$4])" office:value-type="string" office:string-value="a4b10" calcext:value-type="string" table:number-columns-spanned="4" table:number-rows-spanned="1">
            <text:p>a4b10</text:p>
          </table:table-cell>
          <table:covered-table-cell table:style-name="ce24" table:formula="of:=CONCATENATE([.BI24];[.AG29])">
            <text:p/>
          </table:covered-table-cell>
          <table:covered-table-cell table:style-name="ce24" table:formula="of:=CONCATENATE([.BJ24];[.AH29])">
            <text:p/>
          </table:covered-table-cell>
          <table:covered-table-cell table:style-name="ce24" table:formula="of:=CONCATENATE([.D24];[.AI29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4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8"/>
          <table:table-cell table:style-name="ce23"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ce20" table:number-columns-repeated="2"/>
          <table:table-cell table:style-name="ce23" table:number-columns-repeated="2"/>
          <table:table-cell table:style-name="ce30"/>
          <table:table-cell table:style-name="ce23" table:number-columns-repeated="2"/>
          <table:table-cell table:style-name="ce20" table:number-columns-repeated="26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3</text:p>
          </table:table-cell>
          <table:covered-table-cell table:style-name="ce19"/>
          <table:table-cell table:style-name="ce20"/>
          <table:table-cell table:style-name="ce22" table:formula="of:=CONCATENATE([.$BP26];[.AF$4])" office:value-type="string" office:string-value="a3b10" calcext:value-type="string" table:number-columns-spanned="4" table:number-rows-spanned="1">
            <text:p>a3b10</text:p>
          </table:table-cell>
          <table:covered-table-cell table:style-name="ce22" table:formula="of:=CONCATENATE([.K26];[.AG31])">
            <text:p/>
          </table:covered-table-cell>
          <table:covered-table-cell table:style-name="ce22" table:formula="of:=CONCATENATE([.L26];[.AH31])">
            <text:p/>
          </table:covered-table-cell>
          <table:covered-table-cell table:style-name="ce22" table:formula="of:=CONCATENATE([.M26];[.AI31])">
            <text:p/>
          </table:covered-table-cell>
          <table:table-cell table:style-name="ce22" table:formula="of:=CONCATENATE([.$BP26];[.AJ$4])" office:value-type="string" office:string-value="a3b3" calcext:value-type="string" table:number-columns-spanned="4" table:number-rows-spanned="1">
            <text:p>a3b3</text:p>
          </table:table-cell>
          <table:covered-table-cell table:number-columns-repeated="3" table:style-name="ce23"/>
          <table:table-cell table:style-name="ce20"/>
          <table:table-cell table:style-name="ce22" table:formula="of:=CONCATENATE([.$BP26];[.AO$4])" office:value-type="string" office:string-value="a3b9" calcext:value-type="string" table:number-columns-spanned="4" table:number-rows-spanned="1">
            <text:p>a3b9</text:p>
          </table:table-cell>
          <table:covered-table-cell table:style-name="ce22" table:formula="of:=CONCATENATE([.T26];[.AP31])">
            <text:p/>
          </table:covered-table-cell>
          <table:covered-table-cell table:style-name="ce22" table:formula="of:=CONCATENATE([.U26];[.AQ31])">
            <text:p/>
          </table:covered-table-cell>
          <table:covered-table-cell table:style-name="ce22" table:formula="of:=CONCATENATE([.V26];[.AR31])">
            <text:p/>
          </table:covered-table-cell>
          <table:table-cell table:style-name="ce22" table:formula="of:=CONCATENATE([.$BP26];[.AS$4])" office:value-type="string" office:string-value="a3b2" calcext:value-type="string" table:number-columns-spanned="4" table:number-rows-spanned="1">
            <text:p>a3b2</text:p>
          </table:table-cell>
          <table:covered-table-cell table:number-columns-repeated="3" table:style-name="ce23"/>
          <table:table-cell table:style-name="ce20"/>
          <table:table-cell table:style-name="ce22" table:formula="of:=CONCATENATE([.$BP26];[.AX$4])" office:value-type="string" office:string-value="a3b8" calcext:value-type="string" table:number-columns-spanned="4" table:number-rows-spanned="1">
            <text:p>a3b8</text:p>
          </table:table-cell>
          <table:covered-table-cell table:style-name="ce22" table:formula="of:=CONCATENATE([.AC26];[.AY31])">
            <text:p/>
          </table:covered-table-cell>
          <table:covered-table-cell table:style-name="ce22" table:formula="of:=CONCATENATE([.AD26];[.AZ31])">
            <text:p/>
          </table:covered-table-cell>
          <table:covered-table-cell table:style-name="ce22" table:formula="of:=CONCATENATE([.AE26];[.BA31])">
            <text:p/>
          </table:covered-table-cell>
          <table:table-cell table:style-name="ce22" table:formula="of:=CONCATENATE([.$BP26];[.BB$4])" office:value-type="string" office:string-value="a3b1" calcext:value-type="string" table:number-columns-spanned="4" table:number-rows-spanned="1">
            <text:p>a3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26];[.BG$4])" office:value-type="string" office:string-value="a3b7" calcext:value-type="string" table:number-columns-spanned="4" table:number-rows-spanned="1">
            <text:p>a3b7</text:p>
          </table:table-cell>
          <table:covered-table-cell table:style-name="ce22" table:formula="of:=CONCATENATE([.AL26];[.BH31])">
            <text:p/>
          </table:covered-table-cell>
          <table:covered-table-cell table:style-name="ce22" table:formula="of:=CONCATENATE([.AM26];[.BI31])">
            <text:p/>
          </table:covered-table-cell>
          <table:covered-table-cell table:style-name="ce22" table:formula="of:=CONCATENATE([.BO26];[.BJ31])">
            <text:p/>
          </table:covered-table-cell>
          <table:table-cell table:style-name="ce22" table:formula="of:=CONCATENATE([.$BP26];[.BK$4])" office:value-type="string" office:string-value="a3b0" calcext:value-type="string" table:number-columns-spanned="4" table:number-rows-spanned="1">
            <text:p>a3b0</text:p>
          </table:table-cell>
          <table:covered-table-cell table:number-columns-repeated="3" table:style-name="ce23"/>
          <table:table-cell/>
          <table:table-cell table:style-name="ce24" table:formula="of:=CONCATENATE([.$BP26];[.I$4])" office:value-type="string" office:string-value="a3b6" calcext:value-type="string" table:number-columns-spanned="4" table:number-rows-spanned="1">
            <text:p>a3b6</text:p>
          </table:table-cell>
          <table:covered-table-cell table:number-columns-repeated="3" table:style-name="ce26"/>
          <table:table-cell table:style-name="ce24" table:formula="of:=CONCATENATE([.$BP26];[.E$4])" office:value-type="string" office:string-value="a3b13" calcext:value-type="string" table:number-columns-spanned="4" table:number-rows-spanned="1">
            <text:p>a3b13</text:p>
          </table:table-cell>
          <table:covered-table-cell table:style-name="ce24" table:formula="of:=CONCATENATE([.AQ26];[.F31])">
            <text:p/>
          </table:covered-table-cell>
          <table:covered-table-cell table:style-name="ce24" table:formula="of:=CONCATENATE([.AR26];[.G31])">
            <text:p/>
          </table:covered-table-cell>
          <table:covered-table-cell table:style-name="ce24" table:formula="of:=CONCATENATE([#REF!];[.H31])" office:value-type="string" office:string-value="" calcext:value-type="error">
            <text:p>#REF!</text:p>
          </table:covered-table-cell>
          <table:table-cell/>
          <table:table-cell table:style-name="ce24" table:formula="of:=CONCATENATE([.$BP26];[.R$4])" office:value-type="string" office:string-value="a3b5" calcext:value-type="string" table:number-columns-spanned="4" table:number-rows-spanned="1">
            <text:p>a3b5</text:p>
          </table:table-cell>
          <table:covered-table-cell table:number-columns-repeated="3" table:style-name="ce26"/>
          <table:table-cell table:style-name="ce24" table:formula="of:=CONCATENATE([.$BP26];[.N$4])" office:value-type="string" office:string-value="a3b12" calcext:value-type="string" table:number-columns-spanned="4" table:number-rows-spanned="1">
            <text:p>a3b12</text:p>
          </table:table-cell>
          <table:covered-table-cell table:style-name="ce24" table:formula="of:=CONCATENATE([.AZ26];[.O31])">
            <text:p/>
          </table:covered-table-cell>
          <table:covered-table-cell table:style-name="ce24" table:formula="of:=CONCATENATE([.BA26];[.P31])">
            <text:p/>
          </table:covered-table-cell>
          <table:covered-table-cell table:style-name="ce24" table:formula="of:=CONCATENATE([#REF!];[.Q31])" office:value-type="string" office:string-value="" calcext:value-type="error">
            <text:p>#REF!</text:p>
          </table:covered-table-cell>
          <table:table-cell/>
          <table:table-cell table:style-name="ce24" table:formula="of:=CONCATENATE([.$BP26];[.AA$4])" office:value-type="string" office:string-value="a3b4" calcext:value-type="string" table:number-columns-spanned="4" table:number-rows-spanned="1">
            <text:p>a3b4</text:p>
          </table:table-cell>
          <table:covered-table-cell table:number-columns-repeated="3" table:style-name="ce26"/>
          <table:table-cell table:style-name="ce24" table:formula="of:=CONCATENATE([.$BP26];[.W$4])" office:value-type="string" office:string-value="a3b11" calcext:value-type="string" table:number-columns-spanned="4" table:number-rows-spanned="1">
            <text:p>a3b11</text:p>
          </table:table-cell>
          <table:covered-table-cell table:style-name="ce24" table:formula="of:=CONCATENATE([.BI26];[.X31])">
            <text:p/>
          </table:covered-table-cell>
          <table:covered-table-cell table:style-name="ce24" table:formula="of:=CONCATENATE([.BJ26];[.Y31])">
            <text:p/>
          </table:covered-table-cell>
          <table:covered-table-cell table:style-name="ce24" table:formula="of:=CONCATENATE([.D26];[.Z31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3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8"/>
          <table:table-cell table:style-name="ce23"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ce20" table:number-columns-repeated="2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23" table:number-columns-repeated="5"/>
          <table:table-cell table:style-name="ce20" table:number-columns-repeated="18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2</text:p>
          </table:table-cell>
          <table:covered-table-cell table:style-name="ce19"/>
          <table:table-cell table:style-name="ce20"/>
          <table:table-cell table:style-name="ce22" table:formula="of:=CONCATENATE([.$BP28];[.W$4])" office:value-type="string" office:string-value="a2b11" calcext:value-type="string" table:number-columns-spanned="4" table:number-rows-spanned="1">
            <text:p>a2b11</text:p>
          </table:table-cell>
          <table:covered-table-cell table:style-name="ce22" table:formula="of:=CONCATENATE([.K28];[.X33])">
            <text:p/>
          </table:covered-table-cell>
          <table:covered-table-cell table:style-name="ce22" table:formula="of:=CONCATENATE([.L28];[.Y33])">
            <text:p/>
          </table:covered-table-cell>
          <table:covered-table-cell table:style-name="ce22" table:formula="of:=CONCATENATE([.M28];[.Z33])">
            <text:p/>
          </table:covered-table-cell>
          <table:table-cell table:style-name="ce22" table:formula="of:=CONCATENATE([.$BP28];[.AA$4])" office:value-type="string" office:string-value="a2b4" calcext:value-type="string" table:number-columns-spanned="4" table:number-rows-spanned="1">
            <text:p>a2b4</text:p>
          </table:table-cell>
          <table:covered-table-cell table:number-columns-repeated="3" table:style-name="ce23"/>
          <table:table-cell table:style-name="ce20"/>
          <table:table-cell table:style-name="ce22" table:formula="of:=CONCATENATE([.$BP28];[.AF$4])" office:value-type="string" office:string-value="a2b10" calcext:value-type="string" table:number-columns-spanned="4" table:number-rows-spanned="1">
            <text:p>a2b10</text:p>
          </table:table-cell>
          <table:covered-table-cell table:style-name="ce22" table:formula="of:=CONCATENATE([.T28];[.AG33])">
            <text:p/>
          </table:covered-table-cell>
          <table:covered-table-cell table:style-name="ce22" table:formula="of:=CONCATENATE([.U28];[.AH33])">
            <text:p/>
          </table:covered-table-cell>
          <table:covered-table-cell table:style-name="ce22" table:formula="of:=CONCATENATE([.V28];[.AI33])">
            <text:p/>
          </table:covered-table-cell>
          <table:table-cell table:style-name="ce22" table:formula="of:=CONCATENATE([.$BP28];[.AJ$4])" office:value-type="string" office:string-value="a2b3" calcext:value-type="string" table:number-columns-spanned="4" table:number-rows-spanned="1">
            <text:p>a2b3</text:p>
          </table:table-cell>
          <table:covered-table-cell table:number-columns-repeated="3" table:style-name="ce23"/>
          <table:table-cell table:style-name="ce20"/>
          <table:table-cell table:style-name="ce22" table:formula="of:=CONCATENATE([.$BP28];[.AO$4])" office:value-type="string" office:string-value="a2b9" calcext:value-type="string" table:number-columns-spanned="4" table:number-rows-spanned="1">
            <text:p>a2b9</text:p>
          </table:table-cell>
          <table:covered-table-cell table:style-name="ce22" table:formula="of:=CONCATENATE([.AC28];[.AP33])">
            <text:p/>
          </table:covered-table-cell>
          <table:covered-table-cell table:style-name="ce22" table:formula="of:=CONCATENATE([.AD28];[.AQ33])">
            <text:p/>
          </table:covered-table-cell>
          <table:covered-table-cell table:style-name="ce22" table:formula="of:=CONCATENATE([.AE28];[.AR33])">
            <text:p/>
          </table:covered-table-cell>
          <table:table-cell table:style-name="ce22" table:formula="of:=CONCATENATE([.$BP28];[.AS$4])" office:value-type="string" office:string-value="a2b2" calcext:value-type="string" table:number-columns-spanned="4" table:number-rows-spanned="1">
            <text:p>a2b2</text:p>
          </table:table-cell>
          <table:covered-table-cell table:number-columns-repeated="3" table:style-name="ce23"/>
          <table:table-cell table:style-name="ce20"/>
          <table:table-cell table:style-name="ce22" table:formula="of:=CONCATENATE([.$BP28];[.AX$4])" office:value-type="string" office:string-value="a2b8" calcext:value-type="string" table:number-columns-spanned="4" table:number-rows-spanned="1">
            <text:p>a2b8</text:p>
          </table:table-cell>
          <table:covered-table-cell table:style-name="ce22" table:formula="of:=CONCATENATE([.AL28];[.AY33])">
            <text:p/>
          </table:covered-table-cell>
          <table:covered-table-cell table:style-name="ce22" table:formula="of:=CONCATENATE([.AM28];[.AZ33])">
            <text:p/>
          </table:covered-table-cell>
          <table:covered-table-cell table:style-name="ce22" table:formula="of:=CONCATENATE([.AN28];[.BA33])">
            <text:p/>
          </table:covered-table-cell>
          <table:table-cell table:style-name="ce22" table:formula="of:=CONCATENATE([.$BP28];[.BB$4])" office:value-type="string" office:string-value="a2b1" calcext:value-type="string" table:number-columns-spanned="4" table:number-rows-spanned="1">
            <text:p>a2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28];[.BG$4])" office:value-type="string" office:string-value="a2b7" calcext:value-type="string" table:number-columns-spanned="4" table:number-rows-spanned="1">
            <text:p>a2b7</text:p>
          </table:table-cell>
          <table:covered-table-cell table:style-name="ce22" table:formula="of:=CONCATENATE([.AU28];[.BH33])">
            <text:p/>
          </table:covered-table-cell>
          <table:covered-table-cell table:style-name="ce22" table:formula="of:=CONCATENATE([.AV28];[.BI33])">
            <text:p/>
          </table:covered-table-cell>
          <table:covered-table-cell table:style-name="ce22" table:formula="of:=CONCATENATE([.BO28];[.BJ33])">
            <text:p/>
          </table:covered-table-cell>
          <table:table-cell table:style-name="ce22" table:formula="of:=CONCATENATE([.$BP28];[.BK$4])" office:value-type="string" office:string-value="a2b0" calcext:value-type="string" table:number-columns-spanned="4" table:number-rows-spanned="1">
            <text:p>a2b0</text:p>
          </table:table-cell>
          <table:covered-table-cell table:number-columns-repeated="3" table:style-name="ce23"/>
          <table:table-cell/>
          <table:table-cell table:style-name="ce24" table:formula="of:=CONCATENATE([.$BP28];[.I$4])" office:value-type="string" office:string-value="a2b6" calcext:value-type="string" table:number-columns-spanned="4" table:number-rows-spanned="1">
            <text:p>a2b6</text:p>
          </table:table-cell>
          <table:covered-table-cell table:number-columns-repeated="3" table:style-name="ce26"/>
          <table:table-cell table:style-name="ce24" table:formula="of:=CONCATENATE([.$BP28];[.E$4])" office:value-type="string" office:string-value="a2b13" calcext:value-type="string" table:number-columns-spanned="4" table:number-rows-spanned="1">
            <text:p>a2b13</text:p>
          </table:table-cell>
          <table:covered-table-cell table:style-name="ce24" table:formula="of:=CONCATENATE([.AZ28];[.F33])">
            <text:p/>
          </table:covered-table-cell>
          <table:covered-table-cell table:style-name="ce24" table:formula="of:=CONCATENATE([.BA28];[.G33])">
            <text:p/>
          </table:covered-table-cell>
          <table:covered-table-cell table:style-name="ce24" table:formula="of:=CONCATENATE([#REF!];[.H33])" office:value-type="string" office:string-value="" calcext:value-type="error">
            <text:p>#REF!</text:p>
          </table:covered-table-cell>
          <table:table-cell/>
          <table:table-cell table:style-name="ce24" table:formula="of:=CONCATENATE([.$BP28];[.R$4])" office:value-type="string" office:string-value="a2b5" calcext:value-type="string" table:number-columns-spanned="4" table:number-rows-spanned="1">
            <text:p>a2b5</text:p>
          </table:table-cell>
          <table:covered-table-cell table:number-columns-repeated="3" table:style-name="ce26"/>
          <table:table-cell table:style-name="ce24" table:formula="of:=CONCATENATE([.$BP28];[.N$4])" office:value-type="string" office:string-value="a2b12" calcext:value-type="string" table:number-columns-spanned="4" table:number-rows-spanned="1">
            <text:p>a2b12</text:p>
          </table:table-cell>
          <table:covered-table-cell table:style-name="ce24" table:formula="of:=CONCATENATE([.BI28];[.O33])">
            <text:p/>
          </table:covered-table-cell>
          <table:covered-table-cell table:style-name="ce24" table:formula="of:=CONCATENATE([.BJ28];[.P33])">
            <text:p/>
          </table:covered-table-cell>
          <table:covered-table-cell table:style-name="ce24" table:formula="of:=CONCATENATE([.D28];[.Q33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2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8"/>
          <table:table-cell table:style-name="ce23"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ce20" table:number-columns-repeated="2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23" table:number-columns-repeated="5"/>
          <table:table-cell table:style-name="ce20"/>
          <table:table-cell table:style-name="ce30"/>
          <table:table-cell table:style-name="ce23"/>
          <table:table-cell table:style-name="ce20" table:number-columns-repeated="2"/>
          <table:table-cell table:style-name="ce23" table:number-columns-repeated="2"/>
          <table:table-cell table:style-name="ce20" table:number-columns-repeated="11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1</text:p>
          </table:table-cell>
          <table:covered-table-cell table:style-name="ce19"/>
          <table:table-cell table:style-name="ce20"/>
          <table:table-cell table:style-name="ce22" table:formula="of:=CONCATENATE([.$BP30];[.N$4])" office:value-type="string" office:string-value="a1b12" calcext:value-type="string" table:number-columns-spanned="4" table:number-rows-spanned="1">
            <text:p>a1b12</text:p>
          </table:table-cell>
          <table:covered-table-cell table:style-name="ce22" table:formula="of:=CONCATENATE([.K30];[.R34])" office:value-type="string" office:string-value="c5" calcext:value-type="string">
            <text:p>c5</text:p>
          </table:covered-table-cell>
          <table:covered-table-cell table:style-name="ce22" table:formula="of:=CONCATENATE([.L30];[.S34])">
            <text:p/>
          </table:covered-table-cell>
          <table:covered-table-cell table:style-name="ce22" table:formula="of:=CONCATENATE([.M30];[.T34])">
            <text:p/>
          </table:covered-table-cell>
          <table:table-cell table:style-name="ce22" table:formula="of:=CONCATENATE([.$BP30];[.R$4])" office:value-type="string" office:string-value="a1b5" calcext:value-type="string" table:number-columns-spanned="4" table:number-rows-spanned="1">
            <text:p>a1b5</text:p>
          </table:table-cell>
          <table:covered-table-cell table:number-columns-repeated="3" table:style-name="ce23"/>
          <table:table-cell table:style-name="ce20"/>
          <table:table-cell table:style-name="ce22" table:formula="of:=CONCATENATE([.$BP30];[.W$4])" office:value-type="string" office:string-value="a1b11" calcext:value-type="string" table:number-columns-spanned="4" table:number-rows-spanned="1">
            <text:p>a1b11</text:p>
          </table:table-cell>
          <table:covered-table-cell table:style-name="ce22" table:formula="of:=CONCATENATE([.T30];[.AA34])" office:value-type="string" office:string-value="c4" calcext:value-type="string">
            <text:p>c4</text:p>
          </table:covered-table-cell>
          <table:covered-table-cell table:style-name="ce22" table:formula="of:=CONCATENATE([.U30];[.AB34])">
            <text:p/>
          </table:covered-table-cell>
          <table:covered-table-cell table:style-name="ce22" table:formula="of:=CONCATENATE([.V30];[.AC34])">
            <text:p/>
          </table:covered-table-cell>
          <table:table-cell table:style-name="ce22" table:formula="of:=CONCATENATE([.$BP30];[.AA$4])" office:value-type="string" office:string-value="a1b4" calcext:value-type="string" table:number-columns-spanned="4" table:number-rows-spanned="1">
            <text:p>a1b4</text:p>
          </table:table-cell>
          <table:covered-table-cell table:number-columns-repeated="3" table:style-name="ce23"/>
          <table:table-cell table:style-name="ce20"/>
          <table:table-cell table:style-name="ce22" table:formula="of:=CONCATENATE([.$BP30];[.AF$4])" office:value-type="string" office:string-value="a1b10" calcext:value-type="string" table:number-columns-spanned="4" table:number-rows-spanned="1">
            <text:p>a1b10</text:p>
          </table:table-cell>
          <table:covered-table-cell table:style-name="ce22" table:formula="of:=CONCATENATE([.AC30];[.AJ34])" office:value-type="string" office:string-value="c3" calcext:value-type="string">
            <text:p>c3</text:p>
          </table:covered-table-cell>
          <table:covered-table-cell table:style-name="ce22" table:formula="of:=CONCATENATE([.AD30];[.AK34])">
            <text:p/>
          </table:covered-table-cell>
          <table:covered-table-cell table:style-name="ce22" table:formula="of:=CONCATENATE([.AE30];[.AL34])">
            <text:p/>
          </table:covered-table-cell>
          <table:table-cell table:style-name="ce22" table:formula="of:=CONCATENATE([.$BP30];[.AJ$4])" office:value-type="string" office:string-value="a1b3" calcext:value-type="string" table:number-columns-spanned="4" table:number-rows-spanned="1">
            <text:p>a1b3</text:p>
          </table:table-cell>
          <table:covered-table-cell table:number-columns-repeated="3" table:style-name="ce23"/>
          <table:table-cell table:style-name="ce20"/>
          <table:table-cell table:style-name="ce22" table:formula="of:=CONCATENATE([.$BP30];[.AO$4])" office:value-type="string" office:string-value="a1b9" calcext:value-type="string" table:number-columns-spanned="4" table:number-rows-spanned="1">
            <text:p>a1b9</text:p>
          </table:table-cell>
          <table:covered-table-cell table:style-name="ce22" table:formula="of:=CONCATENATE([.AL30];[.AS34])" office:value-type="string" office:string-value="c2" calcext:value-type="string">
            <text:p>c2</text:p>
          </table:covered-table-cell>
          <table:covered-table-cell table:style-name="ce22" table:formula="of:=CONCATENATE([.AM30];[.AT34])">
            <text:p/>
          </table:covered-table-cell>
          <table:covered-table-cell table:style-name="ce22" table:formula="of:=CONCATENATE([.AN30];[.AU34])">
            <text:p/>
          </table:covered-table-cell>
          <table:table-cell table:style-name="ce22" table:formula="of:=CONCATENATE([.$BP30];[.AS$4])" office:value-type="string" office:string-value="a1b2" calcext:value-type="string" table:number-columns-spanned="4" table:number-rows-spanned="1">
            <text:p>a1b2</text:p>
          </table:table-cell>
          <table:covered-table-cell table:number-columns-repeated="3" table:style-name="ce23"/>
          <table:table-cell table:style-name="ce20"/>
          <table:table-cell table:style-name="ce22" table:formula="of:=CONCATENATE([.$BP30];[.AX$4])" office:value-type="string" office:string-value="a1b8" calcext:value-type="string" table:number-columns-spanned="4" table:number-rows-spanned="1">
            <text:p>a1b8</text:p>
          </table:table-cell>
          <table:covered-table-cell table:style-name="ce22" table:formula="of:=CONCATENATE([.AU30];[.BB34])" office:value-type="string" office:string-value="c1" calcext:value-type="string">
            <text:p>c1</text:p>
          </table:covered-table-cell>
          <table:covered-table-cell table:style-name="ce22" table:formula="of:=CONCATENATE([.AV30];[.BC34])">
            <text:p/>
          </table:covered-table-cell>
          <table:covered-table-cell table:style-name="ce22" table:formula="of:=CONCATENATE([.AW30];[.BD34])">
            <text:p/>
          </table:covered-table-cell>
          <table:table-cell table:style-name="ce22" table:formula="of:=CONCATENATE([.$BP30];[.BB$4])" office:value-type="string" office:string-value="a1b1" calcext:value-type="string" table:number-columns-spanned="4" table:number-rows-spanned="1">
            <text:p>a1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30];[.BG$4])" office:value-type="string" office:string-value="a1b7" calcext:value-type="string" table:number-columns-spanned="4" table:number-rows-spanned="1">
            <text:p>a1b7</text:p>
          </table:table-cell>
          <table:covered-table-cell table:style-name="ce22" table:formula="of:=CONCATENATE([.BD30];[.BK34])" office:value-type="string" office:string-value="c0" calcext:value-type="string">
            <text:p>c0</text:p>
          </table:covered-table-cell>
          <table:covered-table-cell table:style-name="ce22" table:formula="of:=CONCATENATE([.BE30];[.BL34])">
            <text:p/>
          </table:covered-table-cell>
          <table:covered-table-cell table:style-name="ce22" table:formula="of:=CONCATENATE([.BO30];[.BM34])">
            <text:p/>
          </table:covered-table-cell>
          <table:table-cell table:style-name="ce22" table:formula="of:=CONCATENATE([.$BP30];[.BK$4])" office:value-type="string" office:string-value="a1b0" calcext:value-type="string" table:number-columns-spanned="4" table:number-rows-spanned="1">
            <text:p>a1b0</text:p>
          </table:table-cell>
          <table:covered-table-cell table:number-columns-repeated="3" table:style-name="ce23"/>
          <table:table-cell/>
          <table:table-cell table:style-name="ce24" table:formula="of:=CONCATENATE([.$BP30];[.I$4])" office:value-type="string" office:string-value="a1b6" calcext:value-type="string" table:number-columns-spanned="4" table:number-rows-spanned="1">
            <text:p>a1b6</text:p>
          </table:table-cell>
          <table:covered-table-cell table:number-columns-repeated="3" table:style-name="ce26"/>
          <table:table-cell table:style-name="ce24" table:formula="of:=CONCATENATE([.$BP30];[.E$4])" office:value-type="string" office:string-value="a1b13" calcext:value-type="string" table:number-columns-spanned="4" table:number-rows-spanned="1">
            <text:p>a1b13</text:p>
          </table:table-cell>
          <table:covered-table-cell table:style-name="ce24" table:formula="of:=CONCATENATE([.BI30];[.I34])" office:value-type="string" office:string-value="c6" calcext:value-type="string">
            <text:p>c6</text:p>
          </table:covered-table-cell>
          <table:covered-table-cell table:style-name="ce24" table:formula="of:=CONCATENATE([.BJ30];[.J34])">
            <text:p/>
          </table:covered-table-cell>
          <table:covered-table-cell table:style-name="ce24" table:formula="of:=CONCATENATE([.D30];[.K34])">
            <text:p/>
          </table:covered-table-cell>
          <table:table-cell/>
          <table:table-cell table:style-name="ce18" office:value-type="string" calcext:value-type="string" table:number-columns-spanned="2" table:number-rows-spanned="1">
            <text:p>a1</text:p>
          </table:table-cell>
          <table:covered-table-cell table:style-name="ce19"/>
          <table:table-cell table:number-columns-repeated="955"/>
        </table:table-row>
        <table:table-row table:style-name="ro1">
          <table:table-cell/>
          <table:table-cell table:style-name="ce19" table:number-columns-repeated="2"/>
          <table:table-cell/>
          <table:table-cell table:style-name="ce20" table:number-columns-repeated="18"/>
          <table:table-cell table:style-name="ce23"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ce20" table:number-columns-repeated="2"/>
          <table:table-cell table:style-name="ce23" table:number-columns-repeated="2"/>
          <table:table-cell table:style-name="ce30"/>
          <table:table-cell table:style-name="ce23" table:number-columns-repeated="4"/>
          <table:table-cell table:style-name="ce30"/>
          <table:table-cell table:style-name="ce23" table:number-columns-repeated="5"/>
          <table:table-cell table:style-name="ce20"/>
          <table:table-cell table:style-name="ce30"/>
          <table:table-cell table:style-name="ce23"/>
          <table:table-cell table:style-name="ce20" table:number-columns-repeated="2"/>
          <table:table-cell table:style-name="ce23" table:number-columns-repeated="2"/>
          <table:table-cell table:style-name="ce20" table:number-columns-repeated="3"/>
          <table:table-cell table:style-name="ce23" table:number-columns-repeated="4"/>
          <table:table-cell table:style-name="ce20" table:number-columns-repeated="3"/>
          <table:table-cell table:style-name="ce33"/>
          <table:table-cell/>
          <table:table-cell table:style-name="ce19" table:number-columns-repeated="2"/>
          <table:table-cell table:number-columns-repeated="955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a0</text:p>
          </table:table-cell>
          <table:covered-table-cell table:style-name="ce19"/>
          <table:table-cell/>
          <table:table-cell table:style-name="ce22" table:formula="of:=CONCATENATE([.$BP32];[.E$4])" office:value-type="string" office:string-value="a0b13" calcext:value-type="string" table:number-columns-spanned="4" table:number-rows-spanned="1">
            <text:p>a0b13</text:p>
          </table:table-cell>
          <table:covered-table-cell table:style-name="ce22" table:formula="of:=CONCATENATE([.K32];[.F4])">
            <text:p/>
          </table:covered-table-cell>
          <table:covered-table-cell table:style-name="ce22" table:formula="of:=CONCATENATE([.L32];[.G4])">
            <text:p/>
          </table:covered-table-cell>
          <table:covered-table-cell table:style-name="ce22" table:formula="of:=CONCATENATE([.M32];[.H4])">
            <text:p/>
          </table:covered-table-cell>
          <table:table-cell table:style-name="ce22" table:formula="of:=CONCATENATE([.$BP32];[.I$4])" office:value-type="string" office:string-value="a0b6" calcext:value-type="string" table:number-columns-spanned="4" table:number-rows-spanned="1">
            <text:p>a0b6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N$4])" office:value-type="string" office:string-value="a0b12" calcext:value-type="string" table:number-columns-spanned="4" table:number-rows-spanned="1">
            <text:p>a0b12</text:p>
          </table:table-cell>
          <table:covered-table-cell table:style-name="ce22" table:formula="of:=CONCATENATE([.T32];[.O4])">
            <text:p/>
          </table:covered-table-cell>
          <table:covered-table-cell table:style-name="ce22" table:formula="of:=CONCATENATE([.U32];[.P4])">
            <text:p/>
          </table:covered-table-cell>
          <table:covered-table-cell table:style-name="ce22" table:formula="of:=CONCATENATE([.V32];[.Q4])">
            <text:p/>
          </table:covered-table-cell>
          <table:table-cell table:style-name="ce22" table:formula="of:=CONCATENATE([.$BP32];[.R$4])" office:value-type="string" office:string-value="a0b5" calcext:value-type="string" table:number-columns-spanned="4" table:number-rows-spanned="1">
            <text:p>a0b5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W$4])" office:value-type="string" office:string-value="a0b11" calcext:value-type="string" table:number-columns-spanned="4" table:number-rows-spanned="1">
            <text:p>a0b11</text:p>
          </table:table-cell>
          <table:covered-table-cell table:style-name="ce22" table:formula="of:=CONCATENATE([.AC32];[.X4])">
            <text:p/>
          </table:covered-table-cell>
          <table:covered-table-cell table:style-name="ce22" table:formula="of:=CONCATENATE([.AD32];[.Y4])">
            <text:p/>
          </table:covered-table-cell>
          <table:covered-table-cell table:style-name="ce22" table:formula="of:=CONCATENATE([.AE32];[.Z4])">
            <text:p/>
          </table:covered-table-cell>
          <table:table-cell table:style-name="ce22" table:formula="of:=CONCATENATE([.$BP32];[.AA$4])" office:value-type="string" office:string-value="a0b4" calcext:value-type="string" table:number-columns-spanned="4" table:number-rows-spanned="1">
            <text:p>a0b4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AF$4])" office:value-type="string" office:string-value="a0b10" calcext:value-type="string" table:number-columns-spanned="4" table:number-rows-spanned="1">
            <text:p>a0b10</text:p>
          </table:table-cell>
          <table:covered-table-cell table:style-name="ce22" table:formula="of:=CONCATENATE([.AL32];[.AG4])">
            <text:p/>
          </table:covered-table-cell>
          <table:covered-table-cell table:style-name="ce22" table:formula="of:=CONCATENATE([.AM32];[.AH4])">
            <text:p/>
          </table:covered-table-cell>
          <table:covered-table-cell table:style-name="ce22" table:formula="of:=CONCATENATE([.AN32];[.AI4])">
            <text:p/>
          </table:covered-table-cell>
          <table:table-cell table:style-name="ce22" table:formula="of:=CONCATENATE([.$BP32];[.AJ$4])" office:value-type="string" office:string-value="a0b3" calcext:value-type="string" table:number-columns-spanned="4" table:number-rows-spanned="1">
            <text:p>a0b3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AO$4])" office:value-type="string" office:string-value="a0b9" calcext:value-type="string" table:number-columns-spanned="4" table:number-rows-spanned="1">
            <text:p>a0b9</text:p>
          </table:table-cell>
          <table:covered-table-cell table:style-name="ce22" table:formula="of:=CONCATENATE([.AU32];[.AP4])">
            <text:p/>
          </table:covered-table-cell>
          <table:covered-table-cell table:style-name="ce22" table:formula="of:=CONCATENATE([.AV32];[.AQ4])">
            <text:p/>
          </table:covered-table-cell>
          <table:covered-table-cell table:style-name="ce22" table:formula="of:=CONCATENATE([.AW32];[.AR4])">
            <text:p/>
          </table:covered-table-cell>
          <table:table-cell table:style-name="ce22" table:formula="of:=CONCATENATE([.$BP32];[.AS$4])" office:value-type="string" office:string-value="a0b2" calcext:value-type="string" table:number-columns-spanned="4" table:number-rows-spanned="1">
            <text:p>a0b2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AX$4])" office:value-type="string" office:string-value="a0b8" calcext:value-type="string" table:number-columns-spanned="4" table:number-rows-spanned="1">
            <text:p>a0b8</text:p>
          </table:table-cell>
          <table:covered-table-cell table:style-name="ce22" table:formula="of:=CONCATENATE([.BD32];[.AY4])">
            <text:p/>
          </table:covered-table-cell>
          <table:covered-table-cell table:style-name="ce22" table:formula="of:=CONCATENATE([.BE32];[.AZ4])">
            <text:p/>
          </table:covered-table-cell>
          <table:covered-table-cell table:style-name="ce22" table:formula="of:=CONCATENATE([.BF32];[.BA4])">
            <text:p/>
          </table:covered-table-cell>
          <table:table-cell table:style-name="ce22" table:formula="of:=CONCATENATE([.$BP32];[.BB$4])" office:value-type="string" office:string-value="a0b1" calcext:value-type="string" table:number-columns-spanned="4" table:number-rows-spanned="1">
            <text:p>a0b1</text:p>
          </table:table-cell>
          <table:covered-table-cell table:number-columns-repeated="3" table:style-name="ce23"/>
          <table:table-cell table:style-name="ce20"/>
          <table:table-cell table:style-name="ce22" table:formula="of:=CONCATENATE([.$BP32];[.BG$4])" office:value-type="string" office:string-value="a0b7" calcext:value-type="string" table:number-columns-spanned="4" table:number-rows-spanned="1">
            <text:p>a0b7</text:p>
          </table:table-cell>
          <table:covered-table-cell table:style-name="ce22" table:formula="of:=CONCATENATE([.BM32];[.BH4])">
            <text:p/>
          </table:covered-table-cell>
          <table:covered-table-cell table:style-name="ce22" table:formula="of:=CONCATENATE([.BN32];[.BI4])">
            <text:p/>
          </table:covered-table-cell>
          <table:covered-table-cell table:style-name="ce22" table:formula="of:=CONCATENATE([.BO32];[.BJ4])">
            <text:p/>
          </table:covered-table-cell>
          <table:table-cell table:style-name="ce22" table:formula="of:=CONCATENATE([.$BP32];[.BK$4])" office:value-type="string" office:string-value="a0b0" calcext:value-type="string" table:number-columns-spanned="4" table:number-rows-spanned="1">
            <text:p>a0b0</text:p>
          </table:table-cell>
          <table:covered-table-cell table:number-columns-repeated="3" table:style-name="ce23"/>
          <table:table-cell/>
          <table:table-cell table:style-name="ce18" office:value-type="string" calcext:value-type="string" table:number-columns-spanned="2" table:number-rows-spanned="1">
            <text:p>a0</text:p>
          </table:table-cell>
          <table:covered-table-cell table:style-name="ce19"/>
          <table:table-cell table:number-columns-repeated="955"/>
        </table:table-row>
        <table:table-row table:style-name="ro1">
          <table:table-cell table:number-columns-repeated="4"/>
          <table:table-cell table:style-name="ce20" table:number-columns-repeated="22"/>
          <table:table-cell table:style-name="ce23" table:number-columns-repeated="2"/>
          <table:table-cell table:style-name="ce32" table:number-columns-repeated="2"/>
          <table:table-cell table:style-name="ce20" table:number-columns-repeated="7"/>
          <table:table-cell table:style-name="ce33"/>
          <table:table-cell table:style-name="ce20" table:number-columns-repeated="2"/>
          <table:table-cell table:style-name="ce23" table:number-columns-repeated="2"/>
          <table:table-cell table:style-name="ce33"/>
          <table:table-cell table:style-name="ce20" table:number-columns-repeated="6"/>
          <table:table-cell table:style-name="ce30"/>
          <table:table-cell table:style-name="ce32"/>
          <table:table-cell table:style-name="ce20" table:number-columns-repeated="7"/>
          <table:table-cell table:style-name="ce23" table:number-columns-repeated="4"/>
          <table:table-cell table:style-name="ce20" table:number-columns-repeated="4"/>
          <table:table-cell table:number-columns-repeated="958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4" table:number-rows-spanned="1">
            <text:p>c13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6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c12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5</text:p>
          </table:table-cell>
          <table:covered-table-cell table:style-name="ce25"/>
          <table:covered-table-cell table:style-name="ce29"/>
          <table:covered-table-cell table:style-name="ce25"/>
          <table:table-cell/>
          <table:table-cell table:style-name="ce21" office:value-type="string" calcext:value-type="string" table:number-columns-spanned="4" table:number-rows-spanned="1">
            <text:p>c11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4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c10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3</text:p>
          </table:table-cell>
          <table:covered-table-cell table:style-name="ce25"/>
          <table:covered-table-cell table:style-name="ce29"/>
          <table:covered-table-cell table:style-name="ce25"/>
          <table:table-cell table:style-name="ce25"/>
          <table:table-cell table:style-name="ce21" office:value-type="string" calcext:value-type="string" table:number-columns-spanned="4" table:number-rows-spanned="1">
            <text:p>c9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c2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c8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1</text:p>
          </table:table-cell>
          <table:covered-table-cell table:number-columns-repeated="3" table:style-name="ce25"/>
          <table:table-cell table:style-name="ce25"/>
          <table:table-cell table:style-name="ce21" office:value-type="string" calcext:value-type="string" table:number-columns-spanned="4" table:number-rows-spanned="1">
            <text:p>c7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0</text:p>
          </table:table-cell>
          <table:covered-table-cell table:number-columns-repeated="3" table:style-name="ce25"/>
          <table:table-cell table:number-columns-repeated="95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9"/>
          <table:table-cell table:style-name="ce20" table:number-columns-repeated="4"/>
          <table:table-cell table:number-columns-repeated="1001"/>
        </table:table-row>
        <table:table-row table:style-name="ro1" table:number-rows-repeated="1048485">
          <table:table-cell table:number-columns-repeated="1024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r vect" table:style-name="ta1">
        <table:table-column table:style-name="co12" table:number-columns-repeated="77" table:default-cell-style-name="Default"/>
        <table:table-column table:style-name="co4" table:number-columns-repeated="46" table:default-cell-style-name="Default"/>
        <table:table-row table:style-name="ro2">
          <table:table-cell table:number-columns-repeated="20"/>
          <table:table-cell table:style-name="ce2" office:value-type="string" calcext:value-type="string" table:number-columns-spanned="2" table:number-rows-spanned="1">
            <text:p>a7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6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5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4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3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2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1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a0</text:p>
          </table:table-cell>
          <table:covered-table-cell table:style-name="ce11"/>
          <table:table-cell table:number-columns-repeated="87"/>
        </table:table-row>
        <table:table-row table:style-name="ro2">
          <table:table-cell table:number-columns-repeated="7"/>
          <table:table-cell table:style-name="ce20" table:number-columns-repeated="5"/>
          <table:table-cell table:number-columns-repeated="5"/>
          <table:table-cell table:style-name="ce20" table:number-columns-repeated="20"/>
          <table:table-cell table:number-columns-repeated="86"/>
        </table:table-row>
        <table:table-row table:style-name="ro2">
          <table:table-cell table:number-columns-repeated="10"/>
          <table:table-cell table:style-name="ce20" table:number-columns-repeated="2"/>
          <table:table-cell table:number-columns-repeated="5"/>
          <table:table-cell table:style-name="ce20" table:number-columns-repeated="3"/>
          <table:table-cell table:style-name="ce63"/>
          <table:table-cell table:style-name="ce67" table:number-columns-repeated="7"/>
          <table:table-cell table:style-name="ce63"/>
          <table:table-cell table:style-name="ce67" table:number-columns-repeated="3"/>
          <table:table-cell table:style-name="ce33"/>
          <table:table-cell table:style-name="ce20" table:number-columns-repeated="4"/>
          <table:table-cell table:number-columns-repeated="8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8"/>
          <table:table-cell table:style-name="ce46" table:number-columns-repeated="3"/>
          <table:table-cell table:style-name="ce64"/>
          <table:table-cell table:style-name="ce46" table:number-columns-repeated="7"/>
          <table:table-cell table:style-name="ce64"/>
          <table:table-cell table:style-name="ce46" table:number-columns-repeated="3"/>
          <table:table-cell table:style-name="ce70" office:value-type="string" calcext:value-type="string" table:number-columns-spanned="4" table:number-rows-spanned="1">
            <text:p>a0*a0</text:p>
          </table:table-cell>
          <table:covered-table-cell table:number-columns-repeated="2" table:style-name="ce71"/>
          <table:covered-table-cell table:style-name="ce72"/>
          <table:table-cell table:style-name="ce20"/>
          <table:table-cell table:number-columns-repeated="17"/>
          <table:table-cell table:style-name="ce73"/>
          <table:table-cell table:number-columns-repeated="19"/>
          <table:table-cell table:style-name="ce18" office:value-type="string" calcext:value-type="string" table:number-columns-spanned="2" table:number-rows-spanned="1">
            <text:p>R8</text:p>
          </table:table-cell>
          <table:covered-table-cell table:style-name="ce19"/>
          <table:table-cell table:number-columns-repeated="47"/>
        </table:table-row>
        <table:table-row table:style-name="ro2">
          <table:table-cell table:number-columns-repeated="8"/>
          <table:table-cell table:style-name="ce20"/>
          <table:table-cell table:number-columns-repeated="8"/>
          <table:table-cell table:style-name="ce20" table:number-columns-repeated="3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style-name="ce42"/>
          <table:table-cell table:style-name="ce20"/>
          <table:table-cell table:style-name="ce51" office:value-type="string" calcext:value-type="string" table:number-columns-spanned="4" table:number-rows-spanned="1">
            <text:p>2*a0*a1</text:p>
          </table:table-cell>
          <table:covered-table-cell table:style-name="ce20"/>
          <table:covered-table-cell table:style-name="ce33"/>
          <table:covered-table-cell table:style-name="ce20"/>
          <table:table-cell table:style-name="ce20" table:number-columns-repeated="3"/>
          <table:table-cell table:number-columns-repeated="37"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7"/>
          <table:table-cell table:style-name="ce20" table:number-columns-repeated="2"/>
          <table:table-cell table:number-columns-repeated="8"/>
          <table:table-cell table:style-name="ce20" table:number-columns-repeated="3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style-name="ce65" office:value-type="string" calcext:value-type="string" table:number-columns-spanned="4" table:number-rows-spanned="1">
            <text:p>2*a0*a2</text:p>
          </table:table-cell>
          <table:covered-table-cell table:number-columns-repeated="3" table:style-name="ce20"/>
          <table:table-cell table:style-name="ce33"/>
          <table:table-cell table:style-name="ce20" table:number-columns-repeated="4"/>
          <table:table-cell table:number-columns-repeated="37"/>
          <table:table-cell table:style-name="ce18" office:value-type="string" calcext:value-type="string" table:number-columns-spanned="2" table:number-rows-spanned="1">
            <text:p>R7</text:p>
          </table:table-cell>
          <table:covered-table-cell table:style-name="ce19"/>
          <table:table-cell table:number-columns-repeated="47"/>
        </table:table-row>
        <table:table-row table:style-name="ro2">
          <table:table-cell table:number-columns-repeated="6"/>
          <table:table-cell table:style-name="ce41"/>
          <table:table-cell table:number-columns-repeated="6"/>
          <table:table-cell table:style-name="ce41" table:number-columns-repeated="4"/>
          <table:table-cell table:style-name="ce49" table:number-columns-repeated="3"/>
          <table:table-cell table:style-name="ce56"/>
          <table:table-cell table:style-name="ce49" table:number-columns-repeated="5"/>
          <table:table-cell table:style-name="ce69" office:value-type="string" calcext:value-type="string" table:number-columns-spanned="4" table:number-rows-spanned="1">
            <text:p>2*a0*a3</text:p>
          </table:table-cell>
          <table:covered-table-cell table:style-name="ce49"/>
          <table:covered-table-cell table:style-name="ce56"/>
          <table:covered-table-cell table:style-name="ce49"/>
          <table:table-cell table:style-name="ce49" table:number-columns-repeated="5"/>
          <table:table-cell table:style-name="ce49" office:value-type="string" calcext:value-type="string">
            <text:p>t0</text:p>
          </table:table-cell>
          <table:table-cell table:style-name="ce20"/>
          <table:table-cell table:number-columns-repeated="17"/>
          <table:table-cell table:style-name="ce73"/>
          <table:table-cell table:number-columns-repeated="2"/>
          <table:table-cell table:style-name="ce73"/>
          <table:table-cell table:number-columns-repeated="16"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11"/>
          <table:table-cell table:style-name="ce20"/>
          <table:table-cell table:number-columns-repeated="8"/>
          <table:table-cell table:style-name="ce42"/>
          <table:table-cell table:style-name="ce20" table:number-columns-repeated="3"/>
          <table:table-cell table:style-name="ce68" office:value-type="string" calcext:value-type="string" table:number-columns-spanned="4" table:number-rows-spanned="1">
            <text:p>2*a0*a4</text:p>
          </table:table-cell>
          <table:covered-table-cell table:number-columns-repeated="3" table:style-name="ce20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4"/>
          <table:table-cell table:number-columns-repeated="37"/>
          <table:table-cell table:style-name="ce18" office:value-type="string" calcext:value-type="string" table:number-columns-spanned="2" table:number-rows-spanned="1">
            <text:p>R6</text:p>
          </table:table-cell>
          <table:covered-table-cell table:style-name="ce19"/>
          <table:table-cell table:number-columns-repeated="47"/>
        </table:table-row>
        <table:table-row table:style-name="ro2">
          <table:table-cell table:number-columns-repeated="11"/>
          <table:table-cell table:style-name="ce20"/>
          <table:table-cell table:number-columns-repeated="8"/>
          <table:table-cell table:style-name="ce42"/>
          <table:table-cell table:style-name="ce20"/>
          <table:table-cell table:style-name="ce52" office:value-type="string" calcext:value-type="string" table:number-columns-spanned="4" table:number-rows-spanned="1">
            <text:p>2*a0*a5</text:p>
          </table:table-cell>
          <table:covered-table-cell table:style-name="ce20"/>
          <table:covered-table-cell table:style-name="ce33"/>
          <table:covered-table-cell table:style-name="ce20"/>
          <table:table-cell table:style-name="ce20" table:number-columns-repeated="2"/>
          <table:table-cell table:style-name="ce37"/>
          <table:table-cell/>
          <table:table-cell table:style-name="ce20" table:number-columns-repeated="2"/>
          <table:table-cell table:style-name="ce33"/>
          <table:table-cell table:style-name="ce20" table:number-columns-repeated="3"/>
          <table:table-cell table:number-columns-repeated="18"/>
          <table:table-cell table:style-name="ce73"/>
          <table:table-cell table:number-columns-repeated="2"/>
          <table:table-cell table:style-name="ce83"/>
          <table:table-cell table:number-columns-repeated="3"/>
          <table:table-cell table:style-name="ce73" table:number-columns-repeated="2"/>
          <table:table-cell table:number-columns-repeated="11"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20" table:number-columns-repeated="2"/>
          <table:table-cell table:number-columns-repeated="5"/>
          <table:table-cell table:style-name="ce20" table:number-columns-repeated="3"/>
          <table:table-cell table:style-name="ce54" office:value-type="string" calcext:value-type="string" table:number-columns-spanned="4" table:number-rows-spanned="1">
            <text:p>2*a0*a6</text:p>
          </table:table-cell>
          <table:covered-table-cell table:number-columns-repeated="3" table:style-name="ce20"/>
          <table:table-cell table:style-name="ce33"/>
          <table:table-cell table:style-name="ce20" table:number-columns-repeated="3"/>
          <table:table-cell table:style-name="ce37"/>
          <table:table-cell table:style-name="ce20" table:number-columns-repeated="3"/>
          <table:table-cell table:style-name="ce33"/>
          <table:table-cell table:style-name="ce20" table:number-columns-repeated="3"/>
          <table:table-cell table:number-columns-repeated="31"/>
          <table:table-cell table:style-name="ce73"/>
          <table:table-cell table:number-columns-repeated="6"/>
          <table:table-cell table:style-name="ce18" office:value-type="string" calcext:value-type="string" table:number-columns-spanned="2" table:number-rows-spanned="1">
            <text:p>R5</text:p>
          </table:table-cell>
          <table:covered-table-cell table:style-name="ce19"/>
          <table:table-cell table:number-columns-repeated="47"/>
        </table:table-row>
        <table:table-row table:style-name="ro2">
          <table:table-cell table:number-columns-repeated="10"/>
          <table:table-cell table:style-name="ce20" table:number-columns-repeated="2"/>
          <table:table-cell table:style-name="ce41" table:number-columns-repeated="5"/>
          <table:table-cell table:style-name="ce49"/>
          <table:table-cell table:style-name="ce53" office:value-type="string" calcext:value-type="string" table:number-columns-spanned="4" table:number-rows-spanned="1">
            <text:p>2*a0*a7</text:p>
          </table:table-cell>
          <table:covered-table-cell table:style-name="ce49"/>
          <table:covered-table-cell table:style-name="ce56"/>
          <table:covered-table-cell table:style-name="ce49"/>
          <table:table-cell table:style-name="ce49" table:number-columns-repeated="4"/>
          <table:table-cell/>
          <table:table-cell table:style-name="ce49" office:value-type="string" calcext:value-type="string">
            <text:p>t1</text:p>
          </table:table-cell>
          <table:table-cell table:style-name="ce56"/>
          <table:table-cell table:style-name="ce49" table:number-columns-repeated="7"/>
          <table:table-cell table:number-columns-repeated="5"/>
          <table:table-cell table:style-name="ce73"/>
          <table:table-cell table:number-columns-repeated="6"/>
          <table:table-cell table:style-name="ce73"/>
          <table:table-cell table:number-columns-repeated="2"/>
          <table:table-cell table:style-name="ce81"/>
          <table:table-cell table:number-columns-repeated="2"/>
          <table:table-cell table:style-name="ce73" table:number-columns-repeated="6"/>
          <table:table-cell table:number-columns-repeated="7"/>
          <table:table-cell table:style-name="ce73"/>
          <table:table-cell table:number-columns-repeated="6"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20"/>
          <table:table-cell/>
          <table:table-cell office:value-type="string" calcext:value-type="string">
            <text:p>t2</text:p>
          </table:table-cell>
          <table:table-cell/>
          <table:table-cell table:style-name="ce20" table:number-columns-repeated="2"/>
          <table:table-cell table:style-name="ce58" office:value-type="string" calcext:value-type="string" table:number-columns-spanned="4" table:number-rows-spanned="1">
            <text:p>2*a8*a0</text:p>
          </table:table-cell>
          <table:covered-table-cell table:number-columns-repeated="3" table:style-name="ce20"/>
          <table:table-cell table:style-name="ce37"/>
          <table:table-cell table:style-name="ce20" table:number-columns-repeated="3"/>
          <table:table-cell table:style-name="ce15" table:number-columns-spanned="4" table:number-rows-spanned="1"/>
          <table:covered-table-cell table:number-columns-repeated="3" table:style-name="ce20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number-columns-repeated="5"/>
          <table:table-cell table:style-name="ce74" office:value-type="string" calcext:value-type="string" table:number-columns-spanned="3" table:number-rows-spanned="1">
            <text:p>a4b5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a4b4</text:p>
          </table:table-cell>
          <table:covered-table-cell table:number-columns-repeated="2"/>
          <table:table-cell table:number-columns-repeated="20"/>
          <table:table-cell table:style-name="ce73"/>
          <table:table-cell table:number-columns-repeated="6"/>
          <table:table-cell table:style-name="ce18" office:value-type="string" calcext:value-type="string" table:number-columns-spanned="2" table:number-rows-spanned="1">
            <text:p>R4</text:p>
          </table:table-cell>
          <table:covered-table-cell table:style-name="ce19"/>
          <table:table-cell table:number-columns-repeated="3"/>
          <table:table-cell table:style-name="ce79" office:value-type="string" calcext:value-type="string" table:number-columns-spanned="4" table:number-rows-spanned="1">
            <text:p>a9b0</text:p>
          </table:table-cell>
          <table:covered-table-cell table:number-columns-repeated="3"/>
          <table:table-cell table:number-columns-repeated="40"/>
        </table:table-row>
        <table:table-row table:style-name="ro2">
          <table:table-cell table:number-columns-repeated="14"/>
          <table:table-cell table:style-name="ce35" office:value-type="string" calcext:value-type="string" table:number-columns-spanned="4" table:number-rows-spanned="1">
            <text:p>2*a8*a1</text:p>
          </table:table-cell>
          <table:covered-table-cell table:style-name="ce20"/>
          <table:covered-table-cell table:style-name="ce33"/>
          <table:covered-table-cell table:style-name="ce20"/>
          <table:table-cell/>
          <table:table-cell table:style-name="ce20"/>
          <table:table-cell table:style-name="ce42"/>
          <table:table-cell table:style-name="ce20"/>
          <table:table-cell table:style-name="ce51" office:value-type="string" calcext:value-type="string" table:number-columns-spanned="4" table:number-rows-spanned="1">
            <text:p>2*a1*a4</text:p>
          </table:table-cell>
          <table:covered-table-cell table:style-name="ce20"/>
          <table:covered-table-cell table:style-name="ce33"/>
          <table:covered-table-cell table:style-name="ce20"/>
          <table:table-cell table:style-name="ce20" table:number-columns-repeated="2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4"/>
          <table:table-cell table:number-columns-repeated="4"/>
          <table:table-cell table:style-name="ce73"/>
          <table:table-cell table:number-columns-repeated="2"/>
          <table:table-cell table:style-name="ce73"/>
          <table:table-cell table:number-columns-repeated="16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7"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10"/>
          <table:table-cell table:style-name="ce20" table:number-columns-repeated="2"/>
          <table:table-cell table:style-name="ce38" office:value-type="string" calcext:value-type="string" table:number-columns-spanned="4" table:number-rows-spanned="1">
            <text:p>2*a8*a2</text:p>
          </table:table-cell>
          <table:covered-table-cell table:style-name="ce45"/>
          <table:covered-table-cell table:number-columns-repeated="2" table:style-name="ce20"/>
          <table:table-cell table:style-name="ce20"/>
          <table:table-cell/>
          <table:table-cell table:style-name="ce20" table:number-columns-repeated="2"/>
          <table:table-cell table:style-name="ce65" office:value-type="string" calcext:value-type="string" table:number-columns-spanned="4" table:number-rows-spanned="1">
            <text:p>2*a2*a4</text:p>
          </table:table-cell>
          <table:covered-table-cell table:number-columns-repeated="3" table:style-name="ce20"/>
          <table:table-cell table:style-name="ce33"/>
          <table:table-cell table:style-name="ce20" table:number-columns-repeated="3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number-columns-repeated="5"/>
          <table:table-cell table:style-name="ce75" office:value-type="string" calcext:value-type="string" table:number-columns-spanned="3" table:number-rows-spanned="1">
            <text:p>a3b6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a3b5</text:p>
          </table:table-cell>
          <table:covered-table-cell table:number-columns-repeated="2"/>
          <table:table-cell/>
          <table:table-cell table:style-name="ce75" office:value-type="string" calcext:value-type="string" table:number-columns-spanned="3" table:number-rows-spanned="1">
            <text:p>a3b4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a3b3</text:p>
          </table:table-cell>
          <table:covered-table-cell table:number-columns-repeated="2"/>
          <table:table-cell table:number-columns-repeated="7"/>
          <table:table-cell table:style-name="ce77" office:value-type="string" calcext:value-type="string" table:number-columns-spanned="3" table:number-rows-spanned="1">
            <text:p>a1b2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1b1</text:p>
          </table:table-cell>
          <table:covered-table-cell table:number-columns-repeated="2"/>
          <table:table-cell table:style-name="ce73"/>
          <table:table-cell table:number-columns-repeated="4"/>
          <table:table-cell table:style-name="ce45"/>
          <table:table-cell/>
          <table:table-cell table:style-name="ce18" office:value-type="string" calcext:value-type="string" table:number-columns-spanned="2" table:number-rows-spanned="1">
            <text:p>R3</text:p>
          </table:table-cell>
          <table:covered-table-cell table:style-name="ce19"/>
          <table:table-cell table:number-columns-repeated="3"/>
          <table:table-cell table:style-name="ce82" office:value-type="string" calcext:value-type="string" table:number-columns-spanned="4" table:number-rows-spanned="1">
            <text:p>a8b1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0"/>
          <table:table-cell table:style-name="ce73"/>
          <table:table-cell table:style-name="ce89"/>
          <table:table-cell table:style-name="ce73"/>
          <table:table-cell table:number-columns-repeated="23"/>
        </table:table-row>
        <table:table-row table:style-name="ro2">
          <table:table-cell table:number-columns-repeated="10"/>
          <table:table-cell table:style-name="ce35" office:value-type="string" calcext:value-type="string" table:number-columns-spanned="4" table:number-rows-spanned="1">
            <text:p>2*a8*a3</text:p>
          </table:table-cell>
          <table:covered-table-cell table:number-columns-repeated="3"/>
          <table:table-cell table:number-columns-repeated="3"/>
          <table:table-cell table:style-name="ce49"/>
          <table:table-cell table:style-name="ce57" office:value-type="string" calcext:value-type="string" table:number-columns-spanned="4" table:number-rows-spanned="1">
            <text:p>2*a3*a4</text:p>
          </table:table-cell>
          <table:covered-table-cell table:style-name="ce49"/>
          <table:covered-table-cell table:style-name="ce42"/>
          <table:covered-table-cell table:style-name="ce20"/>
          <table:table-cell table:style-name="ce20" table:number-columns-repeated="2"/>
          <table:table-cell/>
          <table:table-cell table:style-name="ce20" table:number-columns-repeated="2"/>
          <table:table-cell table:style-name="ce20" office:value-type="string" calcext:value-type="string">
            <text:p>t4</text:p>
          </table:table-cell>
          <table:table-cell table:style-name="ce56"/>
          <table:table-cell table:style-name="ce49" table:number-columns-repeated="7"/>
          <table:table-cell table:number-columns-repeated="25"/>
          <table:table-cell table:style-name="ce73" table:number-columns-repeated="7"/>
          <table:table-cell table:number-columns-repeated="4"/>
          <table:table-cell table:style-name="ce45"/>
          <table:table-cell/>
          <table:table-cell table:style-name="ce19" table:number-columns-repeated="2"/>
          <table:table-cell table:number-columns-repeated="21"/>
          <table:table-cell table:style-name="ce73"/>
          <table:table-cell table:number-columns-repeated="25"/>
        </table:table-row>
        <table:table-row table:style-name="ro2">
          <table:table-cell table:number-columns-repeated="4"/>
          <table:table-cell table:style-name="ce36" office:value-type="string" calcext:value-type="string">
            <text:p>t3</text:p>
          </table:table-cell>
          <table:table-cell table:style-name="ce44" table:number-columns-repeated="3"/>
          <table:table-cell table:style-name="ce48" office:value-type="string" calcext:value-type="string" table:number-columns-spanned="4" table:number-rows-spanned="1">
            <text:p>2*a8*a4</text:p>
          </table:table-cell>
          <table:covered-table-cell table:style-name="ce44" office:value-type="string" calcext:value-type="string">
            <text:p>k1</text:p>
          </table:covered-table-cell>
          <table:covered-table-cell table:number-columns-repeated="2" table:style-name="ce46"/>
          <table:table-cell table:style-name="ce37" office:value-type="string" calcext:value-type="string">
            <text:p>t5</text:p>
          </table:table-cell>
          <table:table-cell/>
          <table:table-cell table:style-name="ce20" table:number-columns-repeated="2"/>
          <table:table-cell table:style-name="ce59" office:value-type="string" calcext:value-type="string" table:number-columns-spanned="4" table:number-rows-spanned="1">
            <text:p>2*a2*a6</text:p>
          </table:table-cell>
          <table:covered-table-cell table:style-name="ce20"/>
          <table:covered-table-cell table:number-columns-repeated="2"/>
          <table:table-cell table:style-name="ce36"/>
          <table:table-cell table:style-name="ce44" table:number-columns-repeated="7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number-columns-repeated="5"/>
          <table:table-cell table:style-name="ce76" office:value-type="string" calcext:value-type="string" table:number-columns-spanned="3" table:number-rows-spanned="1">
            <text:p>a2b7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a2b6</text:p>
          </table:table-cell>
          <table:covered-table-cell table:number-columns-repeated="2"/>
          <table:table-cell/>
          <table:table-cell table:style-name="ce76" office:value-type="string" calcext:value-type="string" table:number-columns-spanned="3" table:number-rows-spanned="1">
            <text:p>a2b5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a2b4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a2b3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a2b2</text:p>
          </table:table-cell>
          <table:covered-table-cell table:number-columns-repeated="2"/>
          <table:table-cell table:number-columns-repeated="7"/>
          <table:table-cell table:style-name="ce73"/>
          <table:table-cell table:number-columns-repeated="4"/>
          <table:table-cell table:style-name="ce45"/>
          <table:table-cell/>
          <table:table-cell table:style-name="ce18" office:value-type="string" calcext:value-type="string" table:number-columns-spanned="2" table:number-rows-spanned="1">
            <text:p>R2</text:p>
          </table:table-cell>
          <table:covered-table-cell table:style-name="ce19"/>
          <table:table-cell table:number-columns-repeated="3"/>
          <table:table-cell table:style-name="ce84" office:value-type="string" calcext:value-type="string" table:number-columns-spanned="4" table:number-rows-spanned="1">
            <text:p>a7b2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84" office:value-type="string" calcext:value-type="string" table:number-columns-spanned="4" table:number-rows-spanned="1">
            <text:p>a7b0</text:p>
          </table:table-cell>
          <table:covered-table-cell table:style-name="ce73"/>
          <table:covered-table-cell table:style-name="ce89"/>
          <table:covered-table-cell table:style-name="ce73"/>
          <table:table-cell table:number-columns-repeated="31"/>
        </table:table-row>
        <table:table-row table:style-name="ro2">
          <table:table-cell table:number-columns-repeated="4"/>
          <table:table-cell table:style-name="ce37"/>
          <table:table-cell table:style-name="ce45"/>
          <table:table-cell table:style-name="ce35" office:value-type="string" calcext:value-type="string" table:number-columns-spanned="4" table:number-rows-spanned="1">
            <text:p>2*a8*a5</text:p>
          </table:table-cell>
          <table:covered-table-cell table:number-columns-repeated="3" table:style-name="ce33"/>
          <table:table-cell table:number-columns-repeated="2"/>
          <table:table-cell table:style-name="ce37"/>
          <table:table-cell/>
          <table:table-cell table:style-name="ce57" office:value-type="string" calcext:value-type="string" table:number-columns-spanned="4" table:number-rows-spanned="1">
            <text:p>2*a3*a6</text:p>
          </table:table-cell>
          <table:covered-table-cell table:style-name="ce20"/>
          <table:covered-table-cell table:style-name="ce33"/>
          <table:covered-table-cell table:style-name="ce20"/>
          <table:table-cell table:number-columns-repeated="2"/>
          <table:table-cell table:style-name="ce37"/>
          <table:table-cell table:number-columns-repeated="7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3"/>
          <table:table-cell table:number-columns-repeated="5"/>
          <table:table-cell table:style-name="ce73"/>
          <table:table-cell table:number-columns-repeated="2"/>
          <table:table-cell table:style-name="ce73"/>
          <table:table-cell table:number-columns-repeated="22"/>
          <table:table-cell table:style-name="ce73"/>
          <table:table-cell table:number-columns-repeated="4"/>
          <table:table-cell table:style-name="ce45"/>
          <table:table-cell/>
          <table:table-cell table:style-name="ce19" table:number-columns-repeated="2"/>
          <table:table-cell table:number-columns-repeated="47"/>
        </table:table-row>
        <table:table-row table:style-name="ro2">
          <table:table-cell table:number-columns-repeated="4"/>
          <table:table-cell table:style-name="ce38" office:value-type="string" calcext:value-type="string" table:number-columns-spanned="4" table:number-rows-spanned="1">
            <text:p>2*a8*a6</text:p>
          </table:table-cell>
          <table:covered-table-cell table:number-columns-repeated="3"/>
          <table:table-cell table:style-name="ce33"/>
          <table:table-cell table:style-name="ce20"/>
          <table:table-cell table:number-columns-repeated="2"/>
          <table:table-cell table:style-name="ce54" office:value-type="string" calcext:value-type="string" table:number-columns-spanned="4" table:number-rows-spanned="1">
            <text:p>2*a4*a6</text:p>
          </table:table-cell>
          <table:covered-table-cell table:style-name="ce20"/>
          <table:covered-table-cell table:number-columns-repeated="2"/>
          <table:table-cell table:style-name="ce33"/>
          <table:table-cell table:style-name="ce20"/>
          <table:table-cell/>
          <table:table-cell table:style-name="ce20"/>
          <table:table-cell table:number-columns-repeated="8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4"/>
          <table:table-cell table:number-columns-repeated="4"/>
          <table:table-cell table:style-name="ce77" office:value-type="string" calcext:value-type="string" table:number-columns-spanned="3" table:number-rows-spanned="1">
            <text:p>a1b8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1b7</text:p>
          </table:table-cell>
          <table:covered-table-cell table:number-columns-repeated="2" table:style-name="ce80"/>
          <table:table-cell/>
          <table:table-cell table:style-name="ce77" office:value-type="string" calcext:value-type="string" table:number-columns-spanned="3" table:number-rows-spanned="1">
            <text:p>a1b6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1b5</text:p>
          </table:table-cell>
          <table:covered-table-cell table:number-columns-repeated="2" table:style-name="ce80"/>
          <table:table-cell table:style-name="ce77" office:value-type="string" calcext:value-type="string" table:number-columns-spanned="3" table:number-rows-spanned="1">
            <text:p>a1b4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1b3</text:p>
          </table:table-cell>
          <table:covered-table-cell table:number-columns-repeated="2" table:style-name="ce80"/>
          <table:table-cell table:number-columns-repeated="14"/>
          <table:table-cell table:style-name="ce18" office:value-type="string" calcext:value-type="string" table:number-columns-spanned="2" table:number-rows-spanned="1">
            <text:p>R1</text:p>
          </table:table-cell>
          <table:covered-table-cell table:style-name="ce19"/>
          <table:table-cell table:number-columns-repeated="3"/>
          <table:table-cell table:style-name="ce85" office:value-type="string" calcext:value-type="string" table:number-columns-spanned="4" table:number-rows-spanned="1">
            <text:p>a6b3</text:p>
          </table:table-cell>
          <table:covered-table-cell table:number-columns-repeated="3"/>
          <table:table-cell table:style-name="ce85" office:value-type="string" calcext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a6b1</text:p>
          </table:table-cell>
          <table:covered-table-cell table:style-name="ce73"/>
          <table:covered-table-cell table:number-columns-repeated="2"/>
          <table:table-cell table:style-name="ce85" office:value-type="string" calcext:value-type="string" table:number-columns-spanned="4" table:number-rows-spanned="1">
            <text:p>a6b0</text:p>
          </table:table-cell>
          <table:covered-table-cell table:number-columns-repeated="3" table:style-name="ce73"/>
          <table:table-cell table:style-name="ce73" table:number-columns-repeated="2"/>
          <table:table-cell table:number-columns-repeated="25"/>
        </table:table-row>
        <table:table-row table:style-name="ro2">
          <table:table-cell table:number-columns-repeated="2"/>
          <table:table-cell table:style-name="ce35" office:value-type="string" calcext:value-type="string" table:number-columns-spanned="4" table:number-rows-spanned="1">
            <text:p>2*a8*a7</text:p>
          </table:table-cell>
          <table:covered-table-cell/>
          <table:covered-table-cell table:style-name="ce39"/>
          <table:covered-table-cell table:style-name="ce41"/>
          <table:table-cell table:style-name="ce41" table:number-columns-repeated="2"/>
          <table:table-cell table:style-name="ce49"/>
          <table:table-cell table:style-name="ce41"/>
          <table:table-cell table:style-name="ce52" office:value-type="string" calcext:value-type="string" table:number-columns-spanned="4" table:number-rows-spanned="1">
            <text:p>2*a5*a6</text:p>
          </table:table-cell>
          <table:covered-table-cell table:number-columns-repeated="3"/>
          <table:table-cell table:style-name="ce41" table:number-columns-repeated="2"/>
          <table:table-cell table:number-columns-repeated="12"/>
          <table:table-cell table:style-name="ce42"/>
          <table:table-cell table:style-name="ce20" table:number-columns-repeated="3"/>
          <table:table-cell table:style-name="ce33"/>
          <table:table-cell table:style-name="ce20" table:number-columns-repeated="4"/>
          <table:table-cell table:number-columns-repeated="4"/>
          <table:table-cell table:style-name="ce73"/>
          <table:table-cell table:number-columns-repeated="2"/>
          <table:table-cell table:style-name="ce73"/>
          <table:table-cell table:number-columns-repeated="22"/>
          <table:table-cell table:style-name="ce73"/>
          <table:table-cell table:number-columns-repeated="6"/>
          <table:table-cell table:style-name="ce19" table:number-columns-repeated="2"/>
          <table:table-cell table:number-columns-repeated="12"/>
          <table:table-cell table:style-name="ce41"/>
          <table:table-cell table:style-name="ce83"/>
          <table:table-cell table:number-columns-repeated="2"/>
          <table:table-cell table:style-name="ce81"/>
          <table:table-cell table:style-name="ce73"/>
          <table:table-cell table:number-columns-repeated="29"/>
        </table:table-row>
        <table:table-row table:style-name="ro2">
          <table:table-cell table:number-columns-repeated="9"/>
          <table:table-cell table:style-name="ce44"/>
          <table:table-cell/>
          <table:table-cell table:style-name="ce33"/>
          <table:table-cell table:style-name="ce42" office:value-type="string" calcext:value-type="string">
            <text:p>t7</text:p>
          </table:table-cell>
          <table:table-cell table:style-name="ce33"/>
          <table:table-cell table:style-name="ce46" table:number-columns-repeated="2"/>
          <table:table-cell table:style-name="ce50" office:value-type="string" calcext:value-type="string" table:number-columns-spanned="4" table:number-rows-spanned="1">
            <text:p>2*a1*a7</text:p>
          </table:table-cell>
          <table:covered-table-cell table:number-columns-repeated="3" table:style-name="ce46"/>
          <table:table-cell/>
          <table:table-cell table:style-name="ce20" table:number-columns-repeated="3"/>
          <table:table-cell table:style-name="ce60" office:value-type="string" calcext:value-type="string" table:number-columns-spanned="4" table:number-rows-spanned="1">
            <text:p>2*a1*a3</text:p>
          </table:table-cell>
          <table:covered-table-cell table:number-columns-repeated="3" table:style-name="ce20"/>
          <table:table-cell table:style-name="ce36"/>
          <table:table-cell table:style-name="ce44" table:number-columns-repeated="7"/>
          <table:table-cell table:style-name="ce20"/>
          <table:table-cell table:number-columns-repeated="4"/>
          <table:table-cell table:style-name="ce78" office:value-type="string" calcext:value-type="string" table:number-columns-spanned="3" table:number-rows-spanned="1">
            <text:p>a0b9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8</text:p>
          </table:table-cell>
          <table:covered-table-cell table:number-columns-repeated="2"/>
          <table:table-cell/>
          <table:table-cell table:style-name="ce78" office:value-type="string" calcext:value-type="string" table:number-columns-spanned="3" table:number-rows-spanned="1">
            <text:p>a0b7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6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5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4</text:p>
          </table:table-cell>
          <table:covered-table-cell table:number-columns-repeated="2"/>
          <table:table-cell/>
          <table:table-cell table:style-name="ce78" office:value-type="string" calcext:value-type="string" table:number-columns-spanned="3" table:number-rows-spanned="1">
            <text:p>a0b3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2</text:p>
          </table:table-cell>
          <table:covered-table-cell table:number-columns-repeated="2"/>
          <table:table-cell table:style-name="ce78" office:value-type="string" calcext:value-type="string" table:number-columns-spanned="3" table:number-rows-spanned="1">
            <text:p>a0b1</text:p>
          </table:table-cell>
          <table:covered-table-cell table:number-columns-repeated="2" table:style-name="ce73"/>
          <table:table-cell table:style-name="ce78" office:value-type="string" calcext:value-type="string" table:number-columns-spanned="3" table:number-rows-spanned="1">
            <text:p>a0b0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1">
            <text:p>R0</text:p>
          </table:table-cell>
          <table:covered-table-cell table:style-name="ce19"/>
          <table:table-cell table:number-columns-repeated="3"/>
          <table:table-cell table:style-name="ce86" office:value-type="string" calcext:value-type="string" table:number-columns-spanned="4" table:number-rows-spanned="1">
            <text:p>a5b4</text:p>
          </table:table-cell>
          <table:covered-table-cell table:style-name="ce73"/>
          <table:covered-table-cell table:number-columns-repeated="2"/>
          <table:table-cell table:style-name="ce86" office:value-type="string" calcext:value-type="string" table:number-columns-spanned="4" table:number-rows-spanned="1">
            <text:p>a5b3</text:p>
          </table:table-cell>
          <table:covered-table-cell table:style-name="ce73"/>
          <table:covered-table-cell table:number-columns-repeated="2"/>
          <table:table-cell/>
          <table:table-cell table:style-name="ce86" office:value-type="string" calcext:value-type="string" table:number-columns-spanned="4" table:number-rows-spanned="1">
            <text:p>a5b2</text:p>
          </table:table-cell>
          <table:covered-table-cell table:style-name="ce73"/>
          <table:covered-table-cell table:number-columns-repeated="2"/>
          <table:table-cell table:style-name="ce86" office:value-type="string" calcext:value-type="string" table:number-columns-spanned="4" table:number-rows-spanned="1">
            <text:p>a5b1</text:p>
          </table:table-cell>
          <table:covered-table-cell table:style-name="ce73"/>
          <table:covered-table-cell table:number-columns-repeated="2"/>
          <table:table-cell/>
          <table:table-cell table:style-name="ce86" office:value-type="string" calcext:value-type="string" table:number-columns-spanned="4" table:number-rows-spanned="1">
            <text:p>a5b0</text:p>
          </table:table-cell>
          <table:covered-table-cell table:number-columns-repeated="3" table:style-name="ce73"/>
          <table:table-cell table:number-columns-repeated="5"/>
          <table:table-cell table:style-name="ce73" table:number-columns-repeated="2"/>
          <table:table-cell table:style-name="ce81"/>
          <table:table-cell table:style-name="ce73" table:number-columns-repeated="8"/>
          <table:table-cell table:number-columns-repeated="6"/>
        </table:table-row>
        <table:table-row table:style-name="ro2">
          <table:table-cell table:number-columns-repeated="12"/>
          <table:table-cell table:style-name="ce37"/>
          <table:table-cell/>
          <table:table-cell table:style-name="ce47" office:value-type="string" calcext:value-type="string" table:number-columns-spanned="4" table:number-rows-spanned="1">
            <text:p>2*a2*a7</text:p>
          </table:table-cell>
          <table:covered-table-cell table:number-columns-repeated="3"/>
          <table:table-cell table:style-name="ce20" table:number-columns-repeated="2"/>
          <table:table-cell table:style-name="ce42"/>
          <table:table-cell table:style-name="ce20"/>
          <table:table-cell table:style-name="ce57" office:value-type="string" calcext:value-type="string" table:number-columns-spanned="4" table:number-rows-spanned="1">
            <text:p>2*a2*a3</text:p>
          </table:table-cell>
          <table:covered-table-cell table:style-name="ce20"/>
          <table:covered-table-cell table:style-name="ce33"/>
          <table:covered-table-cell table:style-name="ce20"/>
          <table:table-cell table:style-name="ce20" table:number-columns-repeated="2"/>
          <table:table-cell table:style-name="ce37"/>
          <table:table-cell table:number-columns-repeated="3"/>
          <table:table-cell table:style-name="ce45"/>
          <table:table-cell table:number-columns-repeated="3"/>
          <table:table-cell table:style-name="ce20"/>
          <table:table-cell table:number-columns-repeated="11"/>
          <table:table-cell table:style-name="ce73"/>
          <table:table-cell table:style-name="ce45"/>
          <table:table-cell/>
          <table:table-cell table:style-name="ce81"/>
          <table:table-cell table:number-columns-repeated="2"/>
          <table:table-cell table:style-name="ce73" table:number-columns-repeated="4"/>
          <table:table-cell table:style-name="ce83" table:number-columns-repeated="2"/>
          <table:table-cell table:number-columns-repeated="19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4"/>
          <table:table-cell table:style-name="ce73"/>
          <table:table-cell table:number-columns-repeated="2"/>
          <table:table-cell table:style-name="ce81"/>
          <table:table-cell table:style-name="ce73"/>
          <table:table-cell table:number-columns-repeated="3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style-name="ce81"/>
          <table:table-cell table:style-name="ce73" table:number-columns-repeated="8"/>
          <table:table-cell table:number-columns-repeated="6"/>
        </table:table-row>
        <table:table-row table:style-name="ro2">
          <table:table-cell table:number-columns-repeated="6"/>
          <table:table-cell table:style-name="ce20" table:number-columns-repeated="2"/>
          <table:table-cell/>
          <table:table-cell table:style-name="ce20" table:number-columns-repeated="3"/>
          <table:table-cell table:style-name="ce55" office:value-type="string" calcext:value-type="string" table:number-columns-spanned="4" table:number-rows-spanned="1">
            <text:p>2*a3*a7</text:p>
          </table:table-cell>
          <table:covered-table-cell table:number-columns-repeated="3"/>
          <table:table-cell table:number-columns-repeated="4"/>
          <table:table-cell table:style-name="ce55" office:value-type="string" calcext:value-type="string" table:number-columns-spanned="4" table:number-rows-spanned="1">
            <text:p>2*a1*a5</text:p>
          </table:table-cell>
          <table:covered-table-cell table:number-columns-repeated="3" table:style-name="ce20"/>
          <table:table-cell table:style-name="ce33"/>
          <table:table-cell table:style-name="ce20" table:number-columns-repeated="3"/>
          <table:table-cell table:style-name="ce37"/>
          <table:table-cell table:number-columns-repeated="3"/>
          <table:table-cell table:style-name="ce45"/>
          <table:table-cell table:number-columns-repeated="3"/>
          <table:table-cell table:style-name="ce20"/>
          <table:table-cell table:number-columns-repeated="4"/>
          <table:table-cell table:style-name="ce21" office:value-type="string" calcext:value-type="string" table:number-columns-spanned="3" table:number-rows-spanned="1">
            <text:p>c9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8</text:p>
          </table:table-cell>
          <table:covered-table-cell table:number-columns-repeated="2" table:style-name="ce25"/>
          <table:table-cell table:style-name="ce25"/>
          <table:table-cell table:style-name="ce21" office:value-type="string" calcext:value-type="string" table:number-columns-spanned="3" table:number-rows-spanned="1">
            <text:p>c7</text:p>
          </table:table-cell>
          <table:covered-table-cell table:style-name="ce29"/>
          <table:covered-table-cell table:style-name="ce25"/>
          <table:table-cell table:style-name="ce21" office:value-type="string" calcext:value-type="string" table:number-columns-spanned="3" table:number-rows-spanned="1">
            <text:p>c6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5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4</text:p>
          </table:table-cell>
          <table:covered-table-cell table:number-columns-repeated="2" table:style-name="ce25"/>
          <table:table-cell table:style-name="ce29"/>
          <table:table-cell table:style-name="ce21" office:value-type="string" calcext:value-type="string" table:number-columns-spanned="3" table:number-rows-spanned="1">
            <text:p>c3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2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1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0</text:p>
          </table:table-cell>
          <table:covered-table-cell table:number-columns-repeated="2" table:style-name="ce25"/>
          <table:table-cell table:number-columns-repeated="6"/>
          <table:table-cell table:style-name="ce74" office:value-type="string" calcext:value-type="string" table:number-columns-spanned="4" table:number-rows-spanned="1">
            <text:p>a4b5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4</text:p>
          </table:table-cell>
          <table:covered-table-cell table:style-name="ce73"/>
          <table:covered-table-cell table:number-columns-repeated="2"/>
          <table:table-cell/>
          <table:table-cell table:style-name="ce74" office:value-type="string" calcext:value-type="string" table:number-columns-spanned="4" table:number-rows-spanned="1">
            <text:p>a4b3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2</text:p>
          </table:table-cell>
          <table:covered-table-cell table:style-name="ce83"/>
          <table:covered-table-cell table:number-columns-repeated="2"/>
          <table:table-cell/>
          <table:table-cell table:style-name="ce74" office:value-type="string" calcext:value-type="string" table:number-columns-spanned="4" table:number-rows-spanned="1">
            <text:p>a4b1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0</text:p>
          </table:table-cell>
          <table:covered-table-cell table:style-name="ce73"/>
          <table:covered-table-cell table:number-columns-repeated="2"/>
          <table:table-cell table:number-columns-repeated="3"/>
          <table:table-cell table:style-name="ce81"/>
          <table:table-cell table:style-name="ce73" table:number-columns-repeated="8"/>
          <table:table-cell table:number-columns-repeated="6"/>
        </table:table-row>
        <table:table-row table:style-name="ro2">
          <table:table-cell table:number-columns-repeated="9"/>
          <table:table-cell table:style-name="ce20"/>
          <table:table-cell table:style-name="ce53" office:value-type="string" calcext:value-type="string" table:number-columns-spanned="4" table:number-rows-spanned="1">
            <text:p>2*a4*a7</text:p>
          </table:table-cell>
          <table:covered-table-cell table:style-name="ce49"/>
          <table:covered-table-cell table:style-name="ce56"/>
          <table:covered-table-cell table:style-name="ce49"/>
          <table:table-cell/>
          <table:table-cell table:style-name="ce20"/>
          <table:table-cell table:number-columns-repeated="2"/>
          <table:table-cell table:style-name="ce61" office:value-type="string" calcext:value-type="string" table:number-columns-spanned="4" table:number-rows-spanned="1">
            <text:p>2*a2*a5</text:p>
          </table:table-cell>
          <table:covered-table-cell table:style-name="ce49"/>
          <table:covered-table-cell table:style-name="ce56"/>
          <table:covered-table-cell table:style-name="ce49"/>
          <table:table-cell table:style-name="ce49" table:number-columns-repeated="2"/>
          <table:table-cell table:style-name="ce41" table:number-columns-repeated="2"/>
          <table:table-cell table:style-name="ce49"/>
          <table:table-cell table:style-name="ce49" office:value-type="string" calcext:value-type="string">
            <text:p>t6</text:p>
          </table:table-cell>
          <table:table-cell table:style-name="ce39"/>
          <table:table-cell table:style-name="ce41" table:number-columns-repeated="7"/>
          <table:table-cell table:style-name="ce20"/>
          <table:table-cell table:number-columns-repeated="14"/>
          <table:table-cell table:style-name="ce45"/>
          <table:table-cell table:number-columns-repeated="15"/>
          <table:table-cell table:style-name="ce45" table:number-columns-repeated="2"/>
          <table:table-cell table:number-columns-repeated="2"/>
          <table:table-cell table:style-name="ce37"/>
          <table:table-cell table:number-columns-repeated="7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number-columns-repeated="2"/>
          <table:table-cell table:style-name="ce81"/>
          <table:table-cell table:style-name="ce73"/>
          <table:table-cell table:number-columns-repeated="3"/>
          <table:table-cell table:style-name="ce73" table:number-columns-repeated="2"/>
          <table:table-cell table:number-columns-repeated="7"/>
          <table:table-cell table:style-name="ce73" table:number-columns-repeated="2"/>
          <table:table-cell table:style-name="ce45"/>
          <table:table-cell table:number-columns-repeated="14"/>
        </table:table-row>
        <table:table-row table:style-name="ro2">
          <table:table-cell table:number-columns-repeated="4"/>
          <table:table-cell table:style-name="ce36" office:value-type="string" calcext:value-type="string">
            <text:p>t10</text:p>
          </table:table-cell>
          <table:table-cell table:style-name="ce44"/>
          <table:table-cell table:style-name="ce46" table:number-columns-repeated="2"/>
          <table:table-cell table:style-name="ce50" office:value-type="string" calcext:value-type="string" table:number-columns-spanned="4" table:number-rows-spanned="1">
            <text:p>2*a5*a7</text:p>
          </table:table-cell>
          <table:covered-table-cell table:number-columns-repeated="3" table:style-name="ce46"/>
          <table:table-cell table:style-name="ce36" office:value-type="string" calcext:value-type="string">
            <text:p>t9</text:p>
          </table:table-cell>
          <table:table-cell table:style-name="ce46"/>
          <table:table-cell table:style-name="ce44" table:number-columns-repeated="2"/>
          <table:table-cell table:style-name="ce60" office:value-type="string" calcext:value-type="string" table:number-columns-spanned="4" table:number-rows-spanned="1">
            <text:p>2*a3*a5</text:p>
          </table:table-cell>
          <table:covered-table-cell table:number-columns-repeated="3" table:style-name="ce46"/>
          <table:table-cell table:style-name="ce42"/>
          <table:table-cell table:style-name="ce20" table:number-columns-repeated="3"/>
          <table:table-cell table:style-name="ce66" office:value-type="string" calcext:value-type="string" table:number-columns-spanned="4" table:number-rows-spanned="1">
            <text:p>a2*a2</text:p>
          </table:table-cell>
          <table:covered-table-cell table:number-columns-repeated="3"/>
          <table:table-cell table:style-name="ce37"/>
          <table:table-cell table:number-columns-repeated="3"/>
          <table:table-cell table:style-name="ce45"/>
          <table:table-cell table:number-columns-repeated="3"/>
          <table:table-cell table:style-name="ce20"/>
          <table:table-cell table:number-columns-repeated="7"/>
          <table:table-cell table:style-name="ce79" office:value-type="string" calcext:value-type="string" table:number-columns-spanned="3" table:number-rows-spanned="1">
            <text:p>a9b9</text:p>
          </table:table-cell>
          <table:covered-table-cell table:number-columns-repeated="2"/>
          <table:table-cell/>
          <table:table-cell table:style-name="ce79" office:value-type="string" calcext:value-type="string" table:number-columns-spanned="3" table:number-rows-spanned="1">
            <text:p>a8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7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6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5b9</text:p>
          </table:table-cell>
          <table:covered-table-cell table:number-columns-repeated="2"/>
          <table:table-cell/>
          <table:table-cell table:style-name="ce79" office:value-type="string" calcext:value-type="string" table:number-columns-spanned="3" table:number-rows-spanned="1">
            <text:p>a4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3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2b9</text:p>
          </table:table-cell>
          <table:covered-table-cell table:number-columns-repeated="2"/>
          <table:table-cell table:style-name="ce79" office:value-type="string" calcext:value-type="string" table:number-columns-spanned="3" table:number-rows-spanned="1">
            <text:p>a1b9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1">
            <text:p>R1</text:p>
          </table:table-cell>
          <table:covered-table-cell/>
          <table:table-cell table:number-columns-repeated="3"/>
          <table:table-cell table:style-name="ce75" office:value-type="string" calcext:value-type="string" table:number-columns-spanned="4" table:number-rows-spanned="1">
            <text:p>a3b6</text:p>
          </table:table-cell>
          <table:covered-table-cell table:style-name="ce73"/>
          <table:covered-table-cell table:number-columns-repeated="2"/>
          <table:table-cell table:style-name="ce75" office:value-type="string" calcext:value-type="string" table:number-columns-spanned="4" table:number-rows-spanned="1">
            <text:p>a3b5</text:p>
          </table:table-cell>
          <table:covered-table-cell table:style-name="ce73"/>
          <table:covered-table-cell table:number-columns-repeated="2"/>
          <table:table-cell/>
          <table:table-cell table:style-name="ce75" office:value-type="string" calcext:value-type="string" table:number-columns-spanned="4" table:number-rows-spanned="1">
            <text:p>a3b4</text:p>
          </table:table-cell>
          <table:covered-table-cell table:style-name="ce73"/>
          <table:covered-table-cell table:number-columns-repeated="2"/>
          <table:table-cell table:style-name="ce75" office:value-type="string" calcext:value-type="string" table:number-columns-spanned="4" table:number-rows-spanned="1">
            <text:p>a3b3</text:p>
          </table:table-cell>
          <table:covered-table-cell table:style-name="ce73"/>
          <table:covered-table-cell table:number-columns-repeated="2"/>
          <table:table-cell/>
          <table:table-cell table:style-name="ce75" office:value-type="string" calcext:value-type="string" table:number-columns-spanned="4" table:number-rows-spanned="1">
            <text:p>a3b2</text:p>
          </table:table-cell>
          <table:covered-table-cell table:style-name="ce73"/>
          <table:covered-table-cell table:number-columns-repeated="2"/>
          <table:table-cell table:style-name="ce75" office:value-type="string" calcext:value-type="string" table:number-columns-spanned="4" table:number-rows-spanned="1">
            <text:p>a3b1</text:p>
          </table:table-cell>
          <table:covered-table-cell table:style-name="ce73"/>
          <table:covered-table-cell table:number-columns-repeated="2"/>
          <table:table-cell/>
          <table:table-cell table:style-name="ce75" office:value-type="string" calcext:value-type="string" table:number-columns-spanned="4" table:number-rows-spanned="1">
            <text:p>a3b0</text:p>
          </table:table-cell>
          <table:covered-table-cell table:style-name="ce73"/>
          <table:covered-table-cell table:style-name="ce89"/>
          <table:covered-table-cell table:style-name="ce73"/>
          <table:table-cell table:style-name="ce73" table:number-columns-repeated="7"/>
          <table:table-cell table:number-columns-repeated="5"/>
          <table:table-cell table:style-name="ce45"/>
        </table:table-row>
        <table:table-row table:style-name="ro2">
          <table:table-cell table:number-columns-repeated="4"/>
          <table:table-cell table:style-name="ce37"/>
          <table:table-cell/>
          <table:table-cell table:style-name="ce47" office:value-type="string" calcext:value-type="string" table:number-columns-spanned="4" table:number-rows-spanned="1">
            <text:p>2*a6*a7</text:p>
          </table:table-cell>
          <table:covered-table-cell table:style-name="ce20"/>
          <table:covered-table-cell table:style-name="ce33"/>
          <table:covered-table-cell table:style-name="ce20"/>
          <table:table-cell table:number-columns-repeated="2"/>
          <table:table-cell table:style-name="ce42"/>
          <table:table-cell table:style-name="ce20"/>
          <table:table-cell table:style-name="ce52" office:value-type="string" calcext:value-type="string" table:number-columns-spanned="4" table:number-rows-spanned="1">
            <text:p>2*a4*a5</text:p>
          </table:table-cell>
          <table:covered-table-cell table:style-name="ce20"/>
          <table:covered-table-cell table:style-name="ce33"/>
          <table:covered-table-cell table:style-name="ce20"/>
          <table:table-cell table:style-name="ce20" table:number-columns-repeated="2"/>
          <table:table-cell table:style-name="ce37"/>
          <table:table-cell table:number-columns-repeated="7"/>
          <table:table-cell table:style-name="ce37"/>
          <table:table-cell table:number-columns-repeated="7"/>
          <table:table-cell table:style-name="ce20"/>
          <table:table-cell table:number-columns-repeated="42"/>
          <table:table-cell table:style-name="ce83" table:number-columns-repeated="2"/>
          <table:table-cell table:number-columns-repeated="2"/>
          <table:table-cell table:style-name="ce83" table:number-columns-repeated="2"/>
          <table:table-cell table:number-columns-repeated="3"/>
          <table:table-cell table:style-name="ce73" table:number-columns-repeated="2"/>
          <table:table-cell table:number-columns-repeated="2"/>
          <table:table-cell table:style-name="ce81"/>
          <table:table-cell table:style-name="ce73"/>
          <table:table-cell table:number-columns-repeated="3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number-columns-repeated="5"/>
          <table:table-cell table:style-name="ce73" table:number-columns-repeated="4"/>
          <table:table-cell table:number-columns-repeated="5"/>
          <table:table-cell table:style-name="ce45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4" table:number-rows-spanned="1">
            <text:p>a7*a7</text:p>
          </table:table-cell>
          <table:covered-table-cell table:number-columns-repeated="3"/>
          <table:table-cell table:number-columns-repeated="4"/>
          <table:table-cell table:style-name="ce40" office:value-type="string" calcext:value-type="string" table:number-columns-spanned="4" table:number-rows-spanned="1">
            <text:p>a5*a5</text:p>
          </table:table-cell>
          <table:covered-table-cell table:number-columns-repeated="3"/>
          <table:table-cell/>
          <table:table-cell table:style-name="ce20" table:number-columns-repeated="3"/>
          <table:table-cell table:style-name="ce66" office:value-type="string" calcext:value-type="string" table:number-columns-spanned="4" table:number-rows-spanned="1">
            <text:p>a3*a3</text:p>
          </table:table-cell>
          <table:covered-table-cell table:number-columns-repeated="3" table:style-name="ce41"/>
          <table:table-cell table:number-columns-repeated="4"/>
          <table:table-cell table:style-name="ce37"/>
          <table:table-cell table:number-columns-repeated="7"/>
          <table:table-cell table:style-name="ce20"/>
          <table:table-cell table:number-columns-repeated="17"/>
          <table:table-cell table:style-name="ce82" office:value-type="string" calcext:value-type="string" table:number-columns-spanned="3" table:number-rows-spanned="1">
            <text:p>a7b8</text:p>
          </table:table-cell>
          <table:covered-table-cell table:number-columns-repeated="2"/>
          <table:table-cell table:style-name="ce82" office:value-type="string" calcext:value-type="string" table:number-columns-spanned="3" table:number-rows-spanned="1">
            <text:p>a6b8</text:p>
          </table:table-cell>
          <table:covered-table-cell table:number-columns-repeated="2"/>
          <table:table-cell/>
          <table:table-cell table:style-name="ce82" office:value-type="string" calcext:value-type="string" table:number-columns-spanned="3" table:number-rows-spanned="1">
            <text:p>a5b8</text:p>
          </table:table-cell>
          <table:covered-table-cell table:number-columns-repeated="2"/>
          <table:table-cell table:style-name="ce82" office:value-type="string" calcext:value-type="string" table:number-columns-spanned="3" table:number-rows-spanned="1">
            <text:p>a4b8</text:p>
          </table:table-cell>
          <table:covered-table-cell table:number-columns-repeated="2"/>
          <table:table-cell table:style-name="ce82" office:value-type="string" calcext:value-type="string" table:number-columns-spanned="3" table:number-rows-spanned="1">
            <text:p>a3b8</text:p>
          </table:table-cell>
          <table:covered-table-cell table:number-columns-repeated="2"/>
          <table:table-cell table:style-name="ce82" office:value-type="string" calcext:value-type="string" table:number-columns-spanned="3" table:number-rows-spanned="1">
            <text:p>a2b8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1">
            <text:p>R2</text:p>
          </table:table-cell>
          <table:covered-table-cell/>
          <table:table-cell table:number-columns-repeated="3"/>
          <table:table-cell table:style-name="ce76" office:value-type="string" calcext:value-type="string" table:number-columns-spanned="4" table:number-rows-spanned="1">
            <text:p>a2b7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6</text:p>
          </table:table-cell>
          <table:covered-table-cell table:style-name="ce73"/>
          <table:covered-table-cell table:number-columns-repeated="2"/>
          <table:table-cell/>
          <table:table-cell table:style-name="ce76" office:value-type="string" calcext:value-type="string" table:number-columns-spanned="4" table:number-rows-spanned="1">
            <text:p>a2b5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4</text:p>
          </table:table-cell>
          <table:covered-table-cell table:style-name="ce73"/>
          <table:covered-table-cell table:number-columns-repeated="2"/>
          <table:table-cell/>
          <table:table-cell table:style-name="ce76" office:value-type="string" calcext:value-type="string" table:number-columns-spanned="4" table:number-rows-spanned="1">
            <text:p>a2b3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2</text:p>
          </table:table-cell>
          <table:covered-table-cell table:style-name="ce73"/>
          <table:covered-table-cell table:number-columns-repeated="2"/>
          <table:table-cell/>
          <table:table-cell table:style-name="ce76" office:value-type="string" calcext:value-type="string" table:number-columns-spanned="4" table:number-rows-spanned="1">
            <text:p>a2b1</text:p>
          </table:table-cell>
          <table:covered-table-cell table:style-name="ce73"/>
          <table:covered-table-cell table:style-name="ce89"/>
          <table:covered-table-cell table:style-name="ce73"/>
          <table:table-cell table:style-name="ce76" office:value-type="string" calcext:value-type="string" table:number-columns-spanned="4" table:number-rows-spanned="1">
            <text:p>a2b0</text:p>
          </table:table-cell>
          <table:covered-table-cell table:number-columns-repeated="3" table:style-name="ce73"/>
          <table:table-cell table:style-name="ce73" table:number-columns-repeated="3"/>
          <table:table-cell table:number-columns-repeated="5"/>
          <table:table-cell table:style-name="ce45"/>
        </table:table-row>
        <table:table-row table:style-name="ro2">
          <table:table-cell table:number-columns-repeated="4"/>
          <table:table-cell table:style-name="ce41" table:number-columns-repeated="8"/>
          <table:table-cell table:style-name="ce39"/>
          <table:table-cell table:style-name="ce41" table:number-columns-repeated="5"/>
          <table:table-cell table:style-name="ce62" office:value-type="string" calcext:value-type="string" table:number-columns-spanned="4" table:number-rows-spanned="1">
            <text:p>2*a1*a6</text:p>
          </table:table-cell>
          <table:covered-table-cell table:style-name="ce41"/>
          <table:covered-table-cell table:style-name="ce39"/>
          <table:covered-table-cell table:style-name="ce41"/>
          <table:table-cell table:style-name="ce41" table:number-columns-repeated="5"/>
          <table:table-cell table:style-name="ce41" office:value-type="string" calcext:value-type="string">
            <text:p>t8</text:p>
          </table:table-cell>
          <table:table-cell table:style-name="ce39"/>
          <table:table-cell table:style-name="ce41" table:number-columns-repeated="7"/>
          <table:table-cell table:style-name="ce20"/>
          <table:table-cell table:number-columns-repeated="42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number-columns-repeated="2"/>
          <table:table-cell table:style-name="ce81"/>
          <table:table-cell table:style-name="ce73"/>
          <table:table-cell table:number-columns-repeated="3"/>
          <table:table-cell table:style-name="ce73" table:number-columns-repeated="2"/>
          <table:table-cell table:number-columns-repeated="2"/>
          <table:table-cell table:style-name="ce83" table:number-columns-repeated="2"/>
          <table:table-cell table:number-columns-repeated="3"/>
          <table:table-cell table:style-name="ce73" table:number-columns-repeated="2"/>
          <table:table-cell table:number-columns-repeated="4"/>
          <table:table-cell table:style-name="ce73" table:number-columns-repeated="5"/>
          <table:table-cell table:number-columns-repeated="5"/>
          <table:table-cell table:style-name="ce45"/>
        </table:table-row>
        <table:table-row table:style-name="ro2">
          <table:table-cell table:number-columns-repeated="28"/>
          <table:table-cell table:style-name="ce70" office:value-type="string" calcext:value-type="string" table:number-columns-spanned="4" table:number-rows-spanned="1">
            <text:p>a1*a1</text:p>
          </table:table-cell>
          <table:covered-table-cell table:number-columns-repeated="3"/>
          <table:table-cell table:number-columns-repeated="29"/>
          <table:table-cell table:style-name="ce84" office:value-type="string" calcext:value-type="string" table:number-columns-spanned="3" table:number-rows-spanned="1">
            <text:p>a6b7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a5b7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a4b7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a3b7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1">
            <text:p>R3</text:p>
          </table:table-cell>
          <table:covered-table-cell/>
          <table:table-cell table:number-columns-repeated="3"/>
          <table:table-cell table:style-name="ce77" office:value-type="string" calcext:value-type="string" table:number-columns-spanned="4" table:number-rows-spanned="1">
            <text:p>a1b8</text:p>
          </table:table-cell>
          <table:covered-table-cell table:style-name="ce80"/>
          <table:covered-table-cell table:number-columns-repeated="2" table:style-name="ce87"/>
          <table:table-cell table:style-name="ce77" office:value-type="string" calcext:value-type="string" table:number-columns-spanned="4" table:number-rows-spanned="1">
            <text:p>a1b7</text:p>
          </table:table-cell>
          <table:covered-table-cell table:style-name="ce80"/>
          <table:covered-table-cell table:number-columns-repeated="2" table:style-name="ce87"/>
          <table:table-cell/>
          <table:table-cell table:style-name="ce77" office:value-type="string" calcext:value-type="string" table:number-columns-spanned="4" table:number-rows-spanned="1">
            <text:p>a1b6</text:p>
          </table:table-cell>
          <table:covered-table-cell table:style-name="ce88"/>
          <table:covered-table-cell table:number-columns-repeated="2" table:style-name="ce87"/>
          <table:table-cell table:style-name="ce77" office:value-type="string" calcext:value-type="string" table:number-columns-spanned="4" table:number-rows-spanned="1">
            <text:p>a1b5</text:p>
          </table:table-cell>
          <table:covered-table-cell table:style-name="ce80"/>
          <table:covered-table-cell table:number-columns-repeated="2" table:style-name="ce87"/>
          <table:table-cell/>
          <table:table-cell table:style-name="ce77" office:value-type="string" calcext:value-type="string" table:number-columns-spanned="4" table:number-rows-spanned="1">
            <text:p>a1b4</text:p>
          </table:table-cell>
          <table:covered-table-cell table:style-name="ce80"/>
          <table:covered-table-cell table:number-columns-repeated="2" table:style-name="ce87"/>
          <table:table-cell table:style-name="ce77" office:value-type="string" calcext:value-type="string" table:number-columns-spanned="4" table:number-rows-spanned="1">
            <text:p>a1b3</text:p>
          </table:table-cell>
          <table:covered-table-cell table:style-name="ce80"/>
          <table:covered-table-cell table:number-columns-repeated="2" table:style-name="ce87"/>
          <table:table-cell/>
          <table:table-cell table:style-name="ce77" office:value-type="string" calcext:value-type="string" table:number-columns-spanned="4" table:number-rows-spanned="1">
            <text:p>a1b2</text:p>
          </table:table-cell>
          <table:covered-table-cell table:style-name="ce80"/>
          <table:covered-table-cell table:style-name="ce90"/>
          <table:covered-table-cell table:style-name="ce80"/>
          <table:table-cell table:style-name="ce77" office:value-type="string" calcext:value-type="string" table:number-columns-spanned="4" table:number-rows-spanned="1">
            <text:p>a1b1</text:p>
          </table:table-cell>
          <table:covered-table-cell table:number-columns-repeated="3" table:style-name="ce80"/>
          <table:table-cell/>
          <table:table-cell table:style-name="ce77" office:value-type="string" calcext:value-type="string" table:number-columns-spanned="4" table:number-rows-spanned="1">
            <text:p>a1b0</text:p>
          </table:table-cell>
          <table:covered-table-cell table:number-columns-repeated="3" table:style-name="ce80"/>
          <table:table-cell table:number-columns-repeated="3"/>
          <table:table-cell table:style-name="ce45"/>
        </table:table-row>
        <table:table-row table:style-name="ro2">
          <table:table-cell table:style-name="ce34" office:value-type="string" calcext:value-type="string" table:number-columns-spanned="4" table:number-rows-spanned="1">
            <text:p>a8*a8</text:p>
          </table:table-cell>
          <table:covered-table-cell table:number-columns-repeated="3"/>
          <table:table-cell table:number-columns-repeated="4"/>
          <table:table-cell table:style-name="ce51" office:value-type="string" calcext:value-type="string" table:number-columns-spanned="4" table:number-rows-spanned="1">
            <text:p>a6*a6</text:p>
          </table:table-cell>
          <table:covered-table-cell table:number-columns-repeated="3"/>
          <table:table-cell table:style-name="ce37"/>
          <table:table-cell table:number-columns-repeated="3"/>
          <table:table-cell table:style-name="ce51" office:value-type="string" calcext:value-type="string" table:number-columns-spanned="4" table:number-rows-spanned="1">
            <text:p>a4*a4</text:p>
          </table:table-cell>
          <table:covered-table-cell table:number-columns-repeated="3"/>
          <table:table-cell table:number-columns-repeated="6"/>
          <table:table-cell table:style-name="ce62" office:value-type="string" calcext:value-type="string" table:number-columns-spanned="4" table:number-rows-spanned="1">
            <text:p>2*a1*a2</text:p>
          </table:table-cell>
          <table:covered-table-cell table:style-name="ce41"/>
          <table:covered-table-cell table:style-name="ce39"/>
          <table:covered-table-cell table:style-name="ce41"/>
          <table:table-cell table:number-columns-repeated="2"/>
          <table:table-cell table:style-name="ce43" office:value-type="string" calcext:value-type="string" table:number-columns-spanned="4" table:number-rows-spanned="1">
            <text:p>c0</text:p>
          </table:table-cell>
          <table:covered-table-cell table:number-columns-repeated="2" table:style-name="ce33"/>
          <table:covered-table-cell/>
          <table:table-cell table:number-columns-repeated="43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style-name="ce81"/>
          <table:table-cell table:style-name="ce73"/>
          <table:table-cell table:style-name="ce81"/>
          <table:table-cell table:style-name="ce73"/>
          <table:table-cell table:number-columns-repeated="3"/>
          <table:table-cell table:style-name="ce73" table:number-columns-repeated="8"/>
          <table:table-cell/>
          <table:table-cell table:style-name="ce73" table:number-columns-repeated="2"/>
          <table:table-cell table:style-name="ce81"/>
          <table:table-cell table:style-name="ce73" table:number-columns-repeated="8"/>
          <table:table-cell table:number-columns-repeated="5"/>
          <table:table-cell table:style-name="ce45"/>
        </table:table-row>
        <table:table-row table:style-name="ro2">
          <table:table-cell table:number-columns-repeated="4"/>
          <table:table-cell table:style-name="ce37"/>
          <table:table-cell table:number-columns-repeated="15"/>
          <table:table-cell table:style-name="ce37"/>
          <table:table-cell table:number-columns-repeated="8"/>
          <table:table-cell office:value-type="string" calcext:value-type="string">
            <text:p>t11</text:p>
          </table:table-cell>
          <table:table-cell table:style-name="ce43" office:value-type="string" calcext:value-type="string" table:number-columns-spanned="4" table:number-rows-spanned="1">
            <text:p>c1</text:p>
          </table:table-cell>
          <table:covered-table-cell table:style-name="ce20"/>
          <table:covered-table-cell table:style-name="ce42"/>
          <table:covered-table-cell table:style-name="ce20"/>
          <table:table-cell table:style-name="ce20"/>
          <table:table-cell table:number-columns-repeated="32"/>
          <table:table-cell table:style-name="ce85" office:value-type="string" calcext:value-type="string" table:number-columns-spanned="3" table:number-rows-spanned="1">
            <text:p>a5b6</text:p>
          </table:table-cell>
          <table:covered-table-cell table:number-columns-repeated="2"/>
          <table:table-cell table:style-name="ce85" office:value-type="string" calcext:value-type="string" table:number-columns-spanned="3" table:number-rows-spanned="1">
            <text:p>a4b6</text:p>
          </table:table-cell>
          <table:covered-table-cell table:number-columns-repeated="2"/>
          <table:table-cell/>
          <table:table-cell table:style-name="ce18" office:value-type="string" calcext:value-type="string">
            <text:p>R4</text:p>
          </table:table-cell>
          <table:table-cell table:number-columns-repeated="4"/>
          <table:table-cell table:style-name="ce78" office:value-type="string" calcext:value-type="string" table:number-columns-spanned="4" table:number-rows-spanned="1">
            <text:p>a0b9</text:p>
          </table:table-cell>
          <table:covered-table-cell table:style-name="ce73"/>
          <table:covered-table-cell table:number-columns-repeated="2"/>
          <table:table-cell table:style-name="ce78" office:value-type="string" calcext:value-type="string" table:number-columns-spanned="4" table:number-rows-spanned="1">
            <text:p>a0b8</text:p>
          </table:table-cell>
          <table:covered-table-cell table:style-name="ce73"/>
          <table:covered-table-cell table:number-columns-repeated="2"/>
          <table:table-cell/>
          <table:table-cell table:style-name="ce78" office:value-type="string" calcext:value-type="string" table:number-columns-spanned="4" table:number-rows-spanned="1">
            <text:p>a0b7</text:p>
          </table:table-cell>
          <table:covered-table-cell table:style-name="ce73"/>
          <table:covered-table-cell table:style-name="ce89"/>
          <table:covered-table-cell table:style-name="ce73"/>
          <table:table-cell table:style-name="ce78" office:value-type="string" calcext:value-type="string" table:number-columns-spanned="4" table:number-rows-spanned="1">
            <text:p>a0b6</text:p>
          </table:table-cell>
          <table:covered-table-cell table:style-name="ce73"/>
          <table:covered-table-cell table:number-columns-repeated="2"/>
          <table:table-cell/>
          <table:table-cell table:style-name="ce78" office:value-type="string" calcext:value-type="string" table:number-columns-spanned="4" table:number-rows-spanned="1">
            <text:p>a0b5</text:p>
          </table:table-cell>
          <table:covered-table-cell table:number-columns-repeated="3" table:style-name="ce73"/>
          <table:table-cell table:style-name="ce78" office:value-type="string" calcext:value-type="string" table:number-columns-spanned="4" table:number-rows-spanned="1">
            <text:p>a0b4</text:p>
          </table:table-cell>
          <table:covered-table-cell table:number-columns-repeated="3" table:style-name="ce73"/>
          <table:table-cell/>
          <table:table-cell table:style-name="ce78" office:value-type="string" calcext:value-type="string" table:number-columns-spanned="4" table:number-rows-spanned="1">
            <text:p>a0b3</text:p>
          </table:table-cell>
          <table:covered-table-cell table:number-columns-repeated="2" table:style-name="ce81"/>
          <table:covered-table-cell table:style-name="ce83"/>
          <table:table-cell table:style-name="ce78" office:value-type="string" calcext:value-type="string" table:number-columns-spanned="4" table:number-rows-spanned="1">
            <text:p>a0b2</text:p>
          </table:table-cell>
          <table:covered-table-cell table:number-columns-repeated="3" table:style-name="ce73"/>
          <table:table-cell table:style-name="ce73"/>
          <table:table-cell table:style-name="ce78" office:value-type="string" calcext:value-type="string" table:number-columns-spanned="4" table:number-rows-spanned="1">
            <text:p>a0b1</text:p>
          </table:table-cell>
          <table:covered-table-cell table:number-columns-repeated="3" table:style-name="ce73"/>
          <table:table-cell table:style-name="ce78" office:value-type="string" calcext:value-type="string" table:number-columns-spanned="4" table:number-rows-spanned="1">
            <text:p>a0b0</text:p>
          </table:table-cell>
          <table:covered-table-cell table:number-columns-repeated="3" table:style-name="ce73"/>
        </table:table-row>
        <table:table-row table:style-name="ro2">
          <table:table-cell table:number-columns-repeated="4"/>
          <table:table-cell table:style-name="ce37"/>
          <table:table-cell table:number-columns-repeated="7"/>
          <table:table-cell table:style-name="ce37"/>
          <table:table-cell table:number-columns-repeated="7"/>
          <table:table-cell table:style-name="ce37"/>
          <table:table-cell table:number-columns-repeated="7"/>
          <table:table-cell table:style-name="ce43" office:value-type="string" calcext:value-type="string" table:number-columns-spanned="4" table:number-rows-spanned="1">
            <text:p>c2</text:p>
          </table:table-cell>
          <table:covered-table-cell table:number-columns-repeated="3" table:style-name="ce20"/>
          <table:table-cell table:style-name="ce42"/>
          <table:table-cell table:style-name="ce20" table:number-columns-repeated="2"/>
          <table:table-cell table:number-columns-repeated="88"/>
        </table:table-row>
        <table:table-row table:style-name="ro2">
          <table:table-cell table:number-columns-repeated="4"/>
          <table:table-cell table:style-name="ce37"/>
          <table:table-cell table:number-columns-repeated="15"/>
          <table:table-cell table:style-name="ce37"/>
          <table:table-cell table:number-columns-repeated="3"/>
          <table:table-cell table:style-name="ce33"/>
          <table:table-cell table:style-name="ce20"/>
          <table:table-cell table:style-name="ce15" office:value-type="string" calcext:value-type="string" table:number-columns-spanned="4" table:number-rows-spanned="1">
            <text:p>c3</text:p>
          </table:table-cell>
          <table:covered-table-cell/>
          <table:covered-table-cell table:style-name="ce37"/>
          <table:covered-table-cell/>
          <table:table-cell table:number-columns-repeated="21"/>
          <table:table-cell table:style-name="ce82" office:value-type="string" calcext:value-type="string" table:number-columns-spanned="3" table:number-rows-spanned="1">
            <text:p>a8b8</text:p>
          </table:table-cell>
          <table:covered-table-cell table:number-columns-repeated="2"/>
          <table:table-cell table:number-columns-repeated="3"/>
          <table:table-cell table:style-name="ce84" office:value-type="string" calcext:value-type="string" table:number-columns-spanned="3" table:number-rows-spanned="1">
            <text:p>a7b7</text:p>
          </table:table-cell>
          <table:covered-table-cell table:number-columns-repeated="2"/>
          <table:table-cell table:number-columns-repeated="4"/>
          <table:table-cell table:style-name="ce85" office:value-type="string" calcext:value-type="string" table:number-columns-spanned="3" table:number-rows-spanned="1">
            <text:p>a6b6</text:p>
          </table:table-cell>
          <table:covered-table-cell table:number-columns-repeated="2" table:style-name="ce73"/>
          <table:table-cell table:number-columns-repeated="3"/>
          <table:table-cell table:style-name="ce86" office:value-type="string" calcext:value-type="string" table:number-columns-spanned="3" table:number-rows-spanned="1">
            <text:p>a5b5</text:p>
          </table:table-cell>
          <table:covered-table-cell table:number-columns-repeated="2"/>
          <table:table-cell/>
          <table:table-cell table:style-name="ce18" office:value-type="string" calcext:value-type="string" table:number-columns-spanned="2" table:number-rows-spanned="1">
            <text:p>R5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37"/>
          <table:table-cell table:number-columns-repeated="7"/>
          <table:table-cell table:style-name="ce37"/>
          <table:table-cell table:number-columns-repeated="3"/>
          <table:table-cell table:style-name="ce33" table:number-columns-repeated="2"/>
          <table:table-cell table:style-name="ce45" table:number-columns-repeated="2"/>
          <table:table-cell table:style-name="ce37"/>
          <table:table-cell table:number-columns-repeated="3"/>
          <table:table-cell table:style-name="ce43" office:value-type="string" calcext:value-type="string" table:number-columns-spanned="4" table:number-rows-spanned="1">
            <text:p>c4</text:p>
          </table:table-cell>
          <table:covered-table-cell table:number-columns-repeated="3" table:style-name="ce20"/>
          <table:table-cell table:number-columns-repeated="95"/>
        </table:table-row>
        <table:table-row table:style-name="ro2">
          <table:table-cell table:number-columns-repeated="4"/>
          <table:table-cell table:style-name="ce37"/>
          <table:table-cell table:number-columns-repeated="7"/>
          <table:table-cell table:style-name="ce37"/>
          <table:table-cell/>
          <table:table-cell table:style-name="ce20" table:number-columns-repeated="2"/>
          <table:table-cell table:style-name="ce33"/>
          <table:table-cell table:style-name="ce20" table:number-columns-repeated="3"/>
          <table:table-cell table:style-name="ce42"/>
          <table:table-cell table:style-name="ce20"/>
          <table:table-cell table:style-name="ce43" office:value-type="string" calcext:value-type="string" table:number-columns-spanned="4" table:number-rows-spanned="1">
            <text:p>c5</text:p>
          </table:table-cell>
          <table:covered-table-cell table:style-name="ce20"/>
          <table:covered-table-cell table:style-name="ce42"/>
          <table:covered-table-cell table:style-name="ce20"/>
          <table:table-cell table:number-columns-repeated="15"/>
          <table:table-cell table:style-name="ce21" office:value-type="string" calcext:value-type="string" table:number-columns-spanned="3" table:number-rows-spanned="1">
            <text:p>cJ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I</text:p>
          </table:table-cell>
          <table:covered-table-cell table:number-columns-repeated="2" table:style-name="ce21"/>
          <table:table-cell table:style-name="ce25"/>
          <table:table-cell table:style-name="ce21" office:value-type="string" calcext:value-type="string" table:number-columns-spanned="3" table:number-rows-spanned="1">
            <text:p>cH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G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cF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E</text:p>
          </table:table-cell>
          <table:covered-table-cell table:number-columns-repeated="2" table:style-name="ce25"/>
          <table:table-cell table:style-name="ce25"/>
          <table:table-cell table:style-name="ce21" office:value-type="string" calcext:value-type="string" table:number-columns-spanned="3" table:number-rows-spanned="1">
            <text:p>cD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C</text:p>
          </table:table-cell>
          <table:covered-table-cell table:style-name="ce29"/>
          <table:covered-table-cell table:style-name="ce25"/>
          <table:table-cell table:style-name="ce21" office:value-type="string" calcext:value-type="string" table:number-columns-spanned="3" table:number-rows-spanned="1">
            <text:p>cB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cA</text:p>
          </table:table-cell>
          <table:covered-table-cell table:number-columns-repeated="2" table:style-name="ce25"/>
          <table:table-cell/>
          <table:table-cell table:style-name="ce18" office:value-type="string" calcext:value-type="string" table:number-columns-spanned="2" table:number-rows-spanned="1">
            <text:p>R6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37"/>
          <table:table-cell table:number-columns-repeated="7"/>
          <table:table-cell table:style-name="ce37"/>
          <table:table-cell table:number-columns-repeated="7"/>
          <table:table-cell table:style-name="ce43" office:value-type="string" calcext:value-type="string" table:number-columns-spanned="4" table:number-rows-spanned="1">
            <text:p>c6</text:p>
          </table:table-cell>
          <table:covered-table-cell table:number-columns-repeated="3" table:style-name="ce20"/>
          <table:table-cell table:style-name="ce37"/>
          <table:table-cell table:number-columns-repeated="98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45"/>
          <table:table-cell table:number-columns-repeated="3"/>
          <table:table-cell table:style-name="ce37"/>
          <table:table-cell table:number-columns-repeated="3"/>
          <table:table-cell table:style-name="ce45"/>
          <table:table-cell/>
          <table:table-cell table:style-name="ce15" office:value-type="string" calcext:value-type="string" table:number-columns-spanned="4" table:number-rows-spanned="1">
            <text:p>c7</text:p>
          </table:table-cell>
          <table:covered-table-cell/>
          <table:covered-table-cell table:style-name="ce37"/>
          <table:covered-table-cell/>
          <table:table-cell table:number-columns-repeated="52"/>
          <table:table-cell table:style-name="ce18" office:value-type="string" calcext:value-type="string" table:number-columns-spanned="2" table:number-rows-spanned="1">
            <text:p>R7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33"/>
          <table:table-cell table:style-name="ce20" table:number-columns-repeated="3"/>
          <table:table-cell table:style-name="ce42"/>
          <table:table-cell table:style-name="ce20" table:number-columns-repeated="3"/>
          <table:table-cell table:style-name="ce43" office:value-type="string" calcext:value-type="string" table:number-columns-spanned="4" table:number-rows-spanned="1">
            <text:p>c8</text:p>
          </table:table-cell>
          <table:covered-table-cell table:number-columns-repeated="3" table:style-name="ce20"/>
          <table:table-cell table:style-name="ce37"/>
          <table:table-cell table:number-columns-repeated="102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33"/>
          <table:table-cell table:style-name="ce20" table:number-columns-repeated="3"/>
          <table:table-cell table:style-name="ce42"/>
          <table:table-cell table:style-name="ce20"/>
          <table:table-cell table:style-name="ce43" office:value-type="string" calcext:value-type="string" table:number-columns-spanned="4" table:number-rows-spanned="1">
            <text:p>c9</text:p>
          </table:table-cell>
          <table:covered-table-cell table:style-name="ce20"/>
          <table:covered-table-cell table:style-name="ce42"/>
          <table:covered-table-cell table:style-name="ce20"/>
          <table:table-cell table:style-name="ce20" table:number-columns-repeated="2"/>
          <table:table-cell table:number-columns-repeated="54"/>
          <table:table-cell table:style-name="ce18" office:value-type="string" calcext:value-type="string" table:number-columns-spanned="2" table:number-rows-spanned="1">
            <text:p>R8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33"/>
          <table:table-cell table:style-name="ce20" table:number-columns-repeated="3"/>
          <table:table-cell table:style-name="ce43" office:value-type="string" calcext:value-type="string" table:number-columns-spanned="4" table:number-rows-spanned="1">
            <text:p>c10</text:p>
          </table:table-cell>
          <table:covered-table-cell table:number-columns-repeated="3" table:style-name="ce20"/>
          <table:table-cell table:style-name="ce42"/>
          <table:table-cell table:style-name="ce20" table:number-columns-repeated="3"/>
          <table:table-cell table:number-columns-repeated="32"/>
          <table:table-cell table:style-name="ce45"/>
          <table:table-cell/>
          <table:table-cell table:style-name="ce45"/>
          <table:table-cell table:number-columns-repeated="68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33"/>
          <table:table-cell table:style-name="ce20"/>
          <table:table-cell table:style-name="ce15" office:value-type="string" calcext:value-type="string" table:number-columns-spanned="4" table:number-rows-spanned="1">
            <text:p>c11</text:p>
          </table:table-cell>
          <table:covered-table-cell/>
          <table:covered-table-cell table:style-name="ce37"/>
          <table:covered-table-cell/>
          <table:table-cell table:number-columns-repeated="60"/>
          <table:table-cell table:style-name="ce18" office:value-type="string" calcext:value-type="string" table:number-columns-spanned="2" table:number-rows-spanned="1">
            <text:p>R9</text:p>
          </table:table-cell>
          <table:covered-table-cell/>
          <table:table-cell table:number-columns-repeated="47"/>
        </table:table-row>
        <table:table-row table:style-name="ro2">
          <table:table-cell table:number-columns-repeated="4"/>
          <table:table-cell table:style-name="ce37"/>
          <table:table-cell table:number-columns-repeated="3"/>
          <table:table-cell table:style-name="ce43" office:value-type="string" calcext:value-type="string" table:number-columns-spanned="4" table:number-rows-spanned="1">
            <text:p>c12</text:p>
          </table:table-cell>
          <table:covered-table-cell table:number-columns-repeated="3" table:style-name="ce20"/>
          <table:table-cell table:style-name="ce37"/>
          <table:table-cell table:number-columns-repeated="110"/>
        </table:table-row>
        <table:table-row table:style-name="ro2">
          <table:table-cell table:number-columns-repeated="2"/>
          <table:table-cell table:style-name="ce20" table:number-columns-repeated="2"/>
          <table:table-cell table:style-name="ce42"/>
          <table:table-cell table:style-name="ce20"/>
          <table:table-cell table:style-name="ce43" office:value-type="string" calcext:value-type="string" table:number-columns-spanned="4" table:number-rows-spanned="1">
            <text:p>c13</text:p>
          </table:table-cell>
          <table:covered-table-cell table:style-name="ce20"/>
          <table:covered-table-cell table:style-name="ce42"/>
          <table:covered-table-cell table:style-name="ce20"/>
          <table:table-cell table:number-columns-repeated="113"/>
        </table:table-row>
        <table:table-row table:style-name="ro2">
          <table:table-cell table:number-columns-repeated="2"/>
          <table:table-cell table:style-name="ce20" table:number-columns-repeated="2"/>
          <table:table-cell table:style-name="ce43" office:value-type="string" calcext:value-type="string" table:number-columns-spanned="4" table:number-rows-spanned="1">
            <text:p>c14</text:p>
          </table:table-cell>
          <table:covered-table-cell table:number-columns-repeated="3" table:style-name="ce20"/>
          <table:table-cell table:style-name="ce37"/>
          <table:table-cell table:number-columns-repeated="55"/>
          <table:table-cell table:style-name="ce81"/>
          <table:table-cell table:style-name="ce45"/>
          <table:table-cell/>
          <table:table-cell table:style-name="ce73"/>
          <table:table-cell table:number-columns-repeated="55"/>
        </table:table-row>
        <table:table-row table:style-name="ro2">
          <table:table-cell table:number-columns-repeated="2"/>
          <table:table-cell table:style-name="ce15" office:value-type="string" calcext:value-type="string" table:number-columns-spanned="4" table:number-rows-spanned="1">
            <text:p>c15</text:p>
          </table:table-cell>
          <table:covered-table-cell/>
          <table:covered-table-cell table:style-name="ce37"/>
          <table:covered-table-cell/>
          <table:table-cell table:number-columns-repeated="2"/>
          <table:table-cell table:style-name="ce45"/>
          <table:table-cell table:number-columns-repeated="114"/>
        </table:table-row>
        <table:table-row table:style-name="ro2">
          <table:table-cell table:style-name="ce15" office:value-type="string" calcext:value-type="string" table:number-columns-spanned="4" table:number-rows-spanned="1">
            <text:p>c16</text:p>
          </table:table-cell>
          <table:covered-table-cell table:number-columns-repeated="3"/>
          <table:table-cell table:style-name="ce37"/>
          <table:table-cell table:number-columns-repeated="65"/>
          <table:table-cell table:style-name="ce73"/>
          <table:table-cell table:number-columns-repeated="52"/>
        </table:table-row>
        <table:table-row table:style-name="ro2">
          <table:table-cell table:number-columns-repeated="4"/>
          <table:table-cell table:style-name="ce37"/>
          <table:table-cell table:number-columns-repeated="118"/>
        </table:table-row>
        <table:table-row table:style-name="ro2">
          <table:table-cell table:number-columns-repeated="4"/>
          <table:table-cell table:style-name="ce37"/>
          <table:table-cell table:number-columns-repeated="118"/>
        </table:table-row>
      </table:table>
      <table:table table:name="Sheet6" table:style-name="ta1">
        <table:table-column table:style-name="co3" table:number-columns-repeated="15" table:default-cell-style-name="Default"/>
        <table:table-column table:style-name="co3" table:default-cell-style-name="ce45"/>
        <table:table-column table:style-name="co3" table:default-cell-style-name="ce37"/>
        <table:table-column table:style-name="co3" table:number-columns-repeated="16" table:default-cell-style-name="Default"/>
        <table:table-column table:style-name="co3" table:default-cell-style-name="ce95"/>
        <table:table-column table:style-name="co3" table:number-columns-repeated="990" table:default-cell-style-name="Default"/>
        <table:table-row table:style-name="ro3">
          <table:table-cell table:style-name="ce16" office:value-type="string" calcext:value-type="string">
            <text:p>x31</text:p>
          </table:table-cell>
          <table:table-cell table:style-name="ce16" office:value-type="string" calcext:value-type="string">
            <text:p>x30</text:p>
          </table:table-cell>
          <table:table-cell table:style-name="ce16" office:value-type="string" calcext:value-type="string">
            <text:p>x29</text:p>
          </table:table-cell>
          <table:table-cell table:style-name="ce16" office:value-type="string" calcext:value-type="string">
            <text:p>x28</text:p>
          </table:table-cell>
          <table:table-cell table:style-name="ce16" office:value-type="string" calcext:value-type="string">
            <text:p>x27</text:p>
          </table:table-cell>
          <table:table-cell table:style-name="ce16" office:value-type="string" calcext:value-type="string">
            <text:p>x26</text:p>
          </table:table-cell>
          <table:table-cell table:style-name="ce16" office:value-type="string" calcext:value-type="string">
            <text:p>x25</text:p>
          </table:table-cell>
          <table:table-cell table:style-name="ce16" office:value-type="string" calcext:value-type="string">
            <text:p>x24</text:p>
          </table:table-cell>
          <table:table-cell table:style-name="ce16" office:value-type="string" calcext:value-type="string">
            <text:p>x23</text:p>
          </table:table-cell>
          <table:table-cell table:style-name="ce16" office:value-type="string" calcext:value-type="string">
            <text:p>x22</text:p>
          </table:table-cell>
          <table:table-cell table:style-name="ce16" office:value-type="string" calcext:value-type="string">
            <text:p>x21</text:p>
          </table:table-cell>
          <table:table-cell table:style-name="ce16" office:value-type="string" calcext:value-type="string">
            <text:p>x20</text:p>
          </table:table-cell>
          <table:table-cell table:style-name="ce16" office:value-type="string" calcext:value-type="string">
            <text:p>x19</text:p>
          </table:table-cell>
          <table:table-cell table:style-name="ce16" office:value-type="string" calcext:value-type="string">
            <text:p>x18</text:p>
          </table:table-cell>
          <table:table-cell table:style-name="ce16" office:value-type="string" calcext:value-type="string">
            <text:p>x17</text:p>
          </table:table-cell>
          <table:table-cell table:style-name="ce16" office:value-type="string" calcext:value-type="string">
            <text:p>x16</text:p>
          </table:table-cell>
          <table:table-cell table:style-name="ce16" office:value-type="string" calcext:value-type="string">
            <text:p>x15</text:p>
          </table:table-cell>
          <table:table-cell table:style-name="ce16" office:value-type="string" calcext:value-type="string">
            <text:p>x14</text:p>
          </table:table-cell>
          <table:table-cell table:style-name="ce16" office:value-type="string" calcext:value-type="string">
            <text:p>x13</text:p>
          </table:table-cell>
          <table:table-cell table:style-name="ce16" office:value-type="string" calcext:value-type="string">
            <text:p>x12</text:p>
          </table:table-cell>
          <table:table-cell table:style-name="ce16" office:value-type="string" calcext:value-type="string">
            <text:p>x11</text:p>
          </table:table-cell>
          <table:table-cell table:style-name="ce16" office:value-type="string" calcext:value-type="string">
            <text:p>x10</text:p>
          </table:table-cell>
          <table:table-cell table:style-name="ce16" office:value-type="string" calcext:value-type="string">
            <text:p>x9</text:p>
          </table:table-cell>
          <table:table-cell table:style-name="ce16" office:value-type="string" calcext:value-type="string">
            <text:p>x8</text:p>
          </table:table-cell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0</text:p>
          </table:table-cell>
          <table:table-cell/>
          <table:table-cell table:style-name="Default"/>
          <table:table-cell table:number-columns-repeated="3"/>
          <table:table-cell table:style-name="ce95" office:value-type="string" calcext:value-type="string">
            <text:p>+</text:p>
          </table:table-cell>
          <table:table-cell table:number-columns-repeated="2" table:style-name="ce95" office:value-type="string" calcext:value-type="string">
            <text:p>-</text:p>
          </table:table-cell>
          <table:table-cell table:style-name="ce95" office:value-type="string" calcext:value-type="string">
            <text:p>+</text:p>
          </table:table-cell>
          <table:table-cell table:number-columns-repeated="983"/>
        </table:table-row>
        <table:table-row table:style-name="ro3">
          <table:table-cell table:style-name="ce91" table:formula="of:=[.B2]+24" office:value-type="float" office:value="744" calcext:value-type="float">
            <text:p>744</text:p>
          </table:table-cell>
          <table:table-cell table:style-name="ce91" table:formula="of:=[.C2]+24" office:value-type="float" office:value="720" calcext:value-type="float">
            <text:p>720</text:p>
          </table:table-cell>
          <table:table-cell table:style-name="ce91" table:formula="of:=[.D2]+24" office:value-type="float" office:value="696" calcext:value-type="float">
            <text:p>696</text:p>
          </table:table-cell>
          <table:table-cell table:style-name="ce91" table:formula="of:=[.E2]+24" office:value-type="float" office:value="672" calcext:value-type="float">
            <text:p>672</text:p>
          </table:table-cell>
          <table:table-cell table:style-name="ce91" table:formula="of:=[.F2]+24" office:value-type="float" office:value="648" calcext:value-type="float">
            <text:p>648</text:p>
          </table:table-cell>
          <table:table-cell table:style-name="ce91" table:formula="of:=[.G2]+24" office:value-type="float" office:value="624" calcext:value-type="float">
            <text:p>624</text:p>
          </table:table-cell>
          <table:table-cell table:style-name="ce91" table:formula="of:=[.H2]+24" office:value-type="float" office:value="600" calcext:value-type="float">
            <text:p>600</text:p>
          </table:table-cell>
          <table:table-cell table:style-name="ce91" table:formula="of:=[.I2]+24" office:value-type="float" office:value="576" calcext:value-type="float">
            <text:p>576</text:p>
          </table:table-cell>
          <table:table-cell table:style-name="ce91" table:formula="of:=[.J2]+24" office:value-type="float" office:value="552" calcext:value-type="float">
            <text:p>552</text:p>
          </table:table-cell>
          <table:table-cell table:style-name="ce91" table:formula="of:=[.K2]+24" office:value-type="float" office:value="528" calcext:value-type="float">
            <text:p>528</text:p>
          </table:table-cell>
          <table:table-cell table:style-name="ce91" table:formula="of:=[.L2]+24" office:value-type="float" office:value="504" calcext:value-type="float">
            <text:p>504</text:p>
          </table:table-cell>
          <table:table-cell table:style-name="ce91" table:formula="of:=[.M2]+24" office:value-type="float" office:value="480" calcext:value-type="float">
            <text:p>480</text:p>
          </table:table-cell>
          <table:table-cell table:style-name="ce91" table:formula="of:=[.N2]+24" office:value-type="float" office:value="456" calcext:value-type="float">
            <text:p>456</text:p>
          </table:table-cell>
          <table:table-cell table:style-name="ce91" table:formula="of:=[.O2]+24" office:value-type="float" office:value="432" calcext:value-type="float">
            <text:p>432</text:p>
          </table:table-cell>
          <table:table-cell table:style-name="ce91" table:formula="of:=[.P2]+24" office:value-type="float" office:value="408" calcext:value-type="float">
            <text:p>408</text:p>
          </table:table-cell>
          <table:table-cell table:style-name="ce91" table:formula="of:=[.Q2]+24" office:value-type="float" office:value="384" calcext:value-type="float">
            <text:p>384</text:p>
          </table:table-cell>
          <table:table-cell table:style-name="ce91" table:formula="of:=[.R2]+24" office:value-type="float" office:value="360" calcext:value-type="float">
            <text:p>360</text:p>
          </table:table-cell>
          <table:table-cell table:style-name="ce91" table:formula="of:=[.S2]+24" office:value-type="float" office:value="336" calcext:value-type="float">
            <text:p>336</text:p>
          </table:table-cell>
          <table:table-cell table:style-name="ce91" table:formula="of:=[.T2]+24" office:value-type="float" office:value="312" calcext:value-type="float">
            <text:p>312</text:p>
          </table:table-cell>
          <table:table-cell table:style-name="ce91" table:formula="of:=[.U2]+24" office:value-type="float" office:value="288" calcext:value-type="float">
            <text:p>288</text:p>
          </table:table-cell>
          <table:table-cell table:style-name="ce91" table:formula="of:=[.V2]+24" office:value-type="float" office:value="264" calcext:value-type="float">
            <text:p>264</text:p>
          </table:table-cell>
          <table:table-cell table:style-name="ce91" table:formula="of:=[.W2]+24" office:value-type="float" office:value="240" calcext:value-type="float">
            <text:p>240</text:p>
          </table:table-cell>
          <table:table-cell table:style-name="ce91" table:formula="of:=[.X2]+24" office:value-type="float" office:value="216" calcext:value-type="float">
            <text:p>216</text:p>
          </table:table-cell>
          <table:table-cell table:style-name="ce91" table:formula="of:=[.Y2]+24" office:value-type="float" office:value="192" calcext:value-type="float">
            <text:p>192</text:p>
          </table:table-cell>
          <table:table-cell table:style-name="ce91" table:formula="of:=[.Z2]+24" office:value-type="float" office:value="168" calcext:value-type="float">
            <text:p>168</text:p>
          </table:table-cell>
          <table:table-cell table:style-name="ce91" table:formula="of:=[.AA2]+24" office:value-type="float" office:value="144" calcext:value-type="float">
            <text:p>144</text:p>
          </table:table-cell>
          <table:table-cell table:style-name="ce91" table:formula="of:=[.AB2]+24" office:value-type="float" office:value="120" calcext:value-type="float">
            <text:p>120</text:p>
          </table:table-cell>
          <table:table-cell table:style-name="ce91" table:formula="of:=[.AC2]+24" office:value-type="float" office:value="96" calcext:value-type="float">
            <text:p>96</text:p>
          </table:table-cell>
          <table:table-cell table:style-name="ce91" table:formula="of:=[.AD2]+24" office:value-type="float" office:value="72" calcext:value-type="float">
            <text:p>72</text:p>
          </table:table-cell>
          <table:table-cell table:style-name="ce91" table:formula="of:=[.AE2]+24" office:value-type="float" office:value="48" calcext:value-type="float">
            <text:p>48</text:p>
          </table:table-cell>
          <table:table-cell table:style-name="ce91" table:formula="of:=[.AF2]+24" office:value-type="float" office:value="24" calcext:value-type="float">
            <text:p>24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&lt;&lt;26</text:p>
          </table:table-cell>
          <table:table-cell office:value-type="string" calcext:value-type="string">
            <text:p>&lt;&lt;23</text:p>
          </table:table-cell>
          <table:table-cell office:value-type="string" calcext:value-type="string">
            <text:p>&lt;&lt;14</text:p>
          </table:table-cell>
          <table:table-cell office:value-type="string" calcext:value-type="string">
            <text:p>&lt;&lt;5</text:p>
          </table:table-cell>
          <table:table-cell table:number-columns-repeated="983"/>
        </table:table-row>
        <table:table-row table:style-name="ro3">
          <table:table-cell table:number-columns-repeated="22"/>
          <table:table-cell table:style-name="ce45" table:number-columns-repeated="2"/>
          <table:table-cell table:number-columns-repeated="9"/>
          <table:table-cell table:style-name="Default"/>
          <table:table-cell table:number-columns-repeated="2"/>
          <table:table-cell table:style-name="ce99" office:value-type="float" office:value="256" calcext:value-type="float">
            <text:p>256</text:p>
          </table:table-cell>
          <table:table-cell table:style-name="ce113" office:value-type="float" office:value="224" calcext:value-type="float">
            <text:p>224</text:p>
          </table:table-cell>
          <table:table-cell table:style-name="ce113" office:value-type="float" office:value="192" calcext:value-type="float">
            <text:p>192</text:p>
          </table:table-cell>
          <table:table-cell table:style-name="ce113" office:value-type="float" office:value="96" calcext:value-type="float">
            <text:p>96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number-columns-repeated="15"/>
          <table:table-cell table:style-name="Default"/>
          <table:table-cell table:style-name="ce93" office:value-type="string" calcext:value-type="string">
            <text:p>x31</text:p>
          </table:table-cell>
          <table:table-cell table:style-name="ce93" office:value-type="string" calcext:value-type="string">
            <text:p>x30</text:p>
          </table:table-cell>
          <table:table-cell table:style-name="ce93" office:value-type="string" calcext:value-type="string">
            <text:p>x29</text:p>
          </table:table-cell>
          <table:table-cell table:style-name="ce93" office:value-type="string" calcext:value-type="string">
            <text:p>x28</text:p>
          </table:table-cell>
          <table:table-cell table:style-name="ce93" office:value-type="string" calcext:value-type="string">
            <text:p>x27</text:p>
          </table:table-cell>
          <table:table-cell table:style-name="ce93" office:value-type="string" calcext:value-type="string">
            <text:p>x26</text:p>
          </table:table-cell>
          <table:table-cell table:style-name="ce93" office:value-type="string" calcext:value-type="string">
            <text:p>x25</text:p>
          </table:table-cell>
          <table:table-cell table:style-name="ce93" office:value-type="string" calcext:value-type="string">
            <text:p>x24</text:p>
          </table:table-cell>
          <table:table-cell table:style-name="ce93" office:value-type="string" calcext:value-type="string">
            <text:p>x23</text:p>
          </table:table-cell>
          <table:table-cell table:style-name="ce93" office:value-type="string" calcext:value-type="string">
            <text:p>x22</text:p>
          </table:table-cell>
          <table:table-cell table:style-name="ce93" office:value-type="string" calcext:value-type="string">
            <text:p>x21</text:p>
          </table:table-cell>
          <table:table-cell table:style-name="ce93" office:value-type="string" calcext:value-type="string">
            <text:p>x20</text:p>
          </table:table-cell>
          <table:table-cell table:style-name="ce93" office:value-type="string" calcext:value-type="string">
            <text:p>x19</text:p>
          </table:table-cell>
          <table:table-cell table:style-name="ce93" office:value-type="string" calcext:value-type="string">
            <text:p>x18</text:p>
          </table:table-cell>
          <table:table-cell table:style-name="ce93" office:value-type="string" calcext:value-type="string">
            <text:p>x17</text:p>
          </table:table-cell>
          <table:table-cell table:style-name="ce93" office:value-type="string" calcext:value-type="string">
            <text:p>x16</text:p>
          </table:table-cell>
          <table:table-cell office:value-type="string" calcext:value-type="string">
            <text:p>2^0</text:p>
          </table:table-cell>
          <table:table-cell table:number-columns-repeated="2"/>
          <table:table-cell table:style-name="ce96" office:value-type="string" calcext:value-type="string">
            <text:p>x9</text:p>
          </table:table-cell>
          <table:table-cell office:value-type="float" office:value="261" calcext:value-type="float">
            <text:p>261</text:p>
          </table:table-cell>
          <table:table-cell table:style-name="ce114" table:formula="of:=([.$AK4]-[.$AK$3])+[.AL$3]" office:value-type="float" office:value="229" calcext:value-type="float">
            <text:p>229</text:p>
          </table:table-cell>
          <table:table-cell table:style-name="ce114" table:formula="of:=([.$AK4]-[.$AK$3])+[.AM$3]" office:value-type="float" office:value="197" calcext:value-type="float">
            <text:p>197</text:p>
          </table:table-cell>
          <table:table-cell table:style-name="ce114" table:formula="of:=([.$AK4]-[.$AK$3])+[.AN$3]" office:value-type="float" office:value="101" calcext:value-type="float">
            <text:p>101</text:p>
          </table:table-cell>
          <table:table-cell table:style-name="ce114" table:formula="of:=([.$AK4]-[.$AK$3])+[.AO$3]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number-columns-repeated="35"/>
          <table:table-cell table:style-name="ce97" office:value-type="string" calcext:value-type="string">
            <text:p>x10</text:p>
          </table:table-cell>
          <table:table-cell table:formula="of:=[.AK4]+29" office:value-type="float" office:value="290" calcext:value-type="float">
            <text:p>290</text:p>
          </table:table-cell>
          <table:table-cell table:style-name="ce114" table:formula="of:=([.$AK5]-[.$AK$3])+[.AL$3]" office:value-type="float" office:value="258" calcext:value-type="float">
            <text:p>258</text:p>
          </table:table-cell>
          <table:table-cell table:style-name="ce114" table:formula="of:=([.$AK5]-[.$AK$3])+[.AM$3]" office:value-type="float" office:value="226" calcext:value-type="float">
            <text:p>226</text:p>
          </table:table-cell>
          <table:table-cell table:style-name="ce114" table:formula="of:=([.$AK5]-[.$AK$3])+[.AN$3]" office:value-type="float" office:value="130" calcext:value-type="float">
            <text:p>130</text:p>
          </table:table-cell>
          <table:table-cell table:style-name="ce114" table:formula="of:=([.$AK5]-[.$AK$3])+[.AO$3]" office:value-type="float" office:value="34" calcext:value-type="float">
            <text:p>34</text:p>
          </table:table-cell>
          <table:table-cell table:number-columns-repeated="983"/>
        </table:table-row>
        <table:table-row table:style-name="ro3">
          <table:table-cell table:number-columns-repeated="12"/>
          <table:table-cell table:style-name="ce93" office:value-type="string" calcext:value-type="string">
            <text:p>x31</text:p>
          </table:table-cell>
          <table:table-cell table:style-name="ce93" office:value-type="string" calcext:value-type="string">
            <text:p>x30</text:p>
          </table:table-cell>
          <table:table-cell table:style-name="ce93" office:value-type="string" calcext:value-type="string">
            <text:p>x29</text:p>
          </table:table-cell>
          <table:table-cell table:style-name="ce93" office:value-type="string" calcext:value-type="string">
            <text:p>x28</text:p>
          </table:table-cell>
          <table:table-cell table:style-name="ce93" office:value-type="string" calcext:value-type="string">
            <text:p>x27</text:p>
          </table:table-cell>
          <table:table-cell table:style-name="ce93" office:value-type="string" calcext:value-type="string">
            <text:p>x26</text:p>
          </table:table-cell>
          <table:table-cell table:style-name="ce93" office:value-type="string" calcext:value-type="string">
            <text:p>x25</text:p>
          </table:table-cell>
          <table:table-cell table:style-name="ce93" office:value-type="string" calcext:value-type="string">
            <text:p>x24</text:p>
          </table:table-cell>
          <table:table-cell table:style-name="ce93" office:value-type="string" calcext:value-type="string">
            <text:p>x23</text:p>
          </table:table-cell>
          <table:table-cell table:style-name="ce93" office:value-type="string" calcext:value-type="string">
            <text:p>x22</text:p>
          </table:table-cell>
          <table:table-cell table:style-name="ce93" office:value-type="string" calcext:value-type="string">
            <text:p>x21</text:p>
          </table:table-cell>
          <table:table-cell table:style-name="ce93" office:value-type="string" calcext:value-type="string">
            <text:p>x20</text:p>
          </table:table-cell>
          <table:table-cell table:style-name="ce93" office:value-type="string" calcext:value-type="string">
            <text:p>x19</text:p>
          </table:table-cell>
          <table:table-cell table:style-name="ce93" office:value-type="string" calcext:value-type="string">
            <text:p>x18</text:p>
          </table:table-cell>
          <table:table-cell table:style-name="ce93" office:value-type="string" calcext:value-type="string">
            <text:p>x17</text:p>
          </table:table-cell>
          <table:table-cell table:style-name="ce93" office:value-type="string" calcext:value-type="string">
            <text:p>x16</text:p>
          </table:table-cell>
          <table:table-cell table:number-columns-repeated="4"/>
          <table:table-cell office:value-type="string" calcext:value-type="string">
            <text:p>2^96</text:p>
          </table:table-cell>
          <table:table-cell table:number-columns-repeated="2"/>
          <table:table-cell table:style-name="ce97" office:value-type="string" calcext:value-type="string">
            <text:p>x11</text:p>
          </table:table-cell>
          <table:table-cell table:formula="of:=[.AK5]+29" office:value-type="float" office:value="319" calcext:value-type="float">
            <text:p>319</text:p>
          </table:table-cell>
          <table:table-cell table:formula="of:=([.$AK6]-[.$AK$3])+[.AL$3]" office:value-type="float" office:value="287" calcext:value-type="float">
            <text:p>287</text:p>
          </table:table-cell>
          <table:table-cell table:style-name="ce114" table:formula="of:=([.$AK6]-[.$AK$3])+[.AM$3]" office:value-type="float" office:value="255" calcext:value-type="float">
            <text:p>255</text:p>
          </table:table-cell>
          <table:table-cell table:style-name="ce114" table:formula="of:=([.$AK6]-[.$AK$3])+[.AN$3]" office:value-type="float" office:value="159" calcext:value-type="float">
            <text:p>159</text:p>
          </table:table-cell>
          <table:table-cell table:style-name="ce114" table:formula="of:=([.$AK6]-[.$AK$3])+[.AO$3]" office:value-type="float" office:value="63" calcext:value-type="float">
            <text:p>63</text:p>
          </table:table-cell>
          <table:table-cell table:number-columns-repeated="983"/>
        </table:table-row>
        <table:table-row table:style-name="ro3">
          <table:table-cell table:number-columns-repeated="15"/>
          <table:table-cell table:style-name="Default"/>
          <table:table-cell table:number-columns-repeated="19"/>
          <table:table-cell table:style-name="ce97" office:value-type="string" calcext:value-type="string">
            <text:p>x12</text:p>
          </table:table-cell>
          <table:table-cell table:formula="of:=[.AK6]+29" office:value-type="float" office:value="348" calcext:value-type="float">
            <text:p>348</text:p>
          </table:table-cell>
          <table:table-cell table:formula="of:=([.$AK7]-[.$AK$3])+[.AL$3]" office:value-type="float" office:value="316" calcext:value-type="float">
            <text:p>316</text:p>
          </table:table-cell>
          <table:table-cell table:style-name="ce104" table:formula="of:=([.$AK7]-[.$AK$3])+[.AM$3]" office:value-type="float" office:value="284" calcext:value-type="float">
            <text:p>284</text:p>
          </table:table-cell>
          <table:table-cell table:style-name="ce114" table:formula="of:=([.$AK7]-[.$AK$3])+[.AN$3]" office:value-type="float" office:value="188" calcext:value-type="float">
            <text:p>188</text:p>
          </table:table-cell>
          <table:table-cell table:style-name="ce114" table:formula="of:=([.$AK7]-[.$AK$3])+[.AO$3]" office:value-type="float" office:value="92" calcext:value-type="float">
            <text:p>92</text:p>
          </table:table-cell>
          <table:table-cell table:number-columns-repeated="983"/>
        </table:table-row>
        <table:table-row table:style-name="ro3">
          <table:table-cell table:number-columns-repeated="15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 table:style-name="ce92" office:value-type="string" calcext:value-type="string">
            <text:p>x27</text:p>
          </table:table-cell>
          <table:table-cell table:style-name="ce92" office:value-type="string" calcext:value-type="string">
            <text:p>x26</text:p>
          </table:table-cell>
          <table:table-cell table:style-name="ce92" office:value-type="string" calcext:value-type="string">
            <text:p>x25</text:p>
          </table:table-cell>
          <table:table-cell table:style-name="ce92" office:value-type="string" calcext:value-type="string">
            <text:p>x24</text:p>
          </table:table-cell>
          <table:table-cell table:style-name="ce92" office:value-type="string" calcext:value-type="string">
            <text:p>x23</text:p>
          </table:table-cell>
          <table:table-cell table:style-name="ce92" office:value-type="string" calcext:value-type="string">
            <text:p>x22</text:p>
          </table:table-cell>
          <table:table-cell table:style-name="ce92" office:value-type="string" calcext:value-type="string">
            <text:p>x21</text:p>
          </table:table-cell>
          <table:table-cell table:style-name="ce92" office:value-type="string" calcext:value-type="string">
            <text:p>x20</text:p>
          </table:table-cell>
          <table:table-cell table:style-name="ce92" office:value-type="string" calcext:value-type="string">
            <text:p>x19</text:p>
          </table:table-cell>
          <table:table-cell table:style-name="ce92" office:value-type="string" calcext:value-type="string">
            <text:p>x18</text:p>
          </table:table-cell>
          <table:table-cell table:style-name="ce92" office:value-type="string" calcext:value-type="string">
            <text:p>x17</text:p>
          </table:table-cell>
          <table:table-cell table:style-name="ce92" office:value-type="string" calcext:value-type="string">
            <text:p>x16</text:p>
          </table:table-cell>
          <table:table-cell/>
          <table:table-cell office:value-type="string" calcext:value-type="string">
            <text:p>2^32</text:p>
          </table:table-cell>
          <table:table-cell table:number-columns-repeated="2"/>
          <table:table-cell table:style-name="ce97" office:value-type="string" calcext:value-type="string">
            <text:p>x13</text:p>
          </table:table-cell>
          <table:table-cell table:formula="of:=[.AK7]+29" office:value-type="float" office:value="377" calcext:value-type="float">
            <text:p>377</text:p>
          </table:table-cell>
          <table:table-cell table:formula="of:=([.$AK8]-[.$AK$3])+[.AL$3]" office:value-type="float" office:value="345" calcext:value-type="float">
            <text:p>345</text:p>
          </table:table-cell>
          <table:table-cell table:style-name="ce104" table:formula="of:=([.$AK8]-[.$AK$3])+[.AM$3]" office:value-type="float" office:value="313" calcext:value-type="float">
            <text:p>313</text:p>
          </table:table-cell>
          <table:table-cell table:style-name="ce114" table:formula="of:=([.$AK8]-[.$AK$3])+[.AN$3]" office:value-type="float" office:value="217" calcext:value-type="float">
            <text:p>217</text:p>
          </table:table-cell>
          <table:table-cell table:style-name="ce114" table:formula="of:=([.$AK8]-[.$AK$3])+[.AO$3]" office:value-type="float" office:value="121" calcext:value-type="float">
            <text:p>121</text:p>
          </table:table-cell>
          <table:table-cell table:number-columns-repeated="983"/>
        </table:table-row>
        <table:table-row table:style-name="ro3">
          <table:table-cell table:number-columns-repeated="15"/>
          <table:table-cell table:style-name="Default"/>
          <table:table-cell table:number-columns-repeated="19"/>
          <table:table-cell table:style-name="ce97" office:value-type="string" calcext:value-type="string">
            <text:p>x14</text:p>
          </table:table-cell>
          <table:table-cell table:formula="of:=[.AK8]+29" office:value-type="float" office:value="406" calcext:value-type="float">
            <text:p>406</text:p>
          </table:table-cell>
          <table:table-cell table:formula="of:=([.$AK9]-[.$AK$3])+[.AL$3]" office:value-type="float" office:value="374" calcext:value-type="float">
            <text:p>374</text:p>
          </table:table-cell>
          <table:table-cell table:style-name="ce104" table:formula="of:=([.$AK9]-[.$AK$3])+[.AM$3]" office:value-type="float" office:value="342" calcext:value-type="float">
            <text:p>342</text:p>
          </table:table-cell>
          <table:table-cell table:style-name="ce114" table:formula="of:=([.$AK9]-[.$AK$3])+[.AN$3]" office:value-type="float" office:value="246" calcext:value-type="float">
            <text:p>246</text:p>
          </table:table-cell>
          <table:table-cell table:style-name="ce114" table:formula="of:=([.$AK9]-[.$AK$3])+[.AO$3]" office:value-type="float" office:value="150" calcext:value-type="float">
            <text:p>150</text:p>
          </table:table-cell>
          <table:table-cell table:number-columns-repeated="983"/>
        </table:table-row>
        <table:table-row table:style-name="ro3">
          <table:table-cell table:number-columns-repeated="11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 table:style-name="ce92" office:value-type="string" calcext:value-type="string">
            <text:p>x27</text:p>
          </table:table-cell>
          <table:table-cell table:style-name="ce92" office:value-type="string" calcext:value-type="string">
            <text:p>x26</text:p>
          </table:table-cell>
          <table:table-cell table:style-name="ce92" office:value-type="string" calcext:value-type="string">
            <text:p>x25</text:p>
          </table:table-cell>
          <table:table-cell table:style-name="ce92" office:value-type="string" calcext:value-type="string">
            <text:p>x24</text:p>
          </table:table-cell>
          <table:table-cell table:style-name="ce92" office:value-type="string" calcext:value-type="string">
            <text:p>x23</text:p>
          </table:table-cell>
          <table:table-cell table:style-name="ce92" office:value-type="string" calcext:value-type="string">
            <text:p>x22</text:p>
          </table:table-cell>
          <table:table-cell table:style-name="ce92" office:value-type="string" calcext:value-type="string">
            <text:p>x21</text:p>
          </table:table-cell>
          <table:table-cell table:style-name="ce92" office:value-type="string" calcext:value-type="string">
            <text:p>x20</text:p>
          </table:table-cell>
          <table:table-cell table:style-name="ce92" office:value-type="string" calcext:value-type="string">
            <text:p>x19</text:p>
          </table:table-cell>
          <table:table-cell table:style-name="ce92" office:value-type="string" calcext:value-type="string">
            <text:p>x18</text:p>
          </table:table-cell>
          <table:table-cell table:style-name="ce92" office:value-type="string" calcext:value-type="string">
            <text:p>x17</text:p>
          </table:table-cell>
          <table:table-cell table:style-name="ce92" office:value-type="string" calcext:value-type="string">
            <text:p>x16</text:p>
          </table:table-cell>
          <table:table-cell table:number-columns-repeated="5"/>
          <table:table-cell office:value-type="string" calcext:value-type="string">
            <text:p>2^128</text:p>
          </table:table-cell>
          <table:table-cell table:number-columns-repeated="2"/>
          <table:table-cell table:style-name="ce97" office:value-type="string" calcext:value-type="string">
            <text:p>x15</text:p>
          </table:table-cell>
          <table:table-cell table:formula="of:=[.AK9]+29" office:value-type="float" office:value="435" calcext:value-type="float">
            <text:p>435</text:p>
          </table:table-cell>
          <table:table-cell table:formula="of:=([.$AK10]-[.$AK$3])+[.AL$3]" office:value-type="float" office:value="403" calcext:value-type="float">
            <text:p>403</text:p>
          </table:table-cell>
          <table:table-cell table:style-name="ce104" table:formula="of:=([.$AK10]-[.$AK$3])+[.AM$3]" office:value-type="float" office:value="371" calcext:value-type="float">
            <text:p>371</text:p>
          </table:table-cell>
          <table:table-cell table:style-name="ce100" table:formula="of:=([.$AK10]-[.$AK$3])+[.AN$3]" office:value-type="float" office:value="275" calcext:value-type="float">
            <text:p>275</text:p>
          </table:table-cell>
          <table:table-cell table:style-name="ce114" table:formula="of:=([.$AK10]-[.$AK$3])+[.AO$3]" office:value-type="float" office:value="179" calcext:value-type="float">
            <text:p>179</text:p>
          </table:table-cell>
          <table:table-cell table:number-columns-repeated="983"/>
        </table:table-row>
        <table:table-row table:style-name="ro3">
          <table:table-cell table:number-columns-repeated="35"/>
          <table:table-cell table:style-name="ce97" office:value-type="string" calcext:value-type="string">
            <text:p>x16</text:p>
          </table:table-cell>
          <table:table-cell table:formula="of:=[.AK10]+29" office:value-type="float" office:value="464" calcext:value-type="float">
            <text:p>464</text:p>
          </table:table-cell>
          <table:table-cell table:formula="of:=([.$AK11]-[.$AK$3])+[.AL$3]" office:value-type="float" office:value="432" calcext:value-type="float">
            <text:p>432</text:p>
          </table:table-cell>
          <table:table-cell table:style-name="ce104" table:formula="of:=([.$AK11]-[.$AK$3])+[.AM$3]" office:value-type="float" office:value="400" calcext:value-type="float">
            <text:p>400</text:p>
          </table:table-cell>
          <table:table-cell table:style-name="ce100" table:formula="of:=([.$AK11]-[.$AK$3])+[.AN$3]" office:value-type="float" office:value="304" calcext:value-type="float">
            <text:p>304</text:p>
          </table:table-cell>
          <table:table-cell table:style-name="ce114" table:formula="of:=([.$AK11]-[.$AK$3])+[.AO$3]" office:value-type="float" office:value="208" calcext:value-type="float">
            <text:p>208</text:p>
          </table:table-cell>
          <table:table-cell table:number-columns-repeated="983"/>
        </table:table-row>
        <table:table-row table:style-name="ro3">
          <table:table-cell table:number-columns-repeated="35"/>
          <table:table-cell table:style-name="ce98" office:value-type="string" calcext:value-type="string">
            <text:p>x17</text:p>
          </table:table-cell>
          <table:table-cell table:formula="of:=[.AK11]+29" office:value-type="float" office:value="493" calcext:value-type="float">
            <text:p>493</text:p>
          </table:table-cell>
          <table:table-cell table:formula="of:=([.$AK12]-[.$AK$3])+[.AL$3]" office:value-type="float" office:value="461" calcext:value-type="float">
            <text:p>461</text:p>
          </table:table-cell>
          <table:table-cell table:style-name="ce104" table:formula="of:=([.$AK12]-[.$AK$3])+[.AM$3]" office:value-type="float" office:value="429" calcext:value-type="float">
            <text:p>429</text:p>
          </table:table-cell>
          <table:table-cell table:style-name="ce100" table:formula="of:=([.$AK12]-[.$AK$3])+[.AN$3]" office:value-type="float" office:value="333" calcext:value-type="float">
            <text:p>333</text:p>
          </table:table-cell>
          <table:table-cell table:style-name="ce114" table:formula="of:=([.$AK12]-[.$AK$3])+[.AO$3]" office:value-type="float" office:value="237" calcext:value-type="float">
            <text:p>237</text:p>
          </table:table-cell>
          <table:table-cell table:number-columns-repeated="983"/>
        </table:table-row>
        <table:table-row table:style-name="ro3">
          <table:table-cell table:number-columns-repeated="28"/>
          <table:table-cell table:style-name="ce93" office:value-type="string" calcext:value-type="string">
            <text:p>x31</text:p>
          </table:table-cell>
          <table:table-cell table:style-name="ce93" office:value-type="string" calcext:value-type="string">
            <text:p>x30</text:p>
          </table:table-cell>
          <table:table-cell table:style-name="ce93" office:value-type="string" calcext:value-type="string">
            <text:p>x29</text:p>
          </table:table-cell>
          <table:table-cell table:style-name="ce93" office:value-type="string" calcext:value-type="string">
            <text:p>x28</text:p>
          </table:table-cell>
          <table:table-cell table:style-name="ce13" office:value-type="string" calcext:value-type="string" table:number-columns-spanned="1" table:number-rows-spanned="3">
            <text:p>2^0</text:p>
          </table:table-cell>
          <table:table-cell table:number-columns-repeated="4"/>
          <table:table-cell office:value-type="string" calcext:value-type="string">
            <text:p>&lt;&lt;11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office:value-type="string" calcext:value-type="string">
            <text:p>&lt;&lt;19</text:p>
          </table:table-cell>
          <table:table-cell table:number-columns-repeated="983"/>
        </table:table-row>
        <table:table-row table:style-name="ro3">
          <table:table-cell table:number-columns-repeated="31"/>
          <table:table-cell table:style-name="ce92" office:value-type="string" calcext:value-type="string">
            <text:p>x31</text:p>
          </table:table-cell>
          <table:covered-table-cell/>
          <table:table-cell table:number-columns-repeated="2"/>
          <table:table-cell table:style-name="ce96" office:value-type="string" calcext:value-type="string">
            <text:p>x15</text:p>
          </table:table-cell>
          <table:table-cell table:style-name="ce100" office:value-type="float" office:value="275" calcext:value-type="float">
            <text:p>275</text:p>
          </table:table-cell>
          <table:table-cell table:style-name="ce100" table:formula="of:=([.$AK14]-[.$AK$3])+[.AL$3]" office:value-type="float" office:value="243" calcext:value-type="float">
            <text:p>243</text:p>
          </table:table-cell>
          <table:table-cell table:style-name="ce100" table:formula="of:=([.$AK14]-[.$AK$3])+[.AM$3]" office:value-type="float" office:value="211" calcext:value-type="float">
            <text:p>211</text:p>
          </table:table-cell>
          <table:table-cell table:style-name="ce100" table:formula="of:=([.$AK14]-[.$AK$3])+[.AN$3]" office:value-type="float" office:value="115" calcext:value-type="float">
            <text:p>115</text:p>
          </table:table-cell>
          <table:table-cell table:style-name="ce100" table:formula="of:=([.$AK14]-[.$AK$3])+[.AO$3]" office:value-type="float" office:value="19" calcext:value-type="float">
            <text:p>19</text:p>
          </table:table-cell>
          <table:table-cell table:number-columns-repeated="983"/>
        </table:table-row>
        <table:table-row table:style-name="ro3">
          <table:table-cell table:number-columns-repeated="27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 table:style-name="ce92" office:value-type="string" calcext:value-type="string">
            <text:p>x27</text:p>
          </table:table-cell>
          <table:covered-table-cell/>
          <table:table-cell table:number-columns-repeated="2"/>
          <table:table-cell table:style-name="ce97" office:value-type="string" calcext:value-type="string">
            <text:p>x16</text:p>
          </table:table-cell>
          <table:table-cell table:style-name="ce100" office:value-type="float" office:value="304" calcext:value-type="float">
            <text:p>304</text:p>
          </table:table-cell>
          <table:table-cell table:style-name="ce102" table:formula="of:=([.$AK15]-[.$AK$3])+[.AL$3]" office:value-type="float" office:value="272" calcext:value-type="float">
            <text:p>272</text:p>
          </table:table-cell>
          <table:table-cell table:style-name="ce100" table:formula="of:=([.$AK15]-[.$AK$3])+[.AM$3]" office:value-type="float" office:value="240" calcext:value-type="float">
            <text:p>240</text:p>
          </table:table-cell>
          <table:table-cell table:style-name="ce100" table:formula="of:=([.$AK15]-[.$AK$3])+[.AN$3]" office:value-type="float" office:value="144" calcext:value-type="float">
            <text:p>144</text:p>
          </table:table-cell>
          <table:table-cell table:style-name="ce100" table:formula="of:=([.$AK15]-[.$AK$3])+[.AO$3]" office:value-type="float" office:value="48" calcext:value-type="float">
            <text:p>48</text:p>
          </table:table-cell>
          <table:table-cell table:number-columns-repeated="983"/>
        </table:table-row>
        <table:table-row table:style-name="ro3">
          <table:table-cell table:number-columns-repeated="31"/>
          <table:table-cell table:style-name="ce45"/>
          <table:table-cell table:number-columns-repeated="3"/>
          <table:table-cell table:style-name="ce98" office:value-type="string" calcext:value-type="string">
            <text:p>x17</text:p>
          </table:table-cell>
          <table:table-cell table:style-name="ce100" office:value-type="float" office:value="333" calcext:value-type="float">
            <text:p>333</text:p>
          </table:table-cell>
          <table:table-cell table:style-name="ce102" table:formula="of:=([.$AK16]-[.$AK$3])+[.AL$3]" office:value-type="float" office:value="301" calcext:value-type="float">
            <text:p>301</text:p>
          </table:table-cell>
          <table:table-cell table:style-name="ce101" table:formula="of:=([.$AK16]-[.$AK$3])+[.AM$3]" office:value-type="float" office:value="269" calcext:value-type="float">
            <text:p>269</text:p>
          </table:table-cell>
          <table:table-cell table:style-name="ce100" table:formula="of:=([.$AK16]-[.$AK$3])+[.AN$3]" office:value-type="float" office:value="173" calcext:value-type="float">
            <text:p>173</text:p>
          </table:table-cell>
          <table:table-cell table:style-name="ce100" table:formula="of:=([.$AK16]-[.$AK$3])+[.AO$3]" office:value-type="float" office:value="77" calcext:value-type="float">
            <text:p>77</text:p>
          </table:table-cell>
          <table:table-cell table:number-columns-repeated="983"/>
        </table:table-row>
        <table:table-row table:style-name="ro3">
          <table:table-cell table:number-columns-repeated="24"/>
          <table:table-cell table:style-name="ce93" office:value-type="string" calcext:value-type="string">
            <text:p>x31</text:p>
          </table:table-cell>
          <table:table-cell table:style-name="ce93" office:value-type="string" calcext:value-type="string">
            <text:p>x30</text:p>
          </table:table-cell>
          <table:table-cell table:style-name="ce93" office:value-type="string" calcext:value-type="string">
            <text:p>x29</text:p>
          </table:table-cell>
          <table:table-cell table:style-name="ce93" office:value-type="string" calcext:value-type="string">
            <text:p>x28</text:p>
          </table:table-cell>
          <table:table-cell table:number-columns-repeated="4"/>
          <table:table-cell table:style-name="ce13" office:value-type="string" calcext:value-type="string" table:number-columns-spanned="1" table:number-rows-spanned="3">
            <text:p>2^96</text:p>
          </table:table-cell>
          <table:table-cell table:number-columns-repeated="4"/>
          <table:table-cell office:value-type="string" calcext:value-type="string">
            <text:p>&lt;&lt;5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office:value-type="string" calcext:value-type="string">
            <text:p>&lt;&lt;13</text:p>
          </table:table-cell>
          <table:table-cell table:number-columns-repeated="983"/>
        </table:table-row>
        <table:table-row table:style-name="ro3">
          <table:table-cell table:number-columns-repeated="27"/>
          <table:table-cell table:style-name="ce92" office:value-type="string" calcext:value-type="string">
            <text:p>x31</text:p>
          </table:table-cell>
          <table:table-cell table:number-columns-repeated="4"/>
          <table:covered-table-cell/>
          <table:table-cell table:number-columns-repeated="2"/>
          <table:table-cell table:style-name="ce96" office:value-type="string" calcext:value-type="string">
            <text:p>x17</text:p>
          </table:table-cell>
          <table:table-cell table:style-name="ce101" office:value-type="float" office:value="269" calcext:value-type="float">
            <text:p>269</text:p>
          </table:table-cell>
          <table:table-cell table:style-name="ce101" table:formula="of:=([.$AK18]-[.$AK$3])+[.AL$3]" office:value-type="float" office:value="237" calcext:value-type="float">
            <text:p>237</text:p>
          </table:table-cell>
          <table:table-cell table:style-name="ce101" table:formula="of:=([.$AK18]-[.$AK$3])+[.AM$3]" office:value-type="float" office:value="205" calcext:value-type="float">
            <text:p>205</text:p>
          </table:table-cell>
          <table:table-cell table:style-name="ce101" table:formula="of:=([.$AK18]-[.$AK$3])+[.AN$3]" office:value-type="float" office:value="109" calcext:value-type="float">
            <text:p>109</text:p>
          </table:table-cell>
          <table:table-cell table:style-name="ce101" table:formula="of:=([.$AK18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>
          <table:table-cell table:number-columns-repeated="23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 table:style-name="ce92" office:value-type="string" calcext:value-type="string">
            <text:p>x27</text:p>
          </table:table-cell>
          <table:table-cell table:number-columns-repeated="4"/>
          <table:covered-table-cell/>
          <table:table-cell table:number-columns-repeated="2"/>
          <table:table-cell table:style-name="ce98" office:value-type="string" calcext:value-type="string">
            <text:p>x16</text:p>
          </table:table-cell>
          <table:table-cell table:style-name="ce102" office:value-type="float" office:value="272" calcext:value-type="float">
            <text:p>272</text:p>
          </table:table-cell>
          <table:table-cell table:style-name="ce102" table:formula="of:=([.$AK19]-[.$AK$3])+[.AL$3]" office:value-type="float" office:value="240" calcext:value-type="float">
            <text:p>240</text:p>
          </table:table-cell>
          <table:table-cell table:style-name="ce102" table:formula="of:=([.$AK19]-[.$AK$3])+[.AM$3]" office:value-type="float" office:value="208" calcext:value-type="float">
            <text:p>208</text:p>
          </table:table-cell>
          <table:table-cell table:style-name="ce102" table:formula="of:=([.$AK19]-[.$AK$3])+[.AN$3]" office:value-type="float" office:value="112" calcext:value-type="float">
            <text:p>112</text:p>
          </table:table-cell>
          <table:table-cell table:style-name="ce102" table:formula="of:=([.$AK19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3">
          <table:table-cell table:number-columns-repeated="35"/>
          <table:table-cell table:style-name="ce98" office:value-type="string" calcext:value-type="string">
            <text:p>x17</text:p>
          </table:table-cell>
          <table:table-cell table:style-name="ce102" office:value-type="float" office:value="301" calcext:value-type="float">
            <text:p>301</text:p>
          </table:table-cell>
          <table:table-cell table:style-name="ce103" table:formula="of:=([.$AK20]-[.$AK$3])+[.AL$3]" office:value-type="float" office:value="269" calcext:value-type="float">
            <text:p>269</text:p>
          </table:table-cell>
          <table:table-cell table:style-name="ce102" table:formula="of:=([.$AK20]-[.$AK$3])+[.AM$3]" office:value-type="float" office:value="237" calcext:value-type="float">
            <text:p>237</text:p>
          </table:table-cell>
          <table:table-cell table:style-name="ce102" table:formula="of:=([.$AK20]-[.$AK$3])+[.AN$3]" office:value-type="float" office:value="141" calcext:value-type="float">
            <text:p>141</text:p>
          </table:table-cell>
          <table:table-cell table:style-name="ce102" table:formula="of:=([.$AK20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3">
          <table:table-cell table:number-columns-repeated="27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/>
          <table:table-cell table:style-name="ce13" office:value-type="string" calcext:value-type="string" table:number-columns-spanned="1" table:number-rows-spanned="3">
            <text:p>2^32</text:p>
          </table:table-cell>
          <table:table-cell table:number-columns-repeated="3"/>
          <table:table-cell table:style-name="ce103" office:value-type="float" office:value="269" calcext:value-type="float">
            <text:p>269</text:p>
          </table:table-cell>
          <table:table-cell table:style-name="ce103" table:formula="of:=([.$AK21]-[.$AK$3])+[.AL$3]" office:value-type="float" office:value="237" calcext:value-type="float">
            <text:p>237</text:p>
          </table:table-cell>
          <table:table-cell table:style-name="ce103" table:formula="of:=([.$AK21]-[.$AK$3])+[.AM$3]" office:value-type="float" office:value="205" calcext:value-type="float">
            <text:p>205</text:p>
          </table:table-cell>
          <table:table-cell table:style-name="ce103" table:formula="of:=([.$AK21]-[.$AK$3])+[.AN$3]" office:value-type="float" office:value="109" calcext:value-type="float">
            <text:p>109</text:p>
          </table:table-cell>
          <table:table-cell table:style-name="ce103" table:formula="of:=([.$AK21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>
          <table:table-cell table:number-columns-repeated="30"/>
          <table:table-cell table:style-name="ce94" office:value-type="string" calcext:value-type="string">
            <text:p>x31</text:p>
          </table:table-cell>
          <table:table-cell/>
          <table:covered-table-cell/>
          <table:table-cell table:number-columns-repeated="991"/>
        </table:table-row>
        <table:table-row table:style-name="ro3">
          <table:table-cell table:number-columns-repeated="26"/>
          <table:table-cell table:style-name="ce94" office:value-type="string" calcext:value-type="string">
            <text:p>x31</text:p>
          </table:table-cell>
          <table:table-cell table:style-name="ce94" office:value-type="string" calcext:value-type="string">
            <text:p>x30</text:p>
          </table:table-cell>
          <table:table-cell table:style-name="ce94" office:value-type="string" calcext:value-type="string">
            <text:p>x29</text:p>
          </table:table-cell>
          <table:table-cell table:style-name="ce94" office:value-type="string" calcext:value-type="string">
            <text:p>x28</text:p>
          </table:table-cell>
          <table:table-cell table:style-name="ce94" office:value-type="string" calcext:value-type="string">
            <text:p>x27</text:p>
          </table:table-cell>
          <table:table-cell/>
          <table:covered-table-cell/>
          <table:table-cell table:number-columns-repeated="4"/>
          <table:table-cell office:value-type="string" calcext:value-type="string">
            <text:p>&lt;&lt;20</text:p>
          </table:table-cell>
          <table:table-cell office:value-type="string" calcext:value-type="string">
            <text:p>&lt;&lt;17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4" office:value-type="float" office:value="284" calcext:value-type="float">
            <text:p>284</text:p>
          </table:table-cell>
          <table:table-cell table:style-name="ce104" table:formula="of:=([.$AK24]-[.$AK$3])+[.AL$3]" office:value-type="float" office:value="252" calcext:value-type="float">
            <text:p>252</text:p>
          </table:table-cell>
          <table:table-cell table:style-name="ce104" table:formula="of:=([.$AK24]-[.$AK$3])+[.AM$3]" office:value-type="float" office:value="220" calcext:value-type="float">
            <text:p>220</text:p>
          </table:table-cell>
          <table:table-cell table:style-name="ce104" table:formula="of:=([.$AK24]-[.$AK$3])+[.AN$3]" office:value-type="float" office:value="124" calcext:value-type="float">
            <text:p>124</text:p>
          </table:table-cell>
          <table:table-cell table:style-name="ce104" table:formula="of:=([.$AK24]-[.$AK$3])+[.AO$3]" office:value-type="float" office:value="28" calcext:value-type="float">
            <text:p>28</text:p>
          </table:table-cell>
          <table:table-cell table:number-columns-repeated="983"/>
        </table:table-row>
        <table:table-row table:style-name="ro3">
          <table:table-cell table:number-columns-repeated="23"/>
          <table:table-cell table:style-name="ce92" office:value-type="string" calcext:value-type="string">
            <text:p>x31</text:p>
          </table:table-cell>
          <table:table-cell table:style-name="ce92" office:value-type="string" calcext:value-type="string">
            <text:p>x30</text:p>
          </table:table-cell>
          <table:table-cell table:style-name="ce92" office:value-type="string" calcext:value-type="string">
            <text:p>x29</text:p>
          </table:table-cell>
          <table:table-cell table:style-name="ce92" office:value-type="string" calcext:value-type="string">
            <text:p>x28</text:p>
          </table:table-cell>
          <table:table-cell table:number-columns-repeated="5"/>
          <table:table-cell table:style-name="ce13" office:value-type="string" calcext:value-type="string" table:number-columns-spanned="1" table:number-rows-spanned="3">
            <text:p>2^128</text:p>
          </table:table-cell>
          <table:table-cell table:number-columns-repeated="3"/>
          <table:table-cell table:style-name="ce104" office:value-type="float" office:value="313" calcext:value-type="float">
            <text:p>313</text:p>
          </table:table-cell>
          <table:table-cell table:style-name="ce20" table:formula="of:=([.$AK25]-[.$AK$3])+[.AL$3]" office:value-type="float" office:value="281" calcext:value-type="float">
            <text:p>281</text:p>
          </table:table-cell>
          <table:table-cell table:style-name="ce104" table:formula="of:=([.$AK25]-[.$AK$3])+[.AM$3]" office:value-type="float" office:value="249" calcext:value-type="float">
            <text:p>249</text:p>
          </table:table-cell>
          <table:table-cell table:style-name="ce104" table:formula="of:=([.$AK25]-[.$AK$3])+[.AN$3]" office:value-type="float" office:value="153" calcext:value-type="float">
            <text:p>153</text:p>
          </table:table-cell>
          <table:table-cell table:style-name="ce104" table:formula="of:=([.$AK25]-[.$AK$3])+[.AO$3]" office:value-type="float" office:value="57" calcext:value-type="float">
            <text:p>57</text:p>
          </table:table-cell>
          <table:table-cell table:number-columns-repeated="983"/>
        </table:table-row>
        <table:table-row table:style-name="ro3">
          <table:table-cell table:number-columns-repeated="26"/>
          <table:table-cell table:style-name="ce94" office:value-type="string" calcext:value-type="string">
            <text:p>x31</text:p>
          </table:table-cell>
          <table:table-cell table:number-columns-repeated="5"/>
          <table:covered-table-cell/>
          <table:table-cell table:number-columns-repeated="3"/>
          <table:table-cell table:style-name="ce104" office:value-type="float" office:value="342" calcext:value-type="float">
            <text:p>342</text:p>
          </table:table-cell>
          <table:table-cell table:style-name="ce20" table:formula="of:=([.$AK26]-[.$AK$3])+[.AL$3]" office:value-type="float" office:value="310" calcext:value-type="float">
            <text:p>310</text:p>
          </table:table-cell>
          <table:table-cell table:style-name="ce106" table:formula="of:=([.$AK26]-[.$AK$3])+[.AM$3]" office:value-type="float" office:value="278" calcext:value-type="float">
            <text:p>278</text:p>
          </table:table-cell>
          <table:table-cell table:style-name="ce104" table:formula="of:=([.$AK26]-[.$AK$3])+[.AN$3]" office:value-type="float" office:value="182" calcext:value-type="float">
            <text:p>182</text:p>
          </table:table-cell>
          <table:table-cell table:style-name="ce104" table:formula="of:=([.$AK26]-[.$AK$3])+[.AO$3]" office:value-type="float" office:value="86" calcext:value-type="float">
            <text:p>86</text:p>
          </table:table-cell>
          <table:table-cell table:number-columns-repeated="983"/>
        </table:table-row>
        <table:table-row table:style-name="ro3">
          <table:table-cell table:number-columns-repeated="22"/>
          <table:table-cell table:style-name="ce94" office:value-type="string" calcext:value-type="string">
            <text:p>x31</text:p>
          </table:table-cell>
          <table:table-cell table:style-name="ce94" office:value-type="string" calcext:value-type="string">
            <text:p>x30</text:p>
          </table:table-cell>
          <table:table-cell table:style-name="ce94" office:value-type="string" calcext:value-type="string">
            <text:p>x29</text:p>
          </table:table-cell>
          <table:table-cell table:style-name="ce94" office:value-type="string" calcext:value-type="string">
            <text:p>x28</text:p>
          </table:table-cell>
          <table:table-cell table:style-name="ce94" office:value-type="string" calcext:value-type="string">
            <text:p>x27</text:p>
          </table:table-cell>
          <table:table-cell table:number-columns-repeated="5"/>
          <table:covered-table-cell/>
          <table:table-cell table:number-columns-repeated="3"/>
          <table:table-cell table:style-name="ce104" office:value-type="float" office:value="371" calcext:value-type="float">
            <text:p>371</text:p>
          </table:table-cell>
          <table:table-cell table:style-name="ce20" table:formula="of:=([.$AK27]-[.$AK$3])+[.AL$3]" office:value-type="float" office:value="339" calcext:value-type="float">
            <text:p>339</text:p>
          </table:table-cell>
          <table:table-cell table:style-name="ce106" table:formula="of:=([.$AK27]-[.$AK$3])+[.AM$3]" office:value-type="float" office:value="307" calcext:value-type="float">
            <text:p>307</text:p>
          </table:table-cell>
          <table:table-cell table:style-name="ce104" table:formula="of:=([.$AK27]-[.$AK$3])+[.AN$3]" office:value-type="float" office:value="211" calcext:value-type="float">
            <text:p>211</text:p>
          </table:table-cell>
          <table:table-cell table:style-name="ce104" table:formula="of:=([.$AK27]-[.$AK$3])+[.AO$3]" office:value-type="float" office:value="115" calcext:value-type="float">
            <text:p>115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4" office:value-type="float" office:value="400" calcext:value-type="float">
            <text:p>400</text:p>
          </table:table-cell>
          <table:table-cell table:style-name="ce20" table:formula="of:=([.$AK28]-[.$AK$3])+[.AL$3]" office:value-type="float" office:value="368" calcext:value-type="float">
            <text:p>368</text:p>
          </table:table-cell>
          <table:table-cell table:style-name="ce106" table:formula="of:=([.$AK28]-[.$AK$3])+[.AM$3]" office:value-type="float" office:value="336" calcext:value-type="float">
            <text:p>336</text:p>
          </table:table-cell>
          <table:table-cell table:style-name="ce104" table:formula="of:=([.$AK28]-[.$AK$3])+[.AN$3]" office:value-type="float" office:value="240" calcext:value-type="float">
            <text:p>240</text:p>
          </table:table-cell>
          <table:table-cell table:style-name="ce104" table:formula="of:=([.$AK28]-[.$AK$3])+[.AO$3]" office:value-type="float" office:value="144" calcext:value-type="float">
            <text:p>144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4" office:value-type="float" office:value="429" calcext:value-type="float">
            <text:p>429</text:p>
          </table:table-cell>
          <table:table-cell table:style-name="ce20" table:formula="of:=([.$AK29]-[.$AK$3])+[.AL$3]" office:value-type="float" office:value="397" calcext:value-type="float">
            <text:p>397</text:p>
          </table:table-cell>
          <table:table-cell table:style-name="ce106" table:formula="of:=([.$AK29]-[.$AK$3])+[.AM$3]" office:value-type="float" office:value="365" calcext:value-type="float">
            <text:p>365</text:p>
          </table:table-cell>
          <table:table-cell table:style-name="ce105" table:formula="of:=([.$AK29]-[.$AK$3])+[.AN$3]" office:value-type="float" office:value="269" calcext:value-type="float">
            <text:p>269</text:p>
          </table:table-cell>
          <table:table-cell table:style-name="ce104" table:formula="of:=([.$AK29]-[.$AK$3])+[.AO$3]" office:value-type="float" office:value="173" calcext:value-type="float">
            <text:p>173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5" office:value-type="float" office:value="269" calcext:value-type="float">
            <text:p>269</text:p>
          </table:table-cell>
          <table:table-cell table:style-name="ce105" table:formula="of:=([.$AK30]-[.$AK$3])+[.AL$3]" office:value-type="float" office:value="237" calcext:value-type="float">
            <text:p>237</text:p>
          </table:table-cell>
          <table:table-cell table:style-name="ce105" table:formula="of:=([.$AK30]-[.$AK$3])+[.AM$3]" office:value-type="float" office:value="205" calcext:value-type="float">
            <text:p>205</text:p>
          </table:table-cell>
          <table:table-cell table:style-name="ce105" table:formula="of:=([.$AK30]-[.$AK$3])+[.AN$3]" office:value-type="float" office:value="109" calcext:value-type="float">
            <text:p>109</text:p>
          </table:table-cell>
          <table:table-cell table:style-name="ce105" table:formula="of:=([.$AK30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>
          <table:table-cell table:number-columns-repeated="37"/>
          <table:table-cell office:value-type="string" calcext:value-type="string">
            <text:p>&lt;&lt;14</text:p>
          </table:table-cell>
          <table:table-cell office:value-type="string" calcext:value-type="string">
            <text:p>&lt;&lt;11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6" office:value-type="float" office:value="278" calcext:value-type="float">
            <text:p>278</text:p>
          </table:table-cell>
          <table:table-cell table:style-name="ce106" table:formula="of:=([.$AK32]-[.$AK$3])+[.AL$3]" office:value-type="float" office:value="246" calcext:value-type="float">
            <text:p>246</text:p>
          </table:table-cell>
          <table:table-cell table:style-name="ce106" table:formula="of:=([.$AK32]-[.$AK$3])+[.AM$3]" office:value-type="float" office:value="214" calcext:value-type="float">
            <text:p>214</text:p>
          </table:table-cell>
          <table:table-cell table:style-name="ce106" table:formula="of:=([.$AK32]-[.$AK$3])+[.AN$3]" office:value-type="float" office:value="118" calcext:value-type="float">
            <text:p>118</text:p>
          </table:table-cell>
          <table:table-cell table:style-name="ce106" table:formula="of:=([.$AK32]-[.$AK$3])+[.AO$3]" office:value-type="float" office:value="22" calcext:value-type="float">
            <text:p>22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6" office:value-type="float" office:value="307" calcext:value-type="float">
            <text:p>307</text:p>
          </table:table-cell>
          <table:table-cell table:style-name="ce109" table:formula="of:=([.$AK33]-[.$AK$3])+[.AL$3]" office:value-type="float" office:value="275" calcext:value-type="float">
            <text:p>275</text:p>
          </table:table-cell>
          <table:table-cell table:style-name="ce106" table:formula="of:=([.$AK33]-[.$AK$3])+[.AM$3]" office:value-type="float" office:value="243" calcext:value-type="float">
            <text:p>243</text:p>
          </table:table-cell>
          <table:table-cell table:style-name="ce106" table:formula="of:=([.$AK33]-[.$AK$3])+[.AN$3]" office:value-type="float" office:value="147" calcext:value-type="float">
            <text:p>147</text:p>
          </table:table-cell>
          <table:table-cell table:style-name="ce106" table:formula="of:=([.$AK33]-[.$AK$3])+[.AO$3]" office:value-type="float" office:value="51" calcext:value-type="float">
            <text:p>51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6" office:value-type="float" office:value="336" calcext:value-type="float">
            <text:p>336</text:p>
          </table:table-cell>
          <table:table-cell table:style-name="ce109" table:formula="of:=([.$AK34]-[.$AK$3])+[.AL$3]" office:value-type="float" office:value="304" calcext:value-type="float">
            <text:p>304</text:p>
          </table:table-cell>
          <table:table-cell table:style-name="ce107" table:formula="of:=([.$AK34]-[.$AK$3])+[.AM$3]" office:value-type="float" office:value="272" calcext:value-type="float">
            <text:p>272</text:p>
          </table:table-cell>
          <table:table-cell table:style-name="ce106" table:formula="of:=([.$AK34]-[.$AK$3])+[.AN$3]" office:value-type="float" office:value="176" calcext:value-type="float">
            <text:p>176</text:p>
          </table:table-cell>
          <table:table-cell table:style-name="ce106" table:formula="of:=([.$AK34]-[.$AK$3])+[.AO$3]" office:value-type="float" office:value="80" calcext:value-type="float">
            <text:p>80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6" office:value-type="float" office:value="365" calcext:value-type="float">
            <text:p>365</text:p>
          </table:table-cell>
          <table:table-cell table:style-name="ce109" table:formula="of:=([.$AK35]-[.$AK$3])+[.AL$3]" office:value-type="float" office:value="333" calcext:value-type="float">
            <text:p>333</text:p>
          </table:table-cell>
          <table:table-cell table:style-name="ce107" table:formula="of:=([.$AK35]-[.$AK$3])+[.AM$3]" office:value-type="float" office:value="301" calcext:value-type="float">
            <text:p>301</text:p>
          </table:table-cell>
          <table:table-cell table:style-name="ce106" table:formula="of:=([.$AK35]-[.$AK$3])+[.AN$3]" office:value-type="float" office:value="205" calcext:value-type="float">
            <text:p>205</text:p>
          </table:table-cell>
          <table:table-cell table:style-name="ce106" table:formula="of:=([.$AK35]-[.$AK$3])+[.AO$3]" office:value-type="float" office:value="109" calcext:value-type="float">
            <text:p>109</text:p>
          </table:table-cell>
          <table:table-cell table:number-columns-repeated="983"/>
        </table:table-row>
        <table:table-row table:style-name="ro3">
          <table:table-cell table:number-columns-repeated="37"/>
          <table:table-cell office:value-type="string" calcext:value-type="string">
            <text:p>&lt;&lt;8</text:p>
          </table:table-cell>
          <table:table-cell office:value-type="string" calcext:value-type="string">
            <text:p>&lt;&lt;5</text:p>
          </table:table-cell>
          <table:table-cell office:value-type="string" calcext:value-type="string">
            <text:p>&lt;&lt;25</text:p>
          </table:table-cell>
          <table:table-cell office:value-type="string" calcext:value-type="string">
            <text:p>&lt;&lt;16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7" office:value-type="float" office:value="272" calcext:value-type="float">
            <text:p>272</text:p>
          </table:table-cell>
          <table:table-cell table:style-name="ce107" table:formula="of:=([.$AK37]-[.$AK$3])+[.AL$3]" office:value-type="float" office:value="240" calcext:value-type="float">
            <text:p>240</text:p>
          </table:table-cell>
          <table:table-cell table:style-name="ce107" table:formula="of:=([.$AK37]-[.$AK$3])+[.AM$3]" office:value-type="float" office:value="208" calcext:value-type="float">
            <text:p>208</text:p>
          </table:table-cell>
          <table:table-cell table:style-name="ce107" table:formula="of:=([.$AK37]-[.$AK$3])+[.AN$3]" office:value-type="float" office:value="112" calcext:value-type="float">
            <text:p>112</text:p>
          </table:table-cell>
          <table:table-cell table:style-name="ce107" table:formula="of:=([.$AK37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7" office:value-type="float" office:value="301" calcext:value-type="float">
            <text:p>301</text:p>
          </table:table-cell>
          <table:table-cell table:style-name="ce108" table:formula="of:=([.$AK38]-[.$AK$3])+[.AL$3]" office:value-type="float" office:value="269" calcext:value-type="float">
            <text:p>269</text:p>
          </table:table-cell>
          <table:table-cell table:style-name="ce107" table:formula="of:=([.$AK38]-[.$AK$3])+[.AM$3]" office:value-type="float" office:value="237" calcext:value-type="float">
            <text:p>237</text:p>
          </table:table-cell>
          <table:table-cell table:style-name="ce107" table:formula="of:=([.$AK38]-[.$AK$3])+[.AN$3]" office:value-type="float" office:value="141" calcext:value-type="float">
            <text:p>141</text:p>
          </table:table-cell>
          <table:table-cell table:style-name="ce107" table:formula="of:=([.$AK38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8" office:value-type="float" office:value="269" calcext:value-type="float">
            <text:p>269</text:p>
          </table:table-cell>
          <table:table-cell table:style-name="ce108" table:formula="of:=([.$AK39]-[.$AK$3])+[.AL$3]" office:value-type="float" office:value="237" calcext:value-type="float">
            <text:p>237</text:p>
          </table:table-cell>
          <table:table-cell table:style-name="ce108" table:formula="of:=([.$AK39]-[.$AK$3])+[.AM$3]" office:value-type="float" office:value="205" calcext:value-type="float">
            <text:p>205</text:p>
          </table:table-cell>
          <table:table-cell table:style-name="ce108" table:formula="of:=([.$AK39]-[.$AK$3])+[.AN$3]" office:value-type="float" office:value="109" calcext:value-type="float">
            <text:p>109</text:p>
          </table:table-cell>
          <table:table-cell table:style-name="ce108" table:formula="of:=([.$AK39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>
          <table:table-cell table:number-columns-repeated="37"/>
          <table:table-cell office:value-type="string" calcext:value-type="string">
            <text:p>&lt;&lt;11</text:p>
          </table:table-cell>
          <table:table-cell office:value-type="string" calcext:value-type="string">
            <text:p>&lt;&lt;8</text:p>
          </table:table-cell>
          <table:table-cell office:value-type="string" calcext:value-type="string">
            <text:p>&lt;&lt;28</text:p>
          </table:table-cell>
          <table:table-cell office:value-type="string" calcext:value-type="string">
            <text:p>&lt;&lt;19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9" office:value-type="float" office:value="275" calcext:value-type="float">
            <text:p>275</text:p>
          </table:table-cell>
          <table:table-cell table:style-name="ce109" table:formula="of:=([.$AK41]-[.$AK$3])+[.AL$3]" office:value-type="float" office:value="243" calcext:value-type="float">
            <text:p>243</text:p>
          </table:table-cell>
          <table:table-cell table:style-name="ce109" table:formula="of:=([.$AK41]-[.$AK$3])+[.AM$3]" office:value-type="float" office:value="211" calcext:value-type="float">
            <text:p>211</text:p>
          </table:table-cell>
          <table:table-cell table:style-name="ce109" table:formula="of:=([.$AK41]-[.$AK$3])+[.AN$3]" office:value-type="float" office:value="115" calcext:value-type="float">
            <text:p>115</text:p>
          </table:table-cell>
          <table:table-cell table:style-name="ce109" table:formula="of:=([.$AK41]-[.$AK$3])+[.AO$3]" office:value-type="float" office:value="19" calcext:value-type="float">
            <text:p>19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9" office:value-type="float" office:value="304" calcext:value-type="float">
            <text:p>304</text:p>
          </table:table-cell>
          <table:table-cell table:style-name="ce111" table:formula="of:=([.$AK42]-[.$AK$3])+[.AL$3]" office:value-type="float" office:value="272" calcext:value-type="float">
            <text:p>272</text:p>
          </table:table-cell>
          <table:table-cell table:style-name="ce109" table:formula="of:=([.$AK42]-[.$AK$3])+[.AM$3]" office:value-type="float" office:value="240" calcext:value-type="float">
            <text:p>240</text:p>
          </table:table-cell>
          <table:table-cell table:style-name="ce109" table:formula="of:=([.$AK42]-[.$AK$3])+[.AN$3]" office:value-type="float" office:value="144" calcext:value-type="float">
            <text:p>144</text:p>
          </table:table-cell>
          <table:table-cell table:style-name="ce109" table:formula="of:=([.$AK42]-[.$AK$3])+[.AO$3]" office:value-type="float" office:value="48" calcext:value-type="float">
            <text:p>48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09" office:value-type="float" office:value="333" calcext:value-type="float">
            <text:p>333</text:p>
          </table:table-cell>
          <table:table-cell table:style-name="ce111" table:formula="of:=([.$AK43]-[.$AK$3])+[.AL$3]" office:value-type="float" office:value="301" calcext:value-type="float">
            <text:p>301</text:p>
          </table:table-cell>
          <table:table-cell table:style-name="ce110" table:formula="of:=([.$AK43]-[.$AK$3])+[.AM$3]" office:value-type="float" office:value="269" calcext:value-type="float">
            <text:p>269</text:p>
          </table:table-cell>
          <table:table-cell table:style-name="ce109" table:formula="of:=([.$AK43]-[.$AK$3])+[.AN$3]" office:value-type="float" office:value="173" calcext:value-type="float">
            <text:p>173</text:p>
          </table:table-cell>
          <table:table-cell table:style-name="ce109" table:formula="of:=([.$AK43]-[.$AK$3])+[.AO$3]" office:value-type="float" office:value="77" calcext:value-type="float">
            <text:p>77</text:p>
          </table:table-cell>
          <table:table-cell table:number-columns-repeated="983"/>
        </table:table-row>
        <table:table-row table:style-name="ro3">
          <table:table-cell table:number-columns-repeated="37"/>
          <table:table-cell office:value-type="string" calcext:value-type="string">
            <text:p>&lt;&lt;5</text:p>
          </table:table-cell>
          <table:table-cell office:value-type="string" calcext:value-type="string">
            <text:p>&lt;&lt;2</text:p>
          </table:table-cell>
          <table:table-cell office:value-type="string" calcext:value-type="string">
            <text:p>&lt;&lt;22</text:p>
          </table:table-cell>
          <table:table-cell office:value-type="string" calcext:value-type="string">
            <text:p>&lt;&lt;13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10" office:value-type="float" office:value="269" calcext:value-type="float">
            <text:p>269</text:p>
          </table:table-cell>
          <table:table-cell table:style-name="ce110" table:formula="of:=([.$AK45]-[.$AK$3])+[.AL$3]" office:value-type="float" office:value="237" calcext:value-type="float">
            <text:p>237</text:p>
          </table:table-cell>
          <table:table-cell table:style-name="ce110" table:formula="of:=([.$AK45]-[.$AK$3])+[.AM$3]" office:value-type="float" office:value="205" calcext:value-type="float">
            <text:p>205</text:p>
          </table:table-cell>
          <table:table-cell table:style-name="ce110" table:formula="of:=([.$AK45]-[.$AK$3])+[.AN$3]" office:value-type="float" office:value="109" calcext:value-type="float">
            <text:p>109</text:p>
          </table:table-cell>
          <table:table-cell table:style-name="ce110" table:formula="of:=([.$AK45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11" office:value-type="float" office:value="272" calcext:value-type="float">
            <text:p>272</text:p>
          </table:table-cell>
          <table:table-cell table:style-name="ce111" table:formula="of:=([.$AK46]-[.$AK$3])+[.AL$3]" office:value-type="float" office:value="240" calcext:value-type="float">
            <text:p>240</text:p>
          </table:table-cell>
          <table:table-cell table:style-name="ce111" table:formula="of:=([.$AK46]-[.$AK$3])+[.AM$3]" office:value-type="float" office:value="208" calcext:value-type="float">
            <text:p>208</text:p>
          </table:table-cell>
          <table:table-cell table:style-name="ce111" table:formula="of:=([.$AK46]-[.$AK$3])+[.AN$3]" office:value-type="float" office:value="112" calcext:value-type="float">
            <text:p>112</text:p>
          </table:table-cell>
          <table:table-cell table:style-name="ce111" table:formula="of:=([.$AK46]-[.$AK$3])+[.AO$3]" office:value-type="float" office:value="16" calcext:value-type="float">
            <text:p>16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11" office:value-type="float" office:value="301" calcext:value-type="float">
            <text:p>301</text:p>
          </table:table-cell>
          <table:table-cell table:style-name="ce112" table:formula="of:=([.$AK47]-[.$AK$3])+[.AL$3]" office:value-type="float" office:value="269" calcext:value-type="float">
            <text:p>269</text:p>
          </table:table-cell>
          <table:table-cell table:style-name="ce111" table:formula="of:=([.$AK47]-[.$AK$3])+[.AM$3]" office:value-type="float" office:value="237" calcext:value-type="float">
            <text:p>237</text:p>
          </table:table-cell>
          <table:table-cell table:style-name="ce111" table:formula="of:=([.$AK47]-[.$AK$3])+[.AN$3]" office:value-type="float" office:value="141" calcext:value-type="float">
            <text:p>141</text:p>
          </table:table-cell>
          <table:table-cell table:style-name="ce111" table:formula="of:=([.$AK47]-[.$AK$3])+[.AO$3]" office:value-type="float" office:value="45" calcext:value-type="float">
            <text:p>45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112" office:value-type="float" office:value="269" calcext:value-type="float">
            <text:p>269</text:p>
          </table:table-cell>
          <table:table-cell table:style-name="ce112" table:formula="of:=([.$AK48]-[.$AK$3])+[.AL$3]" office:value-type="float" office:value="237" calcext:value-type="float">
            <text:p>237</text:p>
          </table:table-cell>
          <table:table-cell table:style-name="ce112" table:formula="of:=([.$AK48]-[.$AK$3])+[.AM$3]" office:value-type="float" office:value="205" calcext:value-type="float">
            <text:p>205</text:p>
          </table:table-cell>
          <table:table-cell table:style-name="ce112" table:formula="of:=([.$AK48]-[.$AK$3])+[.AN$3]" office:value-type="float" office:value="109" calcext:value-type="float">
            <text:p>109</text:p>
          </table:table-cell>
          <table:table-cell table:style-name="ce112" table:formula="of:=([.$AK48]-[.$AK$3])+[.AO$3]" office:value-type="float" office:value="13" calcext:value-type="float">
            <text:p>13</text:p>
          </table:table-cell>
          <table:table-cell table:number-columns-repeated="983"/>
        </table:table-row>
        <table:table-row table:style-name="ro3" table:number-rows-repeated="14">
          <table:table-cell table:number-columns-repeated="1024"/>
        </table:table-row>
        <table:table-row table:style-name="ro3" table:number-rows-repeated="33">
          <table:table-cell table:number-columns-repeated="11"/>
          <table:table-cell table:style-name="ce45"/>
          <table:table-cell table:number-columns-repeated="1012"/>
        </table:table-row>
        <table:table-row table:style-name="ro3" table:number-rows-repeated="2">
          <table:table-cell table:number-columns-repeated="11"/>
          <table:table-cell table:style-name="ce45"/>
          <table:table-cell table:number-columns-repeated="21"/>
          <table:table-cell table:style-name="Default"/>
          <table:table-cell table:number-columns-repeated="990"/>
        </table:table-row>
        <table:table-row table:style-name="ro3" table:number-rows-repeated="73">
          <table:table-cell table:number-columns-repeated="33"/>
          <table:table-cell table:style-name="Default"/>
          <table:table-cell table:number-columns-repeated="990"/>
        </table:table-row>
        <table:table-row table:style-name="ro3" table:number-rows-repeated="6">
          <table:table-cell table:number-columns-repeated="15"/>
          <table:table-cell table:style-name="Default"/>
          <table:table-cell table:number-columns-repeated="17"/>
          <table:table-cell table:style-name="Default"/>
          <table:table-cell table:number-columns-repeated="990"/>
        </table:table-row>
        <table:table-row table:style-name="ro3">
          <table:table-cell table:number-columns-repeated="15"/>
          <table:table-cell table:style-name="Default"/>
          <table:table-cell table:number-columns-repeated="17"/>
          <table:table-cell table:style-name="Default"/>
          <table:table-cell table:number-columns-repeated="990"/>
        </table:table-row>
      </table:table>
      <table:table table:name="Sheet7" table:style-name="ta1"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default-cell-style-name="ce37"/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column table:style-name="co4" table:default-cell-style-name="ce120"/>
        <table:table-column table:style-name="co4" table:default-cell-style-name="Default"/>
        <table:table-row table:style-name="ro2">
          <table:table-cell table:style-name="ce16" office:value-type="string" calcext:value-type="string">
            <text:p>x17</text:p>
          </table:table-cell>
          <table:table-cell table:style-name="ce16" office:value-type="string" calcext:value-type="string">
            <text:p>x16</text:p>
          </table:table-cell>
          <table:table-cell table:style-name="ce16" office:value-type="string" calcext:value-type="string">
            <text:p>x15</text:p>
          </table:table-cell>
          <table:table-cell table:style-name="ce16" office:value-type="string" calcext:value-type="string">
            <text:p>x14</text:p>
          </table:table-cell>
          <table:table-cell table:style-name="ce16" office:value-type="string" calcext:value-type="string">
            <text:p>x13</text:p>
          </table:table-cell>
          <table:table-cell table:style-name="ce16" office:value-type="string" calcext:value-type="string">
            <text:p>x12</text:p>
          </table:table-cell>
          <table:table-cell table:style-name="ce16" office:value-type="string" calcext:value-type="string">
            <text:p>x11</text:p>
          </table:table-cell>
          <table:table-cell table:style-name="ce16" office:value-type="string" calcext:value-type="string">
            <text:p>x10</text:p>
          </table:table-cell>
          <table:table-cell table:style-name="ce16" office:value-type="string" calcext:value-type="string">
            <text:p>x9</text:p>
          </table:table-cell>
          <table:table-cell table:style-name="ce16" office:value-type="string" calcext:value-type="string">
            <text:p>x8</text:p>
          </table:table-cell>
          <table:table-cell table:style-name="ce16"/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4</text:p>
          </table:table-cell>
          <table:table-cell table:style-name="ce16"/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0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style-name="ce16" table:formula="of:=29+[.B2]" office:value-type="float" office:value="493" calcext:value-type="float">
            <text:p>493</text:p>
          </table:table-cell>
          <table:table-cell table:style-name="ce16" table:formula="of:=29+[.C2]" office:value-type="float" office:value="464" calcext:value-type="float">
            <text:p>464</text:p>
          </table:table-cell>
          <table:table-cell table:style-name="ce16" table:formula="of:=29+[.D2]" office:value-type="float" office:value="435" calcext:value-type="float">
            <text:p>435</text:p>
          </table:table-cell>
          <table:table-cell table:style-name="ce16" table:formula="of:=29+[.E2]" office:value-type="float" office:value="406" calcext:value-type="float">
            <text:p>406</text:p>
          </table:table-cell>
          <table:table-cell table:style-name="ce16" table:formula="of:=29+[.F2]" office:value-type="float" office:value="377" calcext:value-type="float">
            <text:p>377</text:p>
          </table:table-cell>
          <table:table-cell table:style-name="ce16" table:formula="of:=29+[.G2]" office:value-type="float" office:value="348" calcext:value-type="float">
            <text:p>348</text:p>
          </table:table-cell>
          <table:table-cell table:style-name="ce16" table:formula="of:=29+[.H2]" office:value-type="float" office:value="319" calcext:value-type="float">
            <text:p>319</text:p>
          </table:table-cell>
          <table:table-cell table:style-name="ce16" table:formula="of:=29+[.I2]" office:value-type="float" office:value="290" calcext:value-type="float">
            <text:p>290</text:p>
          </table:table-cell>
          <table:table-cell table:style-name="ce16" table:formula="of:=29+[.J2]" office:value-type="float" office:value="261" calcext:value-type="float">
            <text:p>261</text:p>
          </table:table-cell>
          <table:table-cell table:style-name="ce91" table:formula="of:=29+[.L2]" office:value-type="float" office:value="232" calcext:value-type="float">
            <text:p>232</text:p>
          </table:table-cell>
          <table:table-cell table:style-name="ce91"/>
          <table:table-cell table:style-name="ce91" table:formula="of:=29+[.M2]" office:value-type="float" office:value="203" calcext:value-type="float">
            <text:p>203</text:p>
          </table:table-cell>
          <table:table-cell table:style-name="ce91" table:formula="of:=29+[.N2]" office:value-type="float" office:value="174" calcext:value-type="float">
            <text:p>174</text:p>
          </table:table-cell>
          <table:table-cell table:style-name="ce91" table:formula="of:=29+[.O2]" office:value-type="float" office:value="145" calcext:value-type="float">
            <text:p>145</text:p>
          </table:table-cell>
          <table:table-cell table:style-name="ce91" table:formula="of:=29+[.Q2]" office:value-type="float" office:value="116" calcext:value-type="float">
            <text:p>116</text:p>
          </table:table-cell>
          <table:table-cell table:style-name="ce91"/>
          <table:table-cell table:style-name="ce91" table:formula="of:=29+[.R2]" office:value-type="float" office:value="87" calcext:value-type="float">
            <text:p>87</text:p>
          </table:table-cell>
          <table:table-cell table:style-name="ce91" table:formula="of:=29+[.S2]" office:value-type="float" office:value="58" calcext:value-type="float">
            <text:p>58</text:p>
          </table:table-cell>
          <table:table-cell table:style-name="ce91" table:formula="of:=29+[.T2]" office:value-type="float" office:value="29" calcext:value-type="float">
            <text:p>29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8"/>
          <table:table-cell table:style-name="ce118"/>
          <table:table-cell table:style-name="ce37" table:number-columns-repeated="3"/>
          <table:table-cell table:number-columns-repeated="13"/>
          <table:table-cell table:style-name="Default"/>
          <table:table-cell/>
        </table:table-row>
        <table:table-row table:style-name="ro2">
          <table:table-cell table:number-columns-repeated="8"/>
          <table:table-cell table:style-name="ce118"/>
          <table:table-cell table:style-name="ce119" office:value-type="string" calcext:value-type="string">
            <text:p>x17</text:p>
          </table:table-cell>
          <table:table-cell table:style-name="ce119"/>
          <table:table-cell table:style-name="ce119" office:value-type="string" calcext:value-type="string">
            <text:p>x16</text:p>
          </table:table-cell>
          <table:table-cell table:style-name="ce119" office:value-type="string" calcext:value-type="string">
            <text:p>x15</text:p>
          </table:table-cell>
          <table:table-cell table:style-name="ce119" office:value-type="string" calcext:value-type="string">
            <text:p>x14</text:p>
          </table:table-cell>
          <table:table-cell table:style-name="ce119" office:value-type="string" calcext:value-type="string">
            <text:p>x13</text:p>
          </table:table-cell>
          <table:table-cell table:style-name="ce119"/>
          <table:table-cell table:style-name="ce119" office:value-type="string" calcext:value-type="string">
            <text:p>x12</text:p>
          </table:table-cell>
          <table:table-cell table:style-name="ce119" office:value-type="string" calcext:value-type="string">
            <text:p>x11</text:p>
          </table:table-cell>
          <table:table-cell table:style-name="ce119" office:value-type="string" calcext:value-type="string">
            <text:p>x10</text:p>
          </table:table-cell>
          <table:table-cell table:style-name="ce119" office:value-type="string" calcext:value-type="string">
            <text:p>x9</text:p>
          </table:table-cell>
          <table:table-cell office:value-type="string" calcext:value-type="string">
            <text:p>&lt;&lt;5</text:p>
          </table:table-cell>
          <table:table-cell table:style-name="ce95" office:value-type="string" calcext:value-type="string">
            <text:p>+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6"/>
          <table:table-cell table:style-name="ce117" office:value-type="string" calcext:value-type="string">
            <text:p>x17</text:p>
          </table:table-cell>
          <table:table-cell table:style-name="ce117" office:value-type="string" calcext:value-type="string">
            <text:p>x16</text:p>
          </table:table-cell>
          <table:table-cell table:style-name="ce117" office:value-type="string" calcext:value-type="string">
            <text:p>x15</text:p>
          </table:table-cell>
          <table:table-cell table:style-name="ce119" office:value-type="string" calcext:value-type="string">
            <text:p>x14</text:p>
          </table:table-cell>
          <table:table-cell table:style-name="ce119"/>
          <table:table-cell table:style-name="ce119" office:value-type="string" calcext:value-type="string">
            <text:p>x13</text:p>
          </table:table-cell>
          <table:table-cell table:style-name="ce119" office:value-type="string" calcext:value-type="string">
            <text:p>x12</text:p>
          </table:table-cell>
          <table:table-cell table:style-name="ce119" office:value-type="string" calcext:value-type="string">
            <text:p>x11</text:p>
          </table:table-cell>
          <table:table-cell table:style-name="ce119" office:value-type="string" calcext:value-type="string">
            <text:p>x10</text:p>
          </table:table-cell>
          <table:table-cell table:style-name="ce119"/>
          <table:table-cell table:style-name="ce119" office:value-type="string" calcext:value-type="string">
            <text:p>x9</text:p>
          </table:table-cell>
          <table:table-cell table:number-columns-repeated="3"/>
          <table:table-cell office:value-type="string" calcext:value-type="string">
            <text:p>&lt;&lt;14</text:p>
          </table:table-cell>
          <table:table-cell table:style-name="ce95" office:value-type="string" calcext:value-type="string">
            <text:p>-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table:style-name="ce116" office:value-type="string" calcext:value-type="string">
            <text:p>x17</text:p>
          </table:table-cell>
          <table:table-cell table:style-name="ce116" office:value-type="string" calcext:value-type="string">
            <text:p>x16</text:p>
          </table:table-cell>
          <table:table-cell table:style-name="ce116" office:value-type="string" calcext:value-type="string">
            <text:p>x15</text:p>
          </table:table-cell>
          <table:table-cell table:style-name="ce116" office:value-type="string" calcext:value-type="string">
            <text:p>x14</text:p>
          </table:table-cell>
          <table:table-cell table:style-name="ce116" office:value-type="string" calcext:value-type="string">
            <text:p>x13</text:p>
          </table:table-cell>
          <table:table-cell table:style-name="ce116" office:value-type="string" calcext:value-type="string">
            <text:p>x12</text:p>
          </table:table-cell>
          <table:table-cell table:style-name="ce119" office:value-type="string" calcext:value-type="string">
            <text:p>x11</text:p>
          </table:table-cell>
          <table:table-cell table:style-name="ce119"/>
          <table:table-cell table:style-name="ce119" office:value-type="string" calcext:value-type="string">
            <text:p>x10</text:p>
          </table:table-cell>
          <table:table-cell table:style-name="ce119" office:value-type="string" calcext:value-type="string">
            <text:p>x9</text:p>
          </table:table-cell>
          <table:table-cell table:number-columns-repeated="7"/>
          <table:table-cell office:value-type="string" calcext:value-type="string">
            <text:p>&lt;&lt;23</text:p>
          </table:table-cell>
          <table:table-cell table:style-name="ce95" office:value-type="string" calcext:value-type="string">
            <text:p>-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2"/>
          <table:table-cell table:style-name="ce16" office:value-type="string" calcext:value-type="string">
            <text:p>x17</text:p>
          </table:table-cell>
          <table:table-cell table:style-name="ce16" office:value-type="string" calcext:value-type="string">
            <text:p>x16</text:p>
          </table:table-cell>
          <table:table-cell table:style-name="ce16" office:value-type="string" calcext:value-type="string">
            <text:p>x15</text:p>
          </table:table-cell>
          <table:table-cell table:style-name="ce16" office:value-type="string" calcext:value-type="string">
            <text:p>x14</text:p>
          </table:table-cell>
          <table:table-cell table:style-name="ce16" office:value-type="string" calcext:value-type="string">
            <text:p>x13</text:p>
          </table:table-cell>
          <table:table-cell table:style-name="ce16" office:value-type="string" calcext:value-type="string">
            <text:p>x12</text:p>
          </table:table-cell>
          <table:table-cell table:style-name="ce16" office:value-type="string" calcext:value-type="string">
            <text:p>x11</text:p>
          </table:table-cell>
          <table:table-cell table:style-name="ce119" office:value-type="string" calcext:value-type="string">
            <text:p>x10</text:p>
          </table:table-cell>
          <table:table-cell table:style-name="ce119"/>
          <table:table-cell table:style-name="ce119" office:value-type="string" calcext:value-type="string">
            <text:p>x9</text:p>
          </table:table-cell>
          <table:table-cell table:number-columns-repeated="8"/>
          <table:table-cell office:value-type="string" calcext:value-type="string">
            <text:p>&lt;&lt;26</text:p>
          </table:table-cell>
          <table:table-cell table:style-name="ce95" office:value-type="string" calcext:value-type="string">
            <text:p>+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9"/>
          <table:table-cell table:style-name="ce37" table:number-columns-repeated="3"/>
          <table:table-cell table:number-columns-repeated="13"/>
          <table:table-cell table:style-name="Default"/>
          <table:table-cell/>
        </table:table-row>
        <table:table-row table:style-name="ro2">
          <table:table-cell table:number-columns-repeated="9"/>
          <table:table-cell table:style-name="ce37" office:value-type="string" calcext:value-type="string">
            <text:p>3X17&lt;&lt;5</text:p>
          </table:table-cell>
          <table:table-cell table:style-name="ce37"/>
          <table:table-cell table:number-columns-repeated="4"/>
          <table:table-cell table:style-name="ce12" office:value-type="string" calcext:value-type="string">
            <text:p>v0</text:p>
          </table:table-cell>
          <table:table-cell office:value-type="string" calcext:value-type="string">
            <text:p>X13&lt;&lt;2</text:p>
          </table:table-cell>
          <table:table-cell office:value-type="string" calcext:value-type="string">
            <text:p>X12&lt;&lt;2</text:p>
          </table:table-cell>
          <table:table-cell office:value-type="string" calcext:value-type="string">
            <text:p>X11&lt;&lt;2</text:p>
          </table:table-cell>
          <table:table-cell office:value-type="string" calcext:value-type="string">
            <text:p>X10&lt;&lt;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MOD([.Y9];29)" office:value-type="float" office:value="2" calcext:value-type="float">
            <text:p>2</text:p>
          </table:table-cell>
          <table:table-cell table:formula="of:=CONCATENATE([.W9];&quot;X&quot;;[.X9];&quot;&lt;&lt;&quot;;[.Z9])" office:value-type="string" office:string-value="X10&lt;&lt;2" calcext:value-type="string">
            <text:p>X10&lt;&lt;2</text:p>
          </table:table-cell>
        </table:table-row>
        <table:table-row table:style-name="ro2">
          <table:table-cell table:number-columns-repeated="15"/>
          <table:table-cell table:style-name="ce12" office:value-type="string" calcext:value-type="string">
            <text:p>v1</text:p>
          </table:table-cell>
          <table:table-cell office:value-type="string" calcext:value-type="string">
            <text:p>X12&lt;&lt;5</text:p>
          </table:table-cell>
          <table:table-cell office:value-type="string" calcext:value-type="string">
            <text:p>X11&lt;&lt;5</text:p>
          </table:table-cell>
          <table:table-cell office:value-type="string" calcext:value-type="string">
            <text:p>X10&lt;&lt;5</text:p>
          </table:table-cell>
          <table:table-cell office:value-type="string" calcext:value-type="string">
            <text:p>X9&lt;&lt;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Y10];29)" office:value-type="float" office:value="5" calcext:value-type="float">
            <text:p>5</text:p>
          </table:table-cell>
          <table:table-cell table:formula="of:=CONCATENATE([.W10];&quot;X&quot;;[.X10];&quot;&lt;&lt;&quot;;[.Z10])" office:value-type="string" office:string-value="X9&lt;&lt;5" calcext:value-type="string">
            <text:p>X9&lt;&lt;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2*k2</text:p>
          </table:table-cell>
          <table:table-cell table:style-name="ce37" office:value-type="string" calcext:value-type="string">
            <text:p>2X17&lt;&lt;2</text:p>
          </table:table-cell>
          <table:table-cell office:value-type="string" calcext:value-type="string">
            <text:p>2X16&lt;&lt;2</text:p>
          </table:table-cell>
          <table:table-cell office:value-type="string" calcext:value-type="string">
            <text:p>2X15&lt;&lt;2</text:p>
          </table:table-cell>
          <table:table-cell office:value-type="string" calcext:value-type="string">
            <text:p>2X14&lt;&lt;2</text:p>
          </table:table-cell>
          <table:table-cell table:style-name="ce12" office:value-type="string" calcext:value-type="string">
            <text:p>v2</text:p>
          </table:table-cell>
          <table:table-cell office:value-type="string" calcext:value-type="string">
            <text:p>-X17&lt;&lt;22</text:p>
          </table:table-cell>
          <table:table-cell office:value-type="string" calcext:value-type="string">
            <text:p>-X16&lt;&lt;22</text:p>
          </table:table-cell>
          <table:table-cell office:value-type="string" calcext:value-type="string">
            <text:p>-X15&lt;&lt;22</text:p>
          </table:table-cell>
          <table:table-cell office:value-type="string" calcext:value-type="string">
            <text:p>-X14&lt;&lt;2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MOD([.Y11];29)" office:value-type="float" office:value="16" calcext:value-type="float">
            <text:p>16</text:p>
          </table:table-cell>
          <table:table-cell table:formula="of:=CONCATENATE([.W11];&quot;X&quot;;[.X11];&quot;&lt;&lt;&quot;;[.Z11])" office:value-type="string" office:string-value="-X16&lt;&lt;16" calcext:value-type="string">
            <text:p>-X16&lt;&lt;16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-X15&lt;&lt;11</text:p>
          </table:table-cell>
          <table:table-cell office:value-type="string" calcext:value-type="string">
            <text:p>2*k3</text:p>
          </table:table-cell>
          <table:table-cell table:style-name="ce37" office:value-type="string" calcext:value-type="string">
            <text:p>3X16&lt;&lt;5</text:p>
          </table:table-cell>
          <table:table-cell office:value-type="string" calcext:value-type="string">
            <text:p>2X15&lt;&lt;5</text:p>
          </table:table-cell>
          <table:table-cell office:value-type="string" calcext:value-type="string">
            <text:p>2X14&lt;&lt;5</text:p>
          </table:table-cell>
          <table:table-cell office:value-type="string" calcext:value-type="string">
            <text:p>2X13&lt;&lt;5</text:p>
          </table:table-cell>
          <table:table-cell table:style-name="ce12" office:value-type="string" calcext:value-type="string">
            <text:p>v3</text:p>
          </table:table-cell>
          <table:table-cell/>
          <table:table-cell office:value-type="string" calcext:value-type="string">
            <text:p>-X15&lt;&lt;25</text:p>
          </table:table-cell>
          <table:table-cell office:value-type="string" calcext:value-type="string">
            <text:p>-X14&lt;&lt;25</text:p>
          </table:table-cell>
          <table:table-cell office:value-type="string" calcext:value-type="string">
            <text:p>-X13&lt;&lt;2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MOD([.Y12];29)" office:value-type="float" office:value="19" calcext:value-type="float">
            <text:p>19</text:p>
          </table:table-cell>
          <table:table-cell table:formula="of:=CONCATENATE([.W12];&quot;X&quot;;[.X12];&quot;&lt;&lt;&quot;;[.Z12])" office:value-type="string" office:string-value="-X15&lt;&lt;19" calcext:value-type="string">
            <text:p>-X15&lt;&lt;19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-X14&lt;&lt;14</text:p>
          </table:table-cell>
          <table:table-cell table:number-columns-repeated="5"/>
          <table:table-cell table:style-name="ce12" office:value-type="string" calcext:value-type="string">
            <text:p>v2'</text:p>
          </table:table-cell>
          <table:table-cell/>
          <table:table-cell office:value-type="string" calcext:value-type="string">
            <text:p>-X17&lt;&lt;19</text:p>
          </table:table-cell>
          <table:table-cell office:value-type="string" calcext:value-type="string">
            <text:p>-X16&lt;&lt;19</text:p>
          </table:table-cell>
          <table:table-cell office:value-type="string" calcext:value-type="string">
            <text:p>-X15&lt;&lt;19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MOD([.Y13];29)" office:value-type="float" office:value="22" calcext:value-type="float">
            <text:p>22</text:p>
          </table:table-cell>
          <table:table-cell table:formula="of:=CONCATENATE([.W13];&quot;X&quot;;[.X13];&quot;&lt;&lt;&quot;;[.Z13])" office:value-type="string" office:string-value="-X14&lt;&lt;22" calcext:value-type="string">
            <text:p>-X14&lt;&lt;22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-X13&lt;&lt;17</text:p>
          </table:table-cell>
          <table:table-cell office:value-type="string" calcext:value-type="string">
            <text:p>k5</text:p>
          </table:table-cell>
          <table:table-cell table:number-columns-repeated="2"/>
          <table:table-cell office:value-type="string" calcext:value-type="string">
            <text:p>X17&lt;&lt;28</text:p>
          </table:table-cell>
          <table:table-cell office:value-type="string" calcext:value-type="string">
            <text:p>X16&lt;&lt;28</text:p>
          </table:table-cell>
          <table:table-cell table:style-name="ce12" office:value-type="string" calcext:value-type="string">
            <text:p>v5</text:p>
          </table:table-cell>
          <table:table-cell table:number-columns-repeated="2"/>
          <table:table-cell office:value-type="string" calcext:value-type="string">
            <text:p>-X17&lt;&lt;16</text:p>
          </table:table-cell>
          <table:table-cell office:value-type="string" calcext:value-type="string">
            <text:p>-X16&lt;&lt;16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MOD([.Y14];29)" office:value-type="float" office:value="25" calcext:value-type="float">
            <text:p>25</text:p>
          </table:table-cell>
          <table:table-cell table:formula="of:=CONCATENATE([.W14];&quot;X&quot;;[.X14];&quot;&lt;&lt;&quot;;[.Z14])" office:value-type="string" office:string-value="-X13&lt;&lt;25" calcext:value-type="string">
            <text:p>-X13&lt;&lt;25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-X12&lt;&lt;20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-X13&lt;&lt;11</text:p>
          </table:table-cell>
          <table:table-cell office:value-type="string" calcext:value-type="string">
            <text:p>-X12&lt;&lt;11</text:p>
          </table:table-cell>
          <table:table-cell office:value-type="string" calcext:value-type="string">
            <text:p>-X11&lt;&lt;11</text:p>
          </table:table-cell>
          <table:table-cell table:style-name="ce12" office:value-type="string" calcext:value-type="string">
            <text:p>v6=v0</text:p>
          </table:table-cell>
          <table:table-cell office:value-type="string" calcext:value-type="string">
            <text:p>-X10&lt;&lt;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7" table:formula="of:=MOD([.Y15];29)" office:value-type="float" office:value="2" calcext:value-type="float">
            <text:p>2</text:p>
          </table:table-cell>
          <table:table-cell table:formula="of:=CONCATENATE([.W15];&quot;X&quot;;[.X15];&quot;&lt;&lt;&quot;;[.Z15])" office:value-type="string" office:string-value="X11&lt;&lt;2" calcext:value-type="string">
            <text:p>X11&lt;&lt;2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k7</text:p>
          </table:table-cell>
          <table:table-cell/>
          <table:table-cell office:value-type="string" calcext:value-type="string">
            <text:p>-X12&lt;&lt;14</text:p>
          </table:table-cell>
          <table:table-cell office:value-type="string" calcext:value-type="string">
            <text:p>-X11&lt;&lt;14</text:p>
          </table:table-cell>
          <table:table-cell office:value-type="string" calcext:value-type="string">
            <text:p>-X10&lt;&lt;14</text:p>
          </table:table-cell>
          <table:table-cell table:style-name="ce12" office:value-type="string" calcext:value-type="string">
            <text:p>v7=v1</text:p>
          </table:table-cell>
          <table:table-cell office:value-type="string" calcext:value-type="string">
            <text:p>-X9&lt;&lt;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37" table:formula="of:=MOD([.Y16];29)" office:value-type="float" office:value="5" calcext:value-type="float">
            <text:p>5</text:p>
          </table:table-cell>
          <table:table-cell table:formula="of:=CONCATENATE([.W16];&quot;X&quot;;[.X16];&quot;&lt;&lt;&quot;;[.Z16])" office:value-type="string" office:string-value="X10&lt;&lt;5" calcext:value-type="string">
            <text:p>X10&lt;&lt;5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k8</text:p>
          </table:table-cell>
          <table:table-cell table:style-name="ce37" office:value-type="string" calcext:value-type="string">
            <text:p>X15&lt;&lt;8</text:p>
          </table:table-cell>
          <table:table-cell table:number-columns-repeated="3"/>
          <table:table-cell table:style-name="ce12" office:value-type="string" calcext:value-type="string">
            <text:p>v8</text:p>
          </table:table-cell>
          <table:table-cell office:value-type="string" calcext:value-type="string">
            <text:p>X15&lt;&lt;28</text:p>
          </table:table-cell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37" table:formula="of:=MOD([.Y17];29)" office:value-type="float" office:value="16" calcext:value-type="float">
            <text:p>16</text:p>
          </table:table-cell>
          <table:table-cell table:formula="of:=CONCATENATE([.W17];&quot;X&quot;;[.X17];&quot;&lt;&lt;&quot;;[.Z17])" office:value-type="string" office:string-value="-X17&lt;&lt;16" calcext:value-type="string">
            <text:p>-X17&lt;&lt;16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k9</text:p>
          </table:table-cell>
          <table:table-cell table:style-name="ce37" office:value-type="string" calcext:value-type="string">
            <text:p>-X11&lt;&lt;20</text:p>
          </table:table-cell>
          <table:table-cell office:value-type="string" calcext:value-type="string">
            <text:p>-X10&lt;&lt;20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style-name="ce37" table:formula="of:=MOD([.Y18];29)" office:value-type="float" office:value="19" calcext:value-type="float">
            <text:p>19</text:p>
          </table:table-cell>
          <table:table-cell table:formula="of:=CONCATENATE([.W18];&quot;X&quot;;[.X18];&quot;&lt;&lt;&quot;;[.Z18])" office:value-type="string" office:string-value="-X16&lt;&lt;19" calcext:value-type="string">
            <text:p>-X16&lt;&lt;19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-X9&lt;&lt;23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37" table:formula="of:=MOD([.Y19];29)" office:value-type="float" office:value="22" calcext:value-type="float">
            <text:p>22</text:p>
          </table:table-cell>
          <table:table-cell table:formula="of:=CONCATENATE([.W19];&quot;X&quot;;[.X19];&quot;&lt;&lt;&quot;;[.Z19])" office:value-type="string" office:string-value="-X15&lt;&lt;22" calcext:value-type="string">
            <text:p>-X15&lt;&lt;22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k11</text:p>
          </table:table-cell>
          <table:table-cell table:style-name="ce37" office:value-type="string" calcext:value-type="string">
            <text:p>X9&lt;&lt;2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37" table:formula="of:=MOD([.Y20];29)" office:value-type="float" office:value="25" calcext:value-type="float">
            <text:p>25</text:p>
          </table:table-cell>
          <table:table-cell table:formula="of:=CONCATENATE([.W20];&quot;X&quot;;[.X20];&quot;&lt;&lt;&quot;;[.Z20])" office:value-type="string" office:string-value="-X14&lt;&lt;25" calcext:value-type="string">
            <text:p>-X14&lt;&lt;25</text:p>
          </table:table-cell>
        </table:table-row>
        <table:table-row table:style-name="ro2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MOD([.Y21];29)" office:value-type="float" office:value="2" calcext:value-type="float">
            <text:p>2</text:p>
          </table:table-cell>
          <table:table-cell table:formula="of:=CONCATENATE([.W21];&quot;X&quot;;[.X21];&quot;&lt;&lt;&quot;;[.Z21])" office:value-type="string" office:string-value="X12&lt;&lt;2" calcext:value-type="string">
            <text:p>X12&lt;&lt;2</text:p>
          </table:table-cell>
        </table:table-row>
        <table:table-row table:style-name="ro2"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MOD([.Y22];29)" office:value-type="float" office:value="5" calcext:value-type="float">
            <text:p>5</text:p>
          </table:table-cell>
          <table:table-cell table:formula="of:=CONCATENATE([.W22];&quot;X&quot;;[.X22];&quot;&lt;&lt;&quot;;[.Z22])" office:value-type="string" office:string-value="X11&lt;&lt;5" calcext:value-type="string">
            <text:p>X11&lt;&lt;5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formula="of:=MOD([.Y23];29)" office:value-type="float" office:value="19" calcext:value-type="float">
            <text:p>19</text:p>
          </table:table-cell>
          <table:table-cell table:formula="of:=CONCATENATE([.W23];&quot;X&quot;;[.X23];&quot;&lt;&lt;&quot;;[.Z23])" office:value-type="string" office:string-value="-X17&lt;&lt;19" calcext:value-type="string">
            <text:p>-X17&lt;&lt;19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MOD([.Y24];29)" office:value-type="float" office:value="22" calcext:value-type="float">
            <text:p>22</text:p>
          </table:table-cell>
          <table:table-cell table:formula="of:=CONCATENATE([.W24];&quot;X&quot;;[.X24];&quot;&lt;&lt;&quot;;[.Z24])" office:value-type="string" office:string-value="-X16&lt;&lt;22" calcext:value-type="string">
            <text:p>-X16&lt;&lt;22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formula="of:=MOD([.Y25];29)" office:value-type="float" office:value="25" calcext:value-type="float">
            <text:p>25</text:p>
          </table:table-cell>
          <table:table-cell table:formula="of:=CONCATENATE([.W25];&quot;X&quot;;[.X25];&quot;&lt;&lt;&quot;;[.Z25])" office:value-type="string" office:string-value="-X15&lt;&lt;25" calcext:value-type="string">
            <text:p>-X15&lt;&lt;25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37" table:formula="of:=MOD([.Y26];29)" office:value-type="float" office:value="2" calcext:value-type="float">
            <text:p>2</text:p>
          </table:table-cell>
          <table:table-cell table:formula="of:=CONCATENATE([.W26];&quot;X&quot;;[.X26];&quot;&lt;&lt;&quot;;[.Z26])" office:value-type="string" office:string-value="X13&lt;&lt;2" calcext:value-type="string">
            <text:p>X13&lt;&lt;2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style-name="ce37" table:formula="of:=MOD([.Y27];29)" office:value-type="float" office:value="5" calcext:value-type="float">
            <text:p>5</text:p>
          </table:table-cell>
          <table:table-cell table:formula="of:=CONCATENATE([.W27];&quot;X&quot;;[.X27];&quot;&lt;&lt;&quot;;[.Z27])" office:value-type="string" office:string-value="X12&lt;&lt;5" calcext:value-type="string">
            <text:p>X12&lt;&lt;5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style-name="ce37" table:formula="of:=MOD([.Y28];29)" office:value-type="float" office:value="11" calcext:value-type="float">
            <text:p>11</text:p>
          </table:table-cell>
          <table:table-cell table:formula="of:=CONCATENATE([.W28];&quot;X&quot;;[.X28];&quot;&lt;&lt;&quot;;[.Z28])" office:value-type="string" office:string-value="-X10&lt;&lt;11" calcext:value-type="string">
            <text:p>-X10&lt;&lt;11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style-name="ce37" table:formula="of:=MOD([.Y29];29)" office:value-type="float" office:value="14" calcext:value-type="float">
            <text:p>14</text:p>
          </table:table-cell>
          <table:table-cell table:formula="of:=CONCATENATE([.W29];&quot;X&quot;;[.X29];&quot;&lt;&lt;&quot;;[.Z29])" office:value-type="string" office:string-value="-X9&lt;&lt;14" calcext:value-type="string">
            <text:p>-X9&lt;&lt;14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style-name="ce37" table:formula="of:=MOD([.Y30];29)" office:value-type="float" office:value="22" calcext:value-type="float">
            <text:p>22</text:p>
          </table:table-cell>
          <table:table-cell table:formula="of:=CONCATENATE([.W30];&quot;X&quot;;[.X30];&quot;&lt;&lt;&quot;;[.Z30])" office:value-type="string" office:string-value="-X17&lt;&lt;22" calcext:value-type="string">
            <text:p>-X17&lt;&lt;22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style-name="ce37" table:formula="of:=MOD([.Y31];29)" office:value-type="float" office:value="28" calcext:value-type="float">
            <text:p>28</text:p>
          </table:table-cell>
          <table:table-cell table:formula="of:=CONCATENATE([.W31];&quot;X&quot;;[.X31];&quot;&lt;&lt;&quot;;[.Z31])" office:value-type="string" office:string-value="X15&lt;&lt;28" calcext:value-type="string">
            <text:p>X15&lt;&lt;28</text:p>
          </table:table-cell>
        </table:table-row>
        <table:table-row table:style-name="ro2">
          <table:table-cell table:number-columns-repeated="11"/>
          <table:table-cell table:style-name="ce3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MOD([.Y32];29)" office:value-type="float" office:value="2" calcext:value-type="float">
            <text:p>2</text:p>
          </table:table-cell>
          <table:table-cell table:formula="of:=CONCATENATE([.W32];&quot;X&quot;;[.X32];&quot;&lt;&lt;&quot;;[.Z32])" office:value-type="string" office:string-value="2X14&lt;&lt;2" calcext:value-type="string">
            <text:p>2X14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table:formula="of:=MOD([.Y33];29)" office:value-type="float" office:value="5" calcext:value-type="float">
            <text:p>5</text:p>
          </table:table-cell>
          <table:table-cell table:formula="of:=CONCATENATE([.W33];&quot;X&quot;;[.X33];&quot;&lt;&lt;&quot;;[.Z33])" office:value-type="string" office:string-value="2X13&lt;&lt;5" calcext:value-type="string">
            <text:p>2X13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formula="of:=MOD([.Y34];29)" office:value-type="float" office:value="11" calcext:value-type="float">
            <text:p>11</text:p>
          </table:table-cell>
          <table:table-cell table:formula="of:=CONCATENATE([.W34];&quot;X&quot;;[.X34];&quot;&lt;&lt;&quot;;[.Z34])" office:value-type="string" office:string-value="-X11&lt;&lt;11" calcext:value-type="string">
            <text:p>-X11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MOD([.Y35];29)" office:value-type="float" office:value="14" calcext:value-type="float">
            <text:p>14</text:p>
          </table:table-cell>
          <table:table-cell table:formula="of:=CONCATENATE([.W35];&quot;X&quot;;[.X35];&quot;&lt;&lt;&quot;;[.Z35])" office:value-type="string" office:string-value="-X10&lt;&lt;14" calcext:value-type="string">
            <text:p>-X10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MOD([.Y36];29)" office:value-type="float" office:value="28" calcext:value-type="float">
            <text:p>28</text:p>
          </table:table-cell>
          <table:table-cell table:formula="of:=CONCATENATE([.W36];&quot;X&quot;;[.X36];&quot;&lt;&lt;&quot;;[.Z36])" office:value-type="string" office:string-value="X16&lt;&lt;28" calcext:value-type="string">
            <text:p>X16&lt;&lt;2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table:style-name="ce37" table:formula="of:=MOD([.Y37];29)" office:value-type="float" office:value="2" calcext:value-type="float">
            <text:p>2</text:p>
          </table:table-cell>
          <table:table-cell table:formula="of:=CONCATENATE([.W37];&quot;X&quot;;[.X37];&quot;&lt;&lt;&quot;;[.Z37])" office:value-type="string" office:string-value="2X15&lt;&lt;2" calcext:value-type="string">
            <text:p>2X15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table:style-name="ce37" table:formula="of:=MOD([.Y38];29)" office:value-type="float" office:value="5" calcext:value-type="float">
            <text:p>5</text:p>
          </table:table-cell>
          <table:table-cell table:formula="of:=CONCATENATE([.W38];&quot;X&quot;;[.X38];&quot;&lt;&lt;&quot;;[.Z38])" office:value-type="string" office:string-value="2X14&lt;&lt;5" calcext:value-type="string">
            <text:p>2X14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style-name="ce37" table:formula="of:=MOD([.Y39];29)" office:value-type="float" office:value="11" calcext:value-type="float">
            <text:p>11</text:p>
          </table:table-cell>
          <table:table-cell table:formula="of:=CONCATENATE([.W39];&quot;X&quot;;[.X39];&quot;&lt;&lt;&quot;;[.Z39])" office:value-type="string" office:string-value="-X12&lt;&lt;11" calcext:value-type="string">
            <text:p>-X12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table:style-name="ce37" table:formula="of:=MOD([.Y40];29)" office:value-type="float" office:value="14" calcext:value-type="float">
            <text:p>14</text:p>
          </table:table-cell>
          <table:table-cell table:formula="of:=CONCATENATE([.W40];&quot;X&quot;;[.X40];&quot;&lt;&lt;&quot;;[.Z40])" office:value-type="string" office:string-value="-X11&lt;&lt;14" calcext:value-type="string">
            <text:p>-X11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73" calcext:value-type="float">
            <text:p>173</text:p>
          </table:table-cell>
          <table:table-cell table:style-name="ce37" table:formula="of:=MOD([.Y41];29)" office:value-type="float" office:value="28" calcext:value-type="float">
            <text:p>28</text:p>
          </table:table-cell>
          <table:table-cell table:formula="of:=CONCATENATE([.W41];&quot;X&quot;;[.X41];&quot;&lt;&lt;&quot;;[.Z41])" office:value-type="string" office:string-value="X17&lt;&lt;28" calcext:value-type="string">
            <text:p>X17&lt;&lt;2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MOD([.Y42];29)" office:value-type="float" office:value="2" calcext:value-type="float">
            <text:p>2</text:p>
          </table:table-cell>
          <table:table-cell table:formula="of:=CONCATENATE([.W42];&quot;X&quot;;[.X42];&quot;&lt;&lt;&quot;;[.Z42])" office:value-type="string" office:string-value="2X16&lt;&lt;2" calcext:value-type="string">
            <text:p>2X16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table:formula="of:=MOD([.Y43];29)" office:value-type="float" office:value="5" calcext:value-type="float">
            <text:p>5</text:p>
          </table:table-cell>
          <table:table-cell table:formula="of:=CONCATENATE([.W43];&quot;X&quot;;[.X43];&quot;&lt;&lt;&quot;;[.Z43])" office:value-type="string" office:string-value="2X15&lt;&lt;5" calcext:value-type="string">
            <text:p>2X15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table:formula="of:=MOD([.Y44];29)" office:value-type="float" office:value="11" calcext:value-type="float">
            <text:p>11</text:p>
          </table:table-cell>
          <table:table-cell table:formula="of:=CONCATENATE([.W44];&quot;X&quot;;[.X44];&quot;&lt;&lt;&quot;;[.Z44])" office:value-type="string" office:string-value="-X13&lt;&lt;11" calcext:value-type="string">
            <text:p>-X13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formula="of:=MOD([.Y45];29)" office:value-type="float" office:value="14" calcext:value-type="float">
            <text:p>14</text:p>
          </table:table-cell>
          <table:table-cell table:formula="of:=CONCATENATE([.W45];&quot;X&quot;;[.X45];&quot;&lt;&lt;&quot;;[.Z45])" office:value-type="string" office:string-value="-X12&lt;&lt;14" calcext:value-type="string">
            <text:p>-X12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formula="of:=MOD([.Y46];29)" office:value-type="float" office:value="20" calcext:value-type="float">
            <text:p>20</text:p>
          </table:table-cell>
          <table:table-cell table:formula="of:=CONCATENATE([.W46];&quot;X&quot;;[.X46];&quot;&lt;&lt;&quot;;[.Z46])" office:value-type="string" office:string-value="-X10&lt;&lt;20" calcext:value-type="string">
            <text:p>-X10&lt;&lt;20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formula="of:=MOD([.Y47];29)" office:value-type="float" office:value="23" calcext:value-type="float">
            <text:p>23</text:p>
          </table:table-cell>
          <table:table-cell table:formula="of:=CONCATENATE([.W47];&quot;X&quot;;[.X47];&quot;&lt;&lt;&quot;;[.Z47])" office:value-type="string" office:string-value="-X9&lt;&lt;23" calcext:value-type="string">
            <text:p>-X9&lt;&lt;23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table:style-name="ce37" table:formula="of:=MOD([.Y48];29)" office:value-type="float" office:value="2" calcext:value-type="float">
            <text:p>2</text:p>
          </table:table-cell>
          <table:table-cell table:formula="of:=CONCATENATE([.W48];&quot;X&quot;;[.X48];&quot;&lt;&lt;&quot;;[.Z48])" office:value-type="string" office:string-value="2X17&lt;&lt;2" calcext:value-type="string">
            <text:p>2X17&lt;&lt;2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style-name="ce37" table:formula="of:=MOD([.Y49];29)" office:value-type="float" office:value="5" calcext:value-type="float">
            <text:p>5</text:p>
          </table:table-cell>
          <table:table-cell table:formula="of:=CONCATENATE([.W49];&quot;X&quot;;[.X49];&quot;&lt;&lt;&quot;;[.Z49])" office:value-type="string" office:string-value="3X16&lt;&lt;5" calcext:value-type="string">
            <text:p>3X16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table:style-name="ce37" table:formula="of:=MOD([.Y50];29)" office:value-type="float" office:value="8" calcext:value-type="float">
            <text:p>8</text:p>
          </table:table-cell>
          <table:table-cell table:formula="of:=CONCATENATE([.W50];&quot;X&quot;;[.X50];&quot;&lt;&lt;&quot;;[.Z50])" office:value-type="string" office:string-value="X15&lt;&lt;8" calcext:value-type="string">
            <text:p>X15&lt;&lt;8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table:style-name="ce37" table:formula="of:=MOD([.Y51];29)" office:value-type="float" office:value="20" calcext:value-type="float">
            <text:p>20</text:p>
          </table:table-cell>
          <table:table-cell table:formula="of:=CONCATENATE([.W51];&quot;X&quot;;[.X51];&quot;&lt;&lt;&quot;;[.Z51])" office:value-type="string" office:string-value="-X11&lt;&lt;20" calcext:value-type="string">
            <text:p>-X11&lt;&lt;20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table:style-name="ce37" table:formula="of:=MOD([.Y52];29)" office:value-type="float" office:value="26" calcext:value-type="float">
            <text:p>26</text:p>
          </table:table-cell>
          <table:table-cell table:formula="of:=CONCATENATE([.W52];&quot;X&quot;;[.X52];&quot;&lt;&lt;&quot;;[.Z52])" office:value-type="string" office:string-value="X9&lt;&lt;26" calcext:value-type="string">
            <text:p>X9&lt;&lt;26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7" calcext:value-type="float">
            <text:p>237</text:p>
          </table:table-cell>
          <table:table-cell table:formula="of:=MOD([.Y53];29)" office:value-type="float" office:value="5" calcext:value-type="float">
            <text:p>5</text:p>
          </table:table-cell>
          <table:table-cell table:formula="of:=CONCATENATE([.W53];&quot;X&quot;;[.X53];&quot;&lt;&lt;&quot;;[.Z53])" office:value-type="string" office:string-value="3X17&lt;&lt;5" calcext:value-type="string">
            <text:p>3X17&lt;&lt;5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 table:formula="of:=MOD([.Y54];29)" office:value-type="float" office:value="11" calcext:value-type="float">
            <text:p>11</text:p>
          </table:table-cell>
          <table:table-cell table:formula="of:=CONCATENATE([.W54];&quot;X&quot;;[.X54];&quot;&lt;&lt;&quot;;[.Z54])" office:value-type="string" office:string-value="-X15&lt;&lt;11" calcext:value-type="string">
            <text:p>-X15&lt;&lt;11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table:formula="of:=MOD([.Y55];29)" office:value-type="float" office:value="14" calcext:value-type="float">
            <text:p>14</text:p>
          </table:table-cell>
          <table:table-cell table:formula="of:=CONCATENATE([.W55];&quot;X&quot;;[.X55];&quot;&lt;&lt;&quot;;[.Z55])" office:value-type="string" office:string-value="-X14&lt;&lt;14" calcext:value-type="string">
            <text:p>-X14&lt;&lt;14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49" calcext:value-type="float">
            <text:p>249</text:p>
          </table:table-cell>
          <table:table-cell table:formula="of:=MOD([.Y56];29)" office:value-type="float" office:value="17" calcext:value-type="float">
            <text:p>17</text:p>
          </table:table-cell>
          <table:table-cell table:formula="of:=CONCATENATE([.W56];&quot;X&quot;;[.X56];&quot;&lt;&lt;&quot;;[.Z56])" office:value-type="string" office:string-value="-X13&lt;&lt;17" calcext:value-type="string">
            <text:p>-X13&lt;&lt;17</text:p>
          </table:table-cell>
        </table:table-row>
        <table:table-row table:style-name="ro2">
          <table:table-cell table:number-columns-repeated="16"/>
          <table:table-cell table:style-name="Default"/>
          <table:table-cell table:number-columns-repeated="5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formula="of:=MOD([.Y57];29)" office:value-type="float" office:value="20" calcext:value-type="float">
            <text:p>20</text:p>
          </table:table-cell>
          <table:table-cell table:formula="of:=CONCATENATE([.W57];&quot;X&quot;;[.X57];&quot;&lt;&lt;&quot;;[.Z57])" office:value-type="string" office:string-value="-X12&lt;&lt;20" calcext:value-type="string">
            <text:p>-X12&lt;&lt;20</text:p>
          </table:table-cell>
        </table:table-row>
      </table:table>
      <table:table table:name="Sheet8" table:style-name="ta1">
        <table:table-column table:style-name="co20" table:number-columns-repeated="5" table:default-cell-style-name="Default"/>
        <table:table-column table:style-name="co21" table:number-columns-repeated="73" table:default-cell-style-name="Default"/>
        <table:table-column table:style-name="co21" table:default-cell-style-name="ce18"/>
        <table:table-column table:style-name="co21" table:default-cell-style-name="ce19"/>
        <table:table-row table:style-name="ro2" table:number-rows-repeated="3">
          <table:table-cell table:number-columns-repeated="78"/>
          <table:table-cell table:style-name="Default" table:number-columns-repeated="2"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9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8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7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6</text:p>
          </table:table-cell>
          <table:covered-table-cell/>
        </table:table-row>
        <table:table-row table:style-name="ro2">
          <table:table-cell table:number-columns-repeated="48"/>
          <table:table-cell table:style-name="ce81"/>
          <table:table-cell table:style-name="ce73"/>
          <table:table-cell table:number-columns-repeated="28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5</text:p>
          </table:table-cell>
          <table:covered-table-cell/>
        </table:table-row>
        <table:table-row table:style-name="ro2">
          <table:table-cell table:number-columns-repeated="35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4"/>
          <table:table-cell table:style-name="ce73"/>
          <table:table-cell table:number-columns-repeated="2"/>
          <table:table-cell table:style-name="ce81"/>
          <table:table-cell table:style-name="ce73"/>
          <table:table-cell table:number-columns-repeated="2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style-name="ce81"/>
          <table:table-cell table:style-name="ce73" table:number-columns-repeated="7"/>
          <table:table-cell table:number-columns-repeated="7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4</text:p>
          </table:table-cell>
          <table:covered-table-cell/>
        </table:table-row>
        <table:table-row table:style-name="ro2">
          <table:table-cell table:number-columns-repeated="35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number-columns-repeated="2"/>
          <table:table-cell table:style-name="ce81"/>
          <table:table-cell table:style-name="ce73"/>
          <table:table-cell table:number-columns-repeated="2"/>
          <table:table-cell table:style-name="ce73" table:number-columns-repeated="2"/>
          <table:table-cell table:number-columns-repeated="7"/>
          <table:table-cell table:style-name="ce73" table:number-columns-repeated="2"/>
          <table:table-cell table:style-name="ce45"/>
          <table:table-cell table:number-columns-repeated="14"/>
          <table:table-cell table:style-name="ce19"/>
          <table:table-cell/>
        </table:table-row>
        <table:table-row table:style-name="ro2">
          <table:table-cell table:number-columns-repeated="18"/>
          <table:table-cell table:style-name="ce84" office:value-type="string" calcext:value-type="string" table:number-columns-spanned="4" table:number-rows-spanned="1">
            <text:p>a7b6</text:p>
          </table:table-cell>
          <table:covered-table-cell table:style-name="ce73"/>
          <table:covered-table-cell table:number-columns-repeated="2"/>
          <table:table-cell table:style-name="ce122" office:value-type="string" calcext:value-type="string" table:number-columns-spanned="4" table:number-rows-spanned="1">
            <text:p>a7b5</text:p>
          </table:table-cell>
          <table:covered-table-cell table:style-name="ce73"/>
          <table:covered-table-cell table:style-name="ce37"/>
          <table:covered-table-cell/>
          <table:table-cell/>
          <table:table-cell table:style-name="ce84" office:value-type="string" calcext:value-type="string" table:number-columns-spanned="4" table:number-rows-spanned="1">
            <text:p>a7b4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7b3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a7b2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7b1</text:p>
          </table:table-cell>
          <table:covered-table-cell table:number-columns-repeated="3"/>
          <table:table-cell/>
          <table:table-cell table:style-name="ce84" office:value-type="string" calcext:value-type="string" table:number-columns-spanned="4" table:number-rows-spanned="1">
            <text:p>a7b0</text:p>
          </table:table-cell>
          <table:covered-table-cell table:style-name="ce73"/>
          <table:covered-table-cell table:style-name="ce89"/>
          <table:covered-table-cell table:style-name="ce73"/>
          <table:table-cell table:style-name="ce122" office:value-type="string" calcext:value-type="string" table:number-columns-spanned="4" table:number-rows-spanned="1">
            <text:p>a7b9</text:p>
          </table:table-cell>
          <table:covered-table-cell table:number-columns-repeated="3"/>
          <table:table-cell table:style-name="ce84" office:value-type="string" calcext:value-type="string" table:number-columns-spanned="4" table:number-rows-spanned="1">
            <text:p>a7b8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7b7</text:p>
          </table:table-cell>
          <table:covered-table-cell table:number-columns-repeated="3"/>
          <table:table-cell table:number-columns-repeated="18"/>
          <table:table-cell office:value-type="string" calcext:value-type="string" table:number-columns-spanned="2" table:number-rows-spanned="1">
            <text:p>R3</text:p>
          </table:table-cell>
          <table:covered-table-cell/>
        </table:table-row>
        <table:table-row table:style-name="ro2">
          <table:table-cell table:number-columns-repeated="61"/>
          <table:table-cell table:style-name="ce73" table:number-columns-repeated="2"/>
          <table:table-cell table:number-columns-repeated="5"/>
          <table:table-cell table:style-name="ce73" table:number-columns-repeated="3"/>
          <table:table-cell table:number-columns-repeated="5"/>
          <table:table-cell table:style-name="ce45"/>
          <table:table-cell/>
          <table:table-cell table:style-name="ce19"/>
          <table:table-cell/>
        </table:table-row>
        <table:table-row table:style-name="ro2">
          <table:table-cell table:number-columns-repeated="35"/>
          <table:table-cell table:style-name="ce75" office:value-type="string" calcext:value-type="string" table:number-columns-spanned="4" table:number-rows-spanned="1">
            <text:p>a3b6</text:p>
          </table:table-cell>
          <table:covered-table-cell table:style-name="ce73"/>
          <table:covered-table-cell table:number-columns-repeated="2"/>
          <table:table-cell table:style-name="ce124" office:value-type="string" calcext:value-type="string" table:number-columns-spanned="4" table:number-rows-spanned="1">
            <text:p>a3b5</text:p>
          </table:table-cell>
          <table:covered-table-cell table:style-name="ce73"/>
          <table:covered-table-cell table:number-columns-repeated="2"/>
          <table:table-cell/>
          <table:table-cell table:style-name="ce75" office:value-type="string" calcext:value-type="string" table:number-columns-spanned="4" table:number-rows-spanned="1">
            <text:p>a3b4</text:p>
          </table:table-cell>
          <table:covered-table-cell table:style-name="ce73"/>
          <table:covered-table-cell table:number-columns-repeated="2"/>
          <table:table-cell table:style-name="ce124" office:value-type="string" calcext:value-type="string" table:number-columns-spanned="4" table:number-rows-spanned="1">
            <text:p>a3b3</text:p>
          </table:table-cell>
          <table:covered-table-cell table:style-name="ce73"/>
          <table:covered-table-cell table:number-columns-repeated="2"/>
          <table:table-cell table:style-name="ce75" office:value-type="string" calcext:value-type="string" table:number-columns-spanned="4" table:number-rows-spanned="1">
            <text:p>a3b2</text:p>
          </table:table-cell>
          <table:covered-table-cell table:style-name="ce73"/>
          <table:covered-table-cell table:number-columns-repeated="2"/>
          <table:table-cell table:style-name="ce124" office:value-type="string" calcext:value-type="string" table:number-columns-spanned="4" table:number-rows-spanned="1">
            <text:p>a3b1</text:p>
          </table:table-cell>
          <table:covered-table-cell table:style-name="ce73"/>
          <table:covered-table-cell table:number-columns-repeated="2"/>
          <table:table-cell table:number-columns-repeated="18"/>
          <table:table-cell office:value-type="string" calcext:value-type="string" table:number-columns-spanned="2" table:number-rows-spanned="1">
            <text:p>R2</text:p>
          </table:table-cell>
          <table:covered-table-cell/>
        </table:table-row>
        <table:table-row table:style-name="ro2">
          <table:table-cell table:number-columns-repeated="35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number-columns-repeated="2"/>
          <table:table-cell table:style-name="ce81"/>
          <table:table-cell table:style-name="ce73"/>
          <table:table-cell table:number-columns-repeated="2"/>
          <table:table-cell table:style-name="ce73" table:number-columns-repeated="2"/>
          <table:table-cell table:number-columns-repeated="7"/>
          <table:table-cell table:style-name="ce73" table:number-columns-repeated="2"/>
          <table:table-cell table:number-columns-repeated="4"/>
          <table:table-cell table:style-name="ce73" table:number-columns-repeated="4"/>
          <table:table-cell table:number-columns-repeated="5"/>
          <table:table-cell table:style-name="ce45"/>
          <table:table-cell/>
          <table:table-cell table:style-name="ce19"/>
          <table:table-cell/>
        </table:table-row>
        <table:table-row table:style-name="ro2">
          <table:table-cell table:number-columns-repeated="18"/>
          <table:table-cell table:style-name="ce85" office:value-type="string" calcext:value-type="string" table:number-columns-spanned="4" table:number-rows-spanned="1">
            <text:p>a6b7</text:p>
          </table:table-cell>
          <table:covered-table-cell table:style-name="ce73"/>
          <table:covered-table-cell table:number-columns-repeated="2"/>
          <table:table-cell table:style-name="ce85" office:value-type="string" calcext:value-type="string" table:number-columns-spanned="4" table:number-rows-spanned="1">
            <text:p>a6b6</text:p>
          </table:table-cell>
          <table:covered-table-cell table:style-name="ce73"/>
          <table:covered-table-cell table:style-name="ce37"/>
          <table:covered-table-cell/>
          <table:table-cell/>
          <table:table-cell table:style-name="ce85" office:value-type="string" calcext:value-type="string" table:number-columns-spanned="4" table:number-rows-spanned="1">
            <text:p>a6b5</text:p>
          </table:table-cell>
          <table:covered-table-cell table:style-name="ce73"/>
          <table:covered-table-cell table:number-columns-repeated="2"/>
          <table:table-cell table:style-name="ce85" office:value-type="string" calcext:value-type="string" table:number-columns-spanned="4" table:number-rows-spanned="1">
            <text:p>a6b4</text:p>
          </table:table-cell>
          <table:covered-table-cell table:number-columns-repeated="3"/>
          <table:table-cell table:style-name="ce85" office:value-type="string" calcext:value-type="string" table:number-columns-spanned="4" table:number-rows-spanned="1">
            <text:p>a6b3</text:p>
          </table:table-cell>
          <table:covered-table-cell table:number-columns-repeated="3"/>
          <table:table-cell table:style-name="ce85" office:value-type="string" calcext:value-type="string" table:number-columns-spanned="4" table:number-rows-spanned="1">
            <text:p>a6b2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a6b1</text:p>
          </table:table-cell>
          <table:covered-table-cell table:style-name="ce73"/>
          <table:covered-table-cell table:number-columns-repeated="2"/>
          <table:table-cell table:style-name="ce85" office:value-type="string" calcext:value-type="string" table:number-columns-spanned="4" table:number-rows-spanned="1">
            <text:p>a6b0</text:p>
          </table:table-cell>
          <table:covered-table-cell table:number-columns-repeated="3" table:style-name="ce73"/>
          <table:table-cell table:style-name="ce85" office:value-type="string" calcext:value-type="string" table:number-columns-spanned="4" table:number-rows-spanned="1">
            <text:p>a6b9</text:p>
          </table:table-cell>
          <table:covered-table-cell table:number-columns-repeated="3"/>
          <table:table-cell table:style-name="ce85" office:value-type="string" calcext:value-type="string" table:number-columns-spanned="4" table:number-rows-spanned="1">
            <text:p>a6b8</text:p>
          </table:table-cell>
          <table:covered-table-cell table:number-columns-repeated="3"/>
          <table:table-cell table:number-columns-repeated="18"/>
          <table:table-cell office:value-type="string" calcext:value-type="string" table:number-columns-spanned="2" table:number-rows-spanned="1">
            <text:p>R1</text:p>
          </table:table-cell>
          <table:covered-table-cell/>
        </table:table-row>
        <table:table-row table:style-name="ro2">
          <table:table-cell table:number-columns-repeated="35"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3"/>
          <table:table-cell table:style-name="ce73" table:number-columns-repeated="2"/>
          <table:table-cell table:style-name="ce81"/>
          <table:table-cell table:style-name="ce73"/>
          <table:table-cell table:style-name="ce81"/>
          <table:table-cell table:style-name="ce73"/>
          <table:table-cell table:number-columns-repeated="2"/>
          <table:table-cell table:style-name="ce73" table:number-columns-repeated="8"/>
          <table:table-cell/>
          <table:table-cell table:style-name="ce73" table:number-columns-repeated="2"/>
          <table:table-cell table:style-name="ce81"/>
          <table:table-cell table:style-name="ce73" table:number-columns-repeated="7"/>
          <table:table-cell table:number-columns-repeated="7"/>
          <table:table-cell table:style-name="ce19"/>
          <table:table-cell/>
        </table:table-row>
        <table:table-row table:style-name="ro2">
          <table:table-cell table:number-columns-repeated="35"/>
          <table:table-cell table:style-name="ce76" office:value-type="string" calcext:value-type="string" table:number-columns-spanned="4" table:number-rows-spanned="1">
            <text:p>a2b7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6</text:p>
          </table:table-cell>
          <table:covered-table-cell table:style-name="ce73"/>
          <table:covered-table-cell table:number-columns-repeated="2"/>
          <table:table-cell/>
          <table:table-cell table:style-name="ce76" office:value-type="string" calcext:value-type="string" table:number-columns-spanned="4" table:number-rows-spanned="1">
            <text:p>a2b5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4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3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2</text:p>
          </table:table-cell>
          <table:covered-table-cell table:style-name="ce73"/>
          <table:covered-table-cell table:number-columns-repeated="2"/>
          <table:table-cell table:number-columns-repeated="18"/>
          <table:table-cell office:value-type="string" calcext:value-type="string" table:number-columns-spanned="2" table:number-rows-spanned="1">
            <text:p>R0</text:p>
          </table:table-cell>
          <table:covered-table-cell/>
        </table:table-row>
        <table:table-row table:style-name="ro2">
          <table:table-cell table:number-columns-repeated="44"/>
          <table:table-cell table:style-name="ce73" table:number-columns-repeated="2"/>
          <table:table-cell table:style-name="ce45"/>
          <table:table-cell/>
          <table:table-cell table:style-name="ce81"/>
          <table:table-cell table:style-name="ce83"/>
          <table:table-cell table:number-columns-repeated="2"/>
          <table:table-cell table:style-name="ce73" table:number-columns-repeated="6"/>
          <table:table-cell table:style-name="ce83" table:number-columns-repeated="2"/>
          <table:table-cell table:number-columns-repeated="3"/>
          <table:table-cell table:style-name="ce45"/>
          <table:table-cell table:number-columns-repeated="14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 table:number-columns-spanned="4" table:number-rows-spanned="1">
            <text:p>c17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c16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c15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14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13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c12</text:p>
          </table:table-cell>
          <table:covered-table-cell table:number-columns-repeated="3" table:style-name="ce25"/>
          <table:table-cell/>
          <table:table-cell table:style-name="ce21" office:value-type="string" calcext:value-type="string" table:number-columns-spanned="4" table:number-rows-spanned="1">
            <text:p>c11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10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9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8</text:p>
          </table:table-cell>
          <table:covered-table-cell table:number-columns-repeated="3" table:style-name="ce25"/>
          <table:table-cell table:style-name="ce25"/>
          <table:table-cell table:style-name="ce21" office:value-type="string" calcext:value-type="string" table:number-columns-spanned="4" table:number-rows-spanned="1">
            <text:p>c7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c6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5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4</text:p>
          </table:table-cell>
          <table:covered-table-cell table:number-columns-repeated="3" table:style-name="ce25"/>
          <table:table-cell table:style-name="ce29"/>
          <table:table-cell table:style-name="ce21" office:value-type="string" calcext:value-type="string" table:number-columns-spanned="4" table:number-rows-spanned="1">
            <text:p>c3</text:p>
          </table:table-cell>
          <table:covered-table-cell table:style-name="ce25"/>
          <table:covered-table-cell table:style-name="ce29"/>
          <table:covered-table-cell table:style-name="ce25"/>
          <table:table-cell table:style-name="ce21" office:value-type="string" calcext:value-type="string" table:number-columns-spanned="4" table:number-rows-spanned="1">
            <text:p>c2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1</text:p>
          </table:table-cell>
          <table:covered-table-cell table:number-columns-repeated="3" table:style-name="ce25"/>
          <table:table-cell table:style-name="ce21" office:value-type="string" calcext:value-type="string" table:number-columns-spanned="4" table:number-rows-spanned="1">
            <text:p>c0</text:p>
          </table:table-cell>
          <table:covered-table-cell table:number-columns-repeated="3" table:style-name="ce25"/>
          <table:table-cell/>
          <table:table-cell table:style-name="Default" table:number-columns-repeated="2"/>
        </table:table-row>
        <table:table-row table:style-name="ro2">
          <table:table-cell table:number-columns-repeated="48"/>
          <table:table-cell table:style-name="ce45"/>
          <table:table-cell table:number-columns-repeated="17"/>
          <table:table-cell table:style-name="ce73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37"/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9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/>
          <table:table-cell table:style-name="ce79" office:value-type="string" calcext:value-type="string" table:number-columns-spanned="4" table:number-rows-spanned="1">
            <text:p>a9b8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a9b7</text:p>
          </table:table-cell>
          <table:covered-table-cell table:number-columns-repeated="3"/>
          <table:table-cell/>
          <table:table-cell table:style-name="ce79" office:value-type="string" calcext:value-type="string" table:number-columns-spanned="4" table:number-rows-spanned="1">
            <text:p>a9b6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a9b5</text:p>
          </table:table-cell>
          <table:covered-table-cell table:number-columns-repeated="3"/>
          <table:table-cell table:style-name="ce79" office:value-type="string" calcext:value-type="string" table:number-columns-spanned="4" table:number-rows-spanned="1">
            <text:p>a9b4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a9b3</text:p>
          </table:table-cell>
          <table:covered-table-cell table:number-columns-repeated="3"/>
          <table:table-cell/>
          <table:table-cell table:style-name="ce79" office:value-type="string" calcext:value-type="string" table:number-columns-spanned="4" table:number-rows-spanned="1">
            <text:p>a9b2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a9b1</text:p>
          </table:table-cell>
          <table:covered-table-cell table:number-columns-repeated="3"/>
          <table:table-cell table:style-name="ce79" office:value-type="string" calcext:value-type="string" table:number-columns-spanned="4" table:number-rows-spanned="1">
            <text:p>a9b0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a9b9</text:p>
          </table:table-cell>
          <table:covered-table-cell table:number-columns-repeated="3"/>
          <table:table-cell table:number-columns-repeated="35"/>
          <table:table-cell office:value-type="string" calcext:value-type="string" table:number-columns-spanned="2" table:number-rows-spanned="1">
            <text:p>R8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18"/>
          <table:table-cell table:style-name="ce86" office:value-type="string" calcext:value-type="string" table:number-columns-spanned="4" table:number-rows-spanned="1">
            <text:p>a5b8</text:p>
          </table:table-cell>
          <table:covered-table-cell table:style-name="ce73"/>
          <table:covered-table-cell table:number-columns-repeated="2"/>
          <table:table-cell table:style-name="ce123" office:value-type="string" calcext:value-type="string" table:number-columns-spanned="4" table:number-rows-spanned="1">
            <text:p>a5b7</text:p>
          </table:table-cell>
          <table:covered-table-cell table:style-name="ce83"/>
          <table:covered-table-cell table:style-name="ce37"/>
          <table:covered-table-cell/>
          <table:table-cell/>
          <table:table-cell table:style-name="ce86" office:value-type="string" calcext:value-type="string" table:number-columns-spanned="4" table:number-rows-spanned="1">
            <text:p>a5b6</text:p>
          </table:table-cell>
          <table:covered-table-cell table:style-name="ce73"/>
          <table:covered-table-cell table:number-columns-repeated="2"/>
          <table:table-cell table:style-name="ce123" office:value-type="string" calcext:value-type="string" table:number-columns-spanned="4" table:number-rows-spanned="1">
            <text:p>a5b5</text:p>
          </table:table-cell>
          <table:covered-table-cell table:style-name="ce73"/>
          <table:covered-table-cell table:number-columns-repeated="2"/>
          <table:table-cell table:style-name="ce86" office:value-type="string" calcext:value-type="string" table:number-columns-spanned="4" table:number-rows-spanned="1">
            <text:p>a5b4</text:p>
          </table:table-cell>
          <table:covered-table-cell table:style-name="ce73"/>
          <table:covered-table-cell table:number-columns-repeated="2"/>
          <table:table-cell table:style-name="ce123" office:value-type="string" calcext:value-type="string" table:number-columns-spanned="4" table:number-rows-spanned="1">
            <text:p>a5b3</text:p>
          </table:table-cell>
          <table:covered-table-cell table:style-name="ce73"/>
          <table:covered-table-cell table:number-columns-repeated="2"/>
          <table:table-cell/>
          <table:table-cell table:style-name="ce86" office:value-type="string" calcext:value-type="string" table:number-columns-spanned="4" table:number-rows-spanned="1">
            <text:p>a5b2</text:p>
          </table:table-cell>
          <table:covered-table-cell table:style-name="ce73"/>
          <table:covered-table-cell table:number-columns-repeated="2"/>
          <table:table-cell table:style-name="ce123" office:value-type="string" calcext:value-type="string" table:number-columns-spanned="4" table:number-rows-spanned="1">
            <text:p>a5b1</text:p>
          </table:table-cell>
          <table:covered-table-cell table:style-name="ce73"/>
          <table:covered-table-cell table:number-columns-repeated="2"/>
          <table:table-cell table:style-name="ce86" office:value-type="string" calcext:value-type="string" table:number-columns-spanned="4" table:number-rows-spanned="1">
            <text:p>a5b0</text:p>
          </table:table-cell>
          <table:covered-table-cell table:number-columns-repeated="3" table:style-name="ce73"/>
          <table:table-cell table:style-name="ce123" office:value-type="string" calcext:value-type="string" table:number-columns-spanned="4" table:number-rows-spanned="1">
            <text:p>a5b9</text:p>
          </table:table-cell>
          <table:covered-table-cell table:number-columns-repeated="3"/>
          <table:table-cell table:number-columns-repeated="18"/>
          <table:table-cell office:value-type="string" calcext:value-type="string" table:number-columns-spanned="2" table:number-rows-spanned="1">
            <text:p>R7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35"/>
          <table:table-cell table:style-name="ce77" office:value-type="string" calcext:value-type="string" table:number-columns-spanned="4" table:number-rows-spanned="1">
            <text:p>a1b8</text:p>
          </table:table-cell>
          <table:covered-table-cell table:style-name="ce80"/>
          <table:covered-table-cell table:number-columns-repeated="2" table:style-name="ce87"/>
          <table:table-cell table:style-name="ce125" office:value-type="string" calcext:value-type="string" table:number-columns-spanned="4" table:number-rows-spanned="1">
            <text:p>a1b7</text:p>
          </table:table-cell>
          <table:covered-table-cell table:style-name="ce80"/>
          <table:covered-table-cell table:number-columns-repeated="2" table:style-name="ce87"/>
          <table:table-cell/>
          <table:table-cell table:style-name="ce77" office:value-type="string" calcext:value-type="string" table:number-columns-spanned="4" table:number-rows-spanned="1">
            <text:p>a1b6</text:p>
          </table:table-cell>
          <table:covered-table-cell table:style-name="ce88"/>
          <table:covered-table-cell table:number-columns-repeated="2" table:style-name="ce87"/>
          <table:table-cell table:style-name="ce125" office:value-type="string" calcext:value-type="string" table:number-columns-spanned="4" table:number-rows-spanned="1">
            <text:p>a1b5</text:p>
          </table:table-cell>
          <table:covered-table-cell table:style-name="ce80"/>
          <table:covered-table-cell table:number-columns-repeated="2" table:style-name="ce87"/>
          <table:table-cell table:style-name="ce77" office:value-type="string" calcext:value-type="string" table:number-columns-spanned="4" table:number-rows-spanned="1">
            <text:p>a1b4</text:p>
          </table:table-cell>
          <table:covered-table-cell table:style-name="ce80"/>
          <table:covered-table-cell table:number-columns-repeated="2" table:style-name="ce87"/>
          <table:table-cell table:style-name="ce125" office:value-type="string" calcext:value-type="string" table:number-columns-spanned="4" table:number-rows-spanned="1">
            <text:p>a1b3</text:p>
          </table:table-cell>
          <table:covered-table-cell table:style-name="ce80"/>
          <table:covered-table-cell table:number-columns-repeated="2" table:style-name="ce87"/>
          <table:table-cell/>
          <table:table-cell table:style-name="ce75" office:value-type="string" calcext:value-type="string" table:number-columns-spanned="4" table:number-rows-spanned="1">
            <text:p>a3b0</text:p>
          </table:table-cell>
          <table:covered-table-cell table:style-name="ce73"/>
          <table:covered-table-cell table:style-name="ce89"/>
          <table:covered-table-cell table:style-name="ce73"/>
          <table:table-cell table:style-name="ce124" office:value-type="string" calcext:value-type="string" table:number-columns-spanned="4" table:number-rows-spanned="1">
            <text:p>a3b9</text:p>
          </table:table-cell>
          <table:covered-table-cell table:style-name="ce73"/>
          <table:covered-table-cell table:style-name="ce37"/>
          <table:covered-table-cell/>
          <table:table-cell table:style-name="ce75" office:value-type="string" calcext:value-type="string" table:number-columns-spanned="4" table:number-rows-spanned="1">
            <text:p>a3b8</text:p>
          </table:table-cell>
          <table:covered-table-cell table:style-name="ce73"/>
          <table:covered-table-cell table:number-columns-repeated="2"/>
          <table:table-cell table:style-name="ce124" office:value-type="string" calcext:value-type="string" table:number-columns-spanned="4" table:number-rows-spanned="1">
            <text:p>a3b7</text:p>
          </table:table-cell>
          <table:covered-table-cell table:style-name="ce73"/>
          <table:covered-table-cell table:number-columns-repeated="2"/>
          <table:table-cell/>
          <table:table-cell office:value-type="string" calcext:value-type="string" table:number-columns-spanned="2" table:number-rows-spanned="1">
            <text:p>R6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/>
          <table:table-cell table:style-name="ce82" office:value-type="string" calcext:value-type="string" table:number-columns-spanned="4" table:number-rows-spanned="1">
            <text:p>a8b9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8b8</text:p>
          </table:table-cell>
          <table:covered-table-cell table:number-columns-repeated="3"/>
          <table:table-cell/>
          <table:table-cell table:style-name="ce82" office:value-type="string" calcext:value-type="string" table:number-columns-spanned="4" table:number-rows-spanned="1">
            <text:p>a8b7</text:p>
          </table:table-cell>
          <table:covered-table-cell/>
          <table:covered-table-cell table:style-name="ce37"/>
          <table:covered-table-cell/>
          <table:table-cell table:style-name="ce82" office:value-type="string" calcext:value-type="string" table:number-columns-spanned="4" table:number-rows-spanned="1">
            <text:p>a8b6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8b5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8b4</text:p>
          </table:table-cell>
          <table:covered-table-cell table:number-columns-repeated="3"/>
          <table:table-cell/>
          <table:table-cell table:style-name="ce82" office:value-type="string" calcext:value-type="string" table:number-columns-spanned="4" table:number-rows-spanned="1">
            <text:p>a8b3</text:p>
          </table:table-cell>
          <table:covered-table-cell table:style-name="ce73"/>
          <table:covered-table-cell table:number-columns-repeated="2"/>
          <table:table-cell table:style-name="ce82" office:value-type="string" calcext:value-type="string" table:number-columns-spanned="4" table:number-rows-spanned="1">
            <text:p>a8b2</text:p>
          </table:table-cell>
          <table:covered-table-cell/>
          <table:covered-table-cell table:style-name="ce37"/>
          <table:covered-table-cell/>
          <table:table-cell table:style-name="ce82" office:value-type="string" calcext:value-type="string" table:number-columns-spanned="4" table:number-rows-spanned="1">
            <text:p>a8b1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8b0</text:p>
          </table:table-cell>
          <table:covered-table-cell table:number-columns-repeated="3"/>
          <table:table-cell table:number-columns-repeated="18"/>
          <table:table-cell table:style-name="ce76" office:value-type="string" calcext:value-type="string" table:number-columns-spanned="4" table:number-rows-spanned="1">
            <text:p>a2b1</text:p>
          </table:table-cell>
          <table:covered-table-cell table:style-name="ce73"/>
          <table:covered-table-cell table:style-name="ce89"/>
          <table:covered-table-cell table:style-name="ce73"/>
          <table:table-cell table:style-name="ce76" office:value-type="string" calcext:value-type="string" table:number-columns-spanned="4" table:number-rows-spanned="1">
            <text:p>a2b0</text:p>
          </table:table-cell>
          <table:covered-table-cell table:number-columns-repeated="3" table:style-name="ce73"/>
          <table:table-cell table:style-name="ce76" office:value-type="string" calcext:value-type="string" table:number-columns-spanned="4" table:number-rows-spanned="1">
            <text:p>a2b9</text:p>
          </table:table-cell>
          <table:covered-table-cell table:style-name="ce73"/>
          <table:covered-table-cell table:number-columns-repeated="2"/>
          <table:table-cell table:style-name="ce76" office:value-type="string" calcext:value-type="string" table:number-columns-spanned="4" table:number-rows-spanned="1">
            <text:p>a2b8</text:p>
          </table:table-cell>
          <table:covered-table-cell table:style-name="ce73"/>
          <table:covered-table-cell table:number-columns-repeated="2"/>
          <table:table-cell/>
          <table:table-cell office:value-type="string" calcext:value-type="string" table:number-columns-spanned="2" table:number-rows-spanned="1">
            <text:p>R5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18"/>
          <table:table-cell table:style-name="ce74" office:value-type="string" calcext:value-type="string" table:number-columns-spanned="4" table:number-rows-spanned="1">
            <text:p>a4b9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8</text:p>
          </table:table-cell>
          <table:covered-table-cell table:style-name="ce73"/>
          <table:covered-table-cell table:style-name="ce37"/>
          <table:covered-table-cell/>
          <table:table-cell/>
          <table:table-cell table:style-name="ce74" office:value-type="string" calcext:value-type="string" table:number-columns-spanned="4" table:number-rows-spanned="1">
            <text:p>a4b7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6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5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4</text:p>
          </table:table-cell>
          <table:covered-table-cell table:style-name="ce73"/>
          <table:covered-table-cell table:number-columns-repeated="2"/>
          <table:table-cell/>
          <table:table-cell table:style-name="ce74" office:value-type="string" calcext:value-type="string" table:number-columns-spanned="4" table:number-rows-spanned="1">
            <text:p>a4b3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2</text:p>
          </table:table-cell>
          <table:covered-table-cell table:style-name="ce83"/>
          <table:covered-table-cell table:number-columns-repeated="2"/>
          <table:table-cell table:style-name="ce74" office:value-type="string" calcext:value-type="string" table:number-columns-spanned="4" table:number-rows-spanned="1">
            <text:p>a4b1</text:p>
          </table:table-cell>
          <table:covered-table-cell table:style-name="ce73"/>
          <table:covered-table-cell table:number-columns-repeated="2"/>
          <table:table-cell table:style-name="ce74" office:value-type="string" calcext:value-type="string" table:number-columns-spanned="4" table:number-rows-spanned="1">
            <text:p>a4b0</text:p>
          </table:table-cell>
          <table:covered-table-cell table:style-name="ce73"/>
          <table:covered-table-cell table:number-columns-repeated="2"/>
          <table:table-cell/>
          <table:table-cell table:style-name="ce77" office:value-type="string" calcext:value-type="string" table:number-columns-spanned="4" table:number-rows-spanned="1">
            <text:p>a1b2</text:p>
          </table:table-cell>
          <table:covered-table-cell table:style-name="ce80"/>
          <table:covered-table-cell table:style-name="ce90"/>
          <table:covered-table-cell table:style-name="ce80"/>
          <table:table-cell table:style-name="ce126" office:value-type="string" calcext:value-type="string" table:number-columns-spanned="4" table:number-rows-spanned="1">
            <text:p>a1b1</text:p>
          </table:table-cell>
          <table:covered-table-cell table:number-columns-repeated="3" table:style-name="ce80"/>
          <table:table-cell table:style-name="ce77" office:value-type="string" calcext:value-type="string" table:number-columns-spanned="4" table:number-rows-spanned="1">
            <text:p>a1b0</text:p>
          </table:table-cell>
          <table:covered-table-cell table:number-columns-repeated="3" table:style-name="ce80"/>
          <table:table-cell table:style-name="ce125" office:value-type="string" calcext:value-type="string" table:number-columns-spanned="4" table:number-rows-spanned="1">
            <text:p>a1b9</text:p>
          </table:table-cell>
          <table:covered-table-cell table:style-name="ce80"/>
          <table:covered-table-cell table:number-columns-repeated="2" table:style-name="ce87"/>
          <table:table-cell/>
          <table:table-cell office:value-type="string" calcext:value-type="string" table:number-columns-spanned="2" table:number-rows-spanned="1">
            <text:p>R4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35"/>
          <table:table-cell table:style-name="ce78" office:value-type="string" calcext:value-type="string" table:number-columns-spanned="4" table:number-rows-spanned="1">
            <text:p>a0b9</text:p>
          </table:table-cell>
          <table:covered-table-cell table:style-name="ce73"/>
          <table:covered-table-cell table:number-columns-repeated="2"/>
          <table:table-cell table:style-name="ce78" office:value-type="string" calcext:value-type="string" table:number-columns-spanned="4" table:number-rows-spanned="1">
            <text:p>a0b8</text:p>
          </table:table-cell>
          <table:covered-table-cell table:style-name="ce73"/>
          <table:covered-table-cell table:number-columns-repeated="2"/>
          <table:table-cell/>
          <table:table-cell table:style-name="ce78" office:value-type="string" calcext:value-type="string" table:number-columns-spanned="4" table:number-rows-spanned="1">
            <text:p>a0b7</text:p>
          </table:table-cell>
          <table:covered-table-cell table:style-name="ce73"/>
          <table:covered-table-cell table:style-name="ce89"/>
          <table:covered-table-cell table:style-name="ce73"/>
          <table:table-cell table:style-name="ce78" office:value-type="string" calcext:value-type="string" table:number-columns-spanned="4" table:number-rows-spanned="1">
            <text:p>a0b6</text:p>
          </table:table-cell>
          <table:covered-table-cell table:style-name="ce73"/>
          <table:covered-table-cell table:number-columns-repeated="2"/>
          <table:table-cell table:style-name="ce78" office:value-type="string" calcext:value-type="string" table:number-columns-spanned="4" table:number-rows-spanned="1">
            <text:p>a0b5</text:p>
          </table:table-cell>
          <table:covered-table-cell table:number-columns-repeated="3" table:style-name="ce73"/>
          <table:table-cell table:style-name="ce78" office:value-type="string" calcext:value-type="string" table:number-columns-spanned="4" table:number-rows-spanned="1">
            <text:p>a0b4</text:p>
          </table:table-cell>
          <table:covered-table-cell table:number-columns-repeated="3" table:style-name="ce73"/>
          <table:table-cell/>
          <table:table-cell table:style-name="ce78" office:value-type="string" calcext:value-type="string" table:number-columns-spanned="4" table:number-rows-spanned="1">
            <text:p>a0b3</text:p>
          </table:table-cell>
          <table:covered-table-cell table:number-columns-repeated="2" table:style-name="ce81"/>
          <table:covered-table-cell table:style-name="ce83"/>
          <table:table-cell table:style-name="ce78" office:value-type="string" calcext:value-type="string" table:number-columns-spanned="4" table:number-rows-spanned="1">
            <text:p>a0b2</text:p>
          </table:table-cell>
          <table:covered-table-cell table:number-columns-repeated="3" table:style-name="ce73"/>
          <table:table-cell table:style-name="ce78" office:value-type="string" calcext:value-type="string" table:number-columns-spanned="4" table:number-rows-spanned="1">
            <text:p>a0b1</text:p>
          </table:table-cell>
          <table:covered-table-cell table:number-columns-repeated="3" table:style-name="ce73"/>
          <table:table-cell table:style-name="ce78" office:value-type="string" calcext:value-type="string" table:number-columns-spanned="4" table:number-rows-spanned="1">
            <text:p>a0b0</text:p>
          </table:table-cell>
          <table:covered-table-cell table:number-columns-repeated="3" table:style-name="ce73"/>
          <table:table-cell/>
          <table:table-cell office:value-type="string" calcext:value-type="string" table:number-columns-spanned="2" table:number-rows-spanned="1">
            <text:p>R3</text:p>
          </table:table-cell>
          <table:covered-table-cell/>
        </table:table-row>
        <table:table-row table:style-name="ro2">
          <table:table-cell table:number-columns-repeated="69"/>
          <table:table-cell table:style-name="ce73" table:number-columns-repeated="2"/>
          <table:table-cell table:number-columns-repeated="7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2</text:p>
          </table:table-cell>
          <table:covered-table-cell/>
        </table:table-row>
        <table:table-row table:style-name="ro2">
          <table:table-cell table:number-columns-repeated="65"/>
          <table:table-cell table:style-name="ce45"/>
          <table:table-cell table:number-columns-repeated="7"/>
          <table:table-cell table:style-name="ce73" table:number-columns-repeated="2"/>
          <table:table-cell table:number-columns-repeated="3"/>
          <table:table-cell table:style-name="ce19"/>
          <table:table-cell/>
        </table:table-row>
        <table:table-row table:style-name="ro2">
          <table:table-cell table:number-columns-repeated="78"/>
          <table:table-cell office:value-type="string" calcext:value-type="string" table:number-columns-spanned="2" table:number-rows-spanned="1">
            <text:p>R1</text:p>
          </table:table-cell>
          <table:covered-table-cell/>
        </table:table-row>
        <table:table-row table:style-name="ro2">
          <table:table-cell table:number-columns-repeated="78"/>
          <table:table-cell table:style-name="ce19"/>
          <table:table-cell/>
        </table:table-row>
        <table:table-row table:style-name="ro2">
          <table:table-cell table:number-columns-repeated="78"/>
          <table:table-cell table:style-name="Default"/>
          <table:table-cell/>
        </table:table-row>
      </table:table>
      <table:named-expressions/>
      <table:database-ranges>
        <table:database-range table:name="__Anonymous_Sheet_DB__2" table:target-range-address="Sheet3.A2:Sheet3.A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7.6pt" fo:margin-bottom="19.11pt" fo:margin-left="20.89pt" fo:margin-right="13.24pt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50:12.763493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4:17:26.417564688</meta:creation-date>
    <dc:date>2016-06-08T16:19:11.581804846</dc:date>
    <meta:editing-duration>P15DT14H13M45S</meta:editing-duration>
    <meta:editing-cycles>110</meta:editing-cycles>
    <meta:generator>LibreOffice/5.0.6.2$Linux_X86_64 LibreOffice_project/00$Build-2</meta:generator>
    <meta:print-date>2016-06-08T16:16:49.690754682</meta:print-date>
    <meta:document-statistic meta:table-count="8" meta:cell-count="2449" meta:object-count="0"/>
  </office:meta>
</office:document-meta>
</file>